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000080" fo:font-weight="bold"/>
    </style:style>
    <style:style style:name="P2" style:family="paragraph" style:parent-style-name="Text_20_body">
      <style:text-properties fo:color="#008000" fo:font-weight="bold"/>
    </style:style>
    <style:style style:name="P3" style:family="paragraph" style:parent-style-name="Text_20_body">
      <style:text-properties fo:color="#800080" fo:font-weight="bold"/>
    </style:style>
    <style:style style:name="P4" style:family="paragraph" style:parent-style-name="Text_20_body">
      <style:text-properties fo:color="#000080" fo:font-weight="bold"/>
    </style:style>
    <style:style style:name="P5" style:family="paragraph" style:parent-style-name="Text_20_body">
      <style:text-properties fo:color="#ff0000" fo:font-weight="bold"/>
    </style:style>
    <style:style style:name="T1" style:family="text">
      <style:text-properties fo:color="#800080"/>
    </style:style>
    <style:style style:name="T2" style:family="text">
      <style:text-properties fo:color="#800080" fo:font-weight="bold"/>
    </style:style>
    <style:style style:name="T3" style:family="text">
      <style:text-properties fo:color="#0000ff"/>
    </style:style>
    <style:style style:name="T4" style:family="text">
      <style:text-properties fo:color="#0000ff" fo:font-weight="bold"/>
    </style:style>
    <style:style style:name="T5" style:family="text">
      <style:text-properties fo:color="#000080"/>
    </style:style>
    <style:style style:name="T6" style:family="text">
      <style:text-properties fo:color="#000080" fo:font-weight="bold"/>
    </style:style>
    <style:style style:name="T7" style:family="text">
      <style:text-properties fo:color="#008000"/>
    </style:style>
    <style:style style:name="T8" style:family="text">
      <style:text-properties fo:color="#008000" fo:font-weight="bold"/>
    </style:style>
    <style:style style:name="T9" style:family="text">
      <style:text-properties fo:color="#ff0000"/>
    </style:style>
    <style:style style:name="T10" style:family="text">
      <style:text-properties fo:color="#ff0000" fo:font-weight="bold"/>
    </style:style>
    <style:style style:name="T11" style:family="text">
      <style:text-properties fo:color="#ff8c00"/>
    </style:style>
    <style:style style:name="T12" style:family="text">
      <style:text-properties fo:color="#ff8c00" fo:font-weight="bold"/>
    </style:style>
    <style:style style:name="T13" style:family="text">
      <style:text-properties fo:color="#808000"/>
    </style:style>
    <style:style style:name="T14" style:family="text">
      <style:text-properties fo:color="#8080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2">Watcher</text:span>: Mas- Rabid... Truth or dare?</text:p>
      <text:p text:style-name="Text_20_body"><text:span text:style-name="T4">Rabid</text:span>: Dare</text:p>
      <text:p text:style-name="Text_20_body"><text:span text:style-name="T2">Watcher</text:span>: I dare you... To piece yourself 3 times like you did to Yoko :good:</text:p>
      <text:p text:style-name="Text_20_body"><text:span text:style-name="T2">Watcher</text:span>: *pierce</text:p>
      <text:p text:style-name="Text_20_body"><text:span text:style-name="T4">Rabid</text:span>: I adorned Yoko with many piercings.</text:p>
      <text:p text:style-name="Text_20_body"><text:span text:style-name="T4">Rabid</text:span>: Which ones do you mean?</text:p>
      <text:p text:style-name="Text_20_body"><text:span text:style-name="T2">Watcher</text:span>: I know, just do three to yourself or your choosing.</text:p>
      <text:p text:style-name="Text_20_body"><text:span text:style-name="T4">Rabid</text:span><text:span text:style-name="T3"> pierces his own left ear, right ear, and right male-teat</text:span></text:p>
      <text:p text:style-name="Text_20_body"><text:span text:style-name="T4">Rabid</text:span>: Satisfied?</text:p>
      <text:p text:style-name="Text_20_body"><text:span text:style-name="T2">Watcher</text:span><text:span text:style-name="T1"> giggles "Sexy :good: "</text:span></text:p>
      <text:p text:style-name="Text_20_body"><text:span text:style-name="T4">Rabid</text:span> rolled a die with 2 sides. The die showed: <text:span text:style-name="Emphasis">2</text:span></text:p>
      <text:p text:style-name="Text_20_body"><text:span text:style-name="T4">Rabid</text:span>: Storm... truth or dare?</text:p>
      <text:p text:style-name="Text_20_body"><text:span text:style-name="T6">Storm</text:span>: Truthy.</text:p>
      <text:p text:style-name="Text_20_body"><text:span text:style-name="T4">Rabid</text:span>: Do you loooooooove Watcher?</text:p>
      <text:p text:style-name="Text_20_body"><text:span text:style-name="T6">Storm</text:span>: Indeed.</text:p>
      <text:p text:style-name="Text_20_body"><text:span text:style-name="T2">Watcher</text:span><text:span text:style-name="T1"> blushes</text:span></text:p>
      <text:p text:style-name="Text_20_body"><text:span text:style-name="T4">Rabid</text:span>: i guess that means it storm's turn</text:p>
      <text:p text:style-name="Text_20_body"><text:span text:style-name="T6">Storm</text:span> rolled a die with 2 sides. The die showed: <text:span text:style-name="Emphasis">2</text:span></text:p>
      <text:p text:style-name="Text_20_body"><text:span text:style-name="T6">Storm</text:span>: Watcher, pick.</text:p>
      <text:p text:style-name="Text_20_body"><text:span text:style-name="T2">Watcher</text:span>: Hmmmm.... Dare again.</text:p>
      <text:p text:style-name="Text_20_body"><text:span text:style-name="T6">Storm</text:span>: :ponder:</text:p>
      <text:p text:style-name="Text_20_body"><text:span text:style-name="T6">Storm</text:span>: I really hate this game...</text:p>
      <text:p text:style-name="Text_20_body"><text:span text:style-name="T6">Storm</text:span><text:span text:style-name="T5"> flops his arms open</text:span></text:p>
      <text:p text:style-name="Text_20_body"><text:span text:style-name="T6">Storm</text:span>: Hug.</text:p>
      <text:p text:style-name="Text_20_body"><text:span text:style-name="T2">Watcher</text:span><text:span text:style-name="T1"> smiles and hugs Stormy tightly</text:span></text:p>
      <text:p text:style-name="Text_20_body"><text:span text:style-name="T6">Storm</text:span><text:span text:style-name="T5"> hugs her back tightly</text:span></text:p>
      <text:p text:style-name="Text_20_body"><text:span text:style-name="T6">Storm</text:span>: Your turn, then?</text:p>
      <text:p text:style-name="Text_20_body"><text:span text:style-name="T2">Watcher</text:span>: Its dying a bit and I'm kinda out of ideas... Unless Rabid has some</text:p>
      <text:p text:style-name="Text_20_body"><text:span text:style-name="T4">Rabid</text:span>: well i have one :good:</text:p>
      <text:p text:style-name="Text_20_body"><text:span text:style-name="T2">Watcher</text:span>: Well I dare you to dare me :good:</text:p>
      <text:p text:style-name="Text_20_body"><text:span text:style-name="T4">Rabid</text:span>: Watcher, I dare you...</text:p>
      <text:p text:style-name="Text_20_body"><text:span text:style-name="T4">Rabid</text:span>: to show off your new adornments to storm :good:</text:p>
      <text:p text:style-name="Text_20_body"><text:span text:style-name="T6">Storm</text:span>: O.o</text:p>
      <text:p text:style-name="Text_20_body"><text:span text:style-name="T2">Watcher</text:span><text:span text:style-name="T1"> gulps and walks over to Storm, biting her lip</text:span></text:p>
      <text:p text:style-name="Text_20_body"><text:span text:style-name="T4">Rabid</text:span><text:span text:style-name="T3"> leans back, a hoof on his chin, smiling as he watches</text:span></text:p>
      <text:p text:style-name="Text_20_body"><text:span text:style-name="T2">Watcher</text:span><text:span text:style-name="T1"> lifts up her leg, revealing four 500g weights attached to her teats</text:span></text:p>
      <text:p text:style-name="Text_20_body"><text:span text:style-name="T6">Storm</text:span>: O-O</text:p>
      <text:p text:style-name="Text_20_body"><text:soft-page-break/><text:span text:style-name="T4">Rabid</text:span><text:span text:style-name="T3"> covers his muzzle as he grins widely</text:span></text:p>
      <text:p text:style-name="Text_20_body"><text:span text:style-name="T6">Storm</text:span>: :lunaew:</text:p>
      <text:p text:style-name="Text_20_body"><text:span text:style-name="T2">Watcher</text:span><text:span text:style-name="T1"> gulps and looks up at Stormy, pulling on her own collar</text:span></text:p>
      <text:p text:style-name="Text_20_body"><text:span text:style-name="T6">Storm</text:span>: Why...?</text:p>
      <text:p text:style-name="Text_20_body"><text:span text:style-name="T4">Rabid</text:span><text:span text:style-name="T3"> trots over and wraps a hoof around Watcher</text:span></text:p>
      <text:p text:style-name="Text_20_body"><text:span text:style-name="T4">Rabid</text:span>: Why not?</text:p>
      <text:p text:style-name="Text_20_body"><text:span text:style-name="T6">Storm</text:span>: Because it's...uncouth.</text:p>
      <text:p text:style-name="Text_20_body"><text:span text:style-name="T6">Storm</text:span>: Don't those hurt, anyway?</text:p>
      <text:p text:style-name="Text_20_body"><text:span text:style-name="T4">Rabid</text:span>: I don't think so. Do they hurt, Watcher?</text:p>
      <text:p text:style-name="Text_20_body"><text:span text:style-name="T4">Rabid</text:span><text:span text:style-name="T3"> picks the weights up slightly before dropping them back down</text:span></text:p>
      <text:p text:style-name="Text_20_body"><text:span text:style-name="T2">Watcher</text:span>: A- a bit... But I'm ok</text:p>
      <text:p text:style-name="Text_20_body"><text:span text:style-name="T2">Watcher</text:span><text:span text:style-name="T1"> winces as Rabid drops them</text:span></text:p>
      <text:p text:style-name="Text_20_body"><text:span text:style-name="T6">Storm</text:span>: Should take them off if they do hurt...</text:p>
      <text:p text:style-name="Text_20_body"><text:span text:style-name="T4">Rabid</text:span><text:span text:style-name="T3"> kisses Watcher's cheek</text:span></text:p>
      <text:p text:style-name="Text_20_body"><text:span text:style-name="T4">Rabid</text:span>: Well you sure liked them last night.</text:p>
      <text:p text:style-name="Text_20_body"><text:span text:style-name="T2">Watcher</text:span>: No- No, it's ok...</text:p>
      <text:p text:style-name="Text_20_body"><text:span text:style-name="T4">Rabid</text:span><text:span text:style-name="T3"> nuzzles Watcher</text:span></text:p>
      <text:p text:style-name="Text_20_body"><text:span text:style-name="T4">Rabid</text:span>: good</text:p>
      <text:p text:style-name="Text_20_body"><text:span text:style-name="T2">Watcher</text:span><text:span text:style-name="T1"> purrs a bit and looks up at Stormy</text:span></text:p>
      <text:p text:style-name="Text_20_body"><text:span text:style-name="T6">Storm</text:span>: o.O</text:p>
      <text:p text:style-name="Text_20_body"><text:span text:style-name="T2">Watcher</text:span>: Stormy... I've been a bad mare</text:p>
      <text:p text:style-name="Text_20_body"><text:span text:style-name="T6">Storm</text:span>: Oh? What've you done this time?</text:p>
      <text:p text:style-name="Text_20_body"><text:span text:style-name="T4">Rabid</text:span><text:span text:style-name="T3"> grins up at Storm</text:span></text:p>
      <text:p text:style-name="Text_20_body"><text:span text:style-name="T6">Storm</text:span>: ...</text:p>
      <text:p text:style-name="Text_20_body"><text:span text:style-name="T2">Watcher</text:span><text:span text:style-name="T1"> looks down and mumbles</text:span></text:p>
      <text:p text:style-name="Text_20_body"><text:span text:style-name="T6">Storm</text:span>: Who've you done this time?</text:p>
      <text:p text:style-name="Text_20_body"><text:span text:style-name="T4">Rabid</text:span><text:span text:style-name="T3"> chuckles as a hoof rubs Watcher's back</text:span></text:p>
      <text:p text:style-name="Text_20_body"><text:span text:style-name="T2">Watcher</text:span>: Mas- Master...</text:p>
      <text:p text:style-name="Text_20_body"><text:span text:style-name="T4">Rabid</text:span>: Yes, pet?</text:p>
      <text:p text:style-name="Text_20_body"><text:span text:style-name="T6">Storm</text:span>: Eh?</text:p>
      <text:p text:style-name="Text_20_body"><text:span text:style-name="T2">Watcher</text:span>: I was answering St- Stormy, Master...</text:p>
      <text:p text:style-name="Text_20_body"><text:span text:style-name="T4">Rabid</text:span><text:span text:style-name="T3"> chuckles "of course"</text:span></text:p>
      <text:p text:style-name="Text_20_body"><text:span text:style-name="T2">Watcher</text:span><text:span text:style-name="T1"> gulps and looks up at Stormy "Are you mad at me?"</text:span></text:p>
      <text:p text:style-name="Text_20_body"><text:span text:style-name="T6">Storm</text:span>: I am...</text:p>
      <text:p text:style-name="Text_20_body"><text:span text:style-name="T6">Storm</text:span>: above the emotion of anger.</text:p>
      <text:p text:style-name="Text_20_body"><text:span text:style-name="T2">Watcher</text:span><text:span text:style-name="T1"> looks down and frowns "I-I'm sorry..."</text:span></text:p>
      <text:p text:style-name="Text_20_body"><text:span text:style-name="T4">Rabid</text:span><text:span text:style-name="T3"> gently rubs Watcher's chin with a hoof</text:span></text:p>
      <text:p text:style-name="Text_20_body"><text:soft-page-break/><text:span text:style-name="T2">Watcher</text:span><text:span text:style-name="T1"> starts to cry a bit</text:span></text:p>
      <text:p text:style-name="Text_20_body"><text:span text:style-name="T4">Rabid</text:span>: Don't be mad at her Storm. Its not her fault.</text:p>
      <text:p text:style-name="Text_20_body"><text:span text:style-name="T6">Storm</text:span>: Oh?</text:p>
      <text:p text:style-name="Text_20_body"><text:span text:style-name="T6">Storm</text:span>: (and "above" in this context means "too honorable to bend to", courtesy dictionary.com)</text:p>
      <text:p text:style-name="Text_20_body"><text:span text:style-name="T4">Rabid</text:span><text:span text:style-name="T3"> hugs Watcher and tries to console her</text:span></text:p>
      <text:p text:style-name="Text_20_body"><text:span text:style-name="T2">Watcher</text:span><text:span text:style-name="T1"> keeps her head down</text:span></text:p>
      <text:p text:style-name="Text_20_body"><text:span text:style-name="T6">Storm</text:span><text:span text:style-name="T5"> shuts his eyes and breathes deeply, as if relaxing himself</text:span></text:p>
      <text:p text:style-name="Text_20_body"><text:span text:style-name="T4">Rabid</text:span><text:span text:style-name="T3"> keeps hugging Watcher and strokes her collar</text:span></text:p>
      <text:p text:style-name="Text_20_body"><text:span text:style-name="T6">Storm</text:span><text:span text:style-name="T5"> sits, facing directly ahead, eyes closed and breathing deeply</text:span></text:p>
      <text:p text:style-name="Text_20_body"><text:span text:style-name="T2">Watcher</text:span><text:span text:style-name="T1"> doesn't say anything, waiting for Stormy to speak</text:span></text:p>
      <text:p text:style-name="Text_20_body"><text:span text:style-name="T4">Rabid</text:span><text:span text:style-name="T3"> pulls Watcher to Storm and wraps Watchers arms around Storm</text:span></text:p>
      <text:p text:style-name="Text_20_body"><text:span text:style-name="T2">Watcher</text:span><text:span text:style-name="T1"> loosely hangs her arms around Storm and stares into his eyes with hers watery</text:span></text:p>
      <text:p text:style-name="Text_20_body"><text:span text:style-name="T6">Storm</text:span><text:span text:style-name="T5"> doesn't respond, unable to see her as his eyes are closed.</text:span></text:p>
      <text:p text:style-name="Text_20_body"><text:span text:style-name="T2">Watcher</text:span><text:span text:style-name="T1"> doesn't say anything and softly lays her head against yours</text:span></text:p>
      <text:p text:style-name="Text_20_body"><text:span text:style-name="T6">Storm</text:span><text:span text:style-name="T5"> flinches a bit, though maintains his posture</text:span></text:p>
      <text:p text:style-name="Text_20_body"><text:span text:style-name="T2">Watcher</text:span><text:span text:style-name="T1"> cries a bit more</text:span></text:p>
      <text:p text:style-name="Text_20_body"><text:span text:style-name="T4">Rabid</text:span><text:span text:style-name="T3"> lies down across the room</text:span></text:p>
      <text:p text:style-name="Text_20_body"><text:span text:style-name="T4">Rabid</text:span><text:span text:style-name="T3"> trots over and whispers in Storm's ear</text:span></text:p>
      <text:p text:style-name="Text_20_body"><text:span text:style-name="T4">Rabid</text:span>: What's the matter, Storm?</text:p>
      <text:p text:style-name="Text_20_body"><text:span text:style-name="T4">Rabid</text:span>: What are you afraid of?</text:p>
      <text:p text:style-name="Text_20_body"><text:span text:style-name="T6">Storm</text:span><text:span text:style-name="T5"> ekes out a tiny mumble "Nothing."</text:span></text:p>
      <text:p text:style-name="Text_20_body"><text:span text:style-name="T4">Rabid</text:span><text:span text:style-name="T3"> lifts up Storm's chin</text:span></text:p>
      <text:p text:style-name="Text_20_body"><text:span text:style-name="T4">Rabid</text:span>: I know you're afraid of something.</text:p>
      <text:p text:style-name="Text_20_body"><text:span text:style-name="T4">Rabid</text:span>: Are you afraid you're losing her, Storm</text:p>
      <text:p text:style-name="Text_20_body"><text:span text:style-name="T6">Storm</text:span><text:span text:style-name="T5"> breathes quicker, not saying anything</text:span></text:p>
      <text:p text:style-name="Text_20_body"><text:span text:style-name="T2">Watcher</text:span><text:span text:style-name="T1"> frowns as she is afraid she'll lose him</text:span></text:p>
      <text:p text:style-name="Text_20_body"><text:span text:style-name="T4">Rabid</text:span>: You needn't be afraid of that, Storm. I know what you have together.</text:p>
      <text:p text:style-name="Text_20_body"><text:span text:style-name="T6">Storm</text:span><text:span text:style-name="T5"> starts shaking a bit</text:span></text:p>
      <text:p text:style-name="Text_20_body"><text:span text:style-name="T4">Rabid</text:span><text:span text:style-name="T3"> licks the outer edge of Storm's ear</text:span></text:p>
      <text:p text:style-name="Text_20_body"><text:span text:style-name="T4">Rabid</text:span>: If anything, I want to keep you together.</text:p>
      <text:p text:style-name="Text_20_body"><text:span text:style-name="T2">Watcher</text:span><text:span text:style-name="T1"> frowns</text:span></text:p>
      <text:p text:style-name="Text_20_body"><text:span text:style-name="T4">Rabid</text:span>: You don't like that idea, Watcher?</text:p>
      <text:p text:style-name="Text_20_body"><text:span text:style-name="T6">Storm</text:span><text:span text:style-name="T5"> his ear goes flat against his head</text:span></text:p>
      <text:p text:style-name="Text_20_body"><text:span text:style-name="T2">Watcher</text:span>: I- I like it.. I just want Stormy to say something to me..</text:p>
      <text:p text:style-name="Text_20_body"><text:span text:style-name="T4">Rabid</text:span>: Stormy... please say something to Watcher.</text:p>
      <text:p text:style-name="Text_20_body"><text:span text:style-name="T6">Storm</text:span><text:span text:style-name="T5"> shakes his head slightly</text:span></text:p>
      <text:p text:style-name="Text_20_body"><text:span text:style-name="T4">Rabid</text:span><text:span text:style-name="T3"> lifts Storm's head by the chin and looks into his face</text:span></text:p>
      <text:p text:style-name="Text_20_body"><text:soft-page-break/><text:span text:style-name="T6">Storm</text:span><text:span text:style-name="T5"> twitches</text:span></text:p>
      <text:p text:style-name="Text_20_body"><text:span text:style-name="T4">Rabid</text:span><text:span text:style-name="T3"> gently strokes Storm's chin</text:span></text:p>
      <text:p text:style-name="Text_20_body"><text:span text:style-name="T2">Watcher</text:span><text:span text:style-name="T1"> cries against Stormy</text:span></text:p>
      <text:p text:style-name="Text_20_body"><text:span text:style-name="T4">Rabid</text:span>: Stormy, why don't you respond?</text:p>
      <text:p text:style-name="Text_20_body"><text:span text:style-name="T6">Storm</text:span><text:span text:style-name="T5"> jerks his head as if unsure</text:span></text:p>
      <text:p text:style-name="Text_20_body"><text:span text:style-name="T6">Storm</text:span><text:span text:style-name="T5"> mumbles "Because that'd be terrible"</text:span></text:p>
      <text:p text:style-name="Text_20_body"><text:span text:style-name="T4">Rabid</text:span>: Why do you think it would be terrible?</text:p>
      <text:p text:style-name="Text_20_body"><text:span text:style-name="T4">Rabid</text:span><text:span text:style-name="T3"> strokes the side of Storm's face soothingly</text:span></text:p>
      <text:p text:style-name="Text_20_body"><text:span text:style-name="T6">Storm</text:span>: *no longer mumbling* Because I'll lose control again...</text:p>
      <text:p text:style-name="Text_20_body"><text:span text:style-name="T6">Storm</text:span><text:span text:style-name="T5"> shakes</text:span></text:p>
      <text:p text:style-name="Text_20_body"><text:span text:style-name="T4">Rabid</text:span>: Control of what?</text:p>
      <text:p text:style-name="Text_20_body"><text:span text:style-name="T4">Rabid</text:span><text:span text:style-name="T3"> rubs his hoof on Storm's neck</text:span></text:p>
      <text:p text:style-name="Text_20_body"><text:span text:style-name="T6">Storm</text:span><text:span text:style-name="T5"> shakes more</text:span></text:p>
      <text:p text:style-name="Text_20_body"><text:span text:style-name="T6">Storm</text:span>: Me.</text:p>
      <text:p text:style-name="Text_20_body"><text:span text:style-name="T4">Rabid</text:span><text:span text:style-name="T3"> rubs his hoof over Storm's should and down his side</text:span></text:p>
      <text:p text:style-name="Text_20_body"><text:span text:style-name="T4">Rabid</text:span>: And what's so terrible about that?</text:p>
      <text:p text:style-name="Text_20_body"><text:span text:style-name="T6">Storm</text:span><text:span text:style-name="T5"> shies away</text:span></text:p>
      <text:p text:style-name="Text_20_body"><text:span text:style-name="T6">Storm</text:span>: A lot.</text:p>
      <text:p text:style-name="Text_20_body"><text:span text:style-name="T2">Watcher</text:span>: Do you hate me?</text:p>
      <text:p text:style-name="Text_20_body"><text:span text:style-name="T4">Rabid</text:span><text:span text:style-name="T3"> holds Storm still</text:span></text:p>
      <text:p text:style-name="Text_20_body"><text:span text:style-name="T4">Rabid</text:span>: There's really nothing to be afraid of.</text:p>
      <text:p text:style-name="Text_20_body"><text:span text:style-name="T6">Storm</text:span><text:span text:style-name="T5"> hangs his head, thinking on that last question</text:span></text:p>
      <text:p text:style-name="Text_20_body"><text:span text:style-name="T4">Rabid</text:span><text:span text:style-name="T3"> pets Watcher's mane with his free hoof</text:span></text:p>
      <text:p text:style-name="Text_20_body"><text:span text:style-name="T6">Storm</text:span><text:span text:style-name="T5"> :ponder:</text:span></text:p>
      <text:p text:style-name="Text_20_body"><text:span text:style-name="T6">Storm</text:span>: No.</text:p>
      <text:p text:style-name="Text_20_body"><text:span text:style-name="T4">Rabid</text:span><text:span text:style-name="T3"> continues stroking Stormy's side</text:span></text:p>
      <text:p text:style-name="Text_20_body"><text:span text:style-name="T4">Rabid</text:span>: What about me, Storm?</text:p>
      <text:p text:style-name="Text_20_body"><text:span text:style-name="T2">Watcher</text:span><text:span text:style-name="T1"> gives a faint smile</text:span></text:p>
      <text:p text:style-name="Text_20_body"><text:span text:style-name="T6">Storm</text:span>: No.</text:p>
      <text:p text:style-name="Text_20_body"><text:span text:style-name="T6">Storm</text:span>: I don't hate you.</text:p>
      <text:p text:style-name="Text_20_body"><text:span text:style-name="T4">Rabid</text:span>: That's good.</text:p>
      <text:p text:style-name="Text_20_body"><text:span text:style-name="T4">Rabid</text:span><text:span text:style-name="T3"> starts rubbing Storm's belly</text:span></text:p>
      <text:p text:style-name="Text_20_body"><text:span text:style-name="T6">Storm</text:span><text:span text:style-name="T5"> is sure to enunciate the word "hate"</text:span></text:p>
      <text:p text:style-name="Text_20_body"><text:span text:style-name="T4">Rabid</text:span><text:span text:style-name="T3"> frowns as he continues rubbing</text:span></text:p>
      <text:p text:style-name="Text_20_body"><text:span text:style-name="T4">Rabid</text:span>: But you don't like me either, do you?</text:p>
      <text:p text:style-name="Text_20_body"><text:span text:style-name="T6">Storm</text:span>: Not particularly...at the current moment.</text:p>
      <text:p text:style-name="Text_20_body"><text:span text:style-name="T4">Rabid</text:span>: And why's that?</text:p>
      <text:p text:style-name="Text_20_body"><text:soft-page-break/><text:span text:style-name="T6">Storm</text:span><text:span text:style-name="T5"> shrugs</text:span></text:p>
      <text:p text:style-name="Text_20_body"><text:span text:style-name="T2">Watcher</text:span><text:span text:style-name="T1"> frowns again, trying to move away</text:span></text:p>
      <text:p text:style-name="Text_20_body"><text:span text:style-name="T4">Rabid</text:span>: Do you think I'm trying to take Watcher away from you?</text:p>
      <text:p text:style-name="Text_20_body"><text:span text:style-name="T4">Rabid</text:span><text:span text:style-name="T3"> holds onto Watcher by the collar</text:span></text:p>
      <text:p text:style-name="Text_20_body"><text:span text:style-name="T4">Rabid</text:span>: Uncomfortable?</text:p>
      <text:p text:style-name="Text_20_body"><text:span text:style-name="T6">Storm</text:span><text:span text:style-name="T5"> twitches</text:span></text:p>
      <text:p text:style-name="Text_20_body"><text:span text:style-name="T4">Rabid</text:span><text:span text:style-name="T3"> feels Storm twitch under his hoof</text:span></text:p>
      <text:p text:style-name="Text_20_body"><text:span text:style-name="T2">Watcher</text:span><text:span text:style-name="T1"> is chocked a bit as she is heled by her collar</text:span></text:p>
      <text:p text:style-name="Text_20_body"><text:span text:style-name="T4">Rabid</text:span><text:span text:style-name="T3"> kisses Watcher</text:span></text:p>
      <text:p text:style-name="Text_20_body"><text:span text:style-name="T2">Watcher</text:span><text:span text:style-name="T1"> didn't expect the kiss and her eyes widen</text:span></text:p>
      <text:p text:style-name="Text_20_body"><text:span text:style-name="T6">Storm</text:span><text:span text:style-name="T5"> stares at them, twitching even more</text:span></text:p>
      <text:p text:style-name="Text_20_body"><text:span text:style-name="T4">Rabid</text:span><text:span text:style-name="T3"> looks into Storm's eyes as he kisses Watcher</text:span></text:p>
      <text:p text:style-name="Text_20_body"><text:span text:style-name="T6">Storm</text:span><text:span text:style-name="T5"> glares back at him, both his horn and eyes taking on a greenish glow</text:span></text:p>
      <text:p text:style-name="Text_20_body"><text:span text:style-name="T2">Watcher</text:span><text:span text:style-name="T1"> stands there receiving the kiss motionless</text:span></text:p>
      <text:p text:style-name="Text_20_body"><text:span text:style-name="T4">Rabid</text:span><text:span text:style-name="T3"> continues kissing Watcher, running a hoof down her belly and feeling her teats, swollen and hanging low with the weight</text:span></text:p>
      <text:p text:style-name="Text_20_body"><text:span text:style-name="T6">Storm</text:span><text:span text:style-name="T5"> lowers his front, aiming at Rabid</text:span></text:p>
      <text:p text:style-name="Text_20_body"><text:span text:style-name="T4">Rabid</text:span><text:span text:style-name="T3"> breaks the kiss</text:span></text:p>
      <text:p text:style-name="Text_20_body"><text:span text:style-name="T2">Watcher</text:span><text:span text:style-name="T1"> winces as her teat is touched</text:span></text:p>
      <text:p text:style-name="Text_20_body"><text:span text:style-name="T4">Rabid</text:span>: Mmm why don't you tell him how hard you came last night when I fucked you?</text:p>
      <text:p text:style-name="Text_20_body"><text:span text:style-name="T2">Watcher</text:span><text:span text:style-name="T1"> cries a bit "I- I don't want to talk."</text:span></text:p>
      <text:p text:style-name="Text_20_body"><text:span text:style-name="T4">Rabid</text:span><text:span text:style-name="T3"> continues groping her teat</text:span></text:p>
      <text:p text:style-name="Text_20_body"><text:span text:style-name="T4">Rabid</text:span>: Mmm well you were sure talkative last night.</text:p>
      <text:p text:style-name="Text_20_body"><text:span text:style-name="T2">Watcher</text:span><text:span text:style-name="T1"> lets out a whelp when her teat is squeezed and shakes her head</text:span></text:p>
      <text:p text:style-name="Text_20_body"><text:span text:style-name="T6">Storm</text:span><text:span text:style-name="T5"> glares at the both of them, snarling, his horn sparking electricity</text:span></text:p>
      <text:p text:style-name="Text_20_body"><text:span text:style-name="T4">Rabid</text:span>: Begging, so loud.</text:p>
      <text:p text:style-name="Text_20_body"><text:span text:style-name="T6">Storm</text:span><text:span text:style-name="T5"> lets out a blast of electricity, aimed at Rabid</text:span></text:p>
      <text:p text:style-name="Text_20_body"><text:span text:style-name="T4">Rabid</text:span><text:span text:style-name="T3"> is shocked, literally and figuratively</text:span></text:p>
      <text:p text:style-name="Text_20_body"><text:span text:style-name="T4">Rabid</text:span>: Little jealous, Storm?</text:p>
      <text:p text:style-name="Text_20_body"><text:span text:style-name="T6">Storm</text:span><text:span text:style-name="T5"> inches closer, sending more lightning towards Rabid</text:span></text:p>
      <text:p text:style-name="Text_20_body"><text:span text:style-name="T4">Rabid</text:span><text:span text:style-name="T3"> convulses</text:span></text:p>
      <text:p text:style-name="Text_20_body"><text:span text:style-name="T4">Rabid</text:span>: What's the matter?</text:p>
      <text:p text:style-name="Text_20_body"><text:span text:style-name="T4">Rabid</text:span>: Can't stand knowing I FUCKED her?</text:p>
      <text:p text:style-name="Text_20_body"><text:span text:style-name="T6">Storm</text:span><text:span text:style-name="T5"> uses the force of the electricity to push Rabid away, maintaining the bolts of lightning hitting him</text:span></text:p>
      <text:p text:style-name="Text_20_body"><text:span text:style-name="T2">Watcher</text:span><text:span text:style-name="T1"> uses the distraction try and slip away from Rabid</text:span></text:p>
      <text:p text:style-name="Text_20_body"><text:span text:style-name="T4">Rabid</text:span><text:span text:style-name="T3"> twitches as electricity flows through his body</text:span></text:p>
      <text:p text:style-name="Text_20_body"><text:soft-page-break/><text:span text:style-name="T4">Rabid</text:span>: she llllllllooooooooovvvvvvv​eeeed ittttttt! she screamed in pleasure and thanked me for the opportunity!</text:p>
      <text:p text:style-name="Text_20_body"><text:span text:style-name="T6">Storm</text:span><text:span text:style-name="T5"> inches closer until he is standing above Rabid, looking down at him and sending even more lightning through him</text:span></text:p>
      <text:p text:style-name="Text_20_body"><text:span text:style-name="T6">Storm</text:span>: SHUT UP!</text:p>
      <text:p text:style-name="Text_20_body"><text:span text:style-name="T2">Watcher</text:span><text:span text:style-name="T1"> runs into the corner and begins to cry</text:span></text:p>
      <text:p text:style-name="Text_20_body"><text:span text:style-name="T4">Rabid</text:span><text:span text:style-name="T3"> is convulsing heavily, the fringes of his mane turning black</text:span></text:p>
      <text:p text:style-name="P1">Storm</text:p>
      <text:p text:style-name="Text_20_body">( <text:bookmark text:name="X647_YHm6JvrGnez0:1"/><text:a xlink:type="simple" xlink:href="http://youtube.com/watch?v=Hm6JvrGnez0" office:target-frame-name="_BLANK" xlink:show="replace">http://youtube.com/watch?v=Hm6JvrGnez0</text:a> s'it wrong that I'm taking inspiration from this scene?)</text:p>
      <text:p text:style-name="Text_20_body"><text:span text:style-name="T4">Rabid</text:span>: She came to me so I could do what you couldn't!</text:p>
      <text:p text:style-name="Text_20_body"><text:span text:style-name="T6">Storm</text:span><text:span text:style-name="T5"> stomps hard on Rabid's face, the lightning flowing back through him and to Rabid again</text:span></text:p>
      <text:p text:style-name="Text_20_body"><text:span text:style-name="T2">Watcher</text:span><text:span text:style-name="T1"> covers her eyes, trying to avoiding watching</text:span></text:p>
      <text:p text:style-name="Text_20_body"><text:span text:style-name="T4">Rabid</text:span><text:span text:style-name="T3"> laughs manically</text:span></text:p>
      <text:p text:style-name="Text_20_body"><text:span text:style-name="T4">Rabid</text:span>: What are you? 300, and you still can't make your mare beg for more like I can.</text:p>
      <text:p text:style-name="Text_20_body"><text:span text:style-name="T4">Rabid</text:span><text:span text:style-name="T3"> mocks a mare's voice "OH PLEASE MASTER! OH PLEASE MORE!"</text:span></text:p>
      <text:p text:style-name="Text_20_body"><text:span text:style-name="T6">Storm</text:span><text:span text:style-name="T5"> blasts Rabid with even more lightning, the color changing from green to light blue</text:span></text:p>
      <text:p text:style-name="Text_20_body"><text:span text:style-name="T6">Storm</text:span><text:span text:style-name="T5"> forces his hoof down on Rabid's throat as well, the electricity coursing through him and back to Rabid as before</text:span></text:p>
      <text:p text:style-name="Text_20_body"><text:span text:style-name="T4">Rabid</text:span><text:span text:style-name="T3"> tries to speak more, but all that comes out is garbled messes of words with harsh tones</text:span></text:p>
      <text:p text:style-name="Text_20_body"><text:span text:style-name="T2">Watcher</text:span>: St- Stormy, don't kill him!</text:p>
      <text:p text:style-name="Text_20_body"><text:span text:style-name="T6">Storm</text:span><text:span text:style-name="T5"> rubbing his hoof up Rabid's neck, he positions it against Rabid's chin and pushes his head</text:span></text:p>
      <text:p text:style-name="Text_20_body"><text:span text:style-name="T6">Storm</text:span><text:span text:style-name="T5"> is apparently ignoring, or can't hear, Watcher</text:span></text:p>
      <text:p text:style-name="Text_20_body"><text:span text:style-name="T4">Rabid</text:span><text:span text:style-name="T3"> grins up at Watcher</text:span></text:p>
      <text:p text:style-name="Text_20_body"><text:span text:style-name="T4">Rabid</text:span>: Don't worry. He's not stallion enough to fuck you just like he's not stallion enough to kill me.</text:p>
      <text:p text:style-name="Text_20_body"><text:span text:style-name="T6">Storm</text:span><text:span text:style-name="T5"> chuckles, though it sounds more like maniacal laughter</text:span></text:p>
      <text:p text:style-name="Text_20_body"><text:span text:style-name="T2">Watcher</text:span><text:span text:style-name="T1"> sits in fear, unsure what to do</text:span></text:p>
      <text:p text:style-name="Text_20_body"><text:span text:style-name="T6">Storm</text:span><text:span text:style-name="T5"> lowers his horn, still blasting Rabid with lightning, to Rabid's neck; his face props up to Rabid's chest</text:span></text:p>
      <text:p text:style-name="Text_20_body"><text:span text:style-name="T4">Rabid</text:span><text:span text:style-name="T3"> kicks Storm in the gut</text:span></text:p>
      <text:p text:style-name="Text_20_body"><text:span text:style-name="T6">Storm</text:span><text:span text:style-name="T5"> notes that his horn is not sharp enough to make this quick... "Excellent"</text:span></text:p>
      <text:p text:style-name="Text_20_body"><text:span text:style-name="T6">Storm</text:span><text:span text:style-name="T5"> lurches forward, putting that plan on hold for the time being</text:span></text:p>
      <text:p text:style-name="Text_20_body"><text:span text:style-name="T6">Storm</text:span><text:span text:style-name="T5"> backs off a bit, momentarily pausing the lightning assault to regain himself</text:span></text:p>
      <text:p text:style-name="Text_20_body"><text:span text:style-name="T4">Rabid</text:span><text:span text:style-name="T3"> sucker punches Storm, quickly grabbing his wing and pulling him to the ground</text:span></text:p>
      <text:p text:style-name="Text_20_body"><text:span text:style-name="T6">Storm</text:span><text:span text:style-name="T5"> yelps, falling to the ground with his wing now bent at an odd angle</text:span></text:p>
      <text:p text:style-name="Text_20_body"><text:span text:style-name="T4">Rabid</text:span><text:span text:style-name="T3"> climbs on top of storm and punches him over and over before slamming his head down, his horn sticking in the ground</text:span></text:p>
      <text:p text:style-name="Text_20_body"><text:span text:style-name="T6">Storm</text:span><text:span text:style-name="T5"> yelps again as his head is slammed into the ground, a trickle of blood coming out of the base of his horn</text:span></text:p>
      <text:p text:style-name="Text_20_body"><text:soft-page-break/><text:span text:style-name="T4">Rabid</text:span><text:span text:style-name="T3"> lifts Storm's head up by the horn, tugging on it hard, when he punches Storm square in the snout, Storm's head falling to the ground, his horn remaining in Rabid's hoof in the air</text:span></text:p>
      <text:p text:style-name="Text_20_body"><text:span text:style-name="T6">Storm</text:span><text:span text:style-name="T5"> falls to the ground, shrieking and convulsing violently and pawing where his horn used to be, blood spurting out his head</text:span></text:p>
      <text:p text:style-name="Text_20_body"><text:span text:style-name="T6">Storm</text:span><text:span text:style-name="T5"> the horn, still in Rabid's head and without guidance, begins blasting its energy through Rabid (and not in a good way)</text:span></text:p>
      <text:p text:style-name="Text_20_body"><text:span text:style-name="T6">Storm</text:span>: hand*</text:p>
      <text:p text:style-name="Text_20_body"><text:span text:style-name="T6">Storm</text:span>: hoof* :facehoof: )</text:p>
      <text:p text:style-name="Text_20_body"><text:span text:style-name="T4">Rabid</text:span><text:span text:style-name="T3"> slams the horn into the ground, snapping it in half</text:span></text:p>
      <text:p text:style-name="Text_20_body"><text:span text:style-name="T6">Storm</text:span><text:span text:style-name="T5"> rolls up to his feet, further away from Rabid, blood flowing down his head from the wound</text:span></text:p>
      <text:p text:style-name="Text_20_body"><text:span text:style-name="T4">Rabid</text:span><text:span text:style-name="T3"> stand back up</text:span></text:p>
      <text:p text:style-name="Text_20_body"><text:span text:style-name="T2">Tenda</text:span> joined the chat </text:p>
      <text:p text:style-name="Text_20_body"><text:span text:style-name="T4">Rabid</text:span>: (oh hi tenda! :D )</text:p>
      <text:p text:style-name="Text_20_body"><text:span text:style-name="T6">Storm</text:span>: (Welcome to fight club :hurrr: )</text:p>
      <text:p text:style-name="Text_20_body"><text:span text:style-name="T6">Storm</text:span><text:span text:style-name="T5"> stands shakily across from Rabid, glaring</text:span></text:p>
      <text:p text:style-name="Text_20_body"><text:span text:style-name="T4">Rabid</text:span><text:span text:style-name="T3"> stands steadfast, breathing heavily, smirking at Storm</text:span></text:p>
      <text:p text:style-name="Text_20_body"><text:span text:style-name="T6">Storm</text:span><text:span text:style-name="T5"> plops to the ground, bloodloss finally getting to him</text:span></text:p>
      <text:p text:style-name="Text_20_body"><text:span text:style-name="T4">Rabid</text:span><text:span text:style-name="T3"> slowly walks over to Storm and lifts his head up by the chin</text:span></text:p>
      <text:p text:style-name="Text_20_body"><text:span text:style-name="T4">Rabid</text:span>: See. You never had a chance.</text:p>
      <text:p text:style-name="Text_20_body"><text:span text:style-name="T4">Rabid</text:span><text:span text:style-name="T3"> barks at Watcher "Watcher. Get the long cherrywood box and come here."</text:span></text:p>
      <text:p text:style-name="Text_20_body"><text:span text:style-name="T6">Storm</text:span><text:span text:style-name="T5"> still conscious, he slides his hoof slowly to his side bag</text:span></text:p>
      <text:p text:style-name="Text_20_body"><text:span text:style-name="T6">Storm</text:span><text:span text:style-name="T5"> stares up at Rabid, though the blood flowing down makes that difficult</text:span></text:p>
      <text:p text:style-name="Text_20_body"><text:span text:style-name="T4">Rabid</text:span><text:span text:style-name="T3"> sees Storm's hoof sliding and stomps on it</text:span></text:p>
      <text:p text:style-name="Text_20_body"><text:span text:style-name="T4">Rabid</text:span>: What do you think you're doing?</text:p>
      <text:p text:style-name="Text_20_body"><text:span text:style-name="T4">Rabid</text:span><text:span text:style-name="T3"> kicks Storm's saddlebag away</text:span></text:p>
      <text:p text:style-name="Text_20_body"><text:span text:style-name="T6">Storm</text:span><text:span text:style-name="T5"> tries to speak, but instead spits out blood</text:span></text:p>
      <text:p text:style-name="Text_20_body"><text:span text:style-name="T4">Rabid</text:span><text:span text:style-name="T3"> finds a length of rope and binds Storm's limbs tightly behind his back</text:span></text:p>
      <text:p text:style-name="Text_20_body"><text:span text:style-name="T4">Rabid</text:span>: Now you wait here while I find my pet.</text:p>
      <text:p text:style-name="Text_20_body"><text:span text:style-name="T4">Rabid</text:span><text:span text:style-name="T3"> chuckles</text:span></text:p>
      <text:p text:style-name="Text_20_body"><text:span text:style-name="T2">Tenda</text:span>: Someone really trashed this room last night. o-o</text:p>
      <text:p text:style-name="Text_20_body"><text:span text:style-name="T6">Storm</text:span>: :hurrr:</text:p>
      <text:p text:style-name="Text_20_body"><text:span text:style-name="T2">Tenda</text:span><text:span text:style-name="T1"> sniffs around blood on the floor</text:span></text:p>
      <text:p text:style-name="Text_20_body"><text:span text:style-name="T2">Tenda</text:span>: I hope this isn't mine. o-o;</text:p>
      <text:p text:style-name="Text_20_body"><text:span text:style-name="T2">Watcher</text:span> joined the chat 53 minutes ago</text:p>
      <text:p text:style-name="Text_20_body"><text:span text:style-name="T2">Watcher</text:span><text:span text:style-name="T1"> hides in the corner</text:span></text:p>
      <text:p text:style-name="Text_20_body"><text:span text:style-name="T2">Tenda</text:span><text:span text:style-name="T1"> spots motion out of the corner of her eyes and twerks her antennae o-o</text:span></text:p>
      <text:p text:style-name="Text_20_body"><text:span text:style-name="T2">Tenda</text:span>: Anyone else here?</text:p>
      <text:p text:style-name="Text_20_body"><text:span text:style-name="T2">Watcher</text:span><text:span text:style-name="T1"> is too afraid to speak</text:span></text:p>
      <text:p text:style-name="Text_20_body"><text:soft-page-break/><text:span text:style-name="T2">Tenda</text:span><text:span text:style-name="T1"> starts nosing around, giving wide berth to all the char and bloodstains left on the floor overnight o_O</text:span></text:p>
      <text:p text:style-name="Text_20_body"><text:span text:style-name="T8">Newblood</text:span> joined the chat 30 minutes ago</text:p>
      <text:p text:style-name="Text_20_body"><text:span text:style-name="T8">Newblood</text:span>: I fell asleep randomly so I know nothing</text:p>
      <text:p text:style-name="Text_20_body"><text:span text:style-name="T2">Tenda</text:span>: I fell asleep happily. :hurrr:</text:p>
      <text:p text:style-name="Text_20_body"><text:span text:style-name="T10">Yoko</text:span> joined the chat 28 minutes ago</text:p>
      <text:p text:style-name="Text_20_body"><text:span text:style-name="T10">Yoko</text:span>: zzz</text:p>
      <text:p text:style-name="Text_20_body"><text:span text:style-name="T10">Yoko</text:span>: ehehehe</text:p>
      <text:p text:style-name="Text_20_body"><text:span text:style-name="T10">Yoko</text:span>: What the heck happened last night</text:p>
      <text:p text:style-name="Text_20_body"><text:span text:style-name="T2">Tenda</text:span>: I don't know, but I slept wonderfully. :good:</text:p>
      <text:p text:style-name="Text_20_body"><text:span text:style-name="T2">Tenda</text:span>: Though I was kind of pale when I woke up. o-o</text:p>
      <text:p text:style-name="Text_20_body"><text:span text:style-name="T10">Yoko</text:span>: I didn't see what happened on page 17</text:p>
      <text:p text:style-name="Text_20_body"><text:span text:style-name="T10">Yoko</text:span>: All I know is that Rabid had some fun with Watcher?</text:p>
      <text:p text:style-name="Text_20_body"><text:span text:style-name="T10">Yoko</text:span>: and Rabid beat up Stormy..</text:p>
      <text:p text:style-name="Text_20_body"><text:span text:style-name="T2">Tenda</text:span>: ...where is Stormy then?</text:p>
      <text:p text:style-name="Text_20_body"><text:span text:style-name="T10">Yoko</text:span>: ?</text:p>
      <text:p text:style-name="Text_20_body"><text:span text:style-name="T10">Yoko</text:span>: I don't know</text:p>
      <text:p text:style-name="Text_20_body"><text:span text:style-name="T8">Newblood</text:span> joined the chat 12 minutes ago</text:p>
      <text:p text:style-name="Text_20_body"><text:span text:style-name="T10">Yoko</text:span> joined the chat 12 minutes ago</text:p>
      <text:p text:style-name="Text_20_body"><text:span text:style-name="T10">Yoko</text:span>: ughh</text:p>
      <text:p text:style-name="Text_20_body"><text:span text:style-name="T8">Newblood</text:span><text:span text:style-name="T7"> flops</text:span></text:p>
      <text:p text:style-name="P2">Newblood</text:p>
      <text:p text:style-name="Text_20_body"><text:bookmark text:name="X647_YR6noD-0oGk0:1"/><text:a xlink:type="simple" xlink:href="http://youtube.com/watch?v=R6noD-0oGk0" office:target-frame-name="_BLANK" xlink:show="replace">http://youtube.com/watch?v=R6noD-0oGk0</text:a></text:p>
      <text:p text:style-name="Text_20_body"><text:span text:style-name="T2">Tenda</text:span><text:span text:style-name="T1"> eyes Newblood :pwease:</text:span></text:p>
      <text:p text:style-name="Text_20_body"><text:span text:style-name="T10">Yoko</text:span>: I'm going to have to talk about Rabid</text:p>
      <text:p text:style-name="Text_20_body"><text:span text:style-name="T10">Yoko</text:span>: About his behavior..</text:p>
      <text:p text:style-name="Text_20_body"><text:span text:style-name="T2">Tenda</text:span>: What behavior?!</text:p>
      <text:p text:style-name="Text_20_body"><text:span text:style-name="T2">Tenda</text:span>: I didn't mind drowning myself. o-o</text:p>
      <text:p text:style-name="Text_20_body"><text:span text:style-name="T8">Newblood</text:span><text:span text:style-name="T7"> looks up from the floor</text:span></text:p>
      <text:p text:style-name="Text_20_body"><text:span text:style-name="T8">Newblood</text:span>: o3o</text:p>
      <text:p text:style-name="Text_20_body"><text:span text:style-name="T2">Tenda</text:span><text:span text:style-name="T1"> trots over and wraps her arms around Newblood</text:span></text:p>
      <text:p text:style-name="Text_20_body"><text:span text:style-name="T2">Tenda</text:span>: Up for another day of leisurely hugging? ^^</text:p>
      <text:p text:style-name="Text_20_body"><text:span text:style-name="T6">Storm</text:span><text:span text:style-name="T5"> coughs</text:span></text:p>
      <text:p text:style-name="Text_20_body"><text:span text:style-name="T2">Tenda</text:span><text:span text:style-name="T1"> turns in the direction of the cough</text:span></text:p>
      <text:p text:style-name="Text_20_body"><text:span text:style-name="T2">Tenda</text:span>: Do we have coughing mice? o-o</text:p>
      <text:p text:style-name="Text_20_body"><text:span text:style-name="T8">Newblood</text:span><text:span text:style-name="T7"> flips over from the flop and wraps his arms around Tenda pulling her down in the process with him</text:span></text:p>
      <text:p text:style-name="Text_20_body"><text:soft-page-break/><text:span text:style-name="T2">Tenda</text:span><text:span text:style-name="T1"> giggles, and folds her wings as close as she can to her body</text:span></text:p>
      <text:p text:style-name="Text_20_body"><text:span text:style-name="T10">Yoko</text:span>: Rabid beat up Stormy and fucked Watcher.. He's in soooooooo much trouble</text:p>
      <text:p text:style-name="Text_20_body"><text:span text:style-name="T2">Tenda</text:span>: Be careful, okay? :P</text:p>
      <text:p text:style-name="Text_20_body"><text:span text:style-name="T2">Tenda</text:span>: o-o</text:p>
      <text:p text:style-name="Text_20_body"><text:span text:style-name="T2">Tenda</text:span>: So Rabid is a supervillain now?</text:p>
      <text:p text:style-name="Text_20_body"><text:span text:style-name="T8">Newblood</text:span>: Okie..</text:p>
      <text:p text:style-name="Text_20_body"><text:span text:style-name="T10">Yoko</text:span>: A supervillian? More like dead meat</text:p>
      <text:p text:style-name="Text_20_body"><text:span text:style-name="T6">Storm</text:span><text:span text:style-name="T5"> coughs again, sputtering :hurrr:</text:span></text:p>
      <text:p text:style-name="Text_20_body"><text:span text:style-name="T2">Tenda</text:span>: I'm not sure --</text:p>
      <text:p text:style-name="Text_20_body"><text:span text:style-name="T2">Tenda</text:span>: Who is coughing?!</text:p>
      <text:p text:style-name="Text_20_body"><text:span text:style-name="T2">Tenda</text:span>: Newblood, sec</text:p>
      <text:p text:style-name="Text_20_body"><text:span text:style-name="T8">Newblood</text:span>: I feel as if me missing what happened was a good thing?</text:p>
      <text:p text:style-name="Text_20_body"><text:span text:style-name="T2">Tenda</text:span><text:span text:style-name="T1"> goes to investigate the noise</text:span></text:p>
      <text:p text:style-name="Text_20_body"><text:span text:style-name="T6">Storm</text:span><text:span text:style-name="T5"> groans as Tenda ends up walking right into/over him</text:span></text:p>
      <text:p text:style-name="Text_20_body"><text:span text:style-name="T2">Tenda</text:span><text:span text:style-name="T1"> trips over the tied bundle of pony</text:span></text:p>
      <text:p text:style-name="Text_20_body"><text:span text:style-name="T8">Newblood</text:span><text:span text:style-name="T7"> pokes chat to see who's awake</text:span></text:p>
      <text:p text:style-name="Text_20_body"><text:span text:style-name="T2">Tenda</text:span>: Oh gof o-o</text:p>
      <text:p text:style-name="Text_20_body"><text:span text:style-name="T2">Tenda</text:span><text:span text:style-name="T1"> stares</text:span></text:p>
      <text:p text:style-name="Text_20_body"><text:span text:style-name="T2">Tenda</text:span>: That's ... a thing.</text:p>
      <text:p text:style-name="Text_20_body"><text:span text:style-name="T2">Tenda</text:span><text:span text:style-name="T1"> cautiously pokes Storm</text:span></text:p>
      <text:p text:style-name="Text_20_body"><text:span text:style-name="T6">Storm</text:span><text:span text:style-name="T5"> stares back in the general direction of Tenda</text:span></text:p>
      <text:p text:style-name="Text_20_body"><text:span text:style-name="T6">Storm</text:span>: Hmmmm?</text:p>
      <text:p text:style-name="Text_20_body"><text:span text:style-name="T6">Storm</text:span><text:span text:style-name="T5"> flinches</text:span></text:p>
      <text:p text:style-name="Text_20_body"><text:span text:style-name="T2">Tenda</text:span>: Are you okay..?</text:p>
      <text:p text:style-name="Text_20_body"><text:span text:style-name="T4">Rabid</text:span> joined the chat </text:p>
      <text:p text:style-name="Text_20_body"><text:span text:style-name="T10">Yoko</text:span><text:span text:style-name="T9"> slams Rabid's head against the ground</text:span></text:p>
      <text:p text:style-name="Text_20_body"><text:span text:style-name="T2">Tenda</text:span><text:span text:style-name="T1"> turns to face the loud slamming noise o-o</text:span></text:p>
      <text:p text:style-name="Text_20_body"><text:span text:style-name="T2">Tenda</text:span>: ...this is getting heated.</text:p>
      <text:p text:style-name="Text_20_body"><text:span text:style-name="T10">Yoko</text:span>: You have some explaining to do..Mister...</text:p>
      <text:p text:style-name="Text_20_body"><text:span text:style-name="T2">Tenda</text:span>: Yoko, I'm not sure you should be doing that...</text:p>
      <text:p text:style-name="Text_20_body"><text:span text:style-name="T4">Rabid</text:span><text:span text:style-name="T3"> stands back up and grabs yoko's collar</text:span></text:p>
      <text:p text:style-name="Text_20_body"><text:span text:style-name="T4">Rabid</text:span>: What do you think you're doing?</text:p>
      <text:p text:style-name="Text_20_body"><text:span text:style-name="T6">Storm</text:span><text:span text:style-name="T5"> manages to sputter out a low "Clearly..."</text:span></text:p>
      <text:p text:style-name="Text_20_body"><text:span text:style-name="T2">Tenda</text:span><text:span text:style-name="T1"> crawls close to Storm and whispers, "You owe me one if this comes back to hurt me, okay?"</text:span></text:p>
      <text:p text:style-name="Text_20_body"><text:span text:style-name="T2">Tenda</text:span><text:span text:style-name="T1"> starts unwinding the ropes with her mouth</text:span></text:p>
      <text:p text:style-name="Text_20_body"><text:span text:style-name="T10">Yoko</text:span>: Why did you beat up Stormy!</text:p>
      <text:p text:style-name="Text_20_body"><text:span text:style-name="T10">Yoko</text:span>: And what's this I hear about you and Watcher?</text:p>
      <text:p text:style-name="Text_20_body"><text:soft-page-break/><text:span text:style-name="T4">Rabid</text:span>: It was necessary.</text:p>
      <text:p text:style-name="Text_20_body"><text:span text:style-name="T6">Storm</text:span><text:span text:style-name="T5"> as he's freed, he immediately edges up to Tenda, hugging her and convulsing</text:span></text:p>
      <text:p text:style-name="Text_20_body"><text:span text:style-name="T2">Tenda</text:span><text:span text:style-name="T1"> shudders and cautiously hugs Storm back</text:span></text:p>
      <text:p text:style-name="Text_20_body"><text:span text:style-name="T2">Tenda</text:span>: Don't tell Rabid, okay?</text:p>
      <text:p text:style-name="Text_20_body"><text:span text:style-name="T2">Tenda</text:span>: I get the idea I don't want to be on his bad side.</text:p>
      <text:p text:style-name="Text_20_body"><text:span text:style-name="T10">Yoko</text:span>: Necessary?!</text:p>
      <text:p text:style-name="Text_20_body"><text:span text:style-name="T8">Newblood</text:span><text:span text:style-name="T7"> flops some more</text:span></text:p>
      <text:p text:style-name="Text_20_body"><text:span text:style-name="T10">Yoko</text:span>: It was totally childish!</text:p>
      <text:p text:style-name="Text_20_body"><text:span text:style-name="T4">Rabid</text:span>: He attacked me so I defended myself.</text:p>
      <text:p text:style-name="Text_20_body"><text:span text:style-name="T6">Storm</text:span><text:span text:style-name="T5"> mutters out something incoherent, pointing at the parts of his horn lying on the floor a few feet away from them</text:span></text:p>
      <text:p text:style-name="Text_20_body"><text:span text:style-name="T10">Yoko</text:span>: And what did you do with Watcher?!</text:p>
      <text:p text:style-name="Text_20_body"><text:span text:style-name="T4">Rabid</text:span>: i did a lot with watcher :good:</text:p>
      <text:p text:style-name="Text_20_body"><text:span text:style-name="T2">Tenda</text:span>: oh god</text:p>
      <text:p text:style-name="Text_20_body"><text:span text:style-name="T10">Yoko</text:span><text:span text:style-name="T9"> pulls on Rabid's ears</text:span></text:p>
      <text:p text:style-name="Text_20_body"><text:span text:style-name="T2">Tenda</text:span>: Maybe I shouldn't have untied you. :nnghaloo:</text:p>
      <text:p text:style-name="Text_20_body"><text:span text:style-name="T10">Yoko</text:span>: You told me not be a whore, and now I hear you are bucking Watcher?!</text:p>
      <text:p text:style-name="Text_20_body"><text:span text:style-name="T2">Watcher</text:span><text:span text:style-name="T1"> cries in the corner, not getting the box like he ask</text:span></text:p>
      <text:p text:style-name="Text_20_body"><text:span text:style-name="T2">Tenda</text:span><text:span text:style-name="T1"> holds the ropes up, and looks at Storm, contemplating @_@</text:span></text:p>
      <text:p text:style-name="Text_20_body"><text:span text:style-name="T10">Yoko</text:span><text:span text:style-name="T9"> slaps Rabid</text:span></text:p>
      <text:p text:style-name="Text_20_body"><text:span text:style-name="T4">Rabid</text:span><text:span text:style-name="T3"> slaps Yoko</text:span></text:p>
      <text:p text:style-name="Text_20_body"><text:span text:style-name="T4">Rabid</text:span>: You forget your station.</text:p>
      <text:p text:style-name="Text_20_body"><text:span text:style-name="T6">Storm</text:span><text:span text:style-name="T5"> looks back in the general direction of Tenda</text:span></text:p>
      <text:p text:style-name="Text_20_body"><text:span text:style-name="T2">Tenda</text:span>: Okay, fine, you're good to go Storm! Magic yourself back to health or something!</text:p>
      <text:p text:style-name="Text_20_body"><text:span text:style-name="T2">Tenda</text:span>: I need to go save Yoko now. @_@</text:p>
      <text:p text:style-name="Text_20_body"><text:span text:style-name="T4">Rabid</text:span>: Watcher! Where is the box!?</text:p>
      <text:p text:style-name="Text_20_body"><text:span text:style-name="T2">Tenda</text:span><text:span text:style-name="T1"> gallops over to Yoko and headbutts her from behind</text:span></text:p>
      <text:p text:style-name="Text_20_body"><text:span text:style-name="T2">Tenda</text:span>: DON'T MESS WITH A CRAZY PERSON YOKO!</text:p>
      <text:p text:style-name="Text_20_body"><text:span text:style-name="T10">Yoko</text:span><text:span text:style-name="T9"> is knocked out</text:span></text:p>
      <text:p text:style-name="Text_20_body"><text:span text:style-name="T2">Tenda</text:span>: ... maybe that was a little hard.</text:p>
      <text:p text:style-name="Text_20_body"><text:span text:style-name="T2">Tenda</text:span><text:span text:style-name="T1"> forces a smile in Rabid's direction?</text:span></text:p>
      <text:p text:style-name="Text_20_body"><text:span text:style-name="T4">Rabid</text:span><text:span text:style-name="T3"> smiles warmly at Tenda</text:span></text:p>
      <text:p text:style-name="Text_20_body"><text:span text:style-name="T2">Watcher</text:span><text:span text:style-name="T1"> mutters out "I don't want to!"</text:span></text:p>
      <text:p text:style-name="Text_20_body"><text:span text:style-name="T2">Tenda</text:span>: Rabid would it be asking too much for you to not do things to my friends if they don't want them to happen also I'm only asking politely so please don't take that the wrong way if you want to continue that's ... fine.</text:p>
      <text:p text:style-name="Text_20_body"><text:span text:style-name="T2">Tenda</text:span>: I'm definitely not NOT on your side.</text:p>
      <text:p text:style-name="Text_20_body"><text:span text:style-name="T2">Tenda</text:span>: Not to say I'm ON your side.</text:p>
      <text:p text:style-name="Text_20_body"><text:soft-page-break/><text:span text:style-name="T2">Tenda</text:span>: But I'm definitely not against you. Definitely.</text:p>
      <text:p text:style-name="Text_20_body"><text:span text:style-name="T6">Storm</text:span><text:span text:style-name="T5"> rolls up slowly to the hornpieces, taking them and rolling away</text:span></text:p>
      <text:p text:style-name="Text_20_body"><text:span text:style-name="T2">Tenda</text:span><text:span text:style-name="T1"> throws the rope from Storm over her shoulders hastily</text:span></text:p>
      <text:p text:style-name="Text_20_body"><text:span text:style-name="T4">Rabid</text:span><text:span text:style-name="T3"> walks over to Watcher and pulls her her to her hooves by her collar</text:span></text:p>
      <text:p text:style-name="Text_20_body"><text:span text:style-name="T4">Rabid</text:span>: When I tell you to do something, you do it.</text:p>
      <text:p text:style-name="Text_20_body"><text:span text:style-name="T2">Tenda</text:span><text:span text:style-name="T1"> grimaces</text:span></text:p>
      <text:p text:style-name="Text_20_body"><text:span text:style-name="T2">Tenda</text:span>: GOF WHY ME.</text:p>
      <text:p text:style-name="Text_20_body"><text:span text:style-name="T2">Tenda</text:span><text:span text:style-name="T1"> closes her eyes, and performs the same galloping headbutt against Rabid's back</text:span></text:p>
      <text:p text:style-name="Text_20_body"><text:span text:style-name="T10">Yoko</text:span><text:span text:style-name="T9"> twitches</text:span></text:p>
      <text:p text:style-name="Text_20_body"><text:span text:style-name="T2">Watcher</text:span><text:span text:style-name="T1"> chokes a bit "Y-Yes Master!"</text:span></text:p>
      <text:p text:style-name="Text_20_body"><text:span text:style-name="T4">Rabid</text:span><text:span text:style-name="T3"> lets go of her collar</text:span></text:p>
      <text:p text:style-name="Text_20_body"><text:span text:style-name="T4">Rabid</text:span>: Good. Now go get it.</text:p>
      <text:p text:style-name="Text_20_body"><text:span text:style-name="T2">Tenda</text:span><text:span text:style-name="T1"> continues trying to headbutt Rabid :flail:</text:span></text:p>
      <text:p text:style-name="Text_20_body"><text:span text:style-name="T2">Tenda</text:span>: Don't do that to Watcher okay!</text:p>
      <text:p text:style-name="Text_20_body"><text:span text:style-name="T2">Tenda</text:span>: Don't... do that. o-o</text:p>
      <text:p text:style-name="Text_20_body"><text:span text:style-name="T2">Watcher</text:span><text:span text:style-name="T1"> slowly crawls over to the box and pushes it to Rabid</text:span></text:p>
      <text:p text:style-name="Text_20_body"><text:span text:style-name="T4">Rabid</text:span><text:span text:style-name="T3"> grabs the rope from Tenda's back</text:span></text:p>
      <text:p text:style-name="Text_20_body"><text:span text:style-name="T2">Tenda</text:span><text:span text:style-name="T1"> tries biting Rabid</text:span></text:p>
      <text:p text:style-name="Text_20_body"><text:span text:style-name="T4">Rabid</text:span>: Good girl Watcher. Now where's that broken alicorn. I want him to see this.</text:p>
      <text:p text:style-name="Text_20_body"><text:span text:style-name="T2">Tenda</text:span>: I let that 'broken alicorn' go. :I</text:p>
      <text:p text:style-name="Text_20_body"><text:span text:style-name="T6">Storm</text:span><text:span text:style-name="T5"> hides in the shadows, humming quietly, ritualistically, and waving a hoof over the horn pieces</text:span></text:p>
      <text:p text:style-name="Text_20_body"><text:span text:style-name="T10">Yoko</text:span><text:span text:style-name="T9"> twitches some more</text:span></text:p>
      <text:p text:style-name="Text_20_body"><text:span text:style-name="T4">Rabid</text:span><text:span text:style-name="T3"> brushes Tenda aside</text:span></text:p>
      <text:p text:style-name="Text_20_body"><text:span text:style-name="T2">Tenda</text:span><text:span text:style-name="T1"> tries to summon additional courage by imagining herself a hero, and weakly flails at Rabid</text:span></text:p>
      <text:p text:style-name="Text_20_body"><text:span text:style-name="T4">Rabid</text:span><text:span text:style-name="T3"> walks by Tenda, not feeling a thing, and follows the humming to Storm</text:span></text:p>
      <text:p text:style-name="Text_20_body"><text:span text:style-name="T2">Tenda</text:span>: ...being a moth doesn't ever help. ;-;</text:p>
      <text:p text:style-name="Text_20_body"><text:span text:style-name="T2">Tenda</text:span><text:span text:style-name="T1"> hastily scans the room for something blunt and heavy</text:span></text:p>
      <text:p text:style-name="Text_20_body"><text:span text:style-name="T4">Rabid</text:span><text:span text:style-name="T3"> ties a lasso and throws it around Storm and reels him in</text:span></text:p>
      <text:p text:style-name="Text_20_body"><text:span text:style-name="T2">Tenda</text:span><text:span text:style-name="T1"> grabs the rope between Rabid and Storm and tries to pull it in a different direction</text:span></text:p>
      <text:p text:style-name="Text_20_body"><text:span text:style-name="T2">Tenda</text:span>: bad bad bad bad bad</text:p>
      <text:p text:style-name="Text_20_body"><text:span text:style-name="T4">Rabid</text:span><text:span text:style-name="T3"> hog ties Storm and picks up the horn</text:span></text:p>
      <text:p text:style-name="Text_20_body"><text:span text:style-name="T4">Rabid</text:span>: Ready for the show, Storm?</text:p>
      <text:p text:style-name="Text_20_body"><text:span text:style-name="T4">Rabid</text:span><text:span text:style-name="T3"> drags Storm back over to Watcher and the box</text:span></text:p>
      <text:p text:style-name="Text_20_body"><text:span text:style-name="T6">Storm</text:span>: *sounding from somewhere else in the shadows* Indeed</text:p>
      <text:p text:style-name="Text_20_body"><text:span text:style-name="T2">Tenda</text:span><text:span text:style-name="T1"> continues to pursue Rabid, ineffectually flopping and flailing and biting</text:span></text:p>
      <text:p text:style-name="Text_20_body"><text:span text:style-name="T8">Newblood</text:span><text:span text:style-name="T7"> just stares at the situation from the ground refusing to budge</text:span></text:p>
      <text:p text:style-name="Text_20_body"><text:soft-page-break/><text:span text:style-name="T2">Tenda</text:span>: wait, idea</text:p>
      <text:p text:style-name="Text_20_body"><text:span text:style-name="T4">Rabid</text:span><text:span text:style-name="T3"> throws Storm on the ground next to Watcher and clacks his horn bits together creating a small magical fire</text:span></text:p>
      <text:p text:style-name="Text_20_body"><text:span text:style-name="T2">Tenda</text:span>: I have no idea what this is, but..!</text:p>
      <text:p text:style-name="Text_20_body"><text:span text:style-name="T2">Tenda</text:span><text:span text:style-name="T1"> grabs the box and trots off as fast as she can! :nsfw:</text:span></text:p>
      <text:p text:style-name="Text_20_body"><text:span text:style-name="T10">Yoko</text:span><text:span text:style-name="T9"> twitches a lot</text:span></text:p>
      <text:p text:style-name="Text_20_body"><text:span text:style-name="T6">Storm</text:span><text:span text:style-name="T5"> the horn bits glow</text:span></text:p>
      <text:p text:style-name="Text_20_body"><text:span text:style-name="T4">Rabid</text:span><text:span text:style-name="T3"> opens the cherry box</text:span></text:p>
      <text:p text:style-name="Text_20_body"><text:span text:style-name="T2">Watcher</text:span><text:span text:style-name="T1"> cries a bit as she looks at Stormy</text:span></text:p>
      <text:p text:style-name="Text_20_body"><text:span text:style-name="T2">Tenda</text:span><text:span text:style-name="T1"> tries to pull the box away from Rabid? /tries to do anything she can?</text:span></text:p>
      <text:p text:style-name="Text_20_body"><text:span text:style-name="T4">Rabid</text:span><text:span text:style-name="T3"> waves his hoof in the air around the moth</text:span></text:p>
      <text:p text:style-name="Text_20_body"><text:span text:style-name="T4">Rabid</text:span><text:span text:style-name="T3"> rubs Watcher's back now just stand very still, pet</text:span></text:p>
      <text:p text:style-name="Text_20_body"><text:span text:style-name="T2">Tenda</text:span>: (I'm a moth pony, not a moth moth :P )</text:p>
      <text:p text:style-name="Text_20_body"><text:span text:style-name="T6">Storm</text:span><text:span text:style-name="T5"> turns his head to face Rabid, expectantly</text:span></text:p>
      <text:p text:style-name="Text_20_body"><text:span text:style-name="T4">Rabid</text:span><text:span text:style-name="T3"> pulls a wrought iron brand from the box, holding it over the fire</text:span></text:p>
      <text:p text:style-name="Text_20_body"><text:span text:style-name="T2">Tenda</text:span><text:span text:style-name="T1"> continues trying to do everything she can to stop Rabid from, uh, whatever totally evil thing she expects he is up to</text:span></text:p>
      <text:p text:style-name="Text_20_body"><text:span text:style-name="T10">Yoko</text:span><text:span text:style-name="T9"> wakes up and charges at Rabid</text:span></text:p>
      <text:p text:style-name="Text_20_body"><text:span text:style-name="T10">Yoko</text:span><text:span text:style-name="T9"> knocks Rabid to the ground and holds him down</text:span></text:p>
      <text:p text:style-name="Text_20_body"><text:span text:style-name="T4">Rabid</text:span><text:span text:style-name="T3"> is satisfied that the brand and picks it up</text:span></text:p>
      <text:p text:style-name="Text_20_body"><text:span text:style-name="T4">Rabid</text:span><text:span text:style-name="T3"> turns just as Yoko hits him and the brand hits her square in the chest</text:span></text:p>
      <text:p text:style-name="Text_20_body"><text:span text:style-name="T2">Tenda</text:span>: o-o</text:p>
      <text:p text:style-name="Text_20_body"><text:span text:style-name="T2">Tenda</text:span>: This stuff is all getting kind of weird. o-o</text:p>
      <text:p text:style-name="Text_20_body"><text:span text:style-name="T10">Yoko</text:span><text:span text:style-name="T9"> cries in pain and writhes on the floor</text:span></text:p>
      <text:p text:style-name="Text_20_body"><text:span text:style-name="T10">Yoko</text:span>: You set me up!</text:p>
      <text:p text:style-name="Text_20_body"><text:span text:style-name="T2">Tenda</text:span><text:span text:style-name="T1"> grabs a broom from the corner in her mouth, and charges at Rabid with it</text:span></text:p>
      <text:p text:style-name="Text_20_body"><text:span text:style-name="T10">Yoko</text:span><text:span text:style-name="T9"> cries a little bit</text:span></text:p>
      <text:p text:style-name="Text_20_body"><text:span text:style-name="T4">Rabid</text:span><text:span text:style-name="T3"> gets up and holds the brand over the fire again</text:span></text:p>
      <text:p text:style-name="Text_20_body"><text:span text:style-name="T4">Rabid</text:span>: A happy coincidence. Now are you ready watcher?</text:p>
      <text:p text:style-name="Text_20_body"><text:span text:style-name="T6">Storm</text:span><text:span text:style-name="T5"> stares over at Rabid and the fire, a few feet away</text:span></text:p>
      <text:p text:style-name="Text_20_body"><text:span text:style-name="T2">Tenda</text:span>: ... or not. I guess I know when I am useless. ;~;</text:p>
      <text:p text:style-name="Text_20_body"><text:span text:style-name="T2">Tenda</text:span><text:span text:style-name="T1"> plops down, figuring she guesses she just gets to watch</text:span></text:p>
      <text:p text:style-name="Text_20_body"><text:span text:style-name="T6">Storm</text:span>: Close enough...</text:p>
      <text:p text:style-name="Text_20_body"><text:span text:style-name="T10">Yoko</text:span><text:span text:style-name="T9"> struggles to get up off the floor to stop Rabid</text:span></text:p>
      <text:p text:style-name="Text_20_body"><text:span text:style-name="T4">Rabid</text:span><text:span text:style-name="T3"> yells at the broom in his ribs</text:span></text:p>
      <text:p text:style-name="Text_20_body"><text:span text:style-name="T2">Tenda</text:span>: o-o</text:p>
      <text:p text:style-name="Text_20_body"><text:span text:style-name="T6">Storm</text:span><text:span text:style-name="T5"> his head, where his horn would be, lights up and sends an electric charge at Rabid; he grits his teeth in concentration</text:span></text:p>
      <text:p text:style-name="Text_20_body"><text:soft-page-break/><text:span text:style-name="T2">Watcher</text:span><text:span text:style-name="T1"> doesn't reply</text:span></text:p>
      <text:p text:style-name="Text_20_body"><text:span text:style-name="T2">Tenda</text:span><text:span text:style-name="T1"> isn't sure where to go from here.</text:span></text:p>
      <text:p text:style-name="Text_20_body"><text:span text:style-name="T2">Tenda</text:span><text:span text:style-name="T1"> stares at Rabid. o-o</text:span></text:p>
      <text:p text:style-name="Text_20_body"><text:span text:style-name="T4">Rabid</text:span><text:span text:style-name="T3"> arches his back from the shock looking at Tenda</text:span></text:p>
      <text:p text:style-name="Text_20_body"><text:span text:style-name="T4">Rabid</text:span>: Aarh! how did you do that?</text:p>
      <text:p text:style-name="Text_20_body"><text:span text:style-name="T2">Tenda</text:span>: That wasn't me!</text:p>
      <text:p text:style-name="Text_20_body"><text:span text:style-name="T2">Tenda</text:span>: I didn't do anything. Nothing.</text:p>
      <text:p text:style-name="Text_20_body"><text:span text:style-name="T6">Storm</text:span><text:span text:style-name="T5"> sends another charge at Rabid</text:span></text:p>
      <text:p text:style-name="Text_20_body"><text:span text:style-name="T2">Tenda</text:span><text:span text:style-name="T1"> looks at the entranced Watcher and is, yes, totally unsure where to go from here</text:span></text:p>
      <text:p text:style-name="Text_20_body"><text:span text:style-name="T2">Tenda</text:span>: I'm in way over my head. o-o</text:p>
      <text:p text:style-name="Text_20_body"><text:span text:style-name="T10">Yoko</text:span><text:span text:style-name="T9"> gets up and sucker punches Rabid</text:span></text:p>
      <text:p text:style-name="Text_20_body"><text:span text:style-name="T4">Rabid</text:span><text:span text:style-name="T3"> screams as the forcefully jams the brand into the side of Watcher's flank</text:span></text:p>
      <text:p text:style-name="Text_20_body"><text:span text:style-name="T4">Rabid</text:span><text:span text:style-name="T3"> falls to the ground from the sucker punch</text:span></text:p>
      <text:p text:style-name="Text_20_body"><text:span text:style-name="T6">Storm</text:span>: Um...Tenda</text:p>
      <text:p text:style-name="Text_20_body"><text:span text:style-name="T6">Storm</text:span><text:span text:style-name="T5"> looks up at Tenda sheepishly</text:span></text:p>
      <text:p text:style-name="Text_20_body"><text:span text:style-name="T6">Storm</text:span><text:span text:style-name="T5"> flails his tied limbs uselessly</text:span></text:p>
      <text:p text:style-name="Text_20_body"><text:span text:style-name="T10">Yoko</text:span><text:span text:style-name="T9"> tears off her collar and throws it into fire</text:span></text:p>
      <text:p text:style-name="Text_20_body"><text:span text:style-name="T8">Newblood</text:span><text:span text:style-name="T7"> facing the ground slyly puts an arm into the ground hoping to find something of use...</text:span></text:p>
      <text:p text:style-name="Text_20_body"><text:span text:style-name="T10">Yoko</text:span><text:span text:style-name="T9"> runs away crying</text:span></text:p>
      <text:p text:style-name="Text_20_body"><text:span text:style-name="T2">Watcher</text:span><text:span text:style-name="T1"> screams loudly as the hot brand scorches her flank, leaving a large mark on her flank</text:span></text:p>
      <text:p text:style-name="Text_20_body"><text:span text:style-name="T6">Storm</text:span><text:span text:style-name="T5"> flops, positioning himself, and sends another blast at Rabid</text:span></text:p>
      <text:p text:style-name="Text_20_body"><text:span text:style-name="T8">Newblood</text:span>: (Though it's probably too late atleast I give it a try.</text:p>
      <text:p text:style-name="Text_20_body"><text:span text:style-name="T8">Newblood</text:span>: (Though it's probably too late atleast I give it a try.</text:p>
      <text:p text:style-name="Text_20_body"><text:span text:style-name="T8">Newblood</text:span>: )</text:p>
      <text:p text:style-name="Text_20_body"><text:span text:style-name="T4">Rabid</text:span><text:span text:style-name="T3"> falls and looks at Storm</text:span></text:p>
      <text:p text:style-name="Text_20_body"><text:span text:style-name="T2">Tenda</text:span><text:span text:style-name="T1"> wraps an arm around Newblood and tries to drag him away</text:span></text:p>
      <text:p text:style-name="Text_20_body"><text:span text:style-name="T4">Rabid</text:span>: So its you again.</text:p>
      <text:p text:style-name="Text_20_body"><text:span text:style-name="T2">Tenda</text:span>: Let's uh, just walk away ... for now</text:p>
      <text:p text:style-name="Text_20_body"><text:span text:style-name="T2">Tenda</text:span>: I think this is too far-gone for us to do anything.</text:p>
      <text:p text:style-name="Text_20_body"><text:span text:style-name="T4">Rabid</text:span>: Its too late. Give it a look. Nice, huh?</text:p>
      <text:p text:style-name="Text_20_body"><text:span text:style-name="T2">Tenda</text:span>: We can go try and ignore all of the bad things and uhhh, hug more?</text:p>
      <text:p text:style-name="Text_20_body"><text:span text:style-name="T2">Tenda</text:span><text:span text:style-name="T1"> playfully ribs Newblood</text:span></text:p>
      <text:p text:style-name="Text_20_body"><text:span text:style-name="T4">Rabid</text:span><text:span text:style-name="T3"> nods his head to the large brand on Watcher's flank: a bold R in the middle of a heart outline</text:span></text:p>
      <text:p text:style-name="Text_20_body"><text:span text:style-name="T2">Watcher</text:span><text:span text:style-name="T1"> cries on the floor as the brand continues to hurt her</text:span></text:p>
      <text:p text:style-name="Text_20_body"><text:span text:style-name="T6">Storm</text:span><text:span text:style-name="T5"> doesn't reply, instead sending another blast at Rabid</text:span></text:p>
      <text:p text:style-name="Text_20_body"><text:span text:style-name="T8">Newblood</text:span><text:span text:style-name="T7"> pulls out an arm revealing... what's this?</text:span></text:p>
      <text:p text:style-name="Text_20_body"><text:span text:style-name="T2">Tenda</text:span>: Are you playing with the outer dimensions again?!</text:p>
      <text:p text:style-name="Text_20_body"><text:soft-page-break/><text:span text:style-name="T8">Newblood</text:span>: Oh.. it's just a Horse Shoe..</text:p>
      <text:p text:style-name="Text_20_body"><text:span text:style-name="T2">Tenda</text:span><text:span text:style-name="T1"> swats the horse shoe to the floor</text:span></text:p>
      <text:p text:style-name="Text_20_body"><text:span text:style-name="T4">Rabid</text:span><text:span text:style-name="T3"> doesn't reply and just smiles at Storm as electricity courses through his body</text:span></text:p>
      <text:p text:style-name="Text_20_body"><text:span text:style-name="T2">Tenda</text:span>: You don't want to hold onto those in the present environment, I don't think. o-o</text:p>
      <text:p text:style-name="Text_20_body"><text:span text:style-name="T2">Tenda</text:span><text:span text:style-name="T1"> continues trying to drag Newblood away from the explicit and violent chaos and towards their special chair</text:span></text:p>
      <text:p text:style-name="Text_20_body"><text:span text:style-name="T6">Storm</text:span><text:span text:style-name="T5"> head lights up again, surrounding himself in a pale blue glow</text:span></text:p>
      <text:p text:style-name="Text_20_body"><text:span text:style-name="T8">Newblood</text:span>: I thought I could find something of use, but there was no avail</text:p>
      <text:p text:style-name="Text_20_body"><text:span text:style-name="T10">Yoko</text:span> left the chat </text:p>
      <text:p text:style-name="Text_20_body"><text:span text:style-name="T10">Yoko</text:span> joined the chat </text:p>
      <text:p text:style-name="Text_20_body"><text:span text:style-name="T10">Yoko</text:span>: zzz</text:p>
      <text:p text:style-name="Text_20_body"><text:span text:style-name="T2">Tenda</text:span>: It's okay. We can regroup and try to figure out something to do later.</text:p>
      <text:p text:style-name="Text_20_body"><text:span text:style-name="T10">Yoko</text:span><text:span text:style-name="T9"> sleeps in her bed at her house in Ponyville</text:span></text:p>
      <text:p text:style-name="Text_20_body"><text:span text:style-name="T8">Newblood</text:span>: I knew I shouldn't have trusted this curse :c without knowing what I can pull out, there's no way of knowing what I pull out until I see it</text:p>
      <text:p text:style-name="Text_20_body"><text:span text:style-name="T6">Storm</text:span><text:span text:style-name="T5"> floats several feet off the ground, covered in a pale blue glow</text:span></text:p>
      <text:p text:style-name="Text_20_body"><text:span text:style-name="T4">Rabid</text:span><text:span text:style-name="T3"> pulls Yoko's singed collar from the fire and wraps it around his hoof like a wristband</text:span></text:p>
      <text:p text:style-name="Text_20_body"><text:span text:style-name="T10">Yoko</text:span><text:span text:style-name="T9"> wakes up</text:span></text:p>
      <text:p text:style-name="Text_20_body"><text:span text:style-name="T10">Yoko</text:span><text:span text:style-name="T9"> gets out of bed and looks out the window and sighs</text:span></text:p>
      <text:p text:style-name="Text_20_body"><text:span text:style-name="T4">Rabid</text:span><text:span text:style-name="T3"> grunts as he pulls himself to his feet, walking over and inspecting Watcher</text:span></text:p>
      <text:p text:style-name="Text_20_body"><text:span text:style-name="T10">Yoko</text:span><text:span text:style-name="T9"> cries on her bed</text:span></text:p>
      <text:p text:style-name="Text_20_body"><text:span text:style-name="T8">Newblood</text:span><text:span text:style-name="T7"> puts his arm into thin air hopping for something good, moving his arm around vigorously, until...</text:span></text:p>
      <text:p text:style-name="Text_20_body"><text:span text:style-name="T2">Tenda</text:span>: ?!</text:p>
      <text:p text:style-name="Text_20_body"><text:span text:style-name="T8">Newblood</text:span>: Something about this one seems promising!</text:p>
      <text:p text:style-name="Text_20_body"><text:span text:style-name="T2">Watcher</text:span><text:span text:style-name="T1"> lays on the ground crying loudly</text:span></text:p>
      <text:p text:style-name="Text_20_body"><text:span text:style-name="T8">Newblood</text:span><text:span text:style-name="T7"> pulls it out, IT'S A GUITAR</text:span></text:p>
      <text:p text:style-name="Text_20_body"><text:span text:style-name="T8">Newblood</text:span>: O:</text:p>
      <text:p text:style-name="Text_20_body"><text:span text:style-name="T8">Newblood</text:span>: Who knew a musical instrument could be pulled outta there</text:p>
      <text:p text:style-name="Text_20_body"><text:span text:style-name="T6">Storm</text:span><text:span text:style-name="T5"> hangs in the air, surrounded by the glow, a few feet from Rabid; repositions himself upright facing Rabid</text:span></text:p>
      <text:p text:style-name="Text_20_body"><text:span text:style-name="T4">Rabid</text:span><text:span text:style-name="T3"> strokes Watcher's mane</text:span></text:p>
      <text:p text:style-name="Text_20_body"><text:span text:style-name="T4">Rabid</text:span>: Be a good girl and wipe those tears.</text:p>
      <text:p text:style-name="Text_20_body"><text:span text:style-name="T10">Yoko</text:span><text:span text:style-name="T9"> cries herself to sleep</text:span></text:p>
      <text:p text:style-name="Text_20_body"><text:span text:style-name="T2">Tenda</text:span>: Do you know how to play that?</text:p>
      <text:p text:style-name="Text_20_body"><text:span text:style-name="T10">Yoko</text:span>: (Play the song of healing!)</text:p>
      <text:p text:style-name="Text_20_body"><text:span text:style-name="T6">Storm</text:span><text:span text:style-name="T5"> not to be outdone, the glowing ball shifts ever so slightly closer to Rabid</text:span></text:p>
      <text:p text:style-name="Text_20_body"><text:span text:style-name="T8">Newblood</text:span><text:span text:style-name="T7"> extends a hand in Tenda's direction, "let's take a walk while I play you a tune or two."</text:span></text:p>
      <text:p text:style-name="Text_20_body"><text:soft-page-break/><text:span text:style-name="T4">Rabid</text:span><text:span text:style-name="T3"> picks Watcher to her hooves and kisses her deeply</text:span></text:p>
      <text:p text:style-name="Text_20_body"><text:span text:style-name="T2">Tenda</text:span><text:span text:style-name="T1"> beams happily, and takes Newblood's hand eagerly</text:span></text:p>
      <text:p text:style-name="Text_20_body"><text:span text:style-name="T2">Watcher</text:span><text:span text:style-name="T1"> cries while kissing Rabid</text:span></text:p>
      <text:p text:style-name="Text_20_body"><text:span text:style-name="T6">Storm</text:span><text:span text:style-name="T5"> the orb hangs ominously above and behind Rabid, humming quietly</text:span></text:p>
      <text:p text:style-name="Text_20_body"><text:span text:style-name="T10">Yoko</text:span><text:span text:style-name="T9"> appears behind Rabid as a Succubus</text:span></text:p>
      <text:p text:style-name="Text_20_body"><text:span text:style-name="T4">Rabid</text:span><text:span text:style-name="T3"> looks up and the ball and falls to the ground scared</text:span></text:p>
      <text:p text:style-name="Text_20_body"><text:span text:style-name="T10">Yoko</text:span><text:span text:style-name="T9"> drags Rabid away</text:span></text:p>
      <text:p text:style-name="Text_20_body"><text:span text:style-name="T8">Newblood</text:span><text:span text:style-name="T7"> starts strumming</text:span></text:p>
      <text:p text:style-name="P2">Newblood</text:p>
      <text:p text:style-name="Text_20_body"><text:bookmark text:name="X647_YALph_u2iee8:1"/><text:a xlink:type="simple" xlink:href="http://youtube.com/watch?v=ALph_u2iee8" office:target-frame-name="_BLANK" xlink:show="replace">http://youtube.com/watch?v=ALph_u2iee8</text:a></text:p>
      <text:p text:style-name="Text_20_body"><text:span text:style-name="T4">Rabid</text:span><text:span text:style-name="T3"> wraps Yoko in the nose with her collar on his hoof, leaving a burned stripe</text:span></text:p>
      <text:p text:style-name="Text_20_body"><text:span text:style-name="T10">Yoko</text:span><text:span text:style-name="T9"> drops Rabid and runs to a mirror</text:span></text:p>
      <text:p text:style-name="Text_20_body"><text:span text:style-name="T10">Yoko</text:span>: What did you do?!</text:p>
      <text:p text:style-name="Text_20_body"><text:span text:style-name="T6">Storm</text:span><text:span text:style-name="T5"> O-O, the orb remains stationary, hanging ominously above Watcher and humming not unlike a swarm of bees would</text:span></text:p>
      <text:p text:style-name="Text_20_body"><text:span text:style-name="T2">Tenda</text:span>: Are you going to sing too? :hurrr:</text:p>
      <text:p text:style-name="Text_20_body"><text:span text:style-name="T2">Tenda</text:span>: When I can finally find a harp, maybe we can be a band. ^^</text:p>
      <text:p text:style-name="Text_20_body"><text:span text:style-name="T8">Newblood</text:span>: I can't sing, unfortunately most musicians can't sing and play sadly</text:p>
      <text:p text:style-name="Text_20_body"><text:span text:style-name="T2">Tenda</text:span>: ... though now that I have hooves instead of six legs, I'm not sure how I would play a harp. :fluttersmith:</text:p>
      <text:p text:style-name="Text_20_body"><text:span text:style-name="T4">Rabid</text:span>: I don't know. I just hit you with your collar.</text:p>
      <text:p text:style-name="Text_20_body"><text:span text:style-name="T4">Rabid</text:span><text:span text:style-name="T3"> is still on the ground under Watcher and pulls her down on top of him</text:span></text:p>
      <text:p text:style-name="Text_20_body"><text:span text:style-name="T10">Yoko</text:span><text:span text:style-name="T9"> growls at Rabid and drags him away to her house</text:span></text:p>
      <text:p text:style-name="Text_20_body"><text:span text:style-name="T10">Yoko</text:span>: Not so fast,playboy!</text:p>
      <text:p text:style-name="Text_20_body"><text:span text:style-name="T10">Yoko</text:span>: You're mine!</text:p>
      <text:p text:style-name="Text_20_body"><text:span text:style-name="T4">Rabid</text:span><text:span text:style-name="T3"> unwraps the collar from his wrist and snaps it around Yoko's neck</text:span></text:p>
      <text:p text:style-name="Text_20_body"><text:span text:style-name="T10">Yoko</text:span><text:span text:style-name="T9"> doesn't feel anything because she is so angry</text:span></text:p>
      <text:p text:style-name="Text_20_body"><text:span text:style-name="T10">Yoko</text:span><text:span text:style-name="T9"> continues to drag Rabid to her home</text:span></text:p>
      <text:p text:style-name="Text_20_body"><text:span text:style-name="T6">Storm</text:span><text:span text:style-name="T5"> flops out of the orb, apparently healed O-o</text:span></text:p>
      <text:p text:style-name="Text_20_body"><text:span text:style-name="T6">Storm</text:span><text:span text:style-name="T5"> plops down a few feet in front of Watcher</text:span></text:p>
      <text:p text:style-name="Text_20_body"><text:span text:style-name="T8">Newblood</text:span><text:span text:style-name="T7"> is now in a journey mood.. and starts to strum Don't Stop Believing as he finishes the other song</text:span></text:p>
      <text:p text:style-name="Text_20_body"><text:span text:style-name="T2">Tenda</text:span><text:span text:style-name="T1"> listens gleefully :&gt;​</text:span></text:p>
      <text:p text:style-name="Text_20_body"><text:span text:style-name="T10">Yoko</text:span>: I think it's about time I showed my dominant side,Rabid!</text:p>
      <text:p text:style-name="Text_20_body"><text:span text:style-name="T4">Rabid</text:span><text:span text:style-name="T3"> tears away from Yoko and runs back to Watcher</text:span></text:p>
      <text:p text:style-name="Text_20_body"><text:span text:style-name="T2">Watcher</text:span><text:span text:style-name="T1"> falls down on Rabid, holding her flank</text:span></text:p>
      <text:p text:style-name="Text_20_body"><text:span text:style-name="T10">Yoko</text:span><text:span text:style-name="T9"> sighs and uses her magic to teleport Rabid to her home</text:span></text:p>
      <text:p text:style-name="Text_20_body"><text:span text:style-name="T10">Yoko</text:span><text:span text:style-name="T9"> teleports to her home</text:span></text:p>
      <text:p text:style-name="Text_20_body"><text:soft-page-break/><text:span text:style-name="T6">Storm</text:span><text:span text:style-name="T5"> blocks Yoko's magic from teleporting Rabid</text:span></text:p>
      <text:p text:style-name="Text_20_body"><text:span text:style-name="T10">Yoko</text:span><text:span text:style-name="T9"> growls at Storm and counters the block by teleporting Storm away</text:span></text:p>
      <text:p text:style-name="Text_20_body"><text:span text:style-name="T6">Storm</text:span><text:span text:style-name="T5"> is unfazed</text:span></text:p>
      <text:p text:style-name="Text_20_body"><text:span text:style-name="T6">Storm</text:span>: You can have him when I'm done.</text:p>
      <text:p text:style-name="Text_20_body"><text:span text:style-name="T4">Rabid</text:span><text:span text:style-name="T3"> holds Watcher tight</text:span></text:p>
      <text:p text:style-name="Text_20_body"><text:span text:style-name="T10">Yoko</text:span>: Okay...</text:p>
      <text:p text:style-name="Text_20_body"><text:span text:style-name="T10">Yoko</text:span> joined the chat </text:p>
      <text:p text:style-name="Text_20_body"><text:span text:style-name="T6">Storm</text:span><text:span text:style-name="T5"> inches closer to Rabid, a faint glow swirling around him</text:span></text:p>
      <text:p text:style-name="Text_20_body"><text:span text:style-name="T10">Yoko</text:span><text:span text:style-name="T9"> smiles</text:span></text:p>
      <text:p text:style-name="Text_20_body"><text:span text:style-name="T10">Yoko</text:span><text:span text:style-name="T9"> grabs some popcorn and watches</text:span></text:p>
      <text:p text:style-name="Text_20_body"><text:span text:style-name="T4">Rabid</text:span><text:span text:style-name="T3"> doesn't notices and continues holding Watcher, stroking her mane and wiping her tears</text:span></text:p>
      <text:p text:style-name="Text_20_body"><text:span text:style-name="T6">Storm</text:span><text:span text:style-name="T5"> blasts them both with a bolt of lightning</text:span></text:p>
      <text:p text:style-name="Text_20_body"><text:span text:style-name="T10">Yoko</text:span><text:span text:style-name="T9"> remembers that Rabid can't be harmed by electricity and waves at Rabid</text:span></text:p>
      <text:p text:style-name="Text_20_body"><text:span text:style-name="T10">Yoko</text:span>: I'm coming for you next!</text:p>
      <text:p text:style-name="Text_20_body"><text:span text:style-name="T10">Yoko</text:span><text:span text:style-name="T9"> cradles a ball of fire in her hooves</text:span></text:p>
      <text:p text:style-name="Text_20_body"><text:span text:style-name="T2">Watcher</text:span><text:span text:style-name="T1"> is stunned by the blast of lightning but is unfazed due to getting struck so many times before</text:span></text:p>
      <text:p text:style-name="Text_20_body"><text:span text:style-name="T4">Rabid</text:span><text:span text:style-name="T3"> convulses and his arms tighten around Watcher</text:span></text:p>
      <text:p text:style-name="Text_20_body"><text:span text:style-name="T6">Storm</text:span><text:span text:style-name="T5"> sighs and resorts to levitating them both into the air</text:span></text:p>
      <text:p text:style-name="Text_20_body"><text:span text:style-name="T2">Watcher</text:span><text:span text:style-name="T1"> continues to cry as her flank hurts more and the weights hang down from her</text:span></text:p>
      <text:p text:style-name="Text_20_body"><text:span text:style-name="T4">Rabid</text:span><text:span text:style-name="T3"> wraps his back hoofs about Watcher and hangs under her in the air</text:span></text:p>
      <text:p text:style-name="Text_20_body"><text:span text:style-name="T6">Storm</text:span><text:span text:style-name="T5"> waves his hooves dramatically, causing them to feel a slight(ly excruciating) sense of compression</text:span></text:p>
      <text:p text:style-name="Text_20_body"><text:span text:style-name="T4">Rabid</text:span><text:span text:style-name="T3"> groans in pain as he feels the weights hanging under Watcher pressed between them</text:span></text:p>
      <text:p text:style-name="Text_20_body"><text:span text:style-name="T10">Yoko</text:span>: Not good enough!</text:p>
      <text:p text:style-name="Text_20_body"><text:span text:style-name="T6">Storm</text:span><text:span text:style-name="T5"> waves his hooves out, forcing the two of them further away from each other</text:span></text:p>
      <text:p text:style-name="Text_20_body"><text:span text:style-name="T10">Yoko</text:span><text:span text:style-name="T9"> throws a large ball of fire at everyone</text:span></text:p>
      <text:p text:style-name="Text_20_body"><text:span text:style-name="T2">Watcher</text:span><text:span text:style-name="T1"> whelps in pain as the weights continue to pull down</text:span></text:p>
      <text:p text:style-name="Text_20_body"><text:span text:style-name="T4">Rabid</text:span><text:span text:style-name="T3"> holds onto Watcher's hooves, his body being pulled away</text:span></text:p>
      <text:p text:style-name="Text_20_body"><text:span text:style-name="T6">Storm</text:span><text:span text:style-name="T5"> shoots out his hoof dramatically, sending Rabid careening into the wall</text:span></text:p>
      <text:p text:style-name="Text_20_body"><text:span text:style-name="T4">Rabid</text:span><text:span text:style-name="T3"> flys agaisnt the wall with a thud</text:span></text:p>
      <text:p text:style-name="Text_20_body"><text:span text:style-name="T6">Storm</text:span><text:span text:style-name="T5"> repeats the motion, Rabid flying away then back into the wall rapidly</text:span></text:p>
      <text:p text:style-name="Text_20_body"><text:span text:style-name="T10">Yoko</text:span><text:span text:style-name="T9"> still waiting for that fireball to hit</text:span></text:p>
      <text:p text:style-name="Text_20_body"><text:span text:style-name="T10">Yoko</text:span><text:span text:style-name="T9"> sighs as the fire ball slowly travels</text:span></text:p>
      <text:p text:style-name="Text_20_body"><text:span text:style-name="T2">Tenda</text:span><text:span text:style-name="T1"> flutters her wings happily as she listens to Newblood, releasing a thin dusting of anti-magic moth dust that collides with the fireball and dissipate it :hurrr:</text:span></text:p>
      <text:p text:style-name="Text_20_body"><text:span text:style-name="T4">Rabid</text:span><text:span text:style-name="T3"> grunts with each hit against the wall</text:span></text:p>
      <text:p text:style-name="Text_20_body"><text:span text:style-name="T6">Storm</text:span><text:span text:style-name="T5"> continues to bash Rabid into the wall, grinning with mischievous excitement</text:span></text:p>
      <text:p text:style-name="Text_20_body"><text:soft-page-break/><text:span text:style-name="T10">Yoko</text:span> joined the chat </text:p>
      <text:p text:style-name="Text_20_body"><text:span text:style-name="T10">Yoko</text:span><text:span text:style-name="T9"> sighs and catches something on fire</text:span></text:p>
      <text:p text:style-name="Text_20_body"><text:span text:style-name="T6">Storm</text:span><text:span text:style-name="T5"> drops Watcher, focusing entirely on subjugating Rabid to the wall-beating</text:span></text:p>
      <text:p text:style-name="Text_20_body"><text:span text:style-name="T2">Tenda</text:span><text:span text:style-name="T1"> yelps as her tail somehow alights</text:span></text:p>
      <text:p text:style-name="Text_20_body"><text:span text:style-name="T2">Tenda</text:span><text:span text:style-name="T1"> swishes it furiously</text:span></text:p>
      <text:p text:style-name="Text_20_body"><text:span text:style-name="T4">Rabid</text:span><text:span text:style-name="T3"> is beat against the wall, laughing</text:span></text:p>
      <text:p text:style-name="Text_20_body"><text:span text:style-name="T2">Tenda</text:span>: Why is today so crazy?!</text:p>
      <text:p text:style-name="Text_20_body"><text:span text:style-name="T10">Yoko</text:span>: It's that time of month again</text:p>
      <text:p text:style-name="Text_20_body"><text:span text:style-name="T2">Watcher</text:span><text:span text:style-name="T1"> falls agains the floor with a thud and cries out</text:span></text:p>
      <text:p text:style-name="Text_20_body"><text:span text:style-name="T6">Storm</text:span>: *casting a side glance to Watcher* Oh shaddap, willya?</text:p>
      <text:p text:style-name="Text_20_body"><text:span text:style-name="T8">Newblood</text:span><text:span text:style-name="T7"> moves onto Metallica as he ran out of Journey :hurrr:</text:span></text:p>
      <text:p text:style-name="P2">Newblood</text:p>
      <text:p text:style-name="Text_20_body"><text:bookmark text:name="X647_YWM8bTdBs-cw:1"/><text:a xlink:type="simple" xlink:href="http://youtube.com/watch?v=WM8bTdBs-cw" office:target-frame-name="_BLANK" xlink:show="replace">http://youtube.com/watch?v=WM8bTdBs-cw</text:a></text:p>
      <text:p text:style-name="Text_20_body"><text:span text:style-name="T10">Yoko</text:span><text:span text:style-name="T9"> goes over to console Watcher</text:span></text:p>
      <text:p text:style-name="Text_20_body"><text:span text:style-name="T2">Tenda</text:span>: I didn't know you had those problems, Yoko. o-o</text:p>
      <text:p text:style-name="Text_20_body"><text:span text:style-name="T6">Storm</text:span><text:span text:style-name="T5"> bashes Rabid into the wall even faster and with more force</text:span></text:p>
      <text:p text:style-name="Text_20_body"><text:span text:style-name="T10">Yoko</text:span><text:span text:style-name="T9"> rolls her eyes at Tenda</text:span></text:p>
      <text:p text:style-name="Text_20_body"><text:span text:style-name="T2">Tenda</text:span><text:span text:style-name="T1"> :notimpressed: with Newblood's playing</text:span></text:p>
      <text:p text:style-name="Text_20_body"><text:span text:style-name="T8">Newblood</text:span>: :c</text:p>
      <text:p text:style-name="Text_20_body"><text:span text:style-name="T4">Rabid</text:span><text:span text:style-name="T3"> flys through the wall</text:span></text:p>
      <text:p text:style-name="Text_20_body"><text:span text:style-name="T2">Tenda</text:span><text:span text:style-name="T1"> grabs the guitar from Newblood</text:span></text:p>
      <text:p text:style-name="Text_20_body"><text:span text:style-name="T2">Tenda</text:span>: You need to learn a thing or two about artistry.</text:p>
      <text:p text:style-name="Text_20_body"><text:span text:style-name="T6">Storm</text:span><text:span text:style-name="T5"> slowly peeks through the hole left in the wall</text:span></text:p>
      <text:p text:style-name="Text_20_body"><text:span text:style-name="T4">Rabid</text:span><text:span text:style-name="T3"> struggles to hold himself in the hole and yells to Storm</text:span></text:p>
      <text:p text:style-name="Text_20_body"><text:span text:style-name="T8">Newblood</text:span>: I can't think of songs off the top of my head</text:p>
      <text:p text:style-name="Text_20_body"><text:span text:style-name="T2">Tenda</text:span><text:span text:style-name="T1"> closes her eyes, and begins skillfully playing</text:span></text:p>
      <text:p text:style-name="P3">Tenda</text:p>
      <text:p text:style-name="Text_20_body"><text:bookmark text:name="X647_YchlieoYTxGI:1"/><text:a xlink:type="simple" xlink:href="http://youtube.com/watch?v=chlieoYTxGI" office:target-frame-name="_BLANK" xlink:show="replace">http://youtube.com/watch?v=chlieoYTxGI</text:a></text:p>
      <text:p text:style-name="Text_20_body"><text:span text:style-name="T4">Rabid</text:span>: We're not so different, you and I.</text:p>
      <text:p text:style-name="Text_20_body"><text:span text:style-name="T6">Storm</text:span>: :nnghaloo: Don't remind me.</text:p>
      <text:p text:style-name="Text_20_body"><text:span text:style-name="T4">Rabid</text:span>: i saw how much you liked it when you were beating me.</text:p>
      <text:p text:style-name="Text_20_body"><text:span text:style-name="T6">Storm</text:span>: :impatient: Where are you going with this?</text:p>
      <text:p text:style-name="Text_20_body"><text:span text:style-name="T2">Tenda</text:span><text:span text:style-name="T1"> sighs and hands the guitar back to Newblood, shaking out her joints</text:span></text:p>
      <text:p text:style-name="Text_20_body"><text:span text:style-name="T8">Newblood</text:span> joined the chat </text:p>
      <text:p text:style-name="Text_20_body"><text:span text:style-name="T8">Newblood</text:span>: I know so much music, I can't think of anything easily</text:p>
      <text:p text:style-name="Text_20_body"><text:span text:style-name="T10">Yoko</text:span><text:span text:style-name="T9"> plays with her demon wings</text:span></text:p>
      <text:p text:style-name="Text_20_body"><text:span text:style-name="T4">Rabid</text:span><text:span text:style-name="T3"> pulls himself through the hole</text:span></text:p>
      <text:p text:style-name="Text_20_body"><text:soft-page-break/><text:span text:style-name="T2">Tenda</text:span>: But you don't know how to dance. :good:</text:p>
      <text:p text:style-name="Text_20_body"><text:span text:style-name="T6">Storm</text:span><text:span text:style-name="T5"> steps back, letting Rabid through the hole though keeping his distance and watching him carefully</text:span></text:p>
      <text:p text:style-name="Text_20_body"><text:span text:style-name="T8">Newblood</text:span>: I never needed to dance as a musician</text:p>
      <text:p text:style-name="Text_20_body"><text:span text:style-name="T4">Rabid</text:span>: You should embrace it. I know how good it feels better than anypony.</text:p>
      <text:p text:style-name="Text_20_body"><text:span text:style-name="T8">Newblood</text:span>: :3</text:p>
      <text:p text:style-name="Text_20_body"><text:span text:style-name="T6">Storm</text:span><text:span text:style-name="T5"> levitates Rabid into the air again</text:span></text:p>
      <text:p text:style-name="Text_20_body"><text:span text:style-name="T6">Storm</text:span>: Who's to say I haven't?</text:p>
      <text:p text:style-name="Text_20_body"><text:span text:style-name="T2">Tenda</text:span>: You need to know how to dance as a special somepony, though. ;)</text:p>
      <text:p text:style-name="Text_20_body"><text:span text:style-name="T4">Rabid</text:span><text:span text:style-name="T3"> chuckles</text:span></text:p>
      <text:p text:style-name="Text_20_body"><text:span text:style-name="T4">Rabid</text:span>: Good, good.</text:p>
      <text:p text:style-name="Text_20_body"><text:span text:style-name="T6">Storm</text:span>: Now just make this easier for me and knock yourself out, please... :hurrr:</text:p>
      <text:p text:style-name="Text_20_body"><text:span text:style-name="T2">Watcher</text:span><text:span text:style-name="T1"> crawls across the floor away from everypony</text:span></text:p>
      <text:p text:style-name="Text_20_body"><text:span text:style-name="T4">Rabid</text:span><text:span text:style-name="T3"> yells to Watcher</text:span></text:p>
      <text:p text:style-name="Text_20_body"><text:span text:style-name="T4">Rabid</text:span>: I see you. Come over here, pet.</text:p>
      <text:p text:style-name="Text_20_body"><text:span text:style-name="T6">Storm</text:span><text:span text:style-name="T5"> tilts his head, causing the levitation spell to compress around Rabid while holding him in the air</text:span></text:p>
      <text:p text:style-name="Text_20_body"><text:span text:style-name="T10">Yoko</text:span><text:span text:style-name="T9"> frowns and catches Stormys mane on fire</text:span></text:p>
      <text:p text:style-name="Text_20_body"><text:span text:style-name="T10">Yoko</text:span>: That's enough!</text:p>
      <text:p text:style-name="Text_20_body"><text:span text:style-name="T10">Yoko</text:span><text:span text:style-name="T9"> stomps over to Rabid and drags him away</text:span></text:p>
      <text:p text:style-name="Text_20_body"><text:span text:style-name="T6">Storm</text:span><text:span text:style-name="T5"> shrugs, putting the fire out with magic</text:span></text:p>
      <text:p text:style-name="Text_20_body"><text:span text:style-name="T2">Watcher</text:span><text:span text:style-name="T1"> whimpers and calls over to Rabid and Stormy</text:span></text:p>
      <text:p text:style-name="Text_20_body"><text:span text:style-name="T6">Storm</text:span>: Bleh, keep that one...</text:p>
      <text:p text:style-name="Text_20_body"><text:span text:style-name="T6">Storm</text:span>: I've got bigger fish to fry</text:p>
      <text:p text:style-name="Text_20_body"><text:span text:style-name="T6">Storm</text:span><text:span text:style-name="T5"> leaving Rabid with Yoko, he trots over to his saddlebag</text:span></text:p>
      <text:p text:style-name="Text_20_body"><text:span text:style-name="T10">Yoko</text:span><text:span text:style-name="T9"> hugs and kisses Rabid</text:span></text:p>
      <text:p text:style-name="Text_20_body"><text:span text:style-name="T4">Rabid</text:span><text:span text:style-name="T3"> pulls harshly on Yoko's collar</text:span></text:p>
      <text:p text:style-name="Text_20_body"><text:span text:style-name="T6">Storm</text:span>: (will be back momentarily :rariwat: )</text:p>
      <text:p text:style-name="Text_20_body"><text:span text:style-name="T4">Rabid</text:span>: Getting jealous, pet?</text:p>
      <text:p text:style-name="Text_20_body"><text:span text:style-name="T10">Yoko</text:span>: N-No!</text:p>
      <text:p text:style-name="Text_20_body"><text:span text:style-name="T2">Watcher</text:span>: (Who are you talking about Storm?)</text:p>
      <text:p text:style-name="Text_20_body"><text:span text:style-name="T10">Yoko</text:span><text:span text:style-name="T9"> turns away from Rabid,blushing hard</text:span></text:p>
      <text:p text:style-name="Text_20_body"><text:span text:style-name="T4">Rabid</text:span><text:span text:style-name="T3"> grins</text:span></text:p>
      <text:p text:style-name="Text_20_body"><text:span text:style-name="T4">Rabid</text:span>: I think you are. Can't stand to see me break in a hot young filly like her.</text:p>
      <text:p text:style-name="Text_20_body"><text:span text:style-name="T4">Rabid</text:span><text:span text:style-name="T3"> rubs his hoof over the brand on Yoko's chest</text:span></text:p>
      <text:p text:style-name="Text_20_body"><text:span text:style-name="T10">Yoko</text:span>: S-Shut up!</text:p>
      <text:p text:style-name="Text_20_body"><text:span text:style-name="T10">Yoko</text:span><text:span text:style-name="T9"> blushes some more</text:span></text:p>
      <text:p text:style-name="Text_20_body"><text:soft-page-break/><text:span text:style-name="T4">Rabid</text:span>: You've got to be a good girl or I'm gonna have to lock you up again.</text:p>
      <text:p text:style-name="Text_20_body"><text:span text:style-name="T10">Yoko</text:span>: B-But y-you..</text:p>
      <text:p text:style-name="Text_20_body"><text:span text:style-name="T8">Newblood</text:span><text:span text:style-name="T7"> puts the guitar in a safe untouchable corner and Pokes Tenda</text:span></text:p>
      <text:p text:style-name="Text_20_body"><text:span text:style-name="T10">Yoko</text:span><text:span text:style-name="T9"> sighs</text:span></text:p>
      <text:p text:style-name="Text_20_body"><text:span text:style-name="T2">Tenda</text:span><text:span text:style-name="T1"> smiles and pokes back playfully</text:span></text:p>
      <text:p text:style-name="Text_20_body"><text:span text:style-name="T10">Yoko</text:span>: Okay...</text:p>
      <text:p text:style-name="Text_20_body"><text:span text:style-name="T4">Rabid</text:span>: But what?</text:p>
      <text:p text:style-name="Text_20_body"><text:span text:style-name="T2">Watcher</text:span><text:span text:style-name="T1"> groans slight as she hurts a bit more</text:span></text:p>
      <text:p text:style-name="Text_20_body"><text:span text:style-name="T10">Yoko</text:span>: N-Nothing! I'll be a good girl!</text:p>
      <text:p text:style-name="Text_20_body"><text:span text:style-name="T4">Rabid</text:span><text:span text:style-name="T3"> rubs yoko's belly</text:span></text:p>
      <text:p text:style-name="Text_20_body"><text:span text:style-name="T4">Rabid</text:span>: That's what I like to hear.</text:p>
      <text:p text:style-name="Text_20_body"><text:span text:style-name="T10">Yoko</text:span><text:span text:style-name="T9"> mutters under her breath</text:span></text:p>
      <text:p text:style-name="Text_20_body"><text:span text:style-name="T8">Newblood</text:span><text:span text:style-name="T7"> pokes Tenda's Stomach</text:span></text:p>
      <text:p text:style-name="Text_20_body"><text:span text:style-name="T10">Yoko</text:span>: Ican'tbelievehedidthatwh​atajerk</text:p>
      <text:p text:style-name="Text_20_body"><text:span text:style-name="T6">Storm</text:span>: (is back)</text:p>
      <text:p text:style-name="Text_20_body"><text:span text:style-name="T4">Rabid</text:span><text:span text:style-name="T3"> tugs Yoko's collar up to look at her</text:span></text:p>
      <text:p text:style-name="Text_20_body"><text:span text:style-name="T6">Storm</text:span><text:span text:style-name="T5"> looks through his saddlebag</text:span></text:p>
      <text:p text:style-name="Text_20_body"><text:span text:style-name="T6">Storm</text:span><text:span text:style-name="T5"> pulls something out</text:span></text:p>
      <text:p text:style-name="Text_20_body"><text:span text:style-name="T6">Storm</text:span>: Ah, perfect!</text:p>
      <text:p text:style-name="Text_20_body"><text:span text:style-name="T10">Yoko</text:span><text:span text:style-name="T9"> turns away from Rabid</text:span></text:p>
      <text:p text:style-name="Text_20_body"><text:span text:style-name="T10">Yoko</text:span>: What do you want?!</text:p>
      <text:p text:style-name="Text_20_body"><text:span text:style-name="T2">Tenda</text:span><text:span text:style-name="T1"> breaks out of a daze, and looks at Newblood</text:span></text:p>
      <text:p text:style-name="Text_20_body"><text:span text:style-name="T2">Tenda</text:span>: Huh?</text:p>
      <text:p text:style-name="Text_20_body"><text:span text:style-name="T4">Rabid</text:span>: I want some respect.</text:p>
      <text:p text:style-name="Text_20_body"><text:span text:style-name="T6">Storm</text:span><text:span text:style-name="T5"> calls out to Watcher</text:span></text:p>
      <text:p text:style-name="Text_20_body"><text:span text:style-name="T2">Tenda</text:span>: Uh, Newblood...</text:p>
      <text:p text:style-name="Text_20_body"><text:span text:style-name="T10">Yoko</text:span><text:span text:style-name="T9"> growls</text:span></text:p>
      <text:p text:style-name="Text_20_body"><text:span text:style-name="T10">Yoko</text:span>: Why would I give you any respect after the way you've been acting?!</text:p>
      <text:p text:style-name="Text_20_body"><text:span text:style-name="T10">Yoko</text:span><text:span text:style-name="T9"> pushes Rabid away</text:span></text:p>
      <text:p text:style-name="Text_20_body"><text:span text:style-name="T2">Watcher</text:span><text:span text:style-name="T1"> replys to Stormy with a groan of pain</text:span></text:p>
      <text:p text:style-name="Text_20_body"><text:span text:style-name="T4">Rabid</text:span><text:span text:style-name="T3"> pulls yoko back by the collar</text:span></text:p>
      <text:p text:style-name="Text_20_body"><text:span text:style-name="T6">Storm</text:span>: Hmm</text:p>
      <text:p text:style-name="Text_20_body"><text:span text:style-name="T6">Storm</text:span><text:span text:style-name="T5"> grabs his saddlebag and moves to Watcher</text:span></text:p>
      <text:p text:style-name="Text_20_body"><text:span text:style-name="T4">Rabid</text:span>: Because its not your place to decide how I act.</text:p>
      <text:p text:style-name="Text_20_body"><text:span text:style-name="T10">Yoko</text:span><text:span text:style-name="T9"> rips her collar off and pushes Rabid to the ground</text:span></text:p>
      <text:p text:style-name="Text_20_body"><text:span text:style-name="T10">Yoko</text:span>: I'm done!</text:p>
      <text:p text:style-name="Text_20_body"><text:span text:style-name="T10">Yoko</text:span><text:span text:style-name="T9"> stomps away</text:span></text:p>
      <text:p text:style-name="Text_20_body"><text:soft-page-break/><text:span text:style-name="T8">Newblood</text:span>: What happened D:</text:p>
      <text:p text:style-name="Text_20_body"><text:span text:style-name="T8">Newblood</text:span>: What happened D:</text:p>
      <text:p text:style-name="Text_20_body"><text:span text:style-name="T2">Tenda</text:span><text:span text:style-name="T1"> stares at the complex and whirling confrontation across the room o-o</text:span></text:p>
      <text:p text:style-name="Text_20_body"><text:span text:style-name="T2">Tenda</text:span>: ...oh, hey!</text:p>
      <text:p text:style-name="Text_20_body"><text:span text:style-name="T2">Tenda</text:span>: Newblood!</text:p>
      <text:p text:style-name="Text_20_body"><text:span text:style-name="T4">Rabid</text:span><text:span text:style-name="T3"> pushes Yoko to the ground and put a hoof on her neck</text:span></text:p>
      <text:p text:style-name="Text_20_body"><text:span text:style-name="T2">Tenda</text:span>: Newblood, come over here.</text:p>
      <text:p text:style-name="Text_20_body"><text:span text:style-name="T4">Rabid</text:span>: Who do you think you are?</text:p>
      <text:p text:style-name="Text_20_body"><text:span text:style-name="T2">Tenda</text:span><text:span text:style-name="T1"> grabs one of Newblood's forelegs and tries to drag him away</text:span></text:p>
      <text:p text:style-name="Text_20_body"><text:span text:style-name="T6">Storm</text:span><text:span text:style-name="T5"> stands in front of Watcher, brandishing a fairly long, sharp knife</text:span></text:p>
      <text:p text:style-name="Text_20_body"><text:span text:style-name="T10">Yoko</text:span>: A pony!</text:p>
      <text:p text:style-name="Text_20_body"><text:span text:style-name="T8">Newblood</text:span><text:span text:style-name="T7"> crawls in Tenda's direction so that dragging wasn't necessary</text:span></text:p>
      <text:p text:style-name="Text_20_body"><text:span text:style-name="T10">Yoko</text:span>: I'm not your slave or pet! I deserve respect too!</text:p>
      <text:p text:style-name="Text_20_body"><text:span text:style-name="T2">Watcher</text:span><text:span text:style-name="T1"> looks up at Storm, her eyes widen at the knife</text:span></text:p>
      <text:p text:style-name="Text_20_body"><text:span text:style-name="T10">Yoko</text:span><text:span text:style-name="T9"> blushes a little bit</text:span></text:p>
      <text:p text:style-name="Text_20_body"><text:span text:style-name="T6">Storm</text:span>: Hush...</text:p>
      <text:p text:style-name="Text_20_body"><text:span text:style-name="T6">Storm</text:span><text:span text:style-name="T5"> pushes the blade towards Watcher, between her neck and the collar</text:span></text:p>
      <text:p text:style-name="Text_20_body"><text:span text:style-name="T6">Storm</text:span><text:span text:style-name="T5"> flicks it outwards, cutting the collar and letting it fall off</text:span></text:p>
      <text:p text:style-name="Text_20_body"><text:span text:style-name="T2">Tenda</text:span><text:span text:style-name="T1"> makes sure her and Newblood are probably out of earshot of the rest, and asks, "Do you ever have any ... fantasies?"</text:span></text:p>
      <text:p text:style-name="Text_20_body"><text:span text:style-name="T6">Storm</text:span>: Thou art free of thine bondage...</text:p>
      <text:p text:style-name="Text_20_body"><text:span text:style-name="T4">Rabid</text:span>: You deserve all the respect I give you.</text:p>
      <text:p text:style-name="Text_20_body"><text:span text:style-name="T10">Yoko</text:span>: I-I do?!</text:p>
      <text:p text:style-name="Text_20_body"><text:span text:style-name="T10">Yoko</text:span>: Wait a minute.. what does that mean?</text:p>
      <text:p text:style-name="Text_20_body"><text:span text:style-name="T6">Storm</text:span><text:span text:style-name="T5"> brings the knife to his neck, sliding it between his neck and the piece of ornamental string he wears</text:span></text:p>
      <text:p text:style-name="Text_20_body"><text:span text:style-name="T2">Watcher</text:span><text:span text:style-name="T1"> looks up at Stormy with a weak smile</text:span></text:p>
      <text:p text:style-name="Text_20_body"><text:span text:style-name="T10">Yoko</text:span><text:span text:style-name="T9"> glares at Rabid</text:span></text:p>
      <text:p text:style-name="Text_20_body"><text:span text:style-name="T8">Newblood</text:span><text:span text:style-name="T7"> whispers, "like what?"</text:span></text:p>
      <text:p text:style-name="Text_20_body"><text:span text:style-name="T2">Tenda</text:span><text:span text:style-name="T1"> frowns</text:span></text:p>
      <text:p text:style-name="Text_20_body"><text:span text:style-name="T2">Tenda</text:span>: ... nevermind then, I guess.</text:p>
      <text:p text:style-name="Text_20_body"><text:span text:style-name="T4">Rabid</text:span><text:span text:style-name="T3"> gets snout to snout with yoko</text:span></text:p>
      <text:p text:style-name="Text_20_body"><text:span text:style-name="T6">Storm</text:span><text:span text:style-name="T5"> sits there, contemplatively, the knife between his neck and the string</text:span></text:p>
      <text:p text:style-name="Text_20_body"><text:span text:style-name="T8">Newblood</text:span>: What is there to fantasis about when I have you?</text:p>
      <text:p text:style-name="Text_20_body"><text:span text:style-name="T4">Rabid</text:span>: If you deserved any more respect than what I give you, you would have it.</text:p>
      <text:p text:style-name="Text_20_body"><text:span text:style-name="T2">Tenda</text:span><text:span text:style-name="T1"> frowns even more pronouncedly</text:span></text:p>
      <text:p text:style-name="Text_20_body"><text:span text:style-name="T10">Yoko</text:span>: B-But.. How do I get more respect?</text:p>
      <text:p text:style-name="Text_20_body"><text:soft-page-break/><text:span text:style-name="T10">Yoko</text:span><text:span text:style-name="T9"> looks confused</text:span></text:p>
      <text:p text:style-name="Text_20_body"><text:span text:style-name="T10">Yoko</text:span>: Did you do this to get back at me?</text:p>
      <text:p text:style-name="Text_20_body"><text:span text:style-name="T4">Rabid</text:span>: Obedience is a good start.</text:p>
      <text:p text:style-name="Text_20_body"><text:span text:style-name="T2">Watcher</text:span><text:span text:style-name="T1"> crawls over to Stormy and holds onto his hoof tightly</text:span></text:p>
      <text:p text:style-name="Text_20_body"><text:span text:style-name="T10">Yoko</text:span><text:span text:style-name="T9"> growls at Rabid</text:span></text:p>
      <text:p text:style-name="Text_20_body"><text:span text:style-name="T10">Yoko</text:span>: Fine!</text:p>
      <text:p text:style-name="Text_20_body"><text:span text:style-name="T8">Newblood</text:span><text:span text:style-name="T7"> huggles Tenda tightly, "whatcha so worried about?"</text:span></text:p>
      <text:p text:style-name="Text_20_body"><text:span text:style-name="T10">Yoko</text:span><text:span text:style-name="T9"> plays with her mane a little bit</text:span></text:p>
      <text:p text:style-name="Text_20_body"><text:span text:style-name="T10">Yoko</text:span>: What else?</text:p>
      <text:p text:style-name="Text_20_body"><text:span text:style-name="T2">Tenda</text:span>: It's just, unnh...</text:p>
      <text:p text:style-name="Text_20_body"><text:span text:style-name="T2">Tenda</text:span>: Newblood, you make me really happy ... and unnh, you make me really warm inside ...</text:p>
      <text:p text:style-name="Text_20_body"><text:span text:style-name="T6">Storm</text:span><text:span text:style-name="T5"> drags the knife smoothly up and down his neck, contemplating</text:span></text:p>
      <text:p text:style-name="Text_20_body"><text:span text:style-name="T4">Rabid</text:span>: Show some respect yourself.</text:p>
      <text:p text:style-name="Text_20_body"><text:span text:style-name="T2">Tenda</text:span>: And I showed you how I can't get any release like a normal pony...</text:p>
      <text:p text:style-name="Text_20_body"><text:span text:style-name="T4">Rabid</text:span>: For your master, and your station.</text:p>
      <text:p text:style-name="Text_20_body"><text:span text:style-name="T2">Tenda</text:span>: So I like ... more unusual things ...</text:p>
      <text:p text:style-name="Text_20_body"><text:span text:style-name="T2">Tenda</text:span><text:span text:style-name="T1"> sighs, "and I just hoped maybe you liked some of that kind of thing too?"</text:span></text:p>
      <text:p text:style-name="Text_20_body"><text:span text:style-name="T2">Watcher</text:span><text:span text:style-name="T1"> cries against Stormy's hoof</text:span></text:p>
      <text:p text:style-name="Text_20_body"><text:span text:style-name="T10">Yoko</text:span><text:span text:style-name="T9"> spits into Rabid's face</text:span></text:p>
      <text:p text:style-name="Text_20_body"><text:span text:style-name="T10">Yoko</text:span>: I want to be equal!</text:p>
      <text:p text:style-name="Text_20_body"><text:span text:style-name="T2">Tenda</text:span>: (brb, gonna pick a new chat color for better distinction)</text:p>
      <text:p text:style-name="Text_20_body"><text:span text:style-name="T10">Yoko</text:span>: I don't want to be a pet anymore!</text:p>
      <text:p text:style-name="Text_20_body"><text:span text:style-name="T12">Tenda</text:span> joined the chat </text:p>
      <text:p text:style-name="Text_20_body"><text:span text:style-name="T6">Storm</text:span>: Is something...wrong, Watcher?</text:p>
      <text:p text:style-name="Text_20_body"><text:span text:style-name="T6">Storm</text:span><text:span text:style-name="T5"> sarcasm intensifies</text:span></text:p>
      <text:p text:style-name="Text_20_body"><text:span text:style-name="T4">Rabid</text:span><text:span text:style-name="T3"> puts a hoof on the side of Yoko's head and pushes it into the ground.</text:span></text:p>
      <text:p text:style-name="Text_20_body"><text:span text:style-name="T10">Yoko</text:span><text:span text:style-name="T9"> whimpers</text:span></text:p>
      <text:p text:style-name="Text_20_body"><text:span text:style-name="T4">Rabid</text:span><text:span text:style-name="T3"> grabs the chastity belt from his saddlebag and slaps it on yoko</text:span></text:p>
      <text:p text:style-name="Text_20_body"><text:span text:style-name="T8">Newblood</text:span>: I won't push you to do anything that you don't want to, even if I want to do things.. I respect you</text:p>
      <text:p text:style-name="Text_20_body"><text:span text:style-name="T12">Tenda</text:span><text:span text:style-name="T11"> groans, long and pained</text:span></text:p>
      <text:p text:style-name="Text_20_body"><text:span text:style-name="T2">Watcher</text:span>: I-I'm sorry Stormy... I failed you...</text:p>
      <text:p text:style-name="Text_20_body"><text:span text:style-name="T10">Yoko</text:span><text:span text:style-name="T9"> stares into Rabid's eyes</text:span></text:p>
      <text:p text:style-name="Text_20_body"><text:span text:style-name="T12">Tenda</text:span>: I told you yesterday though, you won't know if you don't mention it!</text:p>
      <text:p text:style-name="Text_20_body"><text:span text:style-name="T12">Tenda</text:span>: And I just _asked_!</text:p>
      <text:p text:style-name="Text_20_body"><text:span text:style-name="T4">Rabid</text:span><text:span text:style-name="T3"> picks up the collar Yoko threw on the ground and stashes it in his saddlebag</text:span></text:p>
      <text:p text:style-name="Text_20_body"><text:span text:style-name="T10">Yoko</text:span>: W-What are you going to do to me?!</text:p>
      <text:p text:style-name="Text_20_body"><text:soft-page-break/><text:span text:style-name="T4">Rabid</text:span>: What am I going to do to you?</text:p>
      <text:p text:style-name="Text_20_body"><text:span text:style-name="T8">Newblood</text:span>: As a person and my special somepony, I respect you dearly</text:p>
      <text:p text:style-name="Text_20_body"><text:span text:style-name="T4">Rabid</text:span><text:span text:style-name="T3"> whispers in Yoko's ear</text:span></text:p>
      <text:p text:style-name="P1">Storm</text:p>
      <text:p text:style-name="Text_20_body">( <text:bookmark text:name="X647_YjRNAmUOuY3c:1"/><text:a xlink:type="simple" xlink:href="http://youtube.com/watch?v=jRNAmUOuY3c" office:target-frame-name="_BLANK" xlink:show="replace">http://youtube.com/watch?v=jRNAmUOuY3c</text:a> Failure!)</text:p>
      <text:p text:style-name="Text_20_body"><text:span text:style-name="T12">Tenda</text:span><text:span text:style-name="T11"> looks questioningly at Newblood, secretly wondering how this is going to end up playing out</text:span></text:p>
      <text:p text:style-name="Text_20_body"><text:span text:style-name="T12">Tenda</text:span>: (oh god this color is murder, brb again)</text:p>
      <text:p text:style-name="Text_20_body"><text:span text:style-name="T4">Rabid</text:span>: Nothing.</text:p>
      <text:p text:style-name="Text_20_body"><text:span text:style-name="T6">Storm</text:span>: Mhmm...</text:p>
      <text:p text:style-name="Text_20_body"><text:span text:style-name="T14">Tenda</text:span> joined the chat </text:p>
      <text:p text:style-name="Text_20_body"><text:span text:style-name="T10">Yoko</text:span>: Nothing?</text:p>
      <text:p text:style-name="Text_20_body"><text:span text:style-name="T10">Yoko</text:span>: What does that mean?</text:p>
      <text:p text:style-name="Text_20_body"><text:span text:style-name="T6">Storm</text:span><text:span text:style-name="T5"> keeps holding the knife to his neck, rubbing it slowly along the string but not cutting it just yet</text:span></text:p>
      <text:p text:style-name="Text_20_body"><text:span text:style-name="T6">Storm</text:span>: and why did you do what you did?</text:p>
      <text:p text:style-name="Text_20_body"><text:span text:style-name="T6">Storm</text:span><text:span text:style-name="T5"> doesn't even bother masking the contempt from his voice</text:span></text:p>
      <text:p text:style-name="Text_20_body"><text:span text:style-name="T4">Rabid</text:span>: I'm not going to do anything.</text:p>
      <text:p text:style-name="Text_20_body"><text:span text:style-name="T14">Tenda</text:span>: (it means you irritated your master,because the only true punishment they can levy on you is ignoring you and not laying their hands on you as you like :hurrr: )</text:p>
      <text:p text:style-name="Text_20_body"><text:span text:style-name="T10">Yoko</text:span><text:span text:style-name="T9"> tries to figure out what that means</text:span></text:p>
      <text:p text:style-name="Text_20_body"><text:span text:style-name="T14">Tenda</text:span>: (goddamn you people who never had a dominatrix lover before :hurrr: )</text:p>
      <text:p text:style-name="Text_20_body"><text:span text:style-name="T4">Rabid</text:span>: Nothing at all.</text:p>
      <text:p text:style-name="Text_20_body"><text:span text:style-name="T4">Rabid</text:span>: Long enough and you'll come back to me.</text:p>
      <text:p text:style-name="Text_20_body"><text:span text:style-name="T10">Yoko</text:span><text:span text:style-name="T9"> growls at Rabid as she figures out what this means</text:span></text:p>
      <text:p text:style-name="Text_20_body"><text:span text:style-name="T10">Yoko</text:span>: Not if I make you my pet first!</text:p>
      <text:p text:style-name="Text_20_body"><text:span text:style-name="T6">Storm</text:span>: (I've never had a lover before :hurrr: )</text:p>
      <text:p text:style-name="Text_20_body"><text:span text:style-name="T10">Yoko</text:span><text:span text:style-name="T9"> pushes Rabid off her and holds him to the ground</text:span></text:p>
      <text:p text:style-name="Text_20_body"><text:span text:style-name="T4">Rabid</text:span><text:span text:style-name="T3"> easily flips Yoko off and puts a hoof square on her chest</text:span></text:p>
      <text:p text:style-name="Text_20_body"><text:span text:style-name="T4">Rabid</text:span>: Stop making a fool of yourself</text:p>
      <text:p text:style-name="Text_20_body"><text:span text:style-name="T10">Yoko</text:span>: ...</text:p>
      <text:p text:style-name="Text_20_body"><text:span text:style-name="T10">Yoko</text:span><text:span text:style-name="T9"> kicks Rabid off her and tries to run away</text:span></text:p>
      <text:p text:style-name="Text_20_body"><text:span text:style-name="T4">Rabid</text:span>: Go ahead and run. You'll come back. Crawling.</text:p>
      <text:p text:style-name="Text_20_body"><text:span text:style-name="T10">Yoko</text:span><text:span text:style-name="T9"> goes back to her home and grabs her whip</text:span></text:p>
      <text:p text:style-name="Text_20_body"><text:span text:style-name="T8">Newblood</text:span><text:span text:style-name="T7"> pulls Tenda close so that their noses are touching each other</text:span></text:p>
      <text:p text:style-name="Text_20_body"><text:span text:style-name="T14">Tenda</text:span><text:span text:style-name="T13"> continues giving Newblood some kind of chance, looking at him expectantly</text:span></text:p>
      <text:p text:style-name="Text_20_body"><text:span text:style-name="T14">Tenda</text:span><text:span text:style-name="T13"> does not change her expression as she gets pulled closer</text:span></text:p>
      <text:p text:style-name="Text_20_body"><text:span text:style-name="T2">Watcher</text:span>: Mas- Rabid... He- He grabbed me and made me do it... *cries*</text:p>
      <text:p text:style-name="Text_20_body"><text:soft-page-break/><text:span text:style-name="T10">Yoko</text:span><text:span text:style-name="T9"> remembers that Rabid is strong so she grabs some handcuffs and rope</text:span></text:p>
      <text:p text:style-name="Text_20_body"><text:span text:style-name="T2">Watcher</text:span>: I... I was scared</text:p>
      <text:p text:style-name="Text_20_body"><text:span text:style-name="T10">Yoko</text:span><text:span text:style-name="T9"> makes sure to grab her morningstar as well</text:span></text:p>
      <text:p text:style-name="Text_20_body"><text:span text:style-name="T10">Yoko</text:span><text:span text:style-name="T9"> leaves her house dragging her morningstar</text:span></text:p>
      <text:p text:style-name="Text_20_body"><text:span text:style-name="T8">Newblood</text:span><text:span text:style-name="T7"> slyly kisses both of Tenda's cheeks before she has time to react and then licks the tip of her nose</text:span></text:p>
      <text:p text:style-name="Text_20_body"><text:span text:style-name="T6">Storm</text:span><text:span text:style-name="T5"> nods dismissively, pulling the knife against the string, stretching the string to its limit but not breaking it</text:span></text:p>
      <text:p text:style-name="Text_20_body"><text:span text:style-name="T14">Tenda</text:span><text:span text:style-name="T13"> pushes a hoof out, and Newblood along with it to arm's distance</text:span></text:p>
      <text:p text:style-name="Text_20_body"><text:span text:style-name="T14">Tenda</text:span>: C'mon, Newblood ... don't you ever want to do something _more_?</text:p>
      <text:p text:style-name="Text_20_body"><text:span text:style-name="T6">Storm</text:span>: Oh!</text:p>
      <text:p text:style-name="Text_20_body"><text:span text:style-name="T6">Storm</text:span>: Silly me, I forgot something!</text:p>
      <text:p text:style-name="Text_20_body"><text:span text:style-name="T14">Tenda</text:span><text:span text:style-name="T13"> sighs, again, long and paaained</text:span></text:p>
      <text:p text:style-name="Text_20_body"><text:span text:style-name="T10">Yoko</text:span><text:span text:style-name="T9"> sees Rabid and throws her morningstar at his feet</text:span></text:p>
      <text:p text:style-name="Text_20_body"><text:span text:style-name="T6">Storm</text:span><text:span text:style-name="T5"> pulls the knife away from his neck and points it questioningly at the weights that Watcher is wearing</text:span></text:p>
      <text:p text:style-name="Text_20_body"><text:span text:style-name="T10">Yoko</text:span>: You forgot I have all the weapons and toys.. didn't you?!</text:p>
      <text:p text:style-name="Text_20_body"><text:span text:style-name="T10">Yoko</text:span><text:span text:style-name="T9"> stares at Rabid</text:span></text:p>
      <text:p text:style-name="Text_20_body"><text:span text:style-name="T6">Storm</text:span>: What'ya suppose I shud do about those?</text:p>
      <text:p text:style-name="Text_20_body"><text:span text:style-name="T8">Newblood</text:span><text:span text:style-name="T7"> grabs Tenda's hand pulling her with him, at what seems like a reasonable distance, he then puts both arms around her at her waist as he carefully pushes her up against a wall</text:span></text:p>
      <text:p text:style-name="Text_20_body"><text:span text:style-name="T2">Watcher</text:span><text:span text:style-name="T1"> whimpers "Ple-Please take them off... Th- They hurt"</text:span></text:p>
      <text:p text:style-name="Text_20_body"><text:span text:style-name="T14">Tenda</text:span><text:span text:style-name="T13"> looks into Newblood's eyes quizzically, "Are you doing something?"</text:span></text:p>
      <text:p text:style-name="Text_20_body"><text:span text:style-name="T4">Rabid</text:span><text:span text:style-name="T3"> ignores Yoko</text:span></text:p>
      <text:p text:style-name="Text_20_body"><text:span text:style-name="T10">Yoko</text:span><text:span text:style-name="T9"> groans as Rabid apparently doesn't care that she just threw a morningstar at his feet</text:span></text:p>
      <text:p text:style-name="Text_20_body"><text:span text:style-name="T6">Storm</text:span><text:span text:style-name="T5"> lights his horn, unlocking the weights and letting them fall to the ground, off Watcher</text:span></text:p>
      <text:p text:style-name="Text_20_body"><text:span text:style-name="T10">Yoko</text:span><text:span text:style-name="T9"> takes out her battleaxe and charges at Rabid with it</text:span></text:p>
      <text:p text:style-name="Text_20_body"><text:span text:style-name="T2">Watcher</text:span><text:span text:style-name="T1"> groans as the weights fall and hit the ground, her teats hang low</text:span></text:p>
      <text:p text:style-name="Text_20_body"><text:span text:style-name="T10">Yoko</text:span>: I</text:p>
      <text:p text:style-name="Text_20_body"><text:span text:style-name="T10">Yoko</text:span>: ...</text:p>
      <text:p text:style-name="Text_20_body"><text:span text:style-name="T6">Storm</text:span><text:span text:style-name="T5"> tilts his head, examining Watcher closely</text:span></text:p>
      <text:p text:style-name="Text_20_body"><text:span text:style-name="T10">Yoko</text:span><text:span text:style-name="T9"> stops charging at Rabid</text:span></text:p>
      <text:p text:style-name="Text_20_body"><text:span text:style-name="T10">Yoko</text:span> was silenced</text:p>
      <text:p text:style-name="Text_20_body"><text:span text:style-name="T6">Storm</text:span>: Seems like you took quite the punishment...</text:p>
      <text:p text:style-name="Text_20_body"><text:span text:style-name="T4">Rabid</text:span><text:span text:style-name="T3"> gags Yoko</text:span></text:p>
      <text:p text:style-name="Text_20_body"><text:span text:style-name="T6">Storm</text:span><text:span text:style-name="T5"> runs the knife along his hoof, gazing down at it nonchalantly</text:span></text:p>
      <text:p text:style-name="Text_20_body"><text:span text:style-name="T2">Watcher</text:span><text:span text:style-name="T1"> whimpers and slowly nods her head</text:span></text:p>
      <text:p text:style-name="Text_20_body"><text:span text:style-name="T8">Newblood</text:span><text:span text:style-name="T7"> looking into her eyes, he then kisses her on her lips, then realizes something as he pulls </text:span><text:soft-page-break/><text:span text:style-name="T7">out something that is a flat looking surface, and he lays Tenda onto of it, he then joins her and kisses her some more</text:span></text:p>
      <text:p text:style-name="Text_20_body"><text:span text:style-name="T14">Tenda</text:span><text:span text:style-name="T13"> impatiently prods Newblood..?</text:span></text:p>
      <text:p text:style-name="Text_20_body"><text:span text:style-name="T6">Storm</text:span><text:span text:style-name="T5"> traces random shapes along his hoof with the knife's point</text:span></text:p>
      <text:p text:style-name="Text_20_body"><text:span text:style-name="T14">Tenda</text:span><text:span text:style-name="T13"> o-o</text:span></text:p>
      <text:p text:style-name="Text_20_body"><text:span text:style-name="T14">Tenda</text:span><text:span text:style-name="T13"> pushes Newblood away from her face, and takes a closer look at where she is</text:span></text:p>
      <text:p text:style-name="Text_20_body"><text:span text:style-name="T14">Tenda</text:span>: What is this, plywood fantasy monthly?</text:p>
      <text:p text:style-name="Text_20_body"><text:span text:style-name="T6">Storm</text:span>: (HEY...plywood is damn sexy!)</text:p>
      <text:p text:style-name="Text_20_body"><text:span text:style-name="T8">Newblood</text:span>: D:</text:p>
      <text:p text:style-name="Text_20_body"><text:span text:style-name="T14">Tenda</text:span><text:span text:style-name="T13"> :notimpressed: at Newblood</text:span></text:p>
      <text:p text:style-name="Text_20_body"><text:span text:style-name="T6">Storm</text:span>: I /could/ fix that...</text:p>
      <text:p text:style-name="Text_20_body"><text:span text:style-name="T4">Rabid</text:span><text:span text:style-name="T3"> walk over to Storm, cautiously and non-threateningly</text:span></text:p>
      <text:p text:style-name="Text_20_body"><text:span text:style-name="T8">Newblood</text:span><text:span text:style-name="T7"> gets up with the sads, as his attempt seems to have been for nothin..</text:span></text:p>
      <text:p text:style-name="Text_20_body"><text:span text:style-name="T6">Storm</text:span><text:span text:style-name="T5"> casts a side glance to Rabid</text:span></text:p>
      <text:p text:style-name="Text_20_body"><text:span text:style-name="T6">Storm</text:span>: Hmm?</text:p>
      <text:p text:style-name="Text_20_body"><text:span text:style-name="T14">Tenda</text:span><text:span text:style-name="T13"> sighs, and props her head up on an elbow on whatever she is laying on top of as she watches Newblood walk away</text:span></text:p>
      <text:p text:style-name="Text_20_body"><text:span text:style-name="T6">Storm</text:span><text:span text:style-name="T5"> keeps running the blade along his hoof, slowly and deliberately</text:span></text:p>
      <text:p text:style-name="Text_20_body"><text:span text:style-name="T14">Tenda</text:span>: Maybe I need two men.</text:p>
      <text:p text:style-name="Text_20_body"><text:span text:style-name="T14">Tenda</text:span><text:span text:style-name="T13"> rolls her eyes, then lies flat on her back daydreaming</text:span></text:p>
      <text:p text:style-name="Text_20_body"><text:span text:style-name="T4">Rabid</text:span>: Nothing. Just... admiring... I suppose.</text:p>
      <text:p text:style-name="Text_20_body"><text:span text:style-name="T8">Newblood</text:span><text:span text:style-name="T7"> tired of walking, he does the flop</text:span></text:p>
      <text:p text:style-name="Text_20_body"><text:span text:style-name="T6">Storm</text:span>: Admiring what?</text:p>
      <text:p text:style-name="Text_20_body"><text:span text:style-name="T4">Rabid</text:span><text:span text:style-name="T3"> picks up the sliced collar from the ground and ties it around his hoof</text:span></text:p>
      <text:p text:style-name="Text_20_body"><text:span text:style-name="T14">Tenda</text:span><text:span text:style-name="T13"> leans up, and looks around ... at flopping Newblood ... Stormy holding a knife ... whimpering Watcher ... and Rabid holding a 'dysfunctional' collar</text:span></text:p>
      <text:p text:style-name="Text_20_body"><text:span text:style-name="T14">Tenda</text:span><text:span text:style-name="T13"> ponders briefly, then goes back to lying flat and daydreaming with her eyes closed</text:span></text:p>
      <text:p text:style-name="Text_20_body"><text:span text:style-name="T6">Storm</text:span><text:span text:style-name="T5"> shakes his head</text:span></text:p>
      <text:p text:style-name="Text_20_body"><text:span text:style-name="T6">Storm</text:span><text:span text:style-name="T5"> slowly circles around Watcher</text:span></text:p>
      <text:p text:style-name="Text_20_body"><text:span text:style-name="T6">Storm</text:span>: Like I said, I /could/ fix it...</text:p>
      <text:p text:style-name="Text_20_body"><text:span text:style-name="T6">Storm</text:span>: But I have no incentive to.</text:p>
      <text:p text:style-name="Text_20_body"><text:span text:style-name="T14">Tenda</text:span>: Buhhhhhhhhhhh... being quiet and hard-to-get obviously isn't working out.</text:p>
      <text:p text:style-name="Text_20_body"><text:span text:style-name="T14">Tenda</text:span><text:span text:style-name="T13"> folds her arms across her chest as she lies</text:span></text:p>
      <text:p text:style-name="Text_20_body"><text:span text:style-name="T14">Tenda</text:span><text:span text:style-name="T13"> holds up two hooves, 'weighing' her options in front of her</text:span></text:p>
      <text:p text:style-name="Text_20_body"><text:span text:style-name="T14">Tenda</text:span>: Being subtle ... doesn't work ... daring Watcher to bite me ... get bitten ...</text:p>
      <text:p text:style-name="Text_20_body"><text:span text:style-name="T14">Tenda</text:span>: People seem to respond better to direct requests ...</text:p>
      <text:p text:style-name="Text_20_body"><text:span text:style-name="T14">Tenda</text:span><text:span text:style-name="T13"> goes back to silently folding her arms and contemplating</text:span></text:p>
      <text:p text:style-name="Text_20_body"><text:span text:style-name="T2">Watcher</text:span><text:span text:style-name="T1"> hangs her head low</text:span></text:p>
      <text:p text:style-name="Text_20_body"><text:soft-page-break/><text:span text:style-name="T8">Newblood</text:span><text:span text:style-name="T7"> lifts a box above him and it drops onto of him, so that he is inside it</text:span></text:p>
      <text:p text:style-name="Text_20_body"><text:span text:style-name="T4">Rabid</text:span><text:span text:style-name="T3"> walks over to Newblood and watcher, looking at Newblood flopping around</text:span></text:p>
      <text:p text:style-name="Text_20_body"><text:span text:style-name="T4">Rabid</text:span>: What ARE you doing?</text:p>
      <text:p text:style-name="Text_20_body"><text:span text:style-name="T14">Tenda</text:span><text:span text:style-name="T13"> quietly murrs, turning from side to side, crossing and uncrossing her legs over and over</text:span></text:p>
      <text:p text:style-name="Text_20_body"><text:span text:style-name="T8">Newblood</text:span>: Me? Absolutely nothing at all</text:p>
      <text:p text:style-name="Text_20_body"><text:span text:style-name="T6">Storm</text:span>: Hmmmm</text:p>
      <text:p text:style-name="Text_20_body"><text:span text:style-name="T6">Storm</text:span>: Make me...</text:p>
      <text:p text:style-name="Text_20_body"><text:span text:style-name="T6">Storm</text:span>: Make me want to help you.</text:p>
      <text:p text:style-name="Text_20_body"><text:span text:style-name="T14">Tenda</text:span><text:span text:style-name="T13"> turns to her side, staring at the collection of ponies around her again</text:span></text:p>
      <text:p text:style-name="Text_20_body"><text:span text:style-name="T14">Tenda</text:span>: He's in love ... she's a psycho ... he's a wuss ...</text:p>
      <text:p text:style-name="Text_20_body"><text:span text:style-name="T14">Tenda</text:span><text:span text:style-name="T13"> quietly follows Rabid with her eyes from her distant vantage point</text:span></text:p>
      <text:p text:style-name="Text_20_body"><text:span text:style-name="T4">Rabid</text:span><text:span text:style-name="T3"> sees Tenda fidgeting her legs and walks over to her</text:span></text:p>
      <text:p text:style-name="Text_20_body"><text:span text:style-name="T4">Rabid</text:span>: Something wrong, mare?</text:p>
      <text:p text:style-name="Text_20_body"><text:span text:style-name="T8">Newblood</text:span><text:span text:style-name="T7"> from under the box, mumbles something unaudible</text:span></text:p>
      <text:p text:style-name="Text_20_body"><text:span text:style-name="T14">Tenda</text:span><text:span text:style-name="T13"> groans</text:span></text:p>
      <text:p text:style-name="Text_20_body"><text:span text:style-name="T14">Tenda</text:span>: Don't you have your hands full with your pet and your ongoing war with the awful magic-shooting alicorn?</text:p>
      <text:p text:style-name="Text_20_body"><text:span text:style-name="T14">Tenda</text:span>: This is personal.</text:p>
      <text:p text:style-name="Text_20_body"><text:span text:style-name="T14">Tenda</text:span><text:span text:style-name="T13"> continues crossing and uncrossing her legs repeatedly while she turns back and forth and back and forth</text:span></text:p>
      <text:p text:style-name="Text_20_body"><text:span text:style-name="T2">Watcher</text:span><text:span text:style-name="T1"> looks back up, holding her necklace in her hooves</text:span></text:p>
      <text:p text:style-name="Text_20_body"><text:span text:style-name="T4">Rabid</text:span>: The alicorn and I seem to have settled things. And my pet...</text:p>
      <text:p text:style-name="Text_20_body"><text:span text:style-name="T8">Newblood</text:span><text:span text:style-name="T7"> for no real reason multiple times light is shown under the box</text:span></text:p>
      <text:p text:style-name="Text_20_body"><text:span text:style-name="T4">Rabid</text:span><text:span text:style-name="T3"> rubs a hoof over Tenda's leg</text:span></text:p>
      <text:p text:style-name="Text_20_body"><text:span text:style-name="T4">Rabid</text:span>: is none of your concern</text:p>
      <text:p text:style-name="Text_20_body"><text:span text:style-name="T14">Tenda</text:span><text:span text:style-name="T13"> lifts her leg high into the air, and away from Rabid, and then slowly lowers it back onto the table</text:span></text:p>
      <text:p text:style-name="Text_20_body"><text:span text:style-name="T14">Tenda</text:span>: I'm sure.</text:p>
      <text:p text:style-name="Text_20_body"><text:span text:style-name="T14">Tenda</text:span>: Just like me and dwelling on my boyfriend with the sexuality of a bucking rock is my concern, not yours.</text:p>
      <text:p text:style-name="Text_20_body"><text:span text:style-name="T14">Tenda</text:span><text:span text:style-name="T13"> lets her gaze linger on Rabid's eyes for a while before resuming her business of keeping those eyes closed and daydreaming</text:span></text:p>
      <text:p text:style-name="Text_20_body"><text:span text:style-name="T6">Storm</text:span><text:span text:style-name="T5"> runs the blade along the necklace, making a quiet screeching sound</text:span></text:p>
      <text:p text:style-name="Text_20_body"><text:span text:style-name="T4">Rabid</text:span><text:span text:style-name="T3"> pulls Tenda's hoof back to him and kisses it and starts down her leg</text:span></text:p>
      <text:p text:style-name="Text_20_body"><text:span text:style-name="T14">Tenda</text:span><text:span text:style-name="T13"> pulls it back fiercely, with yet another groan</text:span></text:p>
      <text:p text:style-name="Text_20_body"><text:span text:style-name="T14">Tenda</text:span>: Don't you get started, too.</text:p>
      <text:p text:style-name="Text_20_body"><text:span text:style-name="T14">Tenda</text:span>: Mister "I'm so creative, I crib my dares from the one person who actually has any gusto."</text:p>
      <text:p text:style-name="Text_20_body"><text:span text:style-name="T14">Tenda</text:span>: I won't lie, I admire some of your work.</text:p>
      <text:p text:style-name="Text_20_body"><text:soft-page-break/><text:span text:style-name="T14">Tenda</text:span>: But you're a tired trick.</text:p>
      <text:p text:style-name="Text_20_body"><text:span text:style-name="T4">Rabid</text:span><text:span text:style-name="T3"> slaps Tenda's flank and pulls her closer to him by the legs</text:span></text:p>
      <text:p text:style-name="Text_20_body"><text:span text:style-name="T14">Tenda</text:span><text:span text:style-name="T13"> squeaks quietly, then tries her best to maintain her stern composure looking into Rabid's eyes squarely again, never breaking that eye contact</text:span></text:p>
      <text:p text:style-name="Text_20_body"><text:span text:style-name="T14">Tenda</text:span>: Did I mention you're a known rapist?</text:p>
      <text:p text:style-name="Text_20_body"><text:span text:style-name="T6">Storm</text:span>: Hmm...</text:p>
      <text:p text:style-name="Text_20_body"><text:span text:style-name="T6">Storm</text:span>: Was he right?</text:p>
      <text:p text:style-name="Text_20_body"><text:span text:style-name="T6">Storm</text:span><text:span text:style-name="T5"> runs the blade off the necklace and goes back to tracing it along his hoof</text:span></text:p>
      <text:p text:style-name="Text_20_body"><text:span text:style-name="T2">Watcher</text:span><text:span text:style-name="T1"> quickly pulls the necklace out of reach of the sword, afraid it will break</text:span></text:p>
      <text:p text:style-name="Text_20_body"><text:span text:style-name="T4">Rabid</text:span><text:span text:style-name="T3"> leans over Tenda, holding one of her hoofs in each hand</text:span></text:p>
      <text:p text:style-name="Text_20_body"><text:span text:style-name="T14">Tenda</text:span>: ...I appreciate you pulling me out of the sink, but I don't owe you anything.</text:p>
      <text:p text:style-name="Text_20_body"><text:span text:style-name="T6">Storm</text:span>: Now, now...</text:p>
      <text:p text:style-name="Text_20_body"><text:span text:style-name="T4">Rabid</text:span><text:span text:style-name="T3"> roughly kisses Tenda</text:span></text:p>
      <text:p text:style-name="Text_20_body"><text:span text:style-name="T14">Tenda</text:span><text:span text:style-name="T13"> squeaks again</text:span></text:p>
      <text:p text:style-name="Text_20_body"><text:span text:style-name="T6">Storm</text:span>: I wouldn't break my own necklace, would I?</text:p>
      <text:p text:style-name="Text_20_body"><text:span text:style-name="T14">Tenda</text:span><text:span text:style-name="T13"> pulls her face away, since that's all she really has left to move about freely</text:span></text:p>
      <text:p text:style-name="Text_20_body"><text:span text:style-name="T14">Tenda</text:span>: I SAID I appreciate you pulling me out of the sink, but I don't owe you anything.</text:p>
      <text:p text:style-name="Text_20_body"><text:span text:style-name="T14">Tenda</text:span>: I have a boyfriend I need to fix.</text:p>
      <text:p text:style-name="Text_20_body"><text:span text:style-name="T14">Tenda</text:span>: I don't need some thinks-he's-hard tryhard impostor trying to get between my legs.</text:p>
      <text:p text:style-name="Text_20_body"><text:span text:style-name="T2">Watcher</text:span>: I... I just love it so much... I was afraid you would...</text:p>
      <text:p text:style-name="Text_20_body"><text:span text:style-name="T6">Storm</text:span><text:span text:style-name="T5"> turns away, back to Watcher</text:span></text:p>
      <text:p text:style-name="Text_20_body"><text:span text:style-name="T6">Storm</text:span>: So, my only worth is material?</text:p>
      <text:p text:style-name="Text_20_body"><text:span text:style-name="T8">Newblood</text:span><text:span text:style-name="T7"> suddenly a sharp blade appears under his box for no explicable reason</text:span></text:p>
      <text:p text:style-name="Text_20_body"><text:span text:style-name="T4">Rabid</text:span>: Ha. That "boyfriend" of yours is a joke.</text:p>
      <text:p text:style-name="Text_20_body"><text:span text:style-name="T4">Rabid</text:span>: And I don't think its trying if I'm already here.</text:p>
      <text:p text:style-name="Text_20_body"><text:span text:style-name="T4">Rabid</text:span><text:span text:style-name="T3"> grinds up against Tenda</text:span></text:p>
      <text:p text:style-name="Text_20_body"><text:span text:style-name="T14">Tenda</text:span><text:span text:style-name="T13"> breathes in sharply through her nose</text:span></text:p>
      <text:p text:style-name="Text_20_body"><text:span text:style-name="T14">Tenda</text:span>: Ofay, come clofer then.</text:p>
      <text:p text:style-name="Text_20_body"><text:span text:style-name="T14">Tenda</text:span><text:span text:style-name="T13"> leans forward and locks lips with Rabid, forcing his mouth open with the invitation of her tongue ... and spits a loogie into his mouth before backing off</text:span></text:p>
      <text:p text:style-name="Text_20_body"><text:span text:style-name="T2">Watcher</text:span>: No, I love it because it came from you... Because every time I see it, it reminds me I'm loved...</text:p>
      <text:p text:style-name="Text_20_body"><text:span text:style-name="T6">Storm</text:span>: (Top lel)</text:p>
      <text:p text:style-name="Text_20_body"><text:span text:style-name="T4">Rabid</text:span><text:span text:style-name="T3"> roughly kisses Tenda again, forcing his tongue into her mouth</text:span></text:p>
      <text:p text:style-name="Text_20_body"><text:span text:style-name="T14">Tenda</text:span><text:span text:style-name="T13"> tries to bite Rabid's tongue when she finds it in her mouth ... only then remembering she has no teeth, and is only managing to clamp on and suck it</text:span></text:p>
      <text:p text:style-name="Text_20_body"><text:span text:style-name="T6">Storm</text:span>: Hmm</text:p>
      <text:p text:style-name="Text_20_body"><text:span text:style-name="T14">Tenda</text:span><text:span text:style-name="T13"> tries to pull away disgustedly, kicking him away as best she can to help</text:span></text:p>
      <text:p text:style-name="Text_20_body"><text:soft-page-break/><text:span text:style-name="T4">Rabid</text:span><text:span text:style-name="T3"> swishes the loogie around his mouth before spitting it back out onto Tenda's face</text:span></text:p>
      <text:p text:style-name="Text_20_body"><text:span text:style-name="T14">Tenda</text:span><text:span text:style-name="T13"> squeaks and looks back with a strange dumbfounded yet interested expression ... never moving to clean herself</text:span></text:p>
      <text:p text:style-name="Text_20_body"><text:span text:style-name="T6">Storm</text:span><text:span text:style-name="T5"> sits down, facing away from Watcher</text:span></text:p>
      <text:p text:style-name="Text_20_body"><text:span text:style-name="T14">Tenda</text:span>: Okay if you can calm your gyrations for one second I will tell you a quick story about my boyfriend.</text:p>
      <text:p text:style-name="Text_20_body"><text:span text:style-name="T4">Rabid</text:span><text:span text:style-name="T3"> continues holding Tenda and stops griding</text:span></text:p>
      <text:p text:style-name="Text_20_body"><text:span text:style-name="T6">Storm</text:span>: Hmm...</text:p>
      <text:p text:style-name="Text_20_body"><text:span text:style-name="T8">Newblood</text:span><text:span text:style-name="T7"> the blade now covered in blood, appears once more as a pool of blood like liquid appears under the box, and he returns to his state of a lost soul, feeding on the fear of others</text:span></text:p>
      <text:p text:style-name="Text_20_body"><text:span text:style-name="T14">Tenda</text:span><text:span text:style-name="T13"> strains her hooves beneath Rabid for a moment, but quickly gives up in the face of his superior strength</text:span></text:p>
      <text:p text:style-name="Text_20_body"><text:span text:style-name="T6">Storm</text:span>: *to himself, but loud enough to be heard* You didn't seem too unsatisfied with your earlier fate...</text:p>
      <text:p text:style-name="Text_20_body"><text:span text:style-name="T14">Tenda</text:span>: The last thing I asked him was if he had any fantasies.</text:p>
      <text:p text:style-name="Text_20_body"><text:span text:style-name="T14">Tenda</text:span>: He gave me some bull-buck line about not wanting to force anything on me. Even though I asked in the first place. He didn't go further.</text:p>
      <text:p text:style-name="Text_20_body"><text:span text:style-name="T14">Tenda</text:span>: I have problems ... downstairs. That I showed him.</text:p>
      <text:p text:style-name="Text_20_body"><text:span text:style-name="T14">Tenda</text:span>: I can't do normal things. I like weird things.</text:p>
      <text:p text:style-name="Text_20_body"><text:span text:style-name="T14">Tenda</text:span>: Kissing isn't a weird thing, so you're not earning any points.</text:p>
      <text:p text:style-name="Text_20_body"><text:span text:style-name="T2">Watcher</text:span>: What do you mean?</text:p>
      <text:p text:style-name="Text_20_body"><text:span text:style-name="T14">Tenda</text:span>: But honestly I find you interesting, even if I feel like even your best work is just a lame imitation of things I've talked about or imagined.</text:p>
      <text:p text:style-name="Text_20_body"><text:span text:style-name="T8">Newblood</text:span><text:span text:style-name="T7"> is now everywhere and nowhere and prefers this anyway</text:span></text:p>
      <text:p text:style-name="Text_20_body"><text:span text:style-name="T6">Storm</text:span>: Well...</text:p>
      <text:p text:style-name="Text_20_body"><text:span text:style-name="T6">Storm</text:span>: is what he said true?</text:p>
      <text:p text:style-name="Text_20_body"><text:span text:style-name="T2">Watcher</text:span>: What he said?</text:p>
      <text:p text:style-name="Text_20_body"><text:span text:style-name="T4">Rabid</text:span><text:span text:style-name="T3"> lets go of Tenda's hooves, one of his hoofs shooting to her throat, the other between her thighs</text:span></text:p>
      <text:p text:style-name="Text_20_body"><text:span text:style-name="T6">Storm</text:span>: When I was electrocuting his sorry ass.</text:p>
      <text:p text:style-name="Text_20_body"><text:span text:style-name="T4">Rabid</text:span>: I won't have any problem getting weird.</text:p>
      <text:p text:style-name="Text_20_body"><text:span text:style-name="T14">Tenda</text:span><text:span text:style-name="T13"> goes to squeak but can emit nothing audible with the speed of Rabid</text:span></text:p>
      <text:p text:style-name="Text_20_body"><text:span text:style-name="T14">Tenda</text:span><text:span text:style-name="T13"> furiously tries, though, to kick Rabid away from the confusing space between her thighs</text:span></text:p>
      <text:p text:style-name="Text_20_body"><text:span text:style-name="T6">Storm</text:span><text:span text:style-name="T5"> (will be right back momentarily)</text:span></text:p>
      <text:p text:style-name="Text_20_body"><text:span text:style-name="T2">Watcher</text:span><text:span text:style-name="T1"> without hesitation "Of- Of course not! He was making me."</text:span></text:p>
      <text:p text:style-name="Text_20_body"><text:span text:style-name="T4">Rabid</text:span><text:span text:style-name="T3"> wraps his leg over Tenda's, keeping them it still</text:span></text:p>
      <text:p text:style-name="Text_20_body"><text:span text:style-name="T4">Rabid</text:span>: Certainly some interesting things down here.</text:p>
      <text:p text:style-name="Text_20_body"><text:span text:style-name="T4">Rabid</text:span><text:span text:style-name="T3"> feels his hoof around between Tenda's thighs</text:span></text:p>
      <text:p text:style-name="Text_20_body"><text:span text:style-name="T14">Tenda</text:span><text:span text:style-name="T13"> shakes and sweats and frowns and gapes even if she can't make any noise</text:span></text:p>
      <text:p text:style-name="Text_20_body"><text:soft-page-break/><text:span text:style-name="T14">Tenda</text:span><text:span text:style-name="T13"> mouths the word, "Please," over and over</text:span></text:p>
      <text:p text:style-name="Text_20_body"><text:span text:style-name="T4">Rabid</text:span><text:span text:style-name="T3"> pushes his hoof up and rubs around Tenda's marehood</text:span></text:p>
      <text:p text:style-name="Text_20_body"><text:span text:style-name="T14">Tenda</text:span><text:span text:style-name="T13"> buckles over with the pain and strain of Rabid's hoof in her undersized opening</text:span></text:p>
      <text:p text:style-name="Text_20_body"><text:span text:style-name="T14">Tenda</text:span><text:span text:style-name="T13"> breathes hard and heavy through her nose, to the extent she can, while she is otherwise still being choked</text:span></text:p>
      <text:p text:style-name="Text_20_body"><text:span text:style-name="T14">Tenda</text:span><text:span text:style-name="T13"> turns beet red and even warmer, despite her best attempts at protestration</text:span></text:p>
      <text:p text:style-name="Text_20_body"><text:span text:style-name="T4">Rabid</text:span><text:span text:style-name="T3"> takes his hoof from Tenda's throat long enough for her to get a gasp of air before returning to gripping her neck</text:span></text:p>
      <text:p text:style-name="Text_20_body"><text:span text:style-name="T14">Tenda</text:span><text:span text:style-name="T13"> panickedly squeaks out "PLEASEDON'T" before he cuts her off</text:span></text:p>
      <text:p text:style-name="Text_20_body"><text:span text:style-name="T14">Tenda</text:span><text:span text:style-name="T13"> ...but continues growing warmer and wetter and redder, and slowly shifting her hips back and forth with the motions of Rabid's hoof</text:span></text:p>
      <text:p text:style-name="Text_20_body"><text:span text:style-name="T6">Storm</text:span><text:span text:style-name="T5"> (is back)</text:span></text:p>
      <text:p text:style-name="Text_20_body"><text:span text:style-name="T6">Storm</text:span>: Well...why didn't you try to help me when I was practically killed back there!?</text:p>
      <text:p text:style-name="Text_20_body"><text:span text:style-name="T4">Rabid</text:span><text:span text:style-name="T3"> starts rubbing up and down on Tenda, brushing against a nub near the top of her marehood</text:span></text:p>
      <text:p text:style-name="Text_20_body"><text:span text:style-name="T4">Rabid</text:span>: Mmm you might be able to lie to be, but your body betrays you.</text:p>
      <text:p text:style-name="Text_20_body"><text:span text:style-name="T14">Tenda</text:span><text:span text:style-name="T13"> struggles even more desperately to break her hooves free of Rabid's, or move her legs to cover herself</text:span></text:p>
      <text:p text:style-name="Text_20_body"><text:span text:style-name="T2">Watcher</text:span>: I- I was scared...</text:p>
      <text:p text:style-name="Text_20_body"><text:span text:style-name="T14">Tenda</text:span><text:span text:style-name="T13"> begins visibly swooning, letting her head loll and just continuing to move in time with Rabid</text:span></text:p>
      <text:p text:style-name="Text_20_body"><text:span text:style-name="T14">Tenda</text:span><text:span text:style-name="T13"> lets tears roll down her face as the small nub Rabid has brushed against becomes more stiff in its smallness, but completely helpless to resist or protest or hide any of her secrets at this point</text:span></text:p>
      <text:p text:style-name="Text_20_body"><text:span text:style-name="T4">Rabid</text:span><text:span text:style-name="T3"> continues holding his hoof to Tenda's neck and moves his other hoof more quickly</text:span></text:p>
      <text:p text:style-name="Text_20_body"><text:span text:style-name="T6">Storm</text:span>: and on the other hand, you didn't want me to kill him...</text:p>
      <text:p text:style-name="Text_20_body"><text:span text:style-name="T14">Tenda</text:span><text:span text:style-name="T13"> just goes with the motions, heaving with both tears and labored, gasping breathing through her inflamed nostrils</text:span></text:p>
      <text:p text:style-name="Text_20_body"><text:span text:style-name="T2">Watcher</text:span>: Because I know you would if I didn't say anything...</text:p>
      <text:p text:style-name="Text_20_body"><text:span text:style-name="T6">Storm</text:span>: Surely, if he was /soooo/ terrible, you'd have wanted him deeeaad...!</text:p>
      <text:p text:style-name="Text_20_body"><text:span text:style-name="T14">Tenda</text:span><text:span text:style-name="T13"> closes her eyes, unsure of what is even happening, probably even more confused and curious than Rabid about what is happening that she can't see while her marehood grows increasingly wet and dripping, and the nub above firming</text:span></text:p>
      <text:p text:style-name="Text_20_body"><text:span text:style-name="T6">Storm</text:span><text:span text:style-name="T5"> sarcasming intensifies</text:span></text:p>
      <text:p text:style-name="Text_20_body"><text:span text:style-name="T14">Tenda</text:span><text:span text:style-name="T13"> strains against Rabid's hoof on her throat with the sheer force of the screaming she is attempting but can't force out</text:span></text:p>
      <text:p text:style-name="Text_20_body"><text:span text:style-name="T4">Rabid</text:span><text:span text:style-name="T3"> climbs fully on top of Tenda now, allowing her a quick gasp of air, his stallionhood starting to extend from his sheath, bumping against the top of Tenda's marehood and running into the nub</text:span></text:p>
      <text:p text:style-name="Text_20_body"><text:span text:style-name="T14">Tenda</text:span><text:span text:style-name="T13"> gives a renewed but brief burst of struggle with the first feelings of intrusion, but is too overcome by confusion and Rabid's strength to mount any kind of resistance other than her tears</text:span></text:p>
      <text:p text:style-name="Text_20_body"><text:span text:style-name="T2">Watcher</text:span>: But... He's family...</text:p>
      <text:p text:style-name="Text_20_body"><text:span text:style-name="T6">Storm</text:span>: So?</text:p>
      <text:p text:style-name="Text_20_body"><text:span text:style-name="T4">Rabid</text:span><text:span text:style-name="T3"> nibbles on Tenda's ear and whispers "you're gonna love me", slowly prodding his </text:span><text:soft-page-break/><text:span text:style-name="T3">stallionhood against Tenda's dripping hole</text:span></text:p>
      <text:p text:style-name="Text_20_body"><text:span text:style-name="T2">Watcher</text:span>: I love my family... Even if they hurt me...</text:p>
      <text:p text:style-name="Text_20_body"><text:span text:style-name="T14">Tenda</text:span><text:span text:style-name="T13"> just swoons further, limbs and head going limp as she becomes completely absorbed in the sensations of Rabid's member against her slit and the simultaneous and confusing (and somewhat painful) leakage of some drips of the same wet, warm fluid from the tip of her nub</text:span></text:p>
      <text:p text:style-name="Text_20_body"><text:span text:style-name="T6">Storm</text:span><text:span text:style-name="T5"> chuckles a bit</text:span></text:p>
      <text:p text:style-name="Text_20_body"><text:span text:style-name="T6">Storm</text:span>: Especially....you mean "especially", not "even".</text:p>
      <text:p text:style-name="Text_20_body"><text:span text:style-name="T8">Newblood</text:span>: -¿-</text:p>
      <text:p text:style-name="Text_20_body"><text:span text:style-name="T2">Watcher</text:span><text:span text:style-name="T1"> nods her head slightly</text:span></text:p>
      <text:p text:style-name="Text_20_body"><text:span text:style-name="T4">Rabid</text:span><text:span text:style-name="T3"> slaps his stallionhood against Tenda's nub before lining up with Tenda's slit and pressing in</text:span></text:p>
      <text:p text:style-name="Text_20_body"><text:span text:style-name="T6">Storm</text:span><text:span text:style-name="T5"> doesn't see her nod, but finds contentment in her silence</text:span></text:p>
      <text:p text:style-name="Text_20_body"><text:span text:style-name="T6">Storm</text:span><text:span text:style-name="T5"> runs the knife back along his neck</text:span></text:p>
      <text:p text:style-name="Text_20_body"><text:span text:style-name="T14">Tenda</text:span><text:span text:style-name="T13"> completely gives herself up and in, too defeated and confused to do anything else ... now even her hips limp, just letting Rabid have his way with her while she retreats to some tiny remnant of concentration trying to follow what is even HAPPENING with her body while unknown fluids drip from two separate places beneath her</text:span></text:p>
      <text:p text:style-name="Text_20_body"><text:span text:style-name="T14">Tenda</text:span><text:span text:style-name="T13"> even lowers her antennae and wings, completely submissive to the pleasurable events rocking her and dictating how her body reacts at a higher level than her mind can contest</text:span></text:p>
      <text:p text:style-name="Text_20_body"><text:span text:style-name="T2">Watcher</text:span><text:span text:style-name="T1"> squeks fearfully, afraid you have cut the knot</text:span></text:p>
      <text:p text:style-name="Text_20_body"><text:span text:style-name="T4">Rabid</text:span>: Mmm that's what I like to see.</text:p>
      <text:p text:style-name="Text_20_body"><text:span text:style-name="T4">Rabid</text:span><text:span text:style-name="T3"> lets go of Tenda's throat, opting to cover her muzzle with his, both of his hooves groping Tenda's flanks as he rocks and fucker her</text:span></text:p>
      <text:p text:style-name="Text_20_body"><text:span text:style-name="T6">Storm</text:span>: Mmm</text:p>
      <text:p text:style-name="Text_20_body"><text:span text:style-name="T6">Storm</text:span>: Anyway; still no incentive to help you...</text:p>
      <text:p text:style-name="Text_20_body"><text:span text:style-name="T14">Tenda</text:span><text:span text:style-name="T13"> finds the wherewithal for one last effort, and slips her mouth away from Rabid's long enough to pathetically plead, "Please, please, please don't, please stop stop stop," before losing that muster to speak even though she still theoretically could</text:span></text:p>
      <text:p text:style-name="Text_20_body"><text:span text:style-name="T14">Tenda</text:span><text:span text:style-name="T13"> instead audibly whimpers and groans at the same time, as a more conclusive spurt of warm fluids erupts from both the edges of her marehood and the nub adjacent to it before she goes MORE than limp, completely devoid of any energy or desire to even be awake or alive</text:span></text:p>
      <text:p text:style-name="Text_20_body"><text:span text:style-name="T2">Watcher</text:span>: I- I don't know what to say Stormy... I just want your forgiveness.</text:p>
      <text:p text:style-name="Text_20_body"><text:span text:style-name="T2">Watcher</text:span><text:span text:style-name="T1"> lays her head on the ground and starts to cry</text:span></text:p>
      <text:p text:style-name="Text_20_body"><text:span text:style-name="T14">Tenda</text:span><text:span text:style-name="T13"> 's head sinks, whether in front of Rabid's again or not, completely devoid of any of the previous pleasure, and just a seething discomfort and humiliation</text:span></text:p>
      <text:p text:style-name="Text_20_body"><text:span text:style-name="T6">Storm</text:span>: Why?!</text:p>
      <text:p text:style-name="Text_20_body"><text:span text:style-name="T4">Rabid</text:span>: Why would I stop when I'm just getting started</text:p>
      <text:p text:style-name="Text_20_body"><text:span text:style-name="T6">Storm</text:span>: You're just going to fail me again!</text:p>
      <text:p text:style-name="Text_20_body"><text:span text:style-name="T4">Rabid</text:span><text:span text:style-name="T3"> starts choking you again with one hoof and slaps you with the other</text:span></text:p>
      <text:p text:style-name="Text_20_body"><text:span text:style-name="T14">Tenda</text:span><text:span text:style-name="T13"> elicits a barely-audible whimper without moving at all of her own volition</text:span></text:p>
      <text:p text:style-name="Text_20_body"><text:span text:style-name="T14">Tenda</text:span><text:span text:style-name="T13"> grimaces, all of the previously-pleasurable sensations replaced by abject pain and awkward sensations after she, seemingly, prematurely finished, trying her best to just imagine she is </text:span><text:soft-page-break/><text:span text:style-name="T13">anywhere else but here and now</text:span></text:p>
      <text:p text:style-name="Text_20_body"><text:span text:style-name="T14">Tenda</text:span><text:span text:style-name="T13"> forces her eyes open nonetheless, looking into Rabid's unblinking with a strange mix of pleading and ... loving ravishment</text:span></text:p>
      <text:p text:style-name="Text_20_body"><text:span text:style-name="T2">Watcher</text:span>: Because I love you!</text:p>
      <text:p text:style-name="Text_20_body"><text:span text:style-name="T4">Rabid</text:span><text:span text:style-name="T3"> continues squeezing Tenda's neck, pushing in until his balls slap against her plot, and he squeezes her nub</text:span></text:p>
      <text:p text:style-name="Text_20_body"><text:span text:style-name="T6">Storm</text:span>: Then act like it at least!</text:p>
      <text:p text:style-name="Text_20_body"><text:span text:style-name="T14">Tenda</text:span><text:span text:style-name="T13"> slips deeper into her private conflict, consciousness flitting behind her now-swimming eyes, the occasional drop of blood running out of her undersized-but-overstret​ched marehood, and only what seems like water and anguish dripping from her nub</text:span></text:p>
      <text:p text:style-name="Text_20_body"><text:span text:style-name="T14">Tenda</text:span><text:span text:style-name="T13"> weakly goes with the motions, using the last of her strength to gyrate her hip in concord with Rabid's pushes, in the desperate bid that maybe if he finishes soon, he'll let her go soon...</text:span></text:p>
      <text:p text:style-name="Text_20_body"><text:span text:style-name="T4">Rabid</text:span>: Mmm. I knew you'd like it, grinding on me.</text:p>
      <text:p text:style-name="Text_20_body"><text:span text:style-name="T4">Rabid</text:span><text:span text:style-name="T3"> thrusts harder and faster</text:span></text:p>
      <text:p text:style-name="Text_20_body"><text:span text:style-name="T2">Watcher</text:span><text:span text:style-name="T1"> takes a deep breath and sighs</text:span></text:p>
      <text:p text:style-name="Text_20_body"><text:span text:style-name="T14">Tenda</text:span><text:span text:style-name="T13"> summons the deepest reserves of her strength, matching Rabid's pace, her face visibly pained and stretched nearly as much as her previously-virgin marehood</text:span></text:p>
      <text:p text:style-name="Text_20_body"><text:span text:style-name="T14">Tenda</text:span><text:span text:style-name="T13"> opens her eyes briefly, while she can summon energy enough to dedicate to 'vision,' staring even more obviously longingly into Rabid's</text:span></text:p>
      <text:p text:style-name="Text_20_body"><text:span text:style-name="T2">Watcher</text:span>: I'm a weak, clumsy, stupid and a defenseless pony whom doesn't deserve someone as great as you...</text:p>
      <text:p text:style-name="Text_20_body"><text:span text:style-name="T4">Rabid</text:span><text:span text:style-name="T3"> tugs on Tenda's numb as he collapses on top of her, his stallionhood pulsing waves of creamy liquid into her</text:span></text:p>
      <text:p text:style-name="Text_20_body"><text:span text:style-name="T14">Tenda</text:span><text:span text:style-name="T13"> acquiesces, her body managing one last hurrah of its own warm fluids in lieu of the trickle of blood, ... before just beginning to leak the overload of Rabid's seed ... and then resumes the previous limp and unresponsive position, no longer making even a token motion to aid in Rabid's thrusts ... or anything else. She isn't entirely sure he is even done, if he is, the consciousness-that-was-f​litting-behind-her-eyes now even more fleetingly visible</text:span></text:p>
      <text:p text:style-name="Text_20_body"><text:span text:style-name="T6">Storm</text:span>: (Damn, this is quite...dark)</text:p>
      <text:p text:style-name="Text_20_body"><text:span text:style-name="T4">Rabid</text:span><text:span text:style-name="T3"> rolls over, still buried in Tenda pulling her on top of him, and ties a rope around her hooves behind her back and ties it up to her neck</text:span></text:p>
      <text:p text:style-name="Text_20_body"><text:span text:style-name="T6">Storm</text:span>: Indeed you are...</text:p>
      <text:p text:style-name="Text_20_body"><text:span text:style-name="T6">Storm</text:span><text:span text:style-name="T5"> snorts derisively</text:span></text:p>
      <text:p text:style-name="Text_20_body"><text:span text:style-name="T14">Tenda</text:span><text:span text:style-name="T13"> opens her mouth as if to say something in the moments she has while Rabid's hooves are otherwise occupied from choking her ... but says nothing</text:span></text:p>
      <text:p text:style-name="Text_20_body"><text:span text:style-name="T2">Watcher</text:span>: I know I am...</text:p>
      <text:p text:style-name="Text_20_body"><text:span text:style-name="T14">Tenda</text:span><text:span text:style-name="T13"> , involuntarily to her own knowledge, excitedly flutters her wings several times</text:span></text:p>
      <text:p text:style-name="Text_20_body"><text:span text:style-name="T6">Storm</text:span>: But /what to do with you/!?</text:p>
      <text:p text:style-name="Text_20_body"><text:span text:style-name="T4">Rabid</text:span><text:span text:style-name="T3"> kisses Tenda deeply and pulls himself out of her, slapping his stallionhood against her a few times</text:span></text:p>
      <text:p text:style-name="Text_20_body"><text:span text:style-name="T14">Tenda</text:span><text:span text:style-name="T13"> slowly recovers her strength after Rabid's stallionhood is rescinded, but maybe still a bit 'inebriated' from the near-choking situation, only gives him a queer grin and curve of the lip while </text:span><text:soft-page-break/><text:span text:style-name="T13">fluttering her eyelashes longingly and not even attempting to move any of her bound limbs</text:span></text:p>
      <text:p text:style-name="Text_20_body"><text:span text:style-name="T2">Watcher</text:span>: You're better off leaving me... I don't deserve you...</text:p>
      <text:p text:style-name="Text_20_body"><text:span text:style-name="T14">Tenda</text:span><text:span text:style-name="T13"> dizzily seems to giggle at something heard inside her own head, flutters her wings a few more times, and then pivots her center of gravity forward to try and kiss Rabid herself</text:span></text:p>
      <text:p text:style-name="Text_20_body"><text:span text:style-name="T6">Storm</text:span>: Good answer...</text:p>
      <text:p text:style-name="Text_20_body"><text:span text:style-name="T4">Rabid</text:span><text:span text:style-name="T3"> kisses Tenda and bite her lip</text:span></text:p>
      <text:p text:style-name="Text_20_body"><text:span text:style-name="T6">Storm</text:span><text:span text:style-name="T5"> jerks the knife upward and outward, his back still to Watcher</text:span></text:p>
      <text:p text:style-name="Text_20_body"><text:span text:style-name="T14">Tenda</text:span><text:span text:style-name="T13"> barely audibly growls when Rabid does, and presses her snout even more fiercely against his, eyes drunken but still clearly, at least partly, drunk with love ... when not lack-of-consciousness</text:span></text:p>
      <text:p text:style-name="Text_20_body"><text:span text:style-name="T4">Rabid</text:span><text:span text:style-name="T3"> chuckles and slaps her flank</text:span></text:p>
      <text:p text:style-name="Text_20_body"><text:span text:style-name="T2">Watcher</text:span><text:span text:style-name="T1"> lays her head down and whimpers quietly "Please don't."</text:span></text:p>
      <text:p text:style-name="Text_20_body"><text:span text:style-name="T6">Storm</text:span><text:span text:style-name="T5"> laughs quietly</text:span></text:p>
      <text:p text:style-name="Text_20_body"><text:span text:style-name="T6">Storm</text:span>: Now then...</text:p>
      <text:p text:style-name="Text_20_body"><text:span text:style-name="T8">Newblood</text:span> joined the chat </text:p>
      <text:p text:style-name="Text_20_body"><text:span text:style-name="T8">Newblood</text:span> left the chat </text:p>
      <text:p text:style-name="Text_20_body"><text:span text:style-name="T2">Watcher</text:span>: ( :hurrr: Newblood didn't want any of this)</text:p>
      <text:p text:style-name="Text_20_body"><text:span text:style-name="T6">Storm</text:span><text:span text:style-name="T5"> spins around to face Watcher, revealing that he did /not/ cut the string</text:span></text:p>
      <text:p text:style-name="Text_20_body"><text:span text:style-name="T6">Storm</text:span>: Should probably fix you.</text:p>
      <text:p text:style-name="Text_20_body"><text:span text:style-name="T2">Watcher</text:span><text:span text:style-name="T1"> lifts her head slightly, eyes widen in surprise</text:span></text:p>
      <text:p text:style-name="Text_20_body"><text:span text:style-name="T2">Watcher</text:span>: You- you aren't going to leave me? *wipes a tear from her eye*</text:p>
      <text:p text:style-name="Text_20_body"><text:span text:style-name="T6">Storm</text:span>: No...</text:p>
      <text:p text:style-name="Text_20_body"><text:span text:style-name="T6">Storm</text:span>: That'd be uncouth.</text:p>
      <text:p text:style-name="Text_20_body"><text:span text:style-name="T6">Storm</text:span>: Now get up.</text:p>
      <text:p text:style-name="Text_20_body"><text:span text:style-name="T14">Tenda</text:span>: (sorry had a v important phone call)</text:p>
      <text:p text:style-name="Text_20_body"><text:span text:style-name="T4">Rabid</text:span>: (np)</text:p>
      <text:p text:style-name="Text_20_body"><text:span text:style-name="T2">Watcher</text:span><text:span text:style-name="T1"> slowly stands up on her hooves</text:span></text:p>
      <text:p text:style-name="Text_20_body"><text:span text:style-name="T14">Tenda</text:span><text:span text:style-name="T13"> tries to get closer to Rabid, but immediately runs aground the fact all of her limbs are hog-tied</text:span></text:p>
      <text:p text:style-name="Text_20_body"><text:span text:style-name="T14">Tenda</text:span><text:span text:style-name="T13"> can only continue to stare at him pleadingly</text:span></text:p>
      <text:p text:style-name="Text_20_body"><text:span text:style-name="T6">Storm</text:span><text:span text:style-name="T5"> circles Watcher, horn glowing</text:span></text:p>
      <text:p text:style-name="Text_20_body"><text:span text:style-name="T4">Rabid</text:span><text:span text:style-name="T3"> sees Tenda struggling and unties her legs from the tie and hugs her tight</text:span></text:p>
      <text:p text:style-name="Text_20_body"><text:span text:style-name="T14">Tenda</text:span><text:span text:style-name="T13"> squeezes Rabid even tighter in the embrace, resting her full weight comfortably against him, immensely grateful to at last not be caught in some kind of forced pose or poise</text:span></text:p>
      <text:p text:style-name="Text_20_body"><text:span text:style-name="T14">Tenda</text:span><text:span text:style-name="T13"> goes to say something again, but again only leaves her mouth hanging agape</text:span></text:p>
      <text:p text:style-name="Text_20_body"><text:span text:style-name="T6">Storm</text:span><text:span text:style-name="T5"> casts a spell on Watcher, engulfing her in a pale-blue glow and healing her completely</text:span></text:p>
      <text:p text:style-name="Text_20_body"><text:span text:style-name="T14">Tenda</text:span><text:span text:style-name="T13"> yelps something, suddenly, then clamps her lips shut</text:span></text:p>
      <text:p text:style-name="Text_20_body"><text:span text:style-name="T14">Tenda</text:span>: RabidIthinkIforgotIhavea​boyfriend</text:p>
      <text:p text:style-name="Text_20_body"><text:span text:style-name="T4">Rabid</text:span><text:span text:style-name="T3"> rubs his hoof through your man</text:span></text:p>
      <text:p text:style-name="Text_20_body"><text:soft-page-break/><text:span text:style-name="T6">Storm</text:span>: (brb)</text:p>
      <text:p text:style-name="Text_20_body"><text:span text:style-name="T8">Newblood</text:span> joined the chat </text:p>
      <text:p text:style-name="Text_20_body"><text:span text:style-name="T4">Rabid</text:span>: That's not something I'm concerned with.</text:p>
      <text:p text:style-name="Text_20_body"><text:span text:style-name="T14">Tenda</text:span>: That's why</text:p>
      <text:p text:style-name="Text_20_body"><text:span text:style-name="T14">Tenda</text:span><text:span text:style-name="T13"> curls her lips in the slightest grin</text:span></text:p>
      <text:p text:style-name="Text_20_body"><text:span text:style-name="T2">Watcher</text:span><text:span text:style-name="T1"> gulps as she is engulfed in light, looking around at her body</text:span></text:p>
      <text:p text:style-name="Text_20_body"><text:span text:style-name="T4">Rabid</text:span><text:span text:style-name="T3"> presses his muzzle harshly against Tenda's</text:span></text:p>
      <text:p text:style-name="Text_20_body"><text:span text:style-name="T14">Tenda</text:span><text:span text:style-name="T13"> continues pressing her weight against Rabid, still breathing heavily and the occasional drop of blood falling from her marehood to the bed she started this whole scenario on</text:span></text:p>
      <text:p text:style-name="Text_20_body"><text:span text:style-name="T14">Tenda</text:span><text:span text:style-name="T13"> squeezes her muzzle past Rabid's long enough to whisper, "I think I need to pee"</text:span></text:p>
      <text:p text:style-name="Text_20_body"><text:span text:style-name="T4">Rabid</text:span><text:span text:style-name="T3"> keeps holding Tenda and whispers in her ear</text:span></text:p>
      <text:p text:style-name="Text_20_body"><text:span text:style-name="T4">Rabid</text:span>: So do it.</text:p>
      <text:p text:style-name="Text_20_body"><text:span text:style-name="T8">Newblood</text:span> left the chat </text:p>
      <text:p text:style-name="Text_20_body"><text:span text:style-name="T14">Tenda</text:span><text:span text:style-name="T13"> smiles, and stares lovingly into Rabid's eyes, unbroken, while a gentle trickle of yellow liquid runs down her rear legs</text:span></text:p>
      <text:p text:style-name="Text_20_body"><text:span text:style-name="T14">Tenda</text:span><text:span text:style-name="T13"> lets out a slow sigh of relief without changing her expression</text:span></text:p>
      <text:p text:style-name="Text_20_body"><text:span text:style-name="T14">Tenda</text:span>: Yeah, I definitely forgot about him.</text:p>
      <text:p text:style-name="Text_20_body"><text:span text:style-name="T4">Rabid</text:span><text:span text:style-name="T3"> smiles as he feels the warmth slowly trickle down his own legs from hers and lightly tugs the the rope connecting her neck to her bound arms</text:span></text:p>
      <text:p text:style-name="Text_20_body"><text:span text:style-name="T4">Rabid</text:span>: Damn right you did.</text:p>
      <text:p text:style-name="Text_20_body"><text:span text:style-name="T14">Tenda</text:span>: I'm kind of tired, but...</text:p>
      <text:p text:style-name="Text_20_body"><text:span text:style-name="T14">Tenda</text:span><text:span text:style-name="T13"> gags on the next word, but catches her breath and continues</text:span></text:p>
      <text:p text:style-name="Text_20_body"><text:span text:style-name="T14">Tenda</text:span>: Yeah, something about... you know, that time... Watcher did... the thing...</text:p>
      <text:p text:style-name="Text_20_body"><text:span text:style-name="T14">Tenda</text:span>: Blood is so great...</text:p>
      <text:p text:style-name="Text_20_body"><text:span text:style-name="T14">Tenda</text:span><text:span text:style-name="T13"> begins slipping in and out of a drunken consciousness again, as the rope around her neck is intermittently tightened</text:span></text:p>
      <text:p text:style-name="Text_20_body"><text:span text:style-name="T6">Storm</text:span>: *the orb swirls around, healing Watcher completely*</text:p>
      <text:p text:style-name="Text_20_body"><text:span text:style-name="T4">Rabid</text:span><text:span text:style-name="T3"> loosens the rope around your neck letting your breath</text:span></text:p>
      <text:p text:style-name="Text_20_body"><text:span text:style-name="T4">Rabid</text:span>: mmm maybe i should get you a proper collar</text:p>
      <text:p text:style-name="Text_20_body"><text:span text:style-name="T14">Tenda</text:span><text:span text:style-name="T13"> slows her breathing, but continues to do nothing more than smile and stare lasciviously into Rabid's eyes</text:span></text:p>
      <text:p text:style-name="Text_20_body"><text:span text:style-name="T14">Tenda</text:span><text:span text:style-name="T13"> mumbles something incoherent, smiling even wider</text:span></text:p>
      <text:p text:style-name="Text_20_body"><text:span text:style-name="T4">Rabid</text:span><text:span text:style-name="T3"> spanks Tenda and smiles</text:span></text:p>
      <text:p text:style-name="Text_20_body"><text:span text:style-name="T14">Tenda</text:span><text:span text:style-name="T13"> scoots her unbound rear legs forward, and under her, into a sitting position, and then wraps them around Rabid's waist</text:span></text:p>
      <text:p text:style-name="Text_20_body"><text:span text:style-name="T14">Tenda</text:span><text:span text:style-name="T13"> lets the rest of her body fall limply onto him</text:span></text:p>
      <text:p text:style-name="Text_20_body"><text:span text:style-name="T14">Tenda</text:span>: Nnn, bondage hugs, eheh...eheh...</text:p>
      <text:p text:style-name="Text_20_body"><text:span text:style-name="T4">Rabid</text:span><text:span text:style-name="T3"> reaches into his saddlebag and pulls out a simple black collar and dangles it in front of Tenda's face</text:span></text:p>
      <text:p text:style-name="Text_20_body"><text:soft-page-break/><text:span text:style-name="T14">Tenda</text:span><text:span text:style-name="T13"> leans forward, dumbly smacking her forehead into it, completely punch-drunk with irresistible love at the moment</text:span></text:p>
      <text:p text:style-name="Text_20_body"><text:span text:style-name="T4">Rabid</text:span><text:span text:style-name="T3"> unclasps the collar and holds it open in front of Tenda</text:span></text:p>
      <text:p text:style-name="Text_20_body"><text:span text:style-name="T2">Watcher</text:span><text:span text:style-name="T1"> looks over her body as she is completely healed, besides her fangs that hang out of her mouth</text:span></text:p>
      <text:p text:style-name="Text_20_body"><text:span text:style-name="T4">Rabid</text:span>: If you want it, put your neck in it.</text:p>
      <text:p text:style-name="Text_20_body"><text:span text:style-name="T14">Tenda</text:span><text:span text:style-name="T13"> ... just leans more forward, at least a foot below the collar, bumping her head into Rabid's chest instead ... and sighs contentedly</text:span></text:p>
      <text:p text:style-name="Text_20_body"><text:span text:style-name="T4">Rabid</text:span><text:span text:style-name="T3"> holds the collar flush against his chest above the top of Tenda's head</text:span></text:p>
      <text:p text:style-name="Text_20_body"><text:span text:style-name="T14">Tenda</text:span><text:span text:style-name="T13"> just continues nuzzling Rabid's body with her cheek, purring happily</text:span></text:p>
      <text:p text:style-name="Text_20_body"><text:span text:style-name="T4">Rabid</text:span><text:span text:style-name="T3"> stashes the collar in his bag and strokes Tenda's mane</text:span></text:p>
      <text:p text:style-name="Text_20_body"><text:span text:style-name="T14">Tenda</text:span><text:span text:style-name="T13"> barely notices one of Rabid's diminutive stallion nipples while she's stroking his chest, and suddenly latches onto it</text:span></text:p>
      <text:p text:style-name="Text_20_body"><text:span text:style-name="T8">Newblood</text:span> joined the chat </text:p>
      <text:p text:style-name="Text_20_body"><text:span text:style-name="T4">Rabid</text:span><text:span text:style-name="T3"> moans and looks down at Tenda</text:span></text:p>
      <text:p text:style-name="Text_20_body"><text:span text:style-name="T14">Tenda</text:span><text:span text:style-name="T13"> has already let go, feeling satisfied, and just letting her head droop again</text:span></text:p>
      <text:p text:style-name="Text_20_body"><text:span text:style-name="T8">Newblood</text:span> left the chat </text:p>
      <text:p text:style-name="Text_20_body"><text:span text:style-name="T4">Rabid</text:span><text:span text:style-name="T3"> lazily motions Yoko over and removes her gag</text:span></text:p>
      <text:p text:style-name="Text_20_body"><text:span text:style-name="T4">Rabid</text:span>: Ready to be good?</text:p>
      <text:p text:style-name="Text_20_body"><text:span text:style-name="T10">Yoko</text:span> was unsilenced</text:p>
      <text:p text:style-name="Text_20_body"><text:span text:style-name="T14">Tenda</text:span><text:span text:style-name="T13"> scoots so far forward, trying to get closer to Rabid, that she falls over the lip of the bed and flat onto the floor at his feet</text:span></text:p>
      <text:p text:style-name="Text_20_body"><text:span text:style-name="T6">Storm</text:span><text:span text:style-name="T5"> looks down at Watcher</text:span></text:p>
      <text:p text:style-name="Text_20_body"><text:span text:style-name="T10">Yoko</text:span><text:span text:style-name="T9"> doesn't move</text:span></text:p>
      <text:p text:style-name="Text_20_body"><text:span text:style-name="T6">Storm</text:span>: There.</text:p>
      <text:p text:style-name="Text_20_body"><text:span text:style-name="T6">Storm</text:span>: Done.</text:p>
      <text:p text:style-name="Text_20_body"><text:span text:style-name="T14">Tenda</text:span><text:span text:style-name="T13"> tries to get up into a standing position, but can't seem to raise her bound rear legs while her neck is constricted or just under the power of her front two</text:span></text:p>
      <text:p text:style-name="Text_20_body"><text:span text:style-name="T14">Tenda</text:span><text:span text:style-name="T13"> repeatedly raises herself a little, then flops onto the ground again at Rabid's feet</text:span></text:p>
      <text:p text:style-name="Text_20_body"><text:span text:style-name="T2">Watcher</text:span><text:span text:style-name="T1"> looks at Storm and gives a small smile</text:span></text:p>
      <text:p text:style-name="Text_20_body"><text:span text:style-name="T4">Rabid</text:span><text:span text:style-name="T3"> picks Tenda up and sets her on the bed before petting Yoko</text:span></text:p>
      <text:p text:style-name="Text_20_body"><text:span text:style-name="T14">Tenda</text:span><text:span text:style-name="T13"> glares at Yoko, irrespective of the joy of being slightly less helpless</text:span></text:p>
      <text:p text:style-name="Text_20_body"><text:span text:style-name="T4">Rabid</text:span>: I asked you a question</text:p>
      <text:p text:style-name="Text_20_body"><text:span text:style-name="T6">Storm</text:span><text:span text:style-name="T5"> stares down at Watcher, giving a very slight smile</text:span></text:p>
      <text:p text:style-name="Text_20_body"><text:span text:style-name="T14">Tenda</text:span><text:span text:style-name="T13"> edges nearer to Yoko, but has to stop herself promptly to avoid falling off the bed again :I</text:span></text:p>
      <text:p text:style-name="Text_20_body"><text:span text:style-name="T4">Rabid</text:span><text:span text:style-name="T3"> pulls yoko by the collar</text:span></text:p>
      <text:p text:style-name="Text_20_body"><text:span text:style-name="T4">Rabid</text:span>: I expect an answer</text:p>
      <text:p text:style-name="Text_20_body"><text:span text:style-name="T2">Watcher</text:span>: Th- Thank you Stormy...</text:p>
      <text:p text:style-name="Text_20_body"><text:soft-page-break/><text:span text:style-name="T10">Yoko</text:span><text:span text:style-name="T9"> still doesn't talk</text:span></text:p>
      <text:p text:style-name="Text_20_body"><text:span text:style-name="T4">Rabid</text:span>: I'll take that as a "no".</text:p>
      <text:p text:style-name="Text_20_body"><text:span text:style-name="T6">Storm</text:span>: Mhmm</text:p>
      <text:p text:style-name="Text_20_body"><text:span text:style-name="T6">Storm</text:span><text:span text:style-name="T5"> turns and walks off</text:span></text:p>
      <text:p text:style-name="Text_20_body"><text:span text:style-name="T4">Rabid</text:span><text:span text:style-name="T3"> reaches to put the gag back in</text:span></text:p>
      <text:p text:style-name="Text_20_body"><text:span text:style-name="T10">Yoko</text:span><text:span text:style-name="T9"> stabs Rabid in the chest</text:span></text:p>
      <text:p text:style-name="Text_20_body"><text:span text:style-name="T10">Yoko</text:span><text:span text:style-name="T9"> smiles</text:span></text:p>
      <text:p text:style-name="Text_20_body"><text:span text:style-name="T10">Yoko</text:span> was silenced</text:p>
      <text:p text:style-name="Text_20_body"><text:span text:style-name="T4">Rabid</text:span>: (:notamused:)</text:p>
      <text:p text:style-name="Text_20_body"><text:span text:style-name="T2">Watcher</text:span><text:span text:style-name="T1"> slowly walks behind Stormy</text:span></text:p>
      <text:p text:style-name="Text_20_body"><text:span text:style-name="T4">Rabid</text:span><text:span text:style-name="T3"> dodges</text:span></text:p>
      <text:p text:style-name="Text_20_body"><text:span text:style-name="T14">Tenda</text:span><text:span text:style-name="T13"> paws at Rabid's back and sides with her two free hooves</text:span></text:p>
      <text:p text:style-name="Text_20_body"><text:span text:style-name="T4">Rabid</text:span><text:span text:style-name="T3"> pulls Yoko's leash through a ring and ties it so her face is against the floor before leaning back into Tenda's hooves</text:span></text:p>
      <text:p text:style-name="Text_20_body"><text:span text:style-name="T14">Tenda</text:span><text:span text:style-name="T13"> continues drunkenly nuzzling Rabid, visibly and literally drooling</text:span></text:p>
      <text:p text:style-name="Text_20_body"><text:span text:style-name="T4">Rabid</text:span><text:span text:style-name="T3"> crawls up on top of Tenda and slurps up her drool</text:span></text:p>
      <text:p text:style-name="Text_20_body"><text:span text:style-name="T14">Tenda</text:span><text:span text:style-name="T13"> takes the opportunity to wrap her forelegs around Rabid's waist, and then try to scoot them off the bed together with her rear ones</text:span></text:p>
      <text:p text:style-name="Text_20_body"><text:span text:style-name="T4">Rabid</text:span>: mmm where are you trying to go?</text:p>
      <text:p text:style-name="Text_20_body"><text:span text:style-name="T14">Tenda</text:span><text:span text:style-name="T13"> stifles a stupid giggle, and then ... again, opens her mouth without anything to say</text:span></text:p>
      <text:p text:style-name="Text_20_body"><text:span text:style-name="T6">Storm</text:span><text:span text:style-name="T5"> flops into their house, taking a seat</text:span></text:p>
      <text:p text:style-name="Text_20_body"><text:span text:style-name="T4">Rabid</text:span><text:span text:style-name="T3"> tickles your chin</text:span></text:p>
      <text:p text:style-name="Text_20_body"><text:span text:style-name="T4">Rabid</text:span>: Go ahead</text:p>
      <text:p text:style-name="Text_20_body"><text:span text:style-name="T14">Tenda</text:span><text:span text:style-name="T13"> doesn't seem to respond much, but plays along anyway</text:span></text:p>
      <text:p text:style-name="Text_20_body"><text:span text:style-name="T14">Tenda</text:span>: I thought it would be funny to have you end up on the floor</text:p>
      <text:p text:style-name="Text_20_body"><text:span text:style-name="T14">Tenda</text:span>: But honestly right now up is down and down is up and up is sideways, so</text:p>
      <text:p text:style-name="Text_20_body"><text:span text:style-name="T14">Tenda</text:span><text:span text:style-name="T13"> trails off incoherently, resting her head against Rabid once more</text:span></text:p>
      <text:p text:style-name="Text_20_body"><text:span text:style-name="T2">Watcher</text:span><text:span text:style-name="T1"> sits beside Stormy and looks at him</text:span></text:p>
      <text:p text:style-name="Text_20_body"><text:span text:style-name="T4">Rabid</text:span><text:span text:style-name="T3"> grips Tenda tight and rolls them back into the middle of the bed</text:span></text:p>
      <text:p text:style-name="Text_20_body"><text:span text:style-name="T14">Tenda</text:span><text:span text:style-name="T13"> dribbles out, "Rabidffhaveyouffeverfff​ooledaroundwithathingff"​</text:span></text:p>
      <text:p text:style-name="Text_20_body"><text:span text:style-name="T14">Tenda</text:span><text:span text:style-name="T13"> lies on her back, arms legs splayed, ultimately absolutely uncaring about any kind of exposure</text:span></text:p>
      <text:p text:style-name="Text_20_body"><text:span text:style-name="T4">Rabid</text:span><text:span text:style-name="T3"> rubs a hoof down Tenda's belly and to her thigh "with what thing?"</text:span></text:p>
      <text:p text:style-name="Text_20_body"><text:span text:style-name="T6">Storm</text:span><text:span text:style-name="T5"> fidgets a bit before getting off the seat and getting himself a drink</text:span></text:p>
      <text:p text:style-name="Text_20_body"><text:span text:style-name="T2">Watcher</text:span>: Stormy... Why did you forgive me?</text:p>
      <text:p text:style-name="Text_20_body"><text:span text:style-name="T14">Tenda</text:span><text:span text:style-name="T13"> 's eyes widen, as she stares beyond Rabid and into empty space, "I just sometimes wonder what the biggest thing I could put inside of myself is." o-o</text:span></text:p>
      <text:p text:style-name="Text_20_body"><text:span text:style-name="T14">Tenda</text:span>: In a strictly academic sense. o-o</text:p>
      <text:p text:style-name="Text_20_body"><text:soft-page-break/><text:span text:style-name="T4">Rabid</text:span><text:span text:style-name="T3"> rubs a hoof in between your thighs "Mmm it would be fun to test your limits"</text:span></text:p>
      <text:p text:style-name="Text_20_body"><text:span text:style-name="T14">Tenda</text:span><text:span text:style-name="T13"> groans, "I only really figured out the starting point today"</text:span></text:p>
      <text:p text:style-name="Text_20_body"><text:span text:style-name="T14">Tenda</text:span>: I feel like this is a Pandora's Box kind of thing if you keep yammering and hammering my pleasure centers...</text:p>
      <text:p text:style-name="Text_20_body"><text:span text:style-name="T14">Tenda</text:span>: Are the limits really on the table. o-o</text:p>
      <text:p text:style-name="Text_20_body"><text:span text:style-name="T14">Tenda</text:span>: ... wait, what kind of limits.</text:p>
      <text:p text:style-name="Text_20_body"><text:span text:style-name="T14">Tenda</text:span><text:span text:style-name="T13"> suddenly diverts her interests to cradling her head as she ponders</text:span></text:p>
      <text:p text:style-name="Text_20_body"><text:span text:style-name="T14">Tenda</text:span>: 'cuz I mean, that one thing I said, okay, that's a, like, scientific limit...</text:p>
      <text:p text:style-name="Text_20_body"><text:span text:style-name="T14">Tenda</text:span><text:span text:style-name="T13"> continues mumbling incoherently but with great passion</text:span></text:p>
      <text:p text:style-name="Text_20_body"><text:span text:style-name="T4">Rabid</text:span><text:span text:style-name="T3"> rubs you and lightly presses on you</text:span></text:p>
      <text:p text:style-name="Text_20_body"><text:span text:style-name="T6">Storm</text:span>: Hmmm</text:p>
      <text:p text:style-name="Text_20_body"><text:span text:style-name="T14">Tenda</text:span><text:span text:style-name="T13"> mutters on and on, for now seemingly oblivious to Rabid</text:span></text:p>
      <text:p text:style-name="Text_20_body"><text:span text:style-name="T4">Rabid</text:span><text:span text:style-name="T3"> keeps rubbing Tenda's marehood, his other tickling her nub</text:span></text:p>
      <text:p text:style-name="Text_20_body"><text:span text:style-name="T6">Storm</text:span>: A plethora of reasons I don't care to explain right now.</text:p>
      <text:p text:style-name="Text_20_body"><text:span text:style-name="T14">Tenda</text:span><text:span text:style-name="T13"> gives in physically, while her intellect drowns elsewhere, forcibly and rhythmically gyrating her hips against Rabid</text:span></text:p>
      <text:p text:style-name="Text_20_body"><text:span text:style-name="T14">Tenda</text:span>: I don't know what I did all day.. before I did this...</text:p>
      <text:p text:style-name="Text_20_body"><text:span text:style-name="T14">Tenda</text:span><text:span text:style-name="T13"> breathes hard and heavy, flattening a dumbstruck face against the ground</text:span></text:p>
      <text:p text:style-name="Text_20_body"><text:span text:style-name="T2">Watcher</text:span>: I- I understand</text:p>
      <text:p text:style-name="Text_20_body"><text:span text:style-name="T8">Newblood</text:span> joined the chat </text:p>
      <text:p text:style-name="Text_20_body"><text:span text:style-name="T4">Rabid</text:span><text:span text:style-name="T3"> works his hooves even more and lightly nibbles on Tenda "mmm that's good."</text:span></text:p>
      <text:p text:style-name="Text_20_body"><text:span text:style-name="T8">Newblood</text:span> left the chat </text:p>
      <text:p text:style-name="Text_20_body"><text:span text:style-name="T14">Tenda</text:span>: R-Rabid, since I have the chance to talk this time, and I admit I am often kind of long-winded...</text:p>
      <text:p text:style-name="Text_20_body"><text:span text:style-name="T14">Tenda</text:span>: ALTHOUGH these things make me happy, unnh, they also, there is, intense, unnh, embarrassment, and...</text:p>
      <text:p text:style-name="Text_20_body"><text:span text:style-name="T14">Tenda</text:span>: I mean, now that I'm madly in love with you, can't we do something that doesn't highlight the strangeness of my anatomy?</text:p>
      <text:p text:style-name="Text_20_body"><text:span text:style-name="T4">Rabid</text:span><text:span text:style-name="T3"> stops and stands beside the bed "Of course"</text:span></text:p>
      <text:p text:style-name="Text_20_body"><text:span text:style-name="T6">Storm</text:span><text:span text:style-name="T5"> sits across from Watcher uncomfortably, taking occasional sips of his drink</text:span></text:p>
      <text:p text:style-name="Text_20_body"><text:span text:style-name="T14">Tenda</text:span><text:span text:style-name="T13"> is caught up in such a dreamy vision of sublime happiness that she almost rolls off the bed, barely catching herself</text:span></text:p>
      <text:p text:style-name="Text_20_body"><text:span text:style-name="T14">Tenda</text:span>: This is good. I like this.</text:p>
      <text:p text:style-name="Text_20_body"><text:span text:style-name="T4">Rabid</text:span><text:span text:style-name="T3"> pulls you to your feet next to the bed, hugging you</text:span></text:p>
      <text:p text:style-name="Text_20_body"><text:span text:style-name="T14">Tenda</text:span>: Also I think you literally scared my boyfriend to a cabin in a forest just outside Everfree just outside.... yeah.</text:p>
      <text:p text:style-name="Text_20_body"><text:span text:style-name="T14">Tenda</text:span><text:span text:style-name="T13"> stares into Rabid's eyes, with her head hanging sideways</text:span></text:p>
      <text:p text:style-name="Text_20_body"><text:span text:style-name="T4">Rabid</text:span><text:span text:style-name="T3"> looks down at his feet momentarily before looking back to you as he starts to sway in step</text:span></text:p>
      <text:p text:style-name="Text_20_body"><text:span text:style-name="T2">Watcher</text:span><text:span text:style-name="T1"> slowly moves closer to Stormy</text:span></text:p>
      <text:p text:style-name="Text_20_body"><text:soft-page-break/><text:span text:style-name="T14">Tenda</text:span><text:span text:style-name="T13"> is too infatuated and lovestruck to keep up, getting one step in before just collapsing all her weight onto Rabid while smiling dumbly</text:span></text:p>
      <text:p text:style-name="Text_20_body"><text:span text:style-name="T14">Tenda</text:span><text:span text:style-name="T13"> hums quietly to herself</text:span></text:p>
      <text:p text:style-name="Text_20_body"><text:span text:style-name="T4">Rabid</text:span><text:span text:style-name="T3"> giggles and holds Tenda up as he hums along with</text:span></text:p>
      <text:p text:style-name="Text_20_body"><text:span text:style-name="T6">Storm</text:span><text:span text:style-name="T5"> doesn't notice</text:span></text:p>
      <text:p text:style-name="Text_20_body"><text:span text:style-name="T14">Tenda</text:span><text:span text:style-name="T13"> drifts into a pleasant dream against Rabid, her humming increasingly off-tune-and-kilter while she nonetheless sway her upper body in a calm, poised motion</text:span></text:p>
      <text:p text:style-name="Text_20_body"><text:span text:style-name="T4">Rabid</text:span><text:span text:style-name="T3"> nuzzles into Tenda's neck</text:span></text:p>
      <text:p text:style-name="Text_20_body"><text:span text:style-name="T14">Tenda</text:span>: La~ni.da...da-nee~na~na.​..</text:p>
      <text:p text:style-name="Text_20_body"><text:span text:style-name="T14">Tenda</text:span><text:span text:style-name="T13"> stupidly looks at Rabid, at a loss for words once more</text:span></text:p>
      <text:p text:style-name="Text_20_body"><text:span text:style-name="T2">Watcher</text:span><text:span text:style-name="T1"> lays her head against Stormy</text:span></text:p>
      <text:p text:style-name="Text_20_body"><text:span text:style-name="T6">Storm</text:span><text:span text:style-name="T5"> pets Watcher's mane slowly</text:span></text:p>
      <text:p text:style-name="Text_20_body"><text:span text:style-name="T4">Rabid</text:span><text:span text:style-name="T3"> looks at Tenda and puts a hoof to her muzzle, shushing her and smiling</text:span></text:p>
      <text:p text:style-name="Text_20_body"><text:span text:style-name="T14">Tenda</text:span><text:span text:style-name="T13"> mumbles something about "rafters" before being shushed, then just coos and responds to Rabid's motions</text:span></text:p>
      <text:p text:style-name="Text_20_body"><text:span text:style-name="T14">Tenda</text:span><text:span text:style-name="T13"> attempts to weasel her way between Rabid's own thighs, dragging her rear legs behind her all the while</text:span></text:p>
      <text:p text:style-name="Text_20_body"><text:span text:style-name="T4">Rabid</text:span><text:span text:style-name="T3"> is confused by the mention of rafters, but it gives him another idea for another time and keeps swaying, dancing with Tenda</text:span></text:p>
      <text:p text:style-name="Text_20_body"><text:span text:style-name="T2">Watcher</text:span><text:span text:style-name="T1"> purrs quietly as she is pet</text:span></text:p>
      <text:p text:style-name="Text_20_body"><text:span text:style-name="T14">Tenda</text:span><text:span text:style-name="T13"> noses around for Rabid's stallionhood, eagerly</text:span></text:p>
      <text:p text:style-name="Text_20_body"><text:span text:style-name="T4">Rabid</text:span><text:span text:style-name="T3"> feels his stallionhood starting to poke out of its sheath at Tenda's nosing</text:span></text:p>
      <text:p text:style-name="Text_20_body"><text:span text:style-name="T14">Tenda</text:span><text:span text:style-name="T13"> dizzily, drunkenly, maybe regrettably, takes a few steps side-to-side of Rabid's stallionhood before leaning in and gently, just once, with only the very tip of her tongue, licking it</text:span></text:p>
      <text:p text:style-name="Text_20_body"><text:span text:style-name="T4">Rabid</text:span><text:span text:style-name="T3"> moans loudly and places a hoof on the back of Tenda's head</text:span></text:p>
      <text:p text:style-name="Text_20_body"><text:span text:style-name="T14">Tenda</text:span><text:span text:style-name="T13"> delves further into her love-drunk dance mentally, wrapping a tongue around the yet-small and sheathed member</text:span></text:p>
      <text:p text:style-name="Text_20_body"><text:span text:style-name="T4">Rabid</text:span><text:span text:style-name="T3"> 's stallionhood pops out of the sheath, starting to drip</text:span></text:p>
      <text:p text:style-name="Text_20_body"><text:span text:style-name="T14">Tenda</text:span><text:span text:style-name="T13"> greedily, hastily launches into place, slipping her moth-inherited toothless lips around the shaft while running the length of her tongue up and down and up and down the pole</text:span></text:p>
      <text:p text:style-name="Text_20_body"><text:span text:style-name="T14">Tenda</text:span><text:span text:style-name="T13"> gorges herself on Rabid's stallionhood to the point of brushing her nose against his underbelly, contemplating for a moment how she would use her antennae in this situation without ever figuring out how to do so and pulling back a bit for a gasp of breathable air</text:span></text:p>
      <text:p text:style-name="Text_20_body"><text:span text:style-name="T4">Rabid</text:span><text:span text:style-name="T3"> loudly moans "oh for the love of celestia don't stop" and involuntarily bucks forward</text:span></text:p>
      <text:p text:style-name="Text_20_body"><text:span text:style-name="T6">Storm</text:span><text:span text:style-name="T5"> leans back into the chair, petting Watcher absent-mindedly</text:span></text:p>
      <text:p text:style-name="Text_20_body"><text:span text:style-name="T14">Tenda</text:span><text:span text:style-name="T13"> is driven forward by Rabid's motions, and some inaudible call, wrapping herself around his stallionhood again and fervently driving upwards and downwards on it to the best of her ability</text:span></text:p>
      <text:p text:style-name="Text_20_body"><text:span text:style-name="T14">Tenda</text:span><text:span text:style-name="T13"> swallows the entirety of Rabid's stallionhood to draw herself close to his belly again, and only relenting in a slow retreat of her tongue dragging sluggishly down the engorged and throbbing shaft</text:span></text:p>
      <text:p text:style-name="Text_20_body"><text:span text:style-name="T4">Rabid</text:span><text:span text:style-name="T3"> puts his other hoof on the back of Tenda's head and starts bucking forward, unable to resist </text:span><text:soft-page-break/><text:span text:style-name="T3">the painfully pleasurable orifice any longer</text:span></text:p>
      <text:p text:style-name="Text_20_body"><text:span text:style-name="T14">Tenda</text:span><text:span text:style-name="T13"> groans barely audibly, before taking upon herself the duty of continuing to stimulate Rabid's member as best she can</text:span></text:p>
      <text:p text:style-name="Text_20_body"><text:span text:style-name="T4">Rabid</text:span><text:span text:style-name="T3"> continues humping Tenda's face as his stallionhood starts to flare</text:span></text:p>
      <text:p text:style-name="Text_20_body"><text:span text:style-name="T14">Tenda</text:span><text:span text:style-name="T13"> 's small moth jowls dislocate slightly to accomodate the girth of Rabid's stallionhood, but she continues to do so without seeming complaint, still lying beneath Rabid</text:span></text:p>
      <text:p text:style-name="Text_20_body"><text:span text:style-name="T2">Watcher</text:span>: (Brb dinner)</text:p>
      <text:p text:style-name="Text_20_body"><text:span text:style-name="T8">Newblood</text:span> joined the chat </text:p>
      <text:p text:style-name="Text_20_body"><text:span text:style-name="T14">Tenda</text:span><text:span text:style-name="T13"> groans VERY LOUDLY before taking on the additional burden of Rabid... and her nub distending somewhat</text:span></text:p>
      <text:p text:style-name="Text_20_body"><text:span text:style-name="T8">Newblood</text:span> left the chat </text:p>
      <text:p text:style-name="Text_20_body"><text:span text:style-name="T14">Tenda</text:span><text:span text:style-name="T13"> does her best to continue pleasuring Rabid, sliding her tongue and lips up and down his stallion's shaft in uneven rhythm</text:span></text:p>
      <text:p text:style-name="Text_20_body"><text:span text:style-name="T4">Rabid</text:span><text:span text:style-name="T3"> continues humping, his balls slapping against your snout, groaning as the flaring of his stallionhood becomes more pronounced</text:span></text:p>
      <text:p text:style-name="Text_20_body"><text:span text:style-name="T4">Rabid</text:span>: oh celestia i'm gonna.....</text:p>
      <text:p text:style-name="Text_20_body"><text:span text:style-name="T14">Tenda</text:span><text:span text:style-name="T13"> adopts a pained and inexplicable and in-understandable facial expression, "Rabid, if you.."</text:span></text:p>
      <text:p text:style-name="Text_20_body"><text:span text:style-name="T14">Tenda</text:span><text:span text:style-name="T13"> resumes her motor mouth titillations @_@</text:span></text:p>
      <text:p text:style-name="Text_20_body"><text:span text:style-name="T4">Rabid</text:span><text:span text:style-name="T3"> 's legs stiffen and straighten as he groans, filling Tenda's muzzle with seed, spilling out out the corners and over her face</text:span></text:p>
      <text:p text:style-name="Text_20_body"><text:span text:style-name="T14">Tenda</text:span><text:span text:style-name="T13"> groans as her cheeks puff out with the fertile material, before swallowing it</text:span></text:p>
      <text:p text:style-name="Text_20_body"><text:span text:style-name="T2">Watcher</text:span><text:span text:style-name="T1"> licks Stormy's hoof</text:span></text:p>
      <text:p text:style-name="Text_20_body"><text:span text:style-name="T14">Tenda</text:span><text:span text:style-name="T13"> remains as low to the ground as possible, the faintest 'pop' being heard occasionally from beneath her o-o</text:span></text:p>
      <text:p text:style-name="Text_20_body"><text:span text:style-name="T4">Rabid</text:span><text:span text:style-name="T3"> slumps down as his orgasm starts subsiding</text:span></text:p>
      <text:p text:style-name="Text_20_body"><text:span text:style-name="T14">Tenda</text:span>: I hope all these babies grow up to somehow be less confused than I am. o-o</text:p>
      <text:p text:style-name="Text_20_body"><text:span text:style-name="T4">Rabid</text:span>: B-babies?</text:p>
      <text:p text:style-name="Text_20_body"><text:span text:style-name="T6">Storm</text:span><text:span text:style-name="T5"> pokes Watcher's nose</text:span></text:p>
      <text:p text:style-name="Text_20_body"><text:span text:style-name="T14">Tenda</text:span><text:span text:style-name="T13"> just continues to sway dizzily,</text:span></text:p>
      <text:p text:style-name="Text_20_body"><text:span text:style-name="T4">Rabid</text:span><text:span text:style-name="T3"> lies down next to Tenda, and notices her distended nub</text:span></text:p>
      <text:p text:style-name="Text_20_body"><text:span text:style-name="T4">Rabid</text:span>: I hope you don't mind... my returning the favor.</text:p>
      <text:p text:style-name="Text_20_body"><text:span text:style-name="T14">Tenda</text:span><text:span text:style-name="T13"> leans against Rabid for reasons of sheer survivability !_!</text:span></text:p>
      <text:p text:style-name="Text_20_body"><text:span text:style-name="T14">Tenda</text:span>: I duh wuh..</text:p>
      <text:p text:style-name="Text_20_body"><text:span text:style-name="T2">Watcher</text:span><text:span text:style-name="T1"> shakes her nose and sneezes</text:span></text:p>
      <text:p text:style-name="Text_20_body"><text:span text:style-name="T4">Rabid</text:span>: No? Okay.</text:p>
      <text:p text:style-name="Text_20_body"><text:span text:style-name="T4">Rabid</text:span><text:span text:style-name="T3"> just nuzzles Tenda's thigh</text:span></text:p>
      <text:p text:style-name="Text_20_body"><text:span text:style-name="T14">Tenda</text:span><text:span text:style-name="T13"> sways her head side-to-side, unsure what Rabid is even talking about</text:span></text:p>
      <text:p text:style-name="Text_20_body"><text:span text:style-name="T4">Rabid</text:span><text:span text:style-name="T3"> rests his head on Tenda's thigh and closes his eyes, nearly napping</text:span></text:p>
      <text:p text:style-name="Text_20_body"><text:span text:style-name="T14">Tenda</text:span>: Unnh...</text:p>
      <text:p text:style-name="Text_20_body"><text:soft-page-break/><text:span text:style-name="T14">Tenda</text:span>: I</text:p>
      <text:p text:style-name="Text_20_body"><text:span text:style-name="T14">Tenda</text:span>: I'll tell him about those caterpillars later, I guess..</text:p>
      <text:p text:style-name="Text_20_body"><text:span text:style-name="T14">Tenda</text:span><text:span text:style-name="T13"> tries to conjure up images of how she spent yesterday with Newblood, but envisions only boring and blank and two-dimensional dreamscapes</text:span></text:p>
      <text:p text:style-name="Text_20_body"><text:span text:style-name="T6">Storm</text:span><text:span text:style-name="T5"> laughs a bit, going back to stroking Watcher's mane</text:span></text:p>
      <text:p text:style-name="Text_20_body"><text:span text:style-name="T4">Rabid</text:span><text:span text:style-name="T3"> sleepily turn his body around and snuggles Tenda</text:span></text:p>
      <text:p text:style-name="Text_20_body"><text:span text:style-name="T2">Watcher</text:span><text:span text:style-name="T1"> manages another smile and laughs quietly</text:span></text:p>
      <text:p text:style-name="Text_20_body"><text:span text:style-name="T14">Tenda</text:span><text:span text:style-name="T13"> wraps all of her body into and dedicated all of her body into snuggling with Rabid</text:span></text:p>
      <text:p text:style-name="Text_20_body"><text:span text:style-name="T4">Rabid</text:span><text:span text:style-name="T3"> wraps his body around Tenda</text:span></text:p>
      <text:p text:style-name="Text_20_body"><text:span text:style-name="T14">Tenda</text:span><text:span text:style-name="T13"> playfully lays hers around his own</text:span></text:p>
      <text:p text:style-name="Text_20_body"><text:span text:style-name="T6">Storm</text:span><text:span text:style-name="T5"> lays his head against the back of the chair and closes his eyes, falling asleep and purring quietly</text:span></text:p>
      <text:p text:style-name="Text_20_body"><text:span text:style-name="T2">Watcher</text:span><text:span text:style-name="T1"> lays against Stormy and yawns, closing her eyes herself and falling asleep</text:span></text:p>
      <text:p text:style-name="Text_20_body"><text:span text:style-name="T4">Rabid</text:span><text:span text:style-name="T3"> reaches over to Yoko and loosens her gag and puts enough slack in the leash for her to stand up straight</text:span></text:p>
      <text:p text:style-name="Text_20_body"><text:span text:style-name="T10">Yoko</text:span> was unsilenced</text:p>
      <text:p text:style-name="Text_20_body"><text:span text:style-name="T10">Yoko</text:span><text:span text:style-name="T9"> runs over to Rabid and hugs him</text:span></text:p>
      <text:p text:style-name="Text_20_body"><text:span text:style-name="T10">Yoko</text:span><text:span text:style-name="T9"> cries on his shoulders</text:span></text:p>
      <text:p text:style-name="Text_20_body"><text:span text:style-name="T4">Rabid</text:span><text:span text:style-name="T3"> wraps a hoof around Yoko's net and strokes her mane</text:span></text:p>
      <text:p text:style-name="Text_20_body"><text:span text:style-name="T4">Rabid</text:span>: *neck</text:p>
      <text:p text:style-name="Text_20_body"><text:span text:style-name="T2">Watcher</text:span> joined the chat </text:p>
      <text:p text:style-name="Text_20_body"><text:span text:style-name="T10">Yoko</text:span><text:span text:style-name="T9"> cries some more and doesn't say anything</text:span></text:p>
      <text:p text:style-name="Text_20_body"><text:span text:style-name="T4">Rabid</text:span><text:span text:style-name="T3"> shushes and consoles Yoko</text:span></text:p>
      <text:p text:style-name="Text_20_body"><text:span text:style-name="T10">Yoko</text:span><text:span text:style-name="T9"> snuggles Rabid and hugs him tighter</text:span></text:p>
      <text:p text:style-name="Text_20_body"><text:span text:style-name="T4">Rabid</text:span><text:span text:style-name="T3"> holds Yoko as tight as he can with his one hoof</text:span></text:p>
      <text:p text:style-name="Text_20_body"><text:span text:style-name="T14">Tenda</text:span><text:span text:style-name="T13"> follows Yoko with her eyes, always a step behind and unwilling to directly intercede between Rabid and Yoko</text:span></text:p>
      <text:p text:style-name="Text_20_body"><text:span text:style-name="T4">Rabid</text:span><text:span text:style-name="T3"> is still lying down, snuggling Tenda with most of the rest of his body</text:span></text:p>
      <text:p text:style-name="Text_20_body"><text:span text:style-name="T10">Yoko</text:span>: I was gagged for so long I started thinking I would never be ungagged!</text:p>
      <text:p text:style-name="Text_20_body"><text:span text:style-name="T10">Yoko</text:span>: I promise to be your pet again...</text:p>
      <text:p text:style-name="Text_20_body"><text:span text:style-name="T10">Yoko</text:span>: I'm sorry for being a bad pony...</text:p>
      <text:p text:style-name="Text_20_body"><text:span text:style-name="T4">Rabid</text:span>: Ohh. I know.</text:p>
      <text:p text:style-name="Text_20_body"><text:span text:style-name="T10">Yoko</text:span><text:span text:style-name="T9"> feels empty inside</text:span></text:p>
      <text:p text:style-name="Text_20_body"><text:span text:style-name="T4">Rabid</text:span><text:span text:style-name="T3"> kisses Yoko's forehead</text:span></text:p>
      <text:p text:style-name="Text_20_body"><text:span text:style-name="T14">Tenda</text:span><text:span text:style-name="T13"> contentedly sprawls out on the bed</text:span></text:p>
      <text:p text:style-name="Text_20_body"><text:span text:style-name="T10">Yoko</text:span><text:span text:style-name="T9"> cries some more over Rabid's shoulders</text:span></text:p>
      <text:p text:style-name="Text_20_body"><text:span text:style-name="T4">Rabid</text:span><text:span text:style-name="T3"> snuggles between Yoko and Tenda, wrapping a foreleg around each of them</text:span></text:p>
      <text:p text:style-name="Text_20_body"><text:span text:style-name="T14">Tenda</text:span>: This'll be a weird generation...</text:p>
      <text:p text:style-name="Text_20_body"><text:soft-page-break/><text:span text:style-name="T10">Yoko</text:span>: I-I thought you were going to dump me..</text:p>
      <text:p text:style-name="Text_20_body"><text:span text:style-name="T14">Tenda</text:span><text:span text:style-name="T13"> winces as another egg escapes her ovispositor, stallion-hood-approximat​e</text:span></text:p>
      <text:p text:style-name="Text_20_body"><text:span text:style-name="T14">Tenda</text:span>: Nngh</text:p>
      <text:p text:style-name="Text_20_body"><text:span text:style-name="T14">Tenda</text:span><text:span text:style-name="T13"> puts the egg in the drain gutters of the building, sure it will hit bottom and wet sooner or laer</text:span></text:p>
      <text:p text:style-name="Text_20_body"><text:span text:style-name="T4">Rabid</text:span><text:span text:style-name="T3"> looks at Tenda somewhat confused before looking to Yoko and saying "Of course not. Just needed to get your under control."</text:span></text:p>
      <text:p text:style-name="Text_20_body"><text:span text:style-name="T14">Tenda</text:span><text:span text:style-name="T13"> groans, holding her tummy</text:span></text:p>
      <text:p text:style-name="Text_20_body"><text:span text:style-name="T14">Tenda</text:span>: why did I have to eat all that semen...</text:p>
      <text:p text:style-name="Text_20_body"><text:span text:style-name="T10">Yoko</text:span><text:span text:style-name="T9"> hugs Rabid tight</text:span></text:p>
      <text:p text:style-name="Text_20_body"><text:span text:style-name="T10">Yoko</text:span>: G-Good..</text:p>
      <text:p text:style-name="Text_20_body"><text:span text:style-name="T4">Rabid</text:span><text:span text:style-name="T3"> hugs Yoko back</text:span></text:p>
      <text:p text:style-name="Text_20_body"><text:span text:style-name="T14">Tenda</text:span><text:span text:style-name="T13"> inspects the drainpipe at the present level of the buildinb</text:span></text:p>
      <text:p text:style-name="Text_20_body"><text:span text:style-name="T10">Yoko</text:span><text:span text:style-name="T9"> shivers to think what she would have done to Rabid if she owned a gun</text:span></text:p>
      <text:p text:style-name="Text_20_body"><text:span text:style-name="T14">Tenda</text:span><text:span text:style-name="T13"> follows the drainpipe down, her distended stomach heaving from side to side</text:span></text:p>
      <text:p text:style-name="Text_20_body"><text:span text:style-name="T10">Yoko</text:span>: (Even though, I have used a sniper rifle in the past, I lost it)</text:p>
      <text:p text:style-name="Text_20_body"><text:span text:style-name="T14">Tenda</text:span>: ..no, this is all basically awful.</text:p>
      <text:p text:style-name="Text_20_body"><text:span text:style-name="T10">Yoko</text:span><text:span text:style-name="T9"> looks at Tenda</text:span></text:p>
      <text:p text:style-name="Text_20_body"><text:span text:style-name="T14">Tenda</text:span><text:span text:style-name="T13"> trots in though the front door, watching Rabid expectantly o-o</text:span></text:p>
      <text:p text:style-name="Text_20_body"><text:span text:style-name="T8">Newblood</text:span> joined the chat </text:p>
      <text:p text:style-name="Text_20_body"><text:span text:style-name="T10">Yoko</text:span><text:span text:style-name="T9"> knows what that look means</text:span></text:p>
      <text:p text:style-name="Text_20_body"><text:span text:style-name="T10">Yoko</text:span><text:span text:style-name="T9"> gasps</text:span></text:p>
      <text:p text:style-name="Text_20_body"><text:span text:style-name="T4">Rabid</text:span><text:span text:style-name="T3"> gets up and follows Tenda</text:span></text:p>
      <text:p text:style-name="Text_20_body"><text:span text:style-name="T10">Yoko</text:span>: newblood</text:p>
      <text:p text:style-name="Text_20_body"><text:span text:style-name="T10">Yoko</text:span>: the chaos is over</text:p>
      <text:p text:style-name="Text_20_body"><text:span text:style-name="T14">Tenda</text:span>: Unnh. o-o</text:p>
      <text:p text:style-name="Text_20_body"><text:span text:style-name="T8">Newblood</text:span>: okie...</text:p>
      <text:p text:style-name="Text_20_body"><text:span text:style-name="T14">Tenda</text:span>: Rabid, this is... a personal thing.</text:p>
      <text:p text:style-name="Text_20_body"><text:span text:style-name="T4">Rabid</text:span><text:span text:style-name="T3"> steps backwards to the bed and sits on the edge</text:span></text:p>
      <text:p text:style-name="Text_20_body"><text:span text:style-name="T4">Rabid</text:span>: Okay</text:p>
      <text:p text:style-name="Text_20_body"><text:span text:style-name="T10">Yoko</text:span>: (About to be drama though)</text:p>
      <text:p text:style-name="Text_20_body"><text:span text:style-name="T14">Tenda</text:span><text:span text:style-name="T13"> walks past Rabid, and continues inspecting the spigots and drainpipes of homes for... some reason</text:span></text:p>
      <text:p text:style-name="Text_20_body"><text:span text:style-name="T8">Newblood</text:span>: Im not even of this world anymore.. if the Box is still there, I split myself from the shell</text:p>
      <text:p text:style-name="Text_20_body"><text:span text:style-name="T8">Newblood</text:span>: back to feeding on The fear of Others as a Lost Soul</text:p>
      <text:p text:style-name="Text_20_body"><text:span text:style-name="T4">Rabid</text:span><text:span text:style-name="T3"> unties Yoko's leash from the floor, wraps it around his hoof, and lies down in bed with her</text:span></text:p>
      <text:p text:style-name="Text_20_body"><text:span text:style-name="T10">Yoko</text:span><text:span text:style-name="T9"> throws some Humanity at newblood</text:span></text:p>
      <text:p text:style-name="Text_20_body"><text:span text:style-name="T10">Yoko</text:span>: Eat that!</text:p>
      <text:p text:style-name="Text_20_body"><text:soft-page-break/><text:span text:style-name="T2">Watcher</text:span><text:span text:style-name="T1"> gets up and yawns, blaring her fangs "I'm thirsty :twilight: "</text:span></text:p>
      <text:p text:style-name="Text_20_body"><text:span text:style-name="T8">Newblood</text:span><text:span text:style-name="T7"> Misses completly as it Phases through his non-existant body</text:span></text:p>
      <text:p text:style-name="Text_20_body"><text:span text:style-name="T4">Rabid</text:span><text:span text:style-name="T3"> pulls yoko's leash</text:span></text:p>
      <text:p text:style-name="Text_20_body"><text:span text:style-name="T4">Rabid</text:span>: What did we talk about?</text:p>
      <text:p text:style-name="Text_20_body"><text:span text:style-name="T14">Tenda</text:span><text:span text:style-name="T13"> continues dutifully inspecting nearby water containment, as quietly as possible depositing her eggs while she does so</text:span></text:p>
      <text:p text:style-name="Text_20_body"><text:span text:style-name="T10">Yoko</text:span>: What?</text:p>
      <text:p text:style-name="Text_20_body"><text:span text:style-name="T10">Yoko</text:span>: I'm trying to help Newblood</text:p>
      <text:p text:style-name="Text_20_body"><text:span text:style-name="T2">Watcher</text:span><text:span text:style-name="T1"> stares at Yoko's neck and licks her fangs</text:span></text:p>
      <text:p text:style-name="Text_20_body"><text:span text:style-name="T14">Tenda</text:span><text:span text:style-name="T13"> trots from one drain pipe to another, putting up makeshift nets with her mouth alone</text:span></text:p>
      <text:p text:style-name="Text_20_body"><text:span text:style-name="T8">Newblood</text:span>: I enjoy being a Lost Soul, I gain my Strength without much effort at all..</text:p>
      <text:p text:style-name="Text_20_body"><text:span text:style-name="T14">Tenda</text:span>: Newblood! Help me figure out where to put thsese.</text:p>
      <text:p text:style-name="Text_20_body"><text:span text:style-name="T8">Newblood</text:span>: Meh..</text:p>
      <text:p text:style-name="Text_20_body"><text:span text:style-name="T4">Rabid</text:span><text:span text:style-name="T3"> snuggles Yoko in the bed</text:span></text:p>
      <text:p text:style-name="Text_20_body"><text:span text:style-name="T14">Tenda</text:span><text:span text:style-name="T13"> takes water samples</text:span></text:p>
      <text:p text:style-name="Text_20_body"><text:span text:style-name="T2">Watcher</text:span><text:span text:style-name="T1"> wobbles over to Yoko very quietly and sniffs her neck</text:span></text:p>
      <text:p text:style-name="Text_20_body"><text:span text:style-name="T4">Rabid</text:span><text:span text:style-name="T3"> looks up at Watcher as he snuggles Yoko</text:span></text:p>
      <text:p text:style-name="Text_20_body"><text:span text:style-name="T14">Tenda</text:span><text:span text:style-name="T13"> winces uncomfortably in her bed</text:span></text:p>
      <text:p text:style-name="Text_20_body"><text:span text:style-name="T10">Yoko</text:span>: (in a server with Dr.Face)</text:p>
      <text:p text:style-name="Text_20_body"><text:span text:style-name="T10">Yoko</text:span>: (yay)</text:p>
      <text:p text:style-name="Text_20_body"><text:span text:style-name="T2">Watcher</text:span><text:span text:style-name="T1"> opens her mouth slightly, her fangs inches from Yoko's neck</text:span></text:p>
      <text:p text:style-name="Text_20_body"><text:span text:style-name="T4">Rabid</text:span><text:span text:style-name="T3"> covers yoko's neck with a hoof</text:span></text:p>
      <text:p text:style-name="Text_20_body"><text:span text:style-name="T2">Watcher</text:span><text:span text:style-name="T1"> grumbles and hisses quietly at Rabid</text:span></text:p>
      <text:p text:style-name="Text_20_body"><text:span text:style-name="T8">Newblood</text:span>: I wonder if Dr. Face will do his Soldier Voice :hurrr:</text:p>
      <text:p text:style-name="Text_20_body"><text:span text:style-name="T8">Newblood</text:span>: or w/e its called xD</text:p>
      <text:p text:style-name="Text_20_body"><text:span text:style-name="T4">Rabid</text:span><text:span text:style-name="T3"> licks his lips as watcher looks at him</text:span></text:p>
      <text:p text:style-name="Text_20_body"><text:span text:style-name="T2">Watcher</text:span><text:span text:style-name="T1"> grumbles a bit more and stares at Rabid</text:span></text:p>
      <text:p text:style-name="Text_20_body"><text:span text:style-name="T14">Tenda</text:span>: o-o</text:p>
      <text:p text:style-name="Text_20_body"><text:span text:style-name="T6">Storm</text:span> was timed out </text:p>
      <text:p text:style-name="Text_20_body"><text:span text:style-name="T10">Yoko</text:span>: I was MVP along With Dr.Face and Rappy</text:p>
      <text:p text:style-name="Text_20_body"><text:span text:style-name="T10">Yoko</text:span><text:span text:style-name="T9"> squeals</text:span></text:p>
      <text:p text:style-name="Text_20_body"><text:span text:style-name="T8">Newblood</text:span> left the chat 11 seconds ago</text:p>
      <text:p text:style-name="Text_20_body"><text:span text:style-name="T2">Watcher</text:span><text:span text:style-name="T1"> stares at Rabid, her eyes going pitch black (and covered in soot)</text:span></text:p>
      <text:p text:style-name="Text_20_body"><text:span text:style-name="T8">Newblood</text:span> joined the chat 5 seconds ago</text:p>
      <text:p text:style-name="Text_20_body"><text:span text:style-name="T4">Rabid</text:span><text:span text:style-name="T3"> leans up and looks Watcher in the eye</text:span></text:p>
      <text:p text:style-name="Text_20_body"><text:span text:style-name="T2">Watcher</text:span><text:span text:style-name="T1"> stands up taller than Rabid, her fur rising slightly to make her appear bigger and bares her fangs</text:span></text:p>
      <text:p text:style-name="Text_20_body"><text:soft-page-break/><text:span text:style-name="T4">Rabid</text:span><text:span text:style-name="T3"> climbs out of bed and stands between Watcher and Yoko</text:span></text:p>
      <text:p text:style-name="Text_20_body"><text:span text:style-name="T2">Watcher</text:span><text:span text:style-name="T1"> growls a bit louder, keeping her ground</text:span></text:p>
      <text:p text:style-name="Text_20_body"><text:span text:style-name="T4">Rabid</text:span><text:span text:style-name="T3"> doesn't say anything, just standing there looking you up and down</text:span></text:p>
      <text:p text:style-name="Text_20_body"><text:span text:style-name="T2">Watcher</text:span><text:span text:style-name="T1"> hisses loudly for him to move out of her way</text:span></text:p>
      <text:p text:style-name="Text_20_body"><text:span text:style-name="T4">Rabid</text:span><text:span text:style-name="T3"> silently shakes his head</text:span></text:p>
      <text:p text:style-name="Text_20_body"><text:span text:style-name="T10">Yoko</text:span>: well</text:p>
      <text:p text:style-name="Text_20_body"><text:span text:style-name="T10">Yoko</text:span>: there goes my screenshots of DR face</text:p>
      <text:p text:style-name="Text_20_body"><text:span text:style-name="T10">Yoko</text:span>: fuuuuuuuu</text:p>
      <text:p text:style-name="Text_20_body"><text:span text:style-name="T10">Yoko</text:span>: oh wait nvm</text:p>
      <text:p text:style-name="Text_20_body"><text:span text:style-name="T10">Yoko</text:span>: damn it</text:p>
      <text:p text:style-name="Text_20_body"><text:span text:style-name="T2">Watcher</text:span><text:span text:style-name="T1"> aprroaches Rabid closer, walking a bit to the side to get Yoko in her view</text:span></text:p>
      <text:p text:style-name="Text_20_body"><text:span text:style-name="T10">Yoko</text:span>: upload</text:p>
      <text:p text:style-name="Text_20_body"><text:span text:style-name="T10">Yoko</text:span>: NOOOOOOOOOOOO</text:p>
      <text:p text:style-name="Text_20_body"><text:span text:style-name="T10">Yoko</text:span>: steam cloud is unavailable</text:p>
      <text:p text:style-name="Text_20_body"><text:span text:style-name="T10">Yoko</text:span>: :(</text:p>
      <text:p text:style-name="Text_20_body"><text:span text:style-name="T2">Watcher</text:span>: How do you know it's the real doctor face?</text:p>
      <text:p text:style-name="Text_20_body"><text:span text:style-name="T10">Yoko</text:span>: I just saw an event from him</text:p>
      <text:p text:style-name="Text_20_body"><text:span text:style-name="T10">Yoko</text:span>: ffrom his fan group</text:p>
      <text:p text:style-name="Text_20_body"><text:span text:style-name="T10">Yoko</text:span>: to fill up a server</text:p>
      <text:p text:style-name="Text_20_body"><text:span text:style-name="T6">Storm</text:span> joined the chat </text:p>
      <text:p text:style-name="Text_20_body"><text:span text:style-name="T4">Rabid</text:span><text:span text:style-name="T3"> matches Watcher lateral movement, blocking her view of Yoko</text:span></text:p>
      <text:p text:style-name="Text_20_body"><text:span text:style-name="T14">Tenda</text:span><text:span text:style-name="T13"> squeezes out the rest of her brood into the city waterways</text:span></text:p>
      <text:p text:style-name="Text_20_body"><text:span text:style-name="T10">Yoko</text:span>: I got my screenshots of Dr Face!</text:p>
      <text:p text:style-name="Text_20_body"><text:span text:style-name="T10">Yoko</text:span>: Yay!</text:p>
      <text:p text:style-name="Text_20_body"><text:span text:style-name="T14">Tenda</text:span>: One mistake paid for. o-o</text:p>
      <text:p text:style-name="Text_20_body"><text:span text:style-name="T6">Storm</text:span><text:span text:style-name="T5"> shakes his head, waking himself up</text:span></text:p>
      <text:p text:style-name="Text_20_body"><text:span text:style-name="T2">Watcher</text:span><text:span text:style-name="T1"> growls louder "Out of my way."</text:span></text:p>
      <text:p text:style-name="Text_20_body"><text:span text:style-name="T10">Yoko</text:span><text:span text:style-name="T9"> looks at Watcher</text:span></text:p>
      <text:p text:style-name="Text_20_body"><text:span text:style-name="T10">Yoko</text:span>: Hi there!</text:p>
      <text:p text:style-name="Text_20_body"><text:span text:style-name="T10">Yoko</text:span><text:span text:style-name="T9"> smiles</text:span></text:p>
      <text:p text:style-name="Text_20_body"><text:span text:style-name="T14">Tenda</text:span><text:span text:style-name="T13"> watches the storm drains flow into the ditches, and the ditches into the...</text:span></text:p>
      <text:p text:style-name="Text_20_body"><text:span text:style-name="T6">Storm</text:span><text:span text:style-name="T5"> flops</text:span></text:p>
      <text:p text:style-name="Text_20_body"><text:span text:style-name="T6">Storm</text:span>: Err...you don't have to feed on the others, y'know...</text:p>
      <text:p text:style-name="Text_20_body"><text:span text:style-name="T2">Watcher</text:span><text:span text:style-name="T1"> ignores Stormy and continues to move vertically while eyeing Rabid</text:span></text:p>
      <text:p text:style-name="Text_20_body"><text:span text:style-name="T6">Storm</text:span><text:span text:style-name="T5"> approaches up to her side, giving Rabid a look of "I have no clue what's going on here"</text:span></text:p>
      <text:p text:style-name="Text_20_body"><text:span text:style-name="T4">Rabid</text:span>: He's right. There's plenty of other creatures for you to drink from.</text:p>
      <text:p text:style-name="Text_20_body"><text:span text:style-name="T14">Tenda</text:span><text:span text:style-name="T13"> smiles contentedly, looking around herself</text:span></text:p>
      <text:p text:style-name="Text_20_body"><text:soft-page-break/><text:span text:style-name="T10">Yoko</text:span>: Well</text:p>
      <text:p text:style-name="Text_20_body"><text:span text:style-name="T10">Yoko</text:span>: I have screenshots of killing Dr.Face and Rappy now.. and 3 pictures of Dr.Face killing me...</text:p>
      <text:p text:style-name="Text_20_body"><text:span text:style-name="T10">Yoko</text:span>: zzz</text:p>
      <text:p text:style-name="Text_20_body"><text:span text:style-name="T2">Watcher</text:span>: I want Yoko's blood *she growls once more, opening her mouth to show off her fangs menacingly*</text:p>
      <text:p text:style-name="Text_20_body"><text:span text:style-name="T6">Storm</text:span><text:span text:style-name="T5"> holds out a hoof across Watcher, restraining her</text:span></text:p>
      <text:p text:style-name="Text_20_body"><text:span text:style-name="T4">Rabid</text:span>: Why Yoko's?</text:p>
      <text:p text:style-name="Text_20_body"><text:span text:style-name="T6">Storm</text:span>: Well, I don't think you can have Yoko's blood...right?</text:p>
      <text:p text:style-name="Text_20_body"><text:span text:style-name="T6">Storm</text:span><text:span text:style-name="T5"> casts a side glance</text:span></text:p>
      <text:p text:style-name="Text_20_body"><text:span text:style-name="T4">Rabid</text:span>: She can't, but I'm still curious.</text:p>
      <text:p text:style-name="Text_20_body"><text:span text:style-name="T2">Watcher</text:span><text:span text:style-name="T1"> , unable to control her vampony instincts, snarls at Stormy as he approaches her</text:span></text:p>
      <text:p text:style-name="Text_20_body"><text:span text:style-name="T14">Tenda</text:span><text:span text:style-name="T13"> daydreams, still otherwise just smiling</text:span></text:p>
      <text:p text:style-name="Text_20_body"><text:span text:style-name="T10">Yoko</text:span><text:span text:style-name="T9"> shakes her head</text:span></text:p>
      <text:p text:style-name="Text_20_body"><text:span text:style-name="T10">Yoko</text:span>: Let her suck my blood</text:p>
      <text:p text:style-name="Text_20_body"><text:span text:style-name="T4">Rabid</text:span>: No.</text:p>
      <text:p text:style-name="Text_20_body"><text:span text:style-name="T10">Yoko</text:span>: Okay.</text:p>
      <text:p text:style-name="Text_20_body"><text:span text:style-name="T6">Storm</text:span><text:span text:style-name="T5"> ignores her snarling, making further attempts to keep her restrained</text:span></text:p>
      <text:p text:style-name="Text_20_body"><text:span text:style-name="T2">Watcher</text:span><text:span text:style-name="T1"> latches onto Stormy's hoof with a hard bite to get him off</text:span></text:p>
      <text:p text:style-name="Text_20_body"><text:span text:style-name="T6">Storm</text:span><text:span text:style-name="T5"> gritting his teeth, he keeps his hoof in her mouth, hoping she'll feed off him instead</text:span></text:p>
      <text:p text:style-name="Text_20_body"><text:span text:style-name="T8">Newblood</text:span> joined the chat </text:p>
      <text:p text:style-name="Text_20_body"><text:span text:style-name="T10">Yoko</text:span><text:span text:style-name="T9"> sighs</text:span></text:p>
      <text:p text:style-name="Text_20_body"><text:span text:style-name="T4">Rabid</text:span><text:span text:style-name="T3"> nibbles on Yoko's neck</text:span></text:p>
      <text:p text:style-name="Text_20_body"><text:span text:style-name="T10">Yoko</text:span><text:span text:style-name="T9"> grabs a bag of blood from under the bed and throws it</text:span></text:p>
      <text:p text:style-name="Text_20_body"><text:span text:style-name="T8">Newblood</text:span>: If it weren't for Ping I would have stayed in the Server Dr. Face was at</text:p>
      <text:p text:style-name="Text_20_body"><text:span text:style-name="T10">Yoko</text:span><text:span text:style-name="T9"> giggles and nibbles on Rabid's ears</text:span></text:p>
      <text:p text:style-name="Text_20_body"><text:span text:style-name="T10">Yoko</text:span>: I got a HL2.exe error</text:p>
      <text:p text:style-name="Text_20_body"><text:span text:style-name="T8">Newblood</text:span>: He actually taunt killed me when I was trying to fix something :hurrr:</text:p>
      <text:p text:style-name="Text_20_body"><text:span text:style-name="T10">Yoko</text:span>: I took like 10 screenshots</text:p>
      <text:p text:style-name="Text_20_body"><text:span text:style-name="T10">Yoko</text:span>: zzz</text:p>
      <text:p text:style-name="Text_20_body"><text:span text:style-name="T2">Watcher</text:span><text:span text:style-name="T1"> opens her mouth and and chomps again, completely unaware of what she's doing anymore</text:span></text:p>
      <text:p text:style-name="Text_20_body"><text:span text:style-name="T8">Newblood</text:span>: Being over here on that server.. 200+ ping isn't fun</text:p>
      <text:p text:style-name="Text_20_body"><text:span text:style-name="T6">Storm</text:span><text:span text:style-name="T5"> reflexively winces</text:span></text:p>
      <text:p text:style-name="Text_20_body"><text:span text:style-name="T14">Tenda</text:span><text:span text:style-name="T13"> looks longingly over the expanses visible to her from her vantage point</text:span></text:p>
      <text:p text:style-name="Text_20_body"><text:span text:style-name="T10">Yoko</text:span>: I have like 100 ping</text:p>
      <text:p text:style-name="Text_20_body"><text:span text:style-name="T10">Yoko</text:span>: on that server</text:p>
      <text:p text:style-name="Text_20_body"><text:span text:style-name="T6">Storm</text:span><text:span text:style-name="T5"> puts his other hoof on her head, keeping her down on his hoof that she's biting</text:span></text:p>
      <text:p text:style-name="Text_20_body"><text:span text:style-name="T8">Newblood</text:span>: People in the chat were saying things of the server being serious</text:p>
      <text:p text:style-name="Text_20_body"><text:soft-page-break/><text:span text:style-name="T8">Newblood</text:span>: &gt;​DR. Face in a serious server</text:p>
      <text:p text:style-name="Text_20_body"><text:span text:style-name="T10">Yoko</text:span>: eheheh</text:p>
      <text:p text:style-name="Text_20_body"><text:span text:style-name="T10">Yoko</text:span>: I just wanted to be MVP with Dr.Face and Rappy</text:p>
      <text:p text:style-name="Text_20_body"><text:span text:style-name="T10">Yoko</text:span>: I have a screenshot of that</text:p>
      <text:p text:style-name="Text_20_body"><text:span text:style-name="T8">Newblood</text:span><text:span text:style-name="T7"> out of thin air random things fall from the sky and land on the ground wherever</text:span></text:p>
      <text:p text:style-name="Text_20_body"><text:span text:style-name="T8">Newblood</text:span>: :ajlie:</text:p>
      <text:p text:style-name="Text_20_body"><text:span text:style-name="T2">Watcher</text:span><text:span text:style-name="T1"> flails around powerfully, trying to shake Stormy off</text:span></text:p>
      <text:p text:style-name="Text_20_body"><text:span text:style-name="T6">Storm</text:span><text:span text:style-name="T5"> begins bleeding from the bite wound</text:span></text:p>
      <text:p text:style-name="Text_20_body"><text:span text:style-name="T10">Yoko</text:span>: zzz</text:p>
      <text:p text:style-name="Text_20_body"><text:span text:style-name="T10">Yoko</text:span>: I don't think I'll be taking anymore screenshots for a long time</text:p>
      <text:p text:style-name="Text_20_body"><text:span text:style-name="T6">Storm</text:span><text:span text:style-name="T5"> relaxes his grip on her head</text:span></text:p>
      <text:p text:style-name="Text_20_body"><text:span text:style-name="T2">Watcher</text:span><text:span text:style-name="T1"> tastes Stormy's blood and loses focus, violently sucking on his blood instead</text:span></text:p>
      <text:p text:style-name="Text_20_body"><text:span text:style-name="T6">Storm</text:span><text:span text:style-name="T5"> wincing, he gently strokes Watcher's mane as she feeds on him, cooing</text:span></text:p>
      <text:p text:style-name="Text_20_body"><text:span text:style-name="T6">Storm</text:span>: Goood...</text:p>
      <text:p text:style-name="Text_20_body"><text:span text:style-name="T10">Yoko</text:span><text:span text:style-name="T9"> pokes Rabid</text:span></text:p>
      <text:p text:style-name="Text_20_body"><text:span text:style-name="T8">Newblood</text:span><text:span text:style-name="T7"> one of the fallen objects happens to be a music box of some kind playing a familiar song...</text:span></text:p>
      <text:p text:style-name="Text_20_body"><text:span text:style-name="T4">Rabid</text:span>: Yes Yoko?</text:p>
      <text:p text:style-name="P2">Newblood</text:p>
      <text:p text:style-name="Text_20_body"><text:bookmark text:name="X647_YiP8_Dbvpi-A:1"/><text:a xlink:type="simple" xlink:href="http://youtube.com/watch?v=iP8_Dbvpi-A" office:target-frame-name="_BLANK" xlink:show="replace">http://youtube.com/watch?v=iP8_Dbvpi-A</text:a></text:p>
      <text:p text:style-name="Text_20_body"><text:span text:style-name="T10">Yoko</text:span><text:span text:style-name="T9"> tugs on his mane</text:span></text:p>
      <text:p text:style-name="Text_20_body"><text:span text:style-name="T10">Yoko</text:span>: I.. um...</text:p>
      <text:p text:style-name="Text_20_body"><text:span text:style-name="T4">Rabid</text:span>: You what?</text:p>
      <text:p text:style-name="Text_20_body"><text:span text:style-name="T2">Watcher</text:span><text:span text:style-name="T1"> shakes Stormy's hoof off her head and continues to suck his blood vigerously</text:span></text:p>
      <text:p text:style-name="Text_20_body"><text:span text:style-name="T10">Yoko</text:span><text:span text:style-name="T9"> blushes</text:span></text:p>
      <text:p text:style-name="Text_20_body"><text:span text:style-name="T10">Yoko</text:span>: Thank you for protecting me from Watcher..</text:p>
      <text:p text:style-name="Text_20_body"><text:span text:style-name="T4">Rabid</text:span><text:span text:style-name="T3"> hugs Yoko</text:span></text:p>
      <text:p text:style-name="Text_20_body"><text:span text:style-name="T4">Rabid</text:span>: of course</text:p>
      <text:p text:style-name="Text_20_body"><text:span text:style-name="T6">Storm</text:span>: Eheheh...careful, now.</text:p>
      <text:p text:style-name="Text_20_body"><text:span text:style-name="T10">Yoko</text:span>: I feel like I owe you for all the trouble I caused you... so um...</text:p>
      <text:p text:style-name="Text_20_body"><text:span text:style-name="T2">Watcher</text:span><text:span text:style-name="T1"> is still unaware to what she is doing and doesn't stop her pace</text:span></text:p>
      <text:p text:style-name="Text_20_body"><text:span text:style-name="T8">Newblood</text:span><text:span text:style-name="T7"> starts singing softly; "When the lights, go on, in the city..."</text:span></text:p>
      <text:p text:style-name="Text_20_body"><text:span text:style-name="T10">Yoko</text:span><text:span text:style-name="T9"> breathes in</text:span></text:p>
      <text:p text:style-name="Text_20_body"><text:span text:style-name="T10">Yoko</text:span>: Will you go out with me to eat some food?</text:p>
      <text:p text:style-name="Text_20_body"><text:span text:style-name="T4">Rabid</text:span>: Of course.</text:p>
      <text:p text:style-name="Text_20_body"><text:span text:style-name="T6">Storm</text:span>: Ah! That's enough!</text:p>
      <text:p text:style-name="Text_20_body"><text:span text:style-name="T6">Storm</text:span>: .me tries to yank is hoof away from Watcher</text:p>
      <text:p text:style-name="Text_20_body"><text:soft-page-break/><text:span text:style-name="T6">Storm</text:span>: (Bleh, you get the point)</text:p>
      <text:p text:style-name="Text_20_body"><text:span text:style-name="T2">Watcher</text:span><text:span text:style-name="T1"> faces Stormy with her eyes still black but with a little confusion</text:span></text:p>
      <text:p text:style-name="Text_20_body"><text:span text:style-name="T10">Yoko</text:span>: Yay!</text:p>
      <text:p text:style-name="Text_20_body"><text:span text:style-name="T10">Yoko</text:span>: Ooh, I still have reservations to that place in Canterlot!</text:p>
      <text:p text:style-name="Text_20_body"><text:span text:style-name="T6">Storm</text:span><text:span text:style-name="T5"> stares at her worriedly and quizzically, pausing, temporarily, his efforts at freeing his hoof</text:span></text:p>
      <text:p text:style-name="Text_20_body"><text:span text:style-name="T8">Newblood</text:span> joined the chat 5 seconds ago</text:p>
      <text:p text:style-name="Text_20_body"><text:span text:style-name="T8">Newblood</text:span><text:span text:style-name="T7"> starts drifting away...</text:span></text:p>
      <text:p text:style-name="Text_20_body"><text:span text:style-name="T4">Rabid</text:span>: Good.</text:p>
      <text:p text:style-name="Text_20_body"><text:span text:style-name="T2">Watcher</text:span><text:span text:style-name="T1"> shakes her head again and growls at you once more, fleeing suddenly</text:span></text:p>
      <text:p text:style-name="Text_20_body"><text:span text:style-name="T6">Storm</text:span>: O-O</text:p>
      <text:p text:style-name="Text_20_body"><text:span text:style-name="T14">Tenda</text:span><text:span text:style-name="T13"> reaches out to Newblood :toomuch:</text:span></text:p>
      <text:p text:style-name="Text_20_body"><text:span text:style-name="T6">Storm</text:span><text:span text:style-name="T5"> rubs the wound on his hoof</text:span></text:p>
      <text:p text:style-name="Text_20_body"><text:span text:style-name="T10">Yoko</text:span>: Let's go!</text:p>
      <text:p text:style-name="Text_20_body"><text:span text:style-name="T8">Newblood</text:span><text:span text:style-name="T7"> slips away, with no avail</text:span></text:p>
      <text:p text:style-name="Text_20_body"><text:span text:style-name="T6">Storm</text:span><text:span text:style-name="T5"> follows in the general direction in which Watcher fled, limping noticeably</text:span></text:p>
      <text:p text:style-name="Text_20_body"><text:span text:style-name="T4">Rabid</text:span><text:span text:style-name="T3"> holds onto Yoko's leash and guides her to the place in Canterlot</text:span></text:p>
      <text:p text:style-name="Text_20_body"><text:span text:style-name="T8">Newblood</text:span><text:span text:style-name="T7"> is just another cloud in the sky always watching, never speaking</text:span></text:p>
      <text:p text:style-name="Text_20_body"><text:span text:style-name="T10">Yoko</text:span>: I don't even know what this place is called but I do know it's hard to get into</text:p>
      <text:p text:style-name="Text_20_body"><text:span text:style-name="T10">Yoko</text:span><text:span text:style-name="T9"> shrugs</text:span></text:p>
      <text:p text:style-name="Text_20_body"><text:span text:style-name="T6">Storm</text:span>: (But is it Dorsia?)</text:p>
      <text:p text:style-name="Text_20_body"><text:span text:style-name="T4">Rabid</text:span><text:span text:style-name="T3"> manages to find the place, confirming the reservation and I lead you to the table</text:span></text:p>
      <text:p text:style-name="Text_20_body"><text:span text:style-name="T10">Yoko</text:span>: What do they even serve at these restaurants?</text:p>
      <text:p text:style-name="Text_20_body"><text:span text:style-name="T10">Yoko</text:span>: There's no meat here...</text:p>
      <text:p text:style-name="Text_20_body"><text:span text:style-name="T8">Newblood</text:span><text:span text:style-name="T7"> drops down one more music box.. This time with a more upbeat piece..</text:span></text:p>
      <text:p text:style-name="P2">Newblood</text:p>
      <text:p text:style-name="Text_20_body"><text:bookmark text:name="X647_Yi3MXiTeH_Pg:1"/><text:a xlink:type="simple" xlink:href="http://youtube.com/watch?v=i3MXiTeH_Pg" office:target-frame-name="_BLANK" xlink:show="replace">http://youtube.com/watch?v=i3MXiTeH_Pg</text:a></text:p>
      <text:p text:style-name="Text_20_body"><text:span text:style-name="T2">Watcher</text:span><text:span text:style-name="T1"> stalks Yoko and Rabid from afar</text:span></text:p>
      <text:p text:style-name="Text_20_body"><text:span text:style-name="T6">Storm</text:span><text:span text:style-name="T5"> stalks Watcher from not-afar but not-upclose</text:span></text:p>
      <text:p text:style-name="Text_20_body"><text:span text:style-name="T10">Yoko</text:span><text:span text:style-name="T9"> pokes Rabid</text:span></text:p>
      <text:p text:style-name="Text_20_body"><text:span text:style-name="T14">Tenda</text:span><text:span text:style-name="T13"> smiles at all the drainage gutters she sees, and all the places arrayed in front of her that her brood is likely to succeed at :good:</text:span></text:p>
      <text:p text:style-name="Text_20_body"><text:span text:style-name="T4">Rabid</text:span>: They serve all kinds of good things here.</text:p>
      <text:p text:style-name="Text_20_body"><text:span text:style-name="T4">Rabid</text:span>: Yes Yoko?</text:p>
      <text:p text:style-name="Text_20_body"><text:span text:style-name="T10">Yoko</text:span>: Do they serve pasta here?</text:p>
      <text:p text:style-name="Text_20_body"><text:span text:style-name="T10">Yoko</text:span>: I can't read</text:p>
      <text:p text:style-name="Text_20_body"><text:span text:style-name="T10">Yoko</text:span>: equestrian</text:p>
      <text:p text:style-name="Text_20_body"><text:span text:style-name="T4">Rabid</text:span><text:span text:style-name="T3"> looks at the menu</text:span></text:p>
      <text:p text:style-name="Text_20_body"><text:soft-page-break/><text:span text:style-name="T4">Rabid</text:span>: They do.</text:p>
      <text:p text:style-name="Text_20_body"><text:span text:style-name="T6">Storm</text:span><text:span text:style-name="T5"> inches closer to Watcher</text:span></text:p>
      <text:p text:style-name="Text_20_body"><text:span text:style-name="T10">Yoko</text:span>: Ooh! Get me some spaghetti!</text:p>
      <text:p text:style-name="Text_20_body"><text:span text:style-name="T4">Rabid</text:span><text:span text:style-name="T3"> orders Yoko spaghetti and himself lasagna</text:span></text:p>
      <text:p text:style-name="Text_20_body"><text:span text:style-name="T10">Yoko</text:span><text:span text:style-name="T9"> noms on her spaghetti</text:span></text:p>
      <text:p text:style-name="Text_20_body"><text:span text:style-name="T14">Tenda</text:span>: Well, this is one week taken care of. o-o</text:p>
      <text:p text:style-name="Text_20_body"><text:span text:style-name="T10">Yoko</text:span>: (derp, i forgot that waiters exist)</text:p>
      <text:p text:style-name="Text_20_body"><text:span text:style-name="T10">Yoko</text:span><text:span text:style-name="T9"> apparently imagines that spaghetti is there and eats the table cloth</text:span></text:p>
      <text:p text:style-name="Text_20_body"><text:span text:style-name="T4">Rabid</text:span><text:span text:style-name="T3"> tugs on Yoko's leash</text:span></text:p>
      <text:p text:style-name="Text_20_body"><text:span text:style-name="T4">Rabid</text:span>: Stop biting the table cloth!</text:p>
      <text:p text:style-name="Text_20_body"><text:span text:style-name="T10">Yoko</text:span>: Oh...</text:p>
      <text:p text:style-name="Text_20_body"><text:span text:style-name="T10">Yoko</text:span>: The food isn't here yet?</text:p>
      <text:p text:style-name="Text_20_body"><text:span text:style-name="T10">Yoko</text:span>: And what about drinks?</text:p>
      <text:p text:style-name="Text_20_body"><text:span text:style-name="T4">Rabid</text:span>: The drinks are here. The waiter seems to be coming by now.</text:p>
      <text:p text:style-name="Text_20_body"><text:span text:style-name="T10">Yoko</text:span>: Oh</text:p>
      <text:p text:style-name="Text_20_body"><text:span text:style-name="T10">Yoko</text:span>: What did I get for a drink?</text:p>
      <text:p text:style-name="Text_20_body"><text:span text:style-name="T10">Yoko</text:span><text:span text:style-name="T9"> looks confused</text:span></text:p>
      <text:p text:style-name="Text_20_body"><text:span text:style-name="T4">Rabid</text:span>: water</text:p>
      <text:p text:style-name="Text_20_body"><text:span text:style-name="T6">Storm</text:span><text:span text:style-name="T5"> glomps Watcher</text:span></text:p>
      <text:p text:style-name="Text_20_body"><text:span text:style-name="T10">Yoko</text:span>: Is the waiter here now?</text:p>
      <text:p text:style-name="Text_20_body"><text:span text:style-name="T10">Yoko</text:span>: I don't see him</text:p>
      <text:p text:style-name="Text_20_body"><text:span text:style-name="T4">Rabid</text:span><text:span text:style-name="T3"> thanks the waiter as he sets the food down</text:span></text:p>
      <text:p text:style-name="Text_20_body"><text:span text:style-name="T10">Yoko</text:span>: Hey, if I'm your pet does that mean I can't sit at the table?</text:p>
      <text:p text:style-name="Text_20_body"><text:span text:style-name="T10">Yoko</text:span><text:span text:style-name="T9"> looks confused</text:span></text:p>
      <text:p text:style-name="Text_20_body"><text:span text:style-name="T4">Rabid</text:span>: That is an excellent point, pet.</text:p>
      <text:p text:style-name="Text_20_body"><text:span text:style-name="T4">Rabid</text:span><text:span text:style-name="T3"> grabs Yoko's plate and sets it on the floor at his feet.</text:span></text:p>
      <text:p text:style-name="Text_20_body"><text:span text:style-name="T10">Yoko</text:span><text:span text:style-name="T9"> walks over to her plate and eats it like a pet would</text:span></text:p>
      <text:p text:style-name="Text_20_body"><text:span text:style-name="T4">Rabid</text:span><text:span text:style-name="T3"> holds Yoko's leash as she eats</text:span></text:p>
      <text:p text:style-name="Text_20_body"><text:span text:style-name="T14">Tenda</text:span><text:span text:style-name="T13"> happily watches the outflow of water from the city to the parks and outlying communities, confident her brood will survive</text:span></text:p>
      <text:p text:style-name="Text_20_body"><text:span text:style-name="T14">Tenda</text:span>: Well, one week's worth of eggs down. The rest to come!</text:p>
      <text:p text:style-name="Text_20_body"><text:span text:style-name="T4">Rabid</text:span><text:span text:style-name="T3"> finishes his meal and waits on Yoko to do the same</text:span></text:p>
      <text:p text:style-name="Text_20_body"><text:span text:style-name="T10">Yoko</text:span><text:span text:style-name="T9"> is already done</text:span></text:p>
      <text:p text:style-name="Text_20_body"><text:span text:style-name="T14">Tenda</text:span><text:span text:style-name="T13"> twitches, feeling a slight maternal twinge, watching the wastewater flow and knowing her fertilized eggs are just one small part of its rushing headwaters</text:span></text:p>
      <text:p text:style-name="Text_20_body"><text:span text:style-name="T2">Watcher</text:span><text:span text:style-name="T1"> watches Rabid and Yoko through a window</text:span></text:p>
      <text:p text:style-name="Text_20_body"><text:span text:style-name="T10">Yoko</text:span>: Hey Rabid...</text:p>
      <text:p text:style-name="Text_20_body"><text:soft-page-break/><text:span text:style-name="T10">Yoko</text:span>: Do you ever feel like you're being watched?</text:p>
      <text:p text:style-name="Text_20_body"><text:span text:style-name="T10">Yoko</text:span>: I think people are wondering why I'm on a leash</text:p>
      <text:p text:style-name="Text_20_body"><text:span text:style-name="T6">Storm</text:span><text:span text:style-name="T5"> glomps Watcher</text:span></text:p>
      <text:p text:style-name="Text_20_body"><text:span text:style-name="T4">Rabid</text:span>: ready for desert, pet?</text:p>
      <text:p text:style-name="Text_20_body"><text:span text:style-name="T2">Watcher</text:span><text:span text:style-name="T1"> hisses at Storm as she is glomped</text:span></text:p>
      <text:p text:style-name="Text_20_body"><text:span text:style-name="T6">Storm</text:span>: Calm down, willya!?</text:p>
      <text:p text:style-name="Text_20_body"><text:span text:style-name="T10">Yoko</text:span>: Ooh! What's desert?</text:p>
      <text:p text:style-name="Text_20_body"><text:span text:style-name="T10">Yoko</text:span>: Wait a minute</text:p>
      <text:p text:style-name="Text_20_body"><text:span text:style-name="T10">Yoko</text:span>: Are we going to a desert?</text:p>
      <text:p text:style-name="Text_20_body"><text:span text:style-name="T10">Yoko</text:span>: Or am I having a dessert?</text:p>
      <text:p text:style-name="Text_20_body"><text:span text:style-name="T4">Rabid</text:span><text:span text:style-name="T3"> pulls Yoko's leash until her face is pressed against his crotch</text:span></text:p>
      <text:p text:style-name="Text_20_body"><text:span text:style-name="T10">Yoko</text:span><text:span text:style-name="T9"> looks embarrassed</text:span></text:p>
      <text:p text:style-name="Text_20_body"><text:span text:style-name="T10">Yoko</text:span>: Right here?!</text:p>
      <text:p text:style-name="Text_20_body"><text:span text:style-name="T10">Yoko</text:span>: Under the table?</text:p>
      <text:p text:style-name="Text_20_body"><text:span text:style-name="T10">Yoko</text:span>: I don't know.. I think people are looking at us</text:p>
      <text:p text:style-name="Text_20_body"><text:span text:style-name="T10">Yoko</text:span>: This is packed to the brim for a reason,you know..</text:p>
      <text:p text:style-name="Text_20_body"><text:span text:style-name="T2">Watcher</text:span><text:span text:style-name="T1"> growls like an animal</text:span></text:p>
      <text:p text:style-name="Text_20_body"><text:span text:style-name="T4">Rabid</text:span>: of course under the table. we don't want to get kicked out.</text:p>
      <text:p text:style-name="Text_20_body"><text:span text:style-name="T10">Yoko</text:span>: Okay umm... I'll hide under the table cloth..</text:p>
      <text:p text:style-name="Text_20_body"><text:span text:style-name="T6">Storm</text:span><text:span text:style-name="T5"> holds her down, teleporting them both away</text:span></text:p>
      <text:p text:style-name="Text_20_body"><text:span text:style-name="T10">Yoko</text:span><text:span text:style-name="T9"> hides under the table cloth and grabs on to his stallionhood</text:span></text:p>
      <text:p text:style-name="Text_20_body"><text:span text:style-name="T10">Yoko</text:span>: You know Rabid.. you've gotten a lot more evil lately...</text:p>
      <text:p text:style-name="Text_20_body"><text:span text:style-name="T4">Rabid</text:span><text:span text:style-name="T3"> 's stallionhood pulses in her hoof</text:span></text:p>
      <text:p text:style-name="Text_20_body"><text:span text:style-name="T10">Yoko</text:span>: Are you sure you arn't an evil clone?</text:p>
      <text:p text:style-name="Text_20_body"><text:span text:style-name="T4">Rabid</text:span><text:span text:style-name="T3"> tugs on her leash</text:span></text:p>
      <text:p text:style-name="Text_20_body"><text:span text:style-name="T4">Rabid</text:span>: I'm sure</text:p>
      <text:p text:style-name="Text_20_body"><text:span text:style-name="T10">Yoko</text:span><text:span text:style-name="T9"> shrugs and licks his stallionhood</text:span></text:p>
      <text:p text:style-name="Text_20_body"><text:span text:style-name="T10">Yoko</text:span>: Well, I've never seen this side of you..</text:p>
      <text:p text:style-name="Text_20_body"><text:span text:style-name="T10">Yoko</text:span>: It's like you are a different person..</text:p>
      <text:p text:style-name="Text_20_body"><text:span text:style-name="T4">Rabid</text:span>: Is that a problem?</text:p>
      <text:p text:style-name="Text_20_body"><text:span text:style-name="T10">Yoko</text:span>: Did I do something to you when I used my demon powers on you?</text:p>
      <text:p text:style-name="Text_20_body"><text:span text:style-name="T14">Tenda</text:span><text:span text:style-name="T13"> happily muses on the thought of how many larval moths she's brought into the world thanks to Rabid's braggadocio</text:span></text:p>
      <text:p text:style-name="Text_20_body"><text:span text:style-name="T14">Tenda</text:span><text:span text:style-name="T13"> continues to contentedly watch the slow but steady drizzle of rain outside where she is staying</text:span></text:p>
      <text:p text:style-name="Text_20_body"><text:span text:style-name="T10">Yoko</text:span>: N-No not at all.. I'm just wondering why you've never shown this side before</text:p>
      <text:p text:style-name="Text_20_body"><text:span text:style-name="T10">Yoko</text:span>: Are you hiding something from me?</text:p>
      <text:p text:style-name="Text_20_body"><text:soft-page-break/><text:span text:style-name="T6">Storm</text:span><text:span text:style-name="T5"> rolls off Watcher, levitating her in place a few feet off the ground</text:span></text:p>
      <text:p text:style-name="Text_20_body"><text:span text:style-name="T6">Storm</text:span>: Calm...down!</text:p>
      <text:p text:style-name="Text_20_body"><text:span text:style-name="T4">Rabid</text:span>: I'm not hiding anything. Now get to sucking.</text:p>
      <text:p text:style-name="Text_20_body"><text:span text:style-name="T10">Yoko</text:span><text:span text:style-name="T9"> shrugs and starts to suck on Rabid's stallionhood</text:span></text:p>
      <text:p text:style-name="Text_20_body"><text:span text:style-name="T10">Yoko</text:span>: mmph</text:p>
      <text:p text:style-name="Text_20_body"><text:span text:style-name="T10">Yoko</text:span>: You taste different too..</text:p>
      <text:p text:style-name="Text_20_body"><text:span text:style-name="T10">Yoko</text:span>: How odd..</text:p>
      <text:p text:style-name="Text_20_body"><text:span text:style-name="T10">Yoko</text:span>: It's almost like you arn't you anymore</text:p>
      <text:p text:style-name="Text_20_body"><text:span text:style-name="T4">Rabid</text:span>: What do I taste like now?</text:p>
      <text:p text:style-name="Text_20_body"><text:span text:style-name="T10">Yoko</text:span>: I don't know</text:p>
      <text:p text:style-name="Text_20_body"><text:span text:style-name="T10">Yoko</text:span>: It tastes bittersweet now</text:p>
      <text:p text:style-name="Text_20_body"><text:span text:style-name="T10">Yoko</text:span>: less of a raspberry taste i guess</text:p>
      <text:p text:style-name="Text_20_body"><text:span text:style-name="T10">Yoko</text:span>: i don't know</text:p>
      <text:p text:style-name="Text_20_body"><text:span text:style-name="T10">Yoko</text:span><text:span text:style-name="T9"> has never had a raspberry so she doesn't know</text:span></text:p>
      <text:p text:style-name="Text_20_body"><text:span text:style-name="T4">Rabid</text:span><text:span text:style-name="T3"> 's whooves grip the table as his stallionhood is sucked</text:span></text:p>
      <text:p text:style-name="Text_20_body"><text:span text:style-name="T2">Watcher</text:span><text:span text:style-name="T1"> finally speaks "Let go of me!"</text:span></text:p>
      <text:p text:style-name="Text_20_body"><text:span text:style-name="T10">Yoko</text:span>: Don't make it look so obvious!</text:p>
      <text:p text:style-name="Text_20_body"><text:span text:style-name="T10">Yoko</text:span><text:span text:style-name="T9"> sucks slower on it</text:span></text:p>
      <text:p text:style-name="Text_20_body"><text:span text:style-name="T8">Newblood</text:span> joined the chat </text:p>
      <text:p text:style-name="Text_20_body"><text:span text:style-name="T4">Rabid</text:span><text:span text:style-name="T3"> grabs a parfait form a passing waiter and moans as he eats it</text:span></text:p>
      <text:p text:style-name="Text_20_body"><text:span text:style-name="T6">Storm</text:span><text:span text:style-name="T5"> inches closer to Watcher, staring up at her</text:span></text:p>
      <text:p text:style-name="Text_20_body"><text:span text:style-name="T10">Yoko</text:span><text:span text:style-name="T9"> picks up her speed again</text:span></text:p>
      <text:p text:style-name="Text_20_body"><text:span text:style-name="T6">Storm</text:span>: Not till you calm down.</text:p>
      <text:p text:style-name="Text_20_body"><text:span text:style-name="T10">Yoko</text:span>: Smoooooth.</text:p>
      <text:p text:style-name="Text_20_body"><text:span text:style-name="T10">Yoko</text:span><text:span text:style-name="T9"> holds back a giggle</text:span></text:p>
      <text:p text:style-name="Text_20_body"><text:span text:style-name="T4">Rabid</text:span><text:span text:style-name="T3"> gives Yoko's leash a light tug and whispers "Hurry up down there"</text:span></text:p>
      <text:p text:style-name="Text_20_body"><text:span text:style-name="T10">Yoko</text:span><text:span text:style-name="T9"> shrugs and goes as fast as she can</text:span></text:p>
      <text:p text:style-name="Text_20_body"><text:span text:style-name="T2">Watcher</text:span><text:span text:style-name="T1"> closes her mouth and breathes deeply, her eyes still black</text:span></text:p>
      <text:p text:style-name="Text_20_body"><text:span text:style-name="T10">Yoko</text:span>: I hope you got something to hold on...</text:p>
      <text:p text:style-name="Text_20_body"><text:span text:style-name="T10">Yoko</text:span>: (Inb4 you pull the table cloth down and they find me with your hot seed around my mouth)</text:p>
      <text:p text:style-name="Text_20_body"><text:span text:style-name="T6">Storm</text:span>: Shhh...good...</text:p>
      <text:p text:style-name="Text_20_body"><text:span text:style-name="T6">Storm</text:span><text:span text:style-name="T5"> lowers Watcher closer to the ground</text:span></text:p>
      <text:p text:style-name="Text_20_body"><text:span text:style-name="T4">Rabid</text:span>: (you just had to spoil it)</text:p>
      <text:p text:style-name="Text_20_body"><text:span text:style-name="T10">Yoko</text:span>: (ahahaha I thought that was going to happen)</text:p>
      <text:p text:style-name="Text_20_body"><text:span text:style-name="T10">Yoko</text:span>: (Stop having the same thoughts I have!)</text:p>
      <text:p text:style-name="Text_20_body"><text:span text:style-name="T10">Yoko</text:span>: (*flails)</text:p>
      <text:p text:style-name="Text_20_body"><text:span text:style-name="T2">Watcher</text:span><text:span text:style-name="T1"> ears twitches as she hears the gasps from inside the restaurant</text:span></text:p>
      <text:p text:style-name="Text_20_body"><text:soft-page-break/><text:span text:style-name="T10">Yoko</text:span>: (looks like it already happened)</text:p>
      <text:p text:style-name="Text_20_body"><text:span text:style-name="T10">Yoko</text:span>: I...umm...</text:p>
      <text:p text:style-name="Text_20_body"><text:span text:style-name="T2">Watcher</text:span>: (I thought it did :pinkieshrug: it's hard to read on this phone)</text:p>
      <text:p text:style-name="Text_20_body"><text:span text:style-name="T6">Storm</text:span><text:span text:style-name="T5"> rubs Watcher's belly, looking up at her</text:span></text:p>
      <text:p text:style-name="Text_20_body"><text:span text:style-name="T6">Storm</text:span>: Hush...</text:p>
      <text:p text:style-name="Text_20_body"><text:span text:style-name="T10">Yoko</text:span>: (might as well have it happen that soon anyway seeing as I ruined the spoiler)</text:p>
      <text:p text:style-name="Text_20_body"><text:span text:style-name="T4">Rabid</text:span><text:span text:style-name="T3"> pulls the tablecloth off the table as he finishes on Yoko's face</text:span></text:p>
      <text:p text:style-name="Text_20_body"><text:span text:style-name="T10">Yoko</text:span>: I..um...</text:p>
      <text:p text:style-name="Text_20_body"><text:span text:style-name="T10">Yoko</text:span><text:span text:style-name="T9"> whispers to Rabid</text:span></text:p>
      <text:p text:style-name="Text_20_body"><text:span text:style-name="T10">Yoko</text:span>: I think they saw...</text:p>
      <text:p text:style-name="Text_20_body"><text:span text:style-name="T4">Rabid</text:span>: You what?</text:p>
      <text:p text:style-name="Text_20_body"><text:span text:style-name="T4">Rabid</text:span>: I think we should leave.</text:p>
      <text:p text:style-name="Text_20_body"><text:span text:style-name="T10">Yoko</text:span><text:span text:style-name="T9"> nods her head</text:span></text:p>
      <text:p text:style-name="Text_20_body"><text:span text:style-name="T10">Yoko</text:span><text:span text:style-name="T9"> whispers</text:span></text:p>
      <text:p text:style-name="Text_20_body"><text:span text:style-name="T10">Yoko</text:span>: Before they ban me from this restaurant!</text:p>
      <text:p text:style-name="Text_20_body"><text:span text:style-name="T4">Rabid</text:span><text:span text:style-name="T3"> leads Yoko out of the restaurant, many patrons looking away, even more staring at the mess on her face</text:span></text:p>
      <text:p text:style-name="Text_20_body"><text:span text:style-name="T10">Yoko</text:span>: Just um... wrap me up in the table -</text:p>
      <text:p text:style-name="Text_20_body"><text:span text:style-name="T10">Yoko</text:span><text:span text:style-name="T9"> looks embarrassed</text:span></text:p>
      <text:p text:style-name="Text_20_body"><text:span text:style-name="T10">Yoko</text:span>: It's parfait!</text:p>
      <text:p text:style-name="Text_20_body"><text:span text:style-name="T2">Watcher</text:span><text:span text:style-name="T1"> crosses her hooves and stares at Stormy "You're missing quite the embarrassing show."</text:span></text:p>
      <text:p text:style-name="Text_20_body"><text:span text:style-name="T6">Storm</text:span>: I don't care.</text:p>
      <text:p text:style-name="Text_20_body"><text:span text:style-name="T10">Yoko</text:span><text:span text:style-name="T9"> looks disappointed</text:span></text:p>
      <text:p text:style-name="Text_20_body"><text:span text:style-name="T2">Watcher</text:span><text:span text:style-name="T1"> grumbles angerly</text:span></text:p>
      <text:p text:style-name="Text_20_body"><text:span text:style-name="T10">Yoko</text:span>: I can't believe you made me do that!</text:p>
      <text:p text:style-name="Text_20_body"><text:span text:style-name="T10">Yoko</text:span>: And I thought I was the pet!</text:p>
      <text:p text:style-name="Text_20_body"><text:span text:style-name="T10">Yoko</text:span>: hmmph!</text:p>
      <text:p text:style-name="Text_20_body"><text:span text:style-name="T10">Yoko</text:span><text:span text:style-name="T9"> turns away from Rabid</text:span></text:p>
      <text:p text:style-name="Text_20_body"><text:span text:style-name="T4">Rabid</text:span><text:span text:style-name="T3"> pulls Yoko's leash "You are."</text:span></text:p>
      <text:p text:style-name="Text_20_body"><text:span text:style-name="T10">Yoko</text:span><text:span text:style-name="T9"> sighs</text:span></text:p>
      <text:p text:style-name="Text_20_body"><text:span text:style-name="T10">Yoko</text:span>: Don't remind me..</text:p>
      <text:p text:style-name="Text_20_body"><text:span text:style-name="T6">Storm</text:span><text:span text:style-name="T5"> is still rubbing her belly</text:span></text:p>
      <text:p text:style-name="Text_20_body"><text:span text:style-name="T6">Storm</text:span>: What has gotten into you...?</text:p>
      <text:p text:style-name="Text_20_body"><text:span text:style-name="T10">Yoko</text:span>: I didn't know you were going to take this pet thing so seriously..</text:p>
      <text:p text:style-name="Text_20_body"><text:span text:style-name="T10">Yoko</text:span><text:span text:style-name="T9"> tugs at her collar</text:span></text:p>
      <text:p text:style-name="Text_20_body"><text:span text:style-name="T4">Rabid</text:span>: I suppose I could lay off... just a bit... in public...</text:p>
      <text:p text:style-name="Text_20_body"><text:span text:style-name="T10">Yoko</text:span>: You think?!</text:p>
      <text:p text:style-name="Text_20_body"><text:soft-page-break/><text:span text:style-name="T10">Yoko</text:span><text:span text:style-name="T9"> rolls her eyes as people stare at her</text:span></text:p>
      <text:p text:style-name="Text_20_body"><text:span text:style-name="T10">Yoko</text:span>: (ponies,not people)</text:p>
      <text:p text:style-name="Text_20_body"><text:span text:style-name="T4">Rabid</text:span><text:span text:style-name="T3"> lifts Yoko into a hug and takes the leash off of her, walking with a hoof wrapped around her shoulder</text:span></text:p>
      <text:p text:style-name="Text_20_body"><text:span text:style-name="T10">Yoko</text:span><text:span text:style-name="T9"> bites on Rabid's legs</text:span></text:p>
      <text:p text:style-name="Text_20_body"><text:span text:style-name="T10">Yoko</text:span>: Whoops!</text:p>
      <text:p text:style-name="Text_20_body"><text:span text:style-name="T10">Yoko</text:span>: I still thought I was a pet...</text:p>
      <text:p text:style-name="Text_20_body"><text:span text:style-name="T10">Yoko</text:span><text:span text:style-name="T9"> laughs</text:span></text:p>
      <text:p text:style-name="Text_20_body"><text:span text:style-name="T4">Rabid</text:span><text:span text:style-name="T3"> folds the leash in half and lightly smacks Yoko's nose</text:span></text:p>
      <text:p text:style-name="Text_20_body"><text:span text:style-name="T4">Rabid</text:span>: I'll have none of that.</text:p>
      <text:p text:style-name="Text_20_body"><text:span text:style-name="T10">Yoko</text:span>: (Worth it)</text:p>
      <text:p text:style-name="Text_20_body"><text:span text:style-name="T10">Yoko</text:span><text:span text:style-name="T9"> giggles</text:span></text:p>
      <text:p text:style-name="Text_20_body"><text:span text:style-name="T2">Watcher</text:span>: Rabid hurt me and I must get revenge... *her eyes pitch black, her vampiric instincts have taken over her senses*</text:p>
      <text:p text:style-name="Text_20_body"><text:span text:style-name="T10">Yoko</text:span><text:span text:style-name="T9"> looks around and see's Watcher and Stormy on the roof of the restaurant we were at</text:span></text:p>
      <text:p text:style-name="Text_20_body"><text:span text:style-name="T10">Yoko</text:span><text:span text:style-name="T9"> whispers to Rabid</text:span></text:p>
      <text:p text:style-name="Text_20_body"><text:span text:style-name="T10">Yoko</text:span>: This doesn't look good...</text:p>
      <text:p text:style-name="Text_20_body"><text:span text:style-name="T6">Storm</text:span><text:span text:style-name="T5"> edges up to Watcher, inching his face just under hers</text:span></text:p>
      <text:p text:style-name="Text_20_body"><text:span text:style-name="T10">Yoko</text:span>: May I make a suggestion? Run.</text:p>
      <text:p text:style-name="Text_20_body"><text:span text:style-name="T6">Storm</text:span>: I know...but don't be so irrational about it.</text:p>
      <text:p text:style-name="Text_20_body"><text:span text:style-name="T8">Newblood</text:span><text:span text:style-name="T7"> from the clouds, he looks down and sees quite the spectacle.. only if you look hard enough, you may see a face in the clouds.. but only for a split second...</text:span></text:p>
      <text:p text:style-name="Text_20_body"><text:span text:style-name="T2">Watcher</text:span><text:span text:style-name="T1"> snarles, sending spit into Stormy's face</text:span></text:p>
      <text:p text:style-name="Text_20_body"><text:span text:style-name="T10">Yoko</text:span><text:span text:style-name="T9"> frowns as Rabid continues his normal pace</text:span></text:p>
      <text:p text:style-name="Text_20_body"><text:span text:style-name="T4">Rabid</text:span><text:span text:style-name="T3"> keeps his leisurely pace</text:span></text:p>
      <text:p text:style-name="Text_20_body"><text:span text:style-name="T4">Rabid</text:span>: Its nothing to worry about.</text:p>
      <text:p text:style-name="Text_20_body"><text:span text:style-name="T10">Yoko</text:span><text:span text:style-name="T9"> sighs</text:span></text:p>
      <text:p text:style-name="Text_20_body"><text:span text:style-name="T6">Storm</text:span><text:span text:style-name="T5"> ignores the spit flying into his face, propping the side of his face against Watcher's chest and staring up at her</text:span></text:p>
      <text:p text:style-name="Text_20_body"><text:span text:style-name="T10">Yoko</text:span>: That's what they all say before a vampire kills them</text:p>
      <text:p text:style-name="Text_20_body"><text:span text:style-name="T10">Yoko</text:span><text:span text:style-name="T9"> shudders</text:span></text:p>
      <text:p text:style-name="Text_20_body"><text:span text:style-name="T14">Tenda</text:span><text:span text:style-name="T13"> continues watching the light rain disperse her spawn all across the countryside</text:span></text:p>
      <text:p text:style-name="Text_20_body"><text:span text:style-name="T6">Storm</text:span><text:span text:style-name="T5"> keeping her levitated and immobile as he does so</text:span></text:p>
      <text:p text:style-name="Text_20_body"><text:span text:style-name="T10">Yoko</text:span>: Or in this case, a unofficial vampony</text:p>
      <text:p text:style-name="Text_20_body"><text:span text:style-name="T10">Yoko</text:span><text:span text:style-name="T9"> looks back at Stormy and watcher</text:span></text:p>
      <text:p text:style-name="Text_20_body"><text:span text:style-name="T6">Storm</text:span><text:span text:style-name="T5"> traces a circle on her belly with his hoof, cooing</text:span></text:p>
      <text:p text:style-name="Text_20_body"><text:span text:style-name="T2">Watcher</text:span>: (Found a sound pack that plays "Dinklebeg..." Upon domination :hurrr: )</text:p>
      <text:p text:style-name="Text_20_body"><text:span text:style-name="T6">Storm</text:span>: I'd help you with that, but you've gotta be more rational!</text:p>
      <text:p text:style-name="Text_20_body"><text:soft-page-break/><text:span text:style-name="T6">Storm</text:span>: (:hurrr:)</text:p>
      <text:p text:style-name="Text_20_body"><text:span text:style-name="T4">Rabid</text:span><text:span text:style-name="T3"> walks back home (and Tenda within) with Yoko</text:span></text:p>
      <text:p text:style-name="Text_20_body"><text:span text:style-name="T2">Watcher</text:span>: I just want to torture him for a few days before killing him... What's wrong with that?</text:p>
      <text:p text:style-name="Text_20_body"><text:span text:style-name="T2">Watcher</text:span>: (So getting it :hurrr: )</text:p>
      <text:p text:style-name="Text_20_body"><text:span text:style-name="T6">Storm</text:span>: Nothing...</text:p>
      <text:p text:style-name="Text_20_body"><text:span text:style-name="T6">Storm</text:span>: The problem is getting him into a position where he can be tortured as such.</text:p>
      <text:p text:style-name="Text_20_body"><text:span text:style-name="T6">Storm</text:span><text:span text:style-name="T5"> continues tracing shapes on her belly and rubbing his cheek on her chest, looking up</text:span></text:p>
      <text:p text:style-name="Text_20_body"><text:span text:style-name="T14">Tenda</text:span><text:span text:style-name="T13"> continues straddling the windowsill she is, watching the gentle rain pamper the countryside</text:span></text:p>
      <text:p text:style-name="Text_20_body"><text:span text:style-name="T10">Yoko</text:span><text:span text:style-name="T9"> waves to Tenda</text:span></text:p>
      <text:p text:style-name="Text_20_body"><text:span text:style-name="T4">Rabid</text:span><text:span text:style-name="T3"> looks up to the window and smiles at Tenda as he and Yoko near home</text:span></text:p>
      <text:p text:style-name="Text_20_body"><text:span text:style-name="T10">Yoko</text:span>: Hey, stop pretending that this is Washington!</text:p>
      <text:p text:style-name="Text_20_body"><text:span text:style-name="T14">Tenda</text:span><text:span text:style-name="T13"> absentmindedly waves to Yoko, without taking her gaze away from the trees outside</text:span></text:p>
      <text:p text:style-name="Text_20_body"><text:span text:style-name="T2">Watcher</text:span><text:span text:style-name="T1"> looks down at Stormy "So will you help me or do I have to kill you too?"</text:span></text:p>
      <text:p text:style-name="Text_20_body"><text:span text:style-name="T14">Tenda</text:span><text:span text:style-name="T13"> looks down at Rabid quizzically o-o</text:span></text:p>
      <text:p text:style-name="Text_20_body"><text:span text:style-name="T6">Storm</text:span><text:span text:style-name="T5"> pokes at the necklace around Watcher's neck, then at the string around his</text:span></text:p>
      <text:p text:style-name="Text_20_body"><text:span text:style-name="T6">Storm</text:span>: *cooing* Shouldn't the answer be obvious?</text:p>
      <text:p text:style-name="Text_20_body"><text:span text:style-name="T10">Yoko</text:span><text:span text:style-name="T9"> shrugs</text:span></text:p>
      <text:p text:style-name="Text_20_body"><text:span text:style-name="T4">Rabid</text:span><text:span text:style-name="T3"> walks inside</text:span></text:p>
      <text:p text:style-name="Text_20_body"><text:span text:style-name="T14">Tenda</text:span><text:span text:style-name="T13"> turns her attention from the window to Rabid's well-formed ... form</text:span></text:p>
      <text:p text:style-name="Text_20_body"><text:span text:style-name="T10">Yoko</text:span><text:span text:style-name="T9"> waves to Tenda again</text:span></text:p>
      <text:p text:style-name="Text_20_body"><text:span text:style-name="T10">Yoko</text:span>: Hellooooooooo!</text:p>
      <text:p text:style-name="Text_20_body"><text:span text:style-name="T10">Yoko</text:span>: I'm right here?</text:p>
      <text:p text:style-name="Text_20_body"><text:span text:style-name="T10">Yoko</text:span><text:span text:style-name="T9"> sighs</text:span></text:p>
      <text:p text:style-name="Text_20_body"><text:span text:style-name="T14">Tenda</text:span><text:span text:style-name="T13"> ignores Yoko, eyes locked on Rabid even as he doesn't pay attention to her</text:span></text:p>
      <text:p text:style-name="Text_20_body"><text:span text:style-name="T2">Watcher</text:span><text:span text:style-name="T1"> blinks a few times her eyes going back to normal briefly as you poke the necklace and turning back black</text:span></text:p>
      <text:p text:style-name="Text_20_body"><text:span text:style-name="T4">Rabid</text:span><text:span text:style-name="T3"> shakes the rain from his mane</text:span></text:p>
      <text:p text:style-name="Text_20_body"><text:span text:style-name="T14">Tenda</text:span>: You know, they have machines that do that.</text:p>
      <text:p text:style-name="Text_20_body"><text:span text:style-name="T4">Rabid</text:span>: I guess, but then my mane would lose its volume and luster.</text:p>
      <text:p text:style-name="Text_20_body"><text:span text:style-name="T6">Storm</text:span><text:span text:style-name="T5"> traces his hoof up her body, eventually bringing it back up to the necklace</text:span></text:p>
      <text:p text:style-name="Text_20_body"><text:span text:style-name="T6">Storm</text:span><text:span text:style-name="T5"> traces over the necklace with his hoof</text:span></text:p>
      <text:p text:style-name="Text_20_body"><text:span text:style-name="T10">Yoko</text:span><text:span text:style-name="T9"> waits patiently to exist again</text:span></text:p>
      <text:p text:style-name="Text_20_body"><text:span text:style-name="T6">Storm</text:span>: You wouldn't kill /meee/, mmm?</text:p>
      <text:p text:style-name="Text_20_body"><text:span text:style-name="T14">Tenda</text:span><text:span text:style-name="T13"> smirks</text:span></text:p>
      <text:p text:style-name="Text_20_body"><text:span text:style-name="T14">Tenda</text:span>: Yes, the mane and luster of the Equestria bottom rung.</text:p>
      <text:p text:style-name="Text_20_body"><text:span text:style-name="T14">Tenda</text:span><text:span text:style-name="T13"> waves Rabid off, returning to looking out at the rain</text:span></text:p>
      <text:p text:style-name="Text_20_body"><text:span text:style-name="T2">Watcher</text:span><text:span text:style-name="T1"> speaks softly "N-no, never."</text:span></text:p>
      <text:p text:style-name="Text_20_body"><text:soft-page-break/><text:span text:style-name="T10">Yoko</text:span><text:span text:style-name="T9"> sighs</text:span></text:p>
      <text:p text:style-name="Text_20_body"><text:span text:style-name="T4">Rabid</text:span><text:span text:style-name="T3"> pets yoko and leads her to the bed</text:span></text:p>
      <text:p text:style-name="Text_20_body"><text:span text:style-name="T6">Storm</text:span>: Good...</text:p>
      <text:p text:style-name="Text_20_body"><text:span text:style-name="T10">Yoko</text:span><text:span text:style-name="T9"> gladly goes to bed</text:span></text:p>
      <text:p text:style-name="Text_20_body"><text:span text:style-name="T6">Storm</text:span><text:span text:style-name="T5"> lowers her to the ground so they are now face-to-face, his hoof still stroking the necklace</text:span></text:p>
      <text:p text:style-name="Text_20_body"><text:span text:style-name="T14">Tenda</text:span><text:span text:style-name="T13"> hungrily watches Rabid as he escorts Yoko through the building</text:span></text:p>
      <text:p text:style-name="Text_20_body"><text:span text:style-name="T10">Yoko</text:span>: So do you have to have me on a leash until you can trust me again?</text:p>
      <text:p text:style-name="Text_20_body"><text:span text:style-name="T10">Yoko</text:span><text:span text:style-name="T9"> tugs on Rabid's mane</text:span></text:p>
      <text:p text:style-name="Text_20_body"><text:span text:style-name="T10">Yoko</text:span>: I'm not..legally your pet, you know.</text:p>
      <text:p text:style-name="Text_20_body"><text:span text:style-name="T4">Rabid</text:span><text:span text:style-name="T3"> ties Yoko to the bed by her leash</text:span></text:p>
      <text:p text:style-name="Text_20_body"><text:span text:style-name="T4">Rabid</text:span>: No. I have this until I trust you again.</text:p>
      <text:p text:style-name="Text_20_body"><text:span text:style-name="T4">Rabid</text:span><text:span text:style-name="T3"> knocks on her iron chastity belt</text:span></text:p>
      <text:p text:style-name="Text_20_body"><text:span text:style-name="T10">Yoko</text:span>: I forgot I even had that on</text:p>
      <text:p text:style-name="Text_20_body"><text:span text:style-name="T10">Yoko</text:span><text:span text:style-name="T9"> shrugs</text:span></text:p>
      <text:p text:style-name="Text_20_body"><text:span text:style-name="T2">Watcher</text:span><text:span text:style-name="T1"> blinks a few times and shakes her head trying to get back focused</text:span></text:p>
      <text:p text:style-name="Text_20_body"><text:span text:style-name="T14">Tenda</text:span><text:span text:style-name="T13"> absentmindedly stares out the open window, smiling, imagining the multitude of ways in which her spawn will prosper</text:span></text:p>
      <text:p text:style-name="Text_20_body"><text:span text:style-name="T2">Watcher</text:span>: I'm going to drain his own bone marrow...</text:p>
      <text:p text:style-name="Text_20_body"><text:span text:style-name="T6">Storm</text:span>: Goood...</text:p>
      <text:p text:style-name="Text_20_body"><text:span text:style-name="T10">Yoko</text:span><text:span text:style-name="T9"> cuts off the leash with her battleaxe when Rabid isn't looking</text:span></text:p>
      <text:p text:style-name="Text_20_body"><text:span text:style-name="T4">Rabid</text:span><text:span text:style-name="T3"> leaves yoko on the bed and sits next to Tenda by the window</text:span></text:p>
      <text:p text:style-name="Text_20_body"><text:span text:style-name="T10">Yoko</text:span><text:span text:style-name="T9"> whistles</text:span></text:p>
      <text:p text:style-name="Text_20_body"><text:span text:style-name="T6">Storm</text:span><text:span text:style-name="T5"> lights up his horn, intensifying the currently ongoing storm</text:span></text:p>
      <text:p text:style-name="Text_20_body"><text:span text:style-name="T8">Newblood</text:span><text:span text:style-name="T7"> as he attempts to pull out a object to cure his boredom a light shines through the clouds for a split second, but he wasn't prepared for the size as a rocket falls out of the clouds...</text:span></text:p>
      <text:p text:style-name="Text_20_body"><text:span text:style-name="T14">Tenda</text:span><text:span text:style-name="T13"> grins at Rabid, drumming his head against her flank as she sits watching the weather</text:span></text:p>
      <text:p text:style-name="Text_20_body"><text:span text:style-name="T8">Newblood</text:span>: (Oops...)</text:p>
      <text:p text:style-name="Text_20_body"><text:span text:style-name="T10">Yoko</text:span><text:span text:style-name="T9"> hears a whistling sound</text:span></text:p>
      <text:p text:style-name="Text_20_body"><text:span text:style-name="T4">Rabid</text:span><text:span text:style-name="T3"> sighs before resolving to /chain/ Yoko to the bed later</text:span></text:p>
      <text:p text:style-name="Text_20_body"><text:span text:style-name="T10">Yoko</text:span>: What is that noise?</text:p>
      <text:p text:style-name="Text_20_body"><text:span text:style-name="T14">Tenda</text:span>: Two hundred little caterpillars, you know?</text:p>
      <text:p text:style-name="Text_20_body"><text:span text:style-name="T14">Tenda</text:span>: It would've just been a mighty big omelet instead.</text:p>
      <text:p text:style-name="Text_20_body"><text:span text:style-name="T10">Yoko</text:span><text:span text:style-name="T9"> sits up in bed</text:span></text:p>
      <text:p text:style-name="Text_20_body"><text:span text:style-name="T4">Rabid</text:span>: Only two hundred?</text:p>
      <text:p text:style-name="Text_20_body"><text:span text:style-name="T10">Yoko</text:span><text:span text:style-name="T9"> hears an explosion go off</text:span></text:p>
      <text:p text:style-name="Text_20_body"><text:span text:style-name="T14">Tenda</text:span><text:span text:style-name="T13"> glares perturbedly at Rabid</text:span></text:p>
      <text:p text:style-name="Text_20_body"><text:span text:style-name="T2">Watcher</text:span><text:span text:style-name="T1"> looks up at the storm and loses focus for a bit</text:span></text:p>
      <text:p text:style-name="Text_20_body"><text:soft-page-break/><text:span text:style-name="T14">Tenda</text:span>: I'm young.</text:p>
      <text:p text:style-name="Text_20_body"><text:span text:style-name="T14">Tenda</text:span>: And being a pegasus takes a toll, you know.</text:p>
      <text:p text:style-name="Text_20_body"><text:span text:style-name="T6">Storm</text:span><text:span text:style-name="T5"> wraps an arm around Watcher, trying to comfort her</text:span></text:p>
      <text:p text:style-name="Text_20_body"><text:span text:style-name="T4">Rabid</text:span><text:span text:style-name="T3"> sniggers and nuzzles Tenda, rubbing her wings</text:span></text:p>
      <text:p text:style-name="Text_20_body"><text:span text:style-name="T14">Tenda</text:span><text:span text:style-name="T13"> sighs, "This magic never works out how you think it will.."</text:span></text:p>
      <text:p text:style-name="Text_20_body"><text:span text:style-name="T4">Rabid</text:span>: I know.</text:p>
      <text:p text:style-name="Text_20_body"><text:span text:style-name="T14">Tenda</text:span><text:span text:style-name="T13"> whimpers at the merest touch of her wings, buckling over instantly</text:span></text:p>
      <text:p text:style-name="Text_20_body"><text:span text:style-name="T14">Tenda</text:span>: Please don't do that! o-o</text:p>
      <text:p text:style-name="Text_20_body"><text:span text:style-name="T4">Rabid</text:span><text:span text:style-name="T3"> removes his hoof instantly</text:span></text:p>
      <text:p text:style-name="Text_20_body"><text:span text:style-name="T8">Newblood</text:span><text:span text:style-name="T7"> moves elsewhere before someone assumes I did something...</text:span></text:p>
      <text:p text:style-name="Text_20_body"><text:span text:style-name="T4">Rabid</text:span>: Sorry</text:p>
      <text:p text:style-name="Text_20_body"><text:span text:style-name="T14">Tenda</text:span>: They didn't really adjust.</text:p>
      <text:p text:style-name="Text_20_body"><text:span text:style-name="T14">Tenda</text:span><text:span text:style-name="T13"> clears her throat</text:span></text:p>
      <text:p text:style-name="Text_20_body"><text:span text:style-name="T2">Watcher</text:span>: There's... A storm... Going on...</text:p>
      <text:p text:style-name="Text_20_body"><text:span text:style-name="T14">Tenda</text:span><text:span text:style-name="T13"> continues staring outside at the downpour, smiling</text:span></text:p>
      <text:p text:style-name="Text_20_body"><text:span text:style-name="T10">Yoko</text:span>: Did anyone hear that explosion?</text:p>
      <text:p text:style-name="Text_20_body"><text:span text:style-name="T6">Storm</text:span>: Mhmm...</text:p>
      <text:p text:style-name="Text_20_body"><text:span text:style-name="T14">Tenda</text:span>: I'm certainly not going anywhere..</text:p>
      <text:p text:style-name="Text_20_body"><text:span text:style-name="T4">Rabid</text:span><text:span text:style-name="T3"> turns to Yoko "I didn't hear anything", and turns back to Tenda, snuggling her in a hug and looking out the window with her</text:span></text:p>
      <text:p text:style-name="Text_20_body"><text:span text:style-name="T10">Yoko</text:span><text:span text:style-name="T9"> sighs and starts sharpening her battleaxe</text:span></text:p>
      <text:p text:style-name="Text_20_body"><text:span text:style-name="T14">Tenda</text:span><text:span text:style-name="T13"> forces Rabid's arms off her, trying to remain as independently ARTISTIQUE as she can</text:span></text:p>
      <text:p text:style-name="Text_20_body"><text:span text:style-name="T8">Newblood</text:span><text:span text:style-name="T7"> tries to cover you the crater before anybody comes to investigate, and quickly leaves the scene afterwards</text:span></text:p>
      <text:p text:style-name="Text_20_body"><text:span text:style-name="T8">Newblood</text:span>: Up not you... dumb phone</text:p>
      <text:p text:style-name="Text_20_body"><text:span text:style-name="T10">Yoko</text:span><text:span text:style-name="T9"> leaves the house and rushes toward the crater with her battleaxe</text:span></text:p>
      <text:p text:style-name="Text_20_body"><text:span text:style-name="T10">Yoko</text:span>: Where's the aliens!</text:p>
      <text:p text:style-name="Text_20_body"><text:span text:style-name="T4">Rabid</text:span><text:span text:style-name="T3"> sighs and resigns himself to leaning against the opposite end of the window, half watching the storm, half watching Tenda</text:span></text:p>
      <text:p text:style-name="Text_20_body"><text:span text:style-name="T2">Watcher</text:span>: I... I...</text:p>
      <text:p text:style-name="Text_20_body"><text:span text:style-name="T6">Storm</text:span>: Hmm?</text:p>
      <text:p text:style-name="Text_20_body"><text:span text:style-name="T4">Rabid</text:span>: Maybe I should go after her.</text:p>
      <text:p text:style-name="Text_20_body"><text:span text:style-name="T14">Tenda</text:span><text:span text:style-name="T13"> intentionally blots out Rabid's sightlines by stretching her legs out to the opposite corner of the window</text:span></text:p>
      <text:p text:style-name="Text_20_body"><text:span text:style-name="T10">Yoko</text:span><text:span text:style-name="T9"> looks around for any aliens</text:span></text:p>
      <text:p text:style-name="Text_20_body"><text:span text:style-name="T8">Newblood</text:span><text:span text:style-name="T7"> makes a breath of relief as he hasn't been found out, and nobody knows where I am</text:span></text:p>
      <text:p text:style-name="Text_20_body"><text:span text:style-name="T14">Tenda</text:span>: .. go after whom?</text:p>
      <text:p text:style-name="Text_20_body"><text:span text:style-name="T14">Tenda</text:span>: In this rain?</text:p>
      <text:p text:style-name="Text_20_body"><text:soft-page-break/><text:span text:style-name="T4">Rabid</text:span><text:span text:style-name="T3"> rubs Tenda's legs</text:span></text:p>
      <text:p text:style-name="Text_20_body"><text:span text:style-name="T2">Watcher</text:span><text:span text:style-name="T1"> shakes her head violently, her eyes returning to normal</text:span></text:p>
      <text:p text:style-name="Text_20_body"><text:span text:style-name="T10">Yoko</text:span><text:span text:style-name="T9"> sees an odd looking cloud in the sky blow wing</text:span></text:p>
      <text:p text:style-name="Text_20_body"><text:span text:style-name="T10">Yoko</text:span>: (wind)</text:p>
      <text:p text:style-name="Text_20_body"><text:span text:style-name="T4">Rabid</text:span>: Oh, my pet.</text:p>
      <text:p text:style-name="Text_20_body"><text:span text:style-name="T14">Tenda</text:span><text:span text:style-name="T13"> pulls her legs back, smirking at Rabid</text:span></text:p>
      <text:p text:style-name="Text_20_body"><text:span text:style-name="T10">Yoko</text:span>: Ah hah!</text:p>
      <text:p text:style-name="Text_20_body"><text:span text:style-name="T10">Yoko</text:span><text:span text:style-name="T9"> throws her battleaxe at the odd looking cloud</text:span></text:p>
      <text:p text:style-name="Text_20_body"><text:span text:style-name="T14">Tenda</text:span>: You need to be a better master if your pet is out drowning herself.</text:p>
      <text:p text:style-name="Text_20_body"><text:span text:style-name="T8">Newblood</text:span><text:span text:style-name="T7"> swiftly disappears</text:span></text:p>
      <text:p text:style-name="Text_20_body"><text:span text:style-name="T14">Tenda</text:span><text:span text:style-name="T13"> exaggaeratedly and mockingly mimes, "Tsk, Tsk"</text:span></text:p>
      <text:p text:style-name="Text_20_body"><text:span text:style-name="T6">Storm</text:span><text:span text:style-name="T5"> strokes Watcher's mane gently</text:span></text:p>
      <text:p text:style-name="Text_20_body"><text:span text:style-name="T10">Yoko</text:span>: *Her battleaxe falls on someone ponies skull and kills them*</text:p>
      <text:p text:style-name="Text_20_body"><text:span text:style-name="T6">Storm</text:span>: You alright, hon?</text:p>
      <text:p text:style-name="Text_20_body"><text:span text:style-name="T10">Yoko</text:span><text:span text:style-name="T9"> whistles and runs away back to her house</text:span></text:p>
      <text:p text:style-name="Text_20_body"><text:span text:style-name="T4">Rabid</text:span><text:span text:style-name="T3"> grabs Yoko by the mane as soon as she comes back in</text:span></text:p>
      <text:p text:style-name="Text_20_body"><text:span text:style-name="T10">Yoko</text:span>: Ow! Ow!</text:p>
      <text:p text:style-name="Text_20_body"><text:span text:style-name="T10">Yoko</text:span>: What was that for?</text:p>
      <text:p text:style-name="Text_20_body"><text:span text:style-name="T8">Newblood</text:span><text:span text:style-name="T7"> finds a better hiding spot that nobody would be able to reach in a thousand years, and he is able to travel faster than most animals</text:span></text:p>
      <text:p text:style-name="Text_20_body"><text:span text:style-name="T14">Tenda</text:span><text:span text:style-name="T13"> disinterestedly continues looking out the window</text:span></text:p>
      <text:p text:style-name="Text_20_body"><text:span text:style-name="T4">Rabid</text:span><text:span text:style-name="T3"> puts a heavy chain on Yoko's collar for a leash</text:span></text:p>
      <text:p text:style-name="Text_20_body"><text:span text:style-name="T4">Rabid</text:span>: Don't run away like that.</text:p>
      <text:p text:style-name="Text_20_body"><text:span text:style-name="T10">Yoko</text:span>: B-But I heard..</text:p>
      <text:p text:style-name="Text_20_body"><text:span text:style-name="T2">Watcher</text:span>: What... What happened?</text:p>
      <text:p text:style-name="Text_20_body"><text:span text:style-name="T10">Yoko</text:span><text:span text:style-name="T9"> stops herself there and sighs</text:span></text:p>
      <text:p text:style-name="Text_20_body"><text:span text:style-name="T10">Yoko</text:span>: Now I can't cut my way out of the chains...stupid cloud!</text:p>
      <text:p text:style-name="Text_20_body"><text:span text:style-name="T10">Yoko</text:span><text:span text:style-name="T9"> hands Rabid some handcuffs and rope she had from eariler</text:span></text:p>
      <text:p text:style-name="Text_20_body"><text:span text:style-name="T8">Newblood</text:span><text:span text:style-name="T7"> makes a small chuckle to himself and he pulls out a box with a magical key, dropping it in Yoko's lap without a trace</text:span></text:p>
      <text:p text:style-name="Text_20_body"><text:span text:style-name="T6">Storm</text:span><text:span text:style-name="T5"> nuzzles Watcher</text:span></text:p>
      <text:p text:style-name="Text_20_body"><text:span text:style-name="T6">Storm</text:span>: Nothing...let's go home.</text:p>
      <text:p text:style-name="Text_20_body"><text:span text:style-name="T14">Tenda</text:span><text:span text:style-name="T13"> grabs a cigarette in her mouth from her front hooves, and waits expectantly for the lightning or anything else to light it</text:span></text:p>
      <text:p text:style-name="Text_20_body"><text:span text:style-name="T10">Yoko</text:span><text:span text:style-name="T9"> quickly hides the key without anyone noticing</text:span></text:p>
      <text:p text:style-name="Text_20_body"><text:span text:style-name="T2">Watcher</text:span><text:span text:style-name="T1"> rubs her head, wrapping a hoof around Storm</text:span></text:p>
      <text:p text:style-name="Text_20_body"><text:span text:style-name="T6">Storm</text:span><text:span text:style-name="T5"> teleports them both home</text:span></text:p>
      <text:p text:style-name="Text_20_body"><text:span text:style-name="T4">Rabid</text:span><text:span text:style-name="T3"> tosses Yoko into the bed because cuffing her hands above her head, wrapping her chain </text:span><text:soft-page-break/><text:span text:style-name="T3">collar around then and locking it to the bed</text:span></text:p>
      <text:p text:style-name="Text_20_body"><text:span text:style-name="T4">Rabid</text:span>: *chain leash</text:p>
      <text:p text:style-name="Text_20_body"><text:span text:style-name="T14">Tenda</text:span><text:span text:style-name="T13"> stops Rabid at the stairwell after he's chained Yoko</text:span></text:p>
      <text:p text:style-name="Text_20_body"><text:span text:style-name="T14">Tenda</text:span>: Do you ever need an assistant?</text:p>
      <text:p text:style-name="Text_20_body"><text:span text:style-name="T10">Yoko</text:span><text:span text:style-name="T9"> sighs</text:span></text:p>
      <text:p text:style-name="Text_20_body"><text:span text:style-name="T10">Yoko</text:span>: Oh no.. you have chained me once again!</text:p>
      <text:p text:style-name="Text_20_body"><text:span text:style-name="T14">Tenda</text:span><text:span text:style-name="T13"> slides the cigarette to the opposite side of her mouth, still unlit</text:span></text:p>
      <text:p text:style-name="Text_20_body"><text:span text:style-name="T10">Yoko</text:span><text:span text:style-name="T9"> tries to struggle</text:span></text:p>
      <text:p text:style-name="Text_20_body"><text:span text:style-name="T4">Rabid</text:span>: Is that an offer?</text:p>
      <text:p text:style-name="Text_20_body"><text:span text:style-name="T14">Tenda</text:span>: I need a light.</text:p>
      <text:p text:style-name="Text_20_body"><text:span text:style-name="T8">Newblood</text:span><text:span text:style-name="T7"> whispers at a tone only Yoko can hear, "listen carefully, I am nobody.. now if you keep the box I may be able to "leave" you tools to aid your struggle</text:span></text:p>
      <text:p text:style-name="Text_20_body"><text:span text:style-name="T10">Yoko</text:span><text:span text:style-name="T9"> nods her head</text:span></text:p>
      <text:p text:style-name="Text_20_body"><text:span text:style-name="T2">Watcher</text:span>: Stormy... My head hurts...</text:p>
      <text:p text:style-name="Text_20_body"><text:span text:style-name="T4">Rabid</text:span><text:span text:style-name="T3"> takes the cigarette from Tenda and put it in his mouth, walks over to the stove, and lights it on a burner, before giving it back.</text:span></text:p>
      <text:p text:style-name="Text_20_body"><text:span text:style-name="T14">Tenda</text:span>: So yeah. Assistant.</text:p>
      <text:p text:style-name="Text_20_body"><text:span text:style-name="T10">Yoko</text:span><text:span text:style-name="T9"> coughs,not used to cigarette smoke</text:span></text:p>
      <text:p text:style-name="Text_20_body"><text:span text:style-name="T6">Storm</text:span><text:span text:style-name="T5"> hugs Watcher tightly, rubbing her on the head softly</text:span></text:p>
      <text:p text:style-name="Text_20_body"><text:span text:style-name="T14">Tenda</text:span><text:span text:style-name="T13"> blows a thick cloud of smoke over Rabid's face</text:span></text:p>
      <text:p text:style-name="Text_20_body"><text:span text:style-name="T14">Tenda</text:span>: Your property is my property, right&gt;​</text:p>
      <text:p text:style-name="Text_20_body"><text:span text:style-name="T4">Rabid</text:span><text:span text:style-name="T3"> inhales the smoke</text:span></text:p>
      <text:p text:style-name="Text_20_body"><text:span text:style-name="T4">Rabid</text:span>: Of course.</text:p>
      <text:p text:style-name="Text_20_body"><text:span text:style-name="T14">Tenda</text:span><text:span text:style-name="T13"> smirks</text:span></text:p>
      <text:p text:style-name="Text_20_body"><text:span text:style-name="T10">Yoko</text:span><text:span text:style-name="T9"> tries to struggle again</text:span></text:p>
      <text:p text:style-name="Text_20_body"><text:span text:style-name="T4">Rabid</text:span><text:span text:style-name="T3"> smirks and looks over to Yoko</text:span></text:p>
      <text:p text:style-name="Text_20_body"><text:span text:style-name="T14">Tenda</text:span>: I'll take good care of your stuff.</text:p>
      <text:p text:style-name="Text_20_body"><text:span text:style-name="T8">Newblood</text:span><text:span text:style-name="T7"> whispers one more thing, "remember one thing, the key I left it can unlock any lock, it might even break your chains..."</text:span></text:p>
      <text:p text:style-name="Text_20_body"><text:span text:style-name="T14">Tenda</text:span><text:span text:style-name="T13"> looks over to Yoko, memories swirling in her mind</text:span></text:p>
      <text:p text:style-name="Text_20_body"><text:span text:style-name="T4">Rabid</text:span><text:span text:style-name="T3"> tosses the coil of rope on top of Yoko's stomach</text:span></text:p>
      <text:p text:style-name="Text_20_body"><text:span text:style-name="T4">Rabid</text:span>: You might find that useful, Tenda.</text:p>
      <text:p text:style-name="Text_20_body"><text:span text:style-name="T14">Tenda</text:span>: Yeah maybe.</text:p>
      <text:p text:style-name="Text_20_body"><text:span text:style-name="T14">Tenda</text:span>: Can I see you tomorrow?</text:p>
      <text:p text:style-name="Text_20_body"><text:span text:style-name="T2">Watcher</text:span><text:span text:style-name="T1"> lays her head against Stormy and passes out</text:span></text:p>
      <text:p text:style-name="Text_20_body"><text:span text:style-name="T4">Rabid</text:span>: Who me?</text:p>
      <text:p text:style-name="Text_20_body"><text:span text:style-name="T14">Tenda</text:span>: Yeah, you.</text:p>
      <text:p text:style-name="Text_20_body"><text:span text:style-name="T6">Storm</text:span><text:span text:style-name="T5"> picks her up and brings her to their bed, climbing in next to her and snuggling</text:span></text:p>
      <text:p text:style-name="Text_20_body"><text:soft-page-break/><text:span text:style-name="T14">Tenda</text:span>: You're good for the youngin's.</text:p>
      <text:p text:style-name="Text_20_body"><text:span text:style-name="T8">Newblood</text:span><text:span text:style-name="T7"> quickly, makes a slice though the chains holding Yoko, with a very thing blade like a hot knife through butter</text:span></text:p>
      <text:p text:style-name="Text_20_body"><text:span text:style-name="T14">Tenda</text:span><text:span text:style-name="T13"> grins</text:span></text:p>
      <text:p text:style-name="Text_20_body"><text:span text:style-name="T4">Rabid</text:span>: You can see me any time you want.</text:p>
      <text:p text:style-name="Text_20_body"><text:span text:style-name="T4">Rabid</text:span><text:span text:style-name="T3"> kisses the nape of your neck</text:span></text:p>
      <text:p text:style-name="Text_20_body"><text:span text:style-name="T14">Tenda</text:span>: Good. *giggles* We all appreciate that.</text:p>
      <text:p text:style-name="Text_20_body"><text:span text:style-name="T10">Yoko</text:span><text:span text:style-name="T9"> lies there like she didn't do anything</text:span></text:p>
      <text:p text:style-name="Text_20_body"><text:span text:style-name="T14">Tenda</text:span><text:span text:style-name="T13"> looks behind her, smiling maliciously at Yoko</text:span></text:p>
      <text:p text:style-name="Text_20_body"><text:span text:style-name="T10">Yoko</text:span><text:span text:style-name="T9"> sweats and looks at Tenda</text:span></text:p>
      <text:p text:style-name="Text_20_body"><text:span text:style-name="T4">Rabid</text:span><text:span text:style-name="T3"> sits on the opposite side of the bed that Yoko's on and watches</text:span></text:p>
      <text:p text:style-name="Text_20_body"><text:span text:style-name="T2">Watcher</text:span>: (Why isn't anything working? I placed them all where needed...)</text:p>
      <text:p text:style-name="Text_20_body"><text:span text:style-name="T10">Yoko</text:span>: (By the way,who said you could take over my house?!)</text:p>
      <text:p text:style-name="Text_20_body"><text:span text:style-name="T10">Yoko</text:span>: (It's my house damnit!)</text:p>
      <text:p text:style-name="Text_20_body"><text:span text:style-name="T6">Storm</text:span><text:span text:style-name="T5"> his horn lights up, putting his and Watcher's house on total lockdown</text:span></text:p>
      <text:p text:style-name="Text_20_body"><text:span text:style-name="T14">Tenda</text:span><text:span text:style-name="T13"> trots over to Yoko</text:span></text:p>
      <text:p text:style-name="Text_20_body"><text:span text:style-name="T14">Tenda</text:span>: You may not remember, but you once ... intruded on me ... at a time I'd rather you didn't.</text:p>
      <text:p text:style-name="Text_20_body"><text:span text:style-name="T14">Tenda</text:span>: So I'm going to repay the favor.</text:p>
      <text:p text:style-name="Text_20_body"><text:span text:style-name="T14">Tenda</text:span>: After I find a big enough rock.</text:p>
      <text:p text:style-name="Text_20_body"><text:span text:style-name="T14">Tenda</text:span><text:span text:style-name="T13"> gives a fake, cordial nod to Yoko</text:span></text:p>
      <text:p text:style-name="Text_20_body"><text:span text:style-name="T10">Yoko</text:span><text:span text:style-name="T9"> tries to smile at Tenda</text:span></text:p>
      <text:p text:style-name="Text_20_body"><text:span text:style-name="T14">Tenda</text:span>: I'll see you in a few, right?</text:p>
      <text:p text:style-name="Text_20_body"><text:span text:style-name="T6">Storm</text:span>: (Hmm...sleep beckons)</text:p>
      <text:p text:style-name="Text_20_body"><text:span text:style-name="T2">Watcher</text:span>: (Going to bed?)</text:p>
      <text:p text:style-name="Text_20_body"><text:span text:style-name="T6">Storm</text:span>: (Hmm...nah)</text:p>
      <text:p text:style-name="Text_20_body"><text:span text:style-name="T14">Tenda</text:span><text:span text:style-name="T13"> casually trots downstairs, off to find something large and painful to cram into Yoko's twat</text:span></text:p>
      <text:p text:style-name="Text_20_body"><text:span text:style-name="T6">Storm</text:span>: (I got enough break time between classes to cover :hurrr: )</text:p>
      <text:p text:style-name="Text_20_body"><text:span text:style-name="T6">Storm</text:span><text:span text:style-name="T5"> (finds that statement utterly hilarious)</text:span></text:p>
      <text:p text:style-name="Text_20_body"><text:span text:style-name="T4">Rabid</text:span><text:span text:style-name="T3"> grins evilly as he uses the rope to make sure Yoko is secured to the bed</text:span></text:p>
      <text:p text:style-name="Text_20_body"><text:span text:style-name="T14">Tenda</text:span><text:span text:style-name="T13"> finds a solid oak clock downstairs, and weighs it in her hooves carefully</text:span></text:p>
      <text:p text:style-name="Text_20_body"><text:span text:style-name="T2">Watcher</text:span><text:span text:style-name="T1"> (pissed that all the mods aren't working)</text:span></text:p>
      <text:p text:style-name="Text_20_body"><text:span text:style-name="T14">Tenda</text:span>: Yeah, that'll do I think.</text:p>
      <text:p text:style-name="Text_20_body"><text:span text:style-name="T6">Storm</text:span>: (Have you tried turning it off and back on again? :hurrr: )</text:p>
      <text:p text:style-name="Text_20_body"><text:span text:style-name="T14">Tenda</text:span><text:span text:style-name="T13"> roughly rubs the surfaces of the clock with her hooves, trying to get it as splinter-y as possible</text:span></text:p>
      <text:p text:style-name="Text_20_body"><text:span text:style-name="T2">Watcher</text:span><text:span text:style-name="T1"> (:notimpressed:)</text:span></text:p>
      <text:p text:style-name="Text_20_body"><text:span text:style-name="T6">Storm</text:span>: (Sound mods?)</text:p>
      <text:p text:style-name="Text_20_body"><text:soft-page-break/><text:span text:style-name="T8">Newblood</text:span><text:span text:style-name="T7"> pulls out a Wormhole generator, that ports to a predtermined location that only has the ability to take one person, whispers, "quickly now! Before they notice! It only has enough power for one person"</text:span></text:p>
      <text:p text:style-name="Text_20_body"><text:span text:style-name="T14">Tenda</text:span><text:span text:style-name="T13"> starts making her way back upstairs lugging the heavy clock with her</text:span></text:p>
      <text:p text:style-name="Text_20_body"><text:span text:style-name="T2">Watcher</text:span>: (Sound mods and weapon skins.)</text:p>
      <text:p text:style-name="Text_20_body"><text:span text:style-name="T2">Watcher</text:span>: (My HUD is working, everything else... Nope.)</text:p>
      <text:p text:style-name="Text_20_body"><text:span text:style-name="T4">Rabid</text:span><text:span text:style-name="T3"> pulls Yoko's leg to the side and drools down on her marehood, looking at Tenda and her clock "Oh my."</text:span></text:p>
      <text:p text:style-name="Text_20_body"><text:span text:style-name="T8">Newblood</text:span><text:span text:style-name="T7"> whispers, "trust me if you want to be safe, I promise"</text:span></text:p>
      <text:p text:style-name="Text_20_body"><text:span text:style-name="T6">Storm</text:span>: (Weird, I got everything to work except sound mods...)</text:p>
      <text:p text:style-name="Text_20_body"><text:span text:style-name="T6">Storm</text:span>: (Then I got sounds to work by putting all my sound mods into one VPK file :hurrr: )</text:p>
      <text:p text:style-name="Text_20_body"><text:span text:style-name="T14">Tenda</text:span>: Yeah! *lifts the clock proudly as she comes upstairs*</text:p>
      <text:p text:style-name="Text_20_body"><text:span text:style-name="T14">Tenda</text:span>: This should give her a good yeast infection, or something like that.</text:p>
      <text:p text:style-name="Text_20_body"><text:span text:style-name="T4">Rabid</text:span>: (newblood knock your godmod antics off)</text:p>
      <text:p text:style-name="Text_20_body"><text:span text:style-name="T14">Tenda</text:span>: Honestly I don't know. I just made sure it's sharp.</text:p>
      <text:p text:style-name="Text_20_body"><text:span text:style-name="T2">Watcher</text:span>: (I put everything in TF, just like it said...)</text:p>
      <text:p text:style-name="Text_20_body"><text:span text:style-name="T4">Rabid</text:span>: Don't /ruin/ her.</text:p>
      <text:p text:style-name="Text_20_body"><text:span text:style-name="T4">Rabid</text:span><text:span text:style-name="T3"> smiles coyly</text:span></text:p>
      <text:p text:style-name="Text_20_body"><text:span text:style-name="T14">Tenda</text:span>: ...oh.</text:p>
      <text:p text:style-name="Text_20_body"><text:span text:style-name="T14">Tenda</text:span>: Frankly, I wanted to kill her.</text:p>
      <text:p text:style-name="Text_20_body"><text:span text:style-name="T6">Storm</text:span>: (It has to go in the "custom" folder in TF)</text:p>
      <text:p text:style-name="Text_20_body"><text:span text:style-name="T8">Newblood</text:span>: (I'm just pulling things out of my portal, no godmode here</text:p>
      <text:p text:style-name="Text_20_body"><text:span text:style-name="T14">Tenda</text:span>: Should I downsize, then?</text:p>
      <text:p text:style-name="Text_20_body"><text:span text:style-name="T6">Storm</text:span>: (steamapps&gt;​common&gt;​Team Fortress 2&gt;​tf&gt;​custom)</text:p>
      <text:p text:style-name="Text_20_body"><text:span text:style-name="T4">Rabid</text:span>: Maybe just a little.</text:p>
      <text:p text:style-name="Text_20_body"><text:span text:style-name="T2">Watcher</text:span>: (I did :flail:)</text:p>
      <text:p text:style-name="Text_20_body"><text:span text:style-name="T14">Tenda</text:span>: Okay. Hold on. I think I saw a great rock in the front yard.</text:p>
      <text:p text:style-name="Text_20_body"><text:span text:style-name="T6">Storm</text:span>: (Then :pinkieshrug: I got nothin :(</text:p>
      <text:p text:style-name="Text_20_body"><text:span text:style-name="T14">Tenda</text:span><text:span text:style-name="T13"> walks back downstairs, still lugging the heavy clock</text:span></text:p>
      <text:p text:style-name="Text_20_body"><text:span text:style-name="T4">Rabid</text:span>: You can make it hurt, don't worry. Just leave her recoverable.</text:p>
      <text:p text:style-name="Text_20_body"><text:span text:style-name="T6">Storm</text:span>: Hmm</text:p>
      <text:p text:style-name="Text_20_body"><text:span text:style-name="T14">Tenda</text:span>: Yeah, yeah! Recoverable! Whatever!</text:p>
      <text:p text:style-name="Text_20_body"><text:span text:style-name="T6">Storm</text:span><text:span text:style-name="T5"> slides out of bed and out of the house</text:span></text:p>
      <text:p text:style-name="Text_20_body"><text:span text:style-name="T14">Tenda</text:span><text:span text:style-name="T13"> shouts upstairs, "IF HER UTERUS IS WHOLE ENOUGH TO HAVE A PERIOD, I'LL FEEL LIKE I FAILED!"</text:span></text:p>
      <text:p text:style-name="Text_20_body"><text:span text:style-name="T8">Newblood</text:span><text:span text:style-name="T7"> moves the wormhole under Yoko before she is hit</text:span></text:p>
      <text:p text:style-name="Text_20_body"><text:span text:style-name="T6">Storm</text:span>: (Damn, Tenda...remind me not to get on your bad side :hurrr: )</text:p>
      <text:p text:style-name="Text_20_body"><text:span text:style-name="T14">Tenda</text:span><text:span text:style-name="T13"> puts the clock back on the counter, and noses around for something new</text:span></text:p>
      <text:p text:style-name="Text_20_body"><text:soft-page-break/><text:span text:style-name="T14">Tenda</text:span>: (There's nothing more dangerous than a stupid kid who doesn't understand the consequences of her actions yet :hurrr: )</text:p>
      <text:p text:style-name="Text_20_body"><text:span text:style-name="T2">Watcher</text:span>: (Hold on....)</text:p>
      <text:p text:style-name="Text_20_body"><text:span text:style-name="T6">Storm</text:span><text:span text:style-name="T5"> scoots around town for a while before arriving at the house where they are (Yoko's, I assume, right?)</text:span></text:p>
      <text:p text:style-name="Text_20_body"><text:span text:style-name="T14">Tenda</text:span><text:span text:style-name="T13"> flattens her wings against her back, and dawdles around in the rain looking for a good-sized rock.</text:span></text:p>
      <text:p text:style-name="Text_20_body"><text:span text:style-name="T8">Newblood</text:span><text:span text:style-name="T7"> the wormhole takes her to where he is at, revealing who was aiding her the whole time</text:span></text:p>
      <text:p text:style-name="Text_20_body"><text:span text:style-name="T2">Watcher</text:span>: (Bull freakin horse shit! :grump: I didn't it in my username instead of common... I thought I did common)</text:p>
      <text:p text:style-name="Text_20_body"><text:span text:style-name="T4">Rabid</text:span>: (no. that's fucking godmode shit newblood)</text:p>
      <text:p text:style-name="Text_20_body"><text:span text:style-name="T6">Storm</text:span><text:span text:style-name="T5"> knocks on the door</text:span></text:p>
      <text:p text:style-name="Text_20_body"><text:span text:style-name="T14">Tenda</text:span>: No, this isn't jagged enough... I really want something igneous...</text:p>
      <text:p text:style-name="Text_20_body"><text:span text:style-name="T14">Tenda</text:span><text:span text:style-name="T13"> hears the knocking, and looks over at Storm to the building</text:span></text:p>
      <text:p text:style-name="Text_20_body"><text:span text:style-name="T8">Newblood</text:span>: (I pulled out a wormhole generator from another world!)</text:p>
      <text:p text:style-name="Text_20_body"><text:span text:style-name="T14">Tenda</text:span><text:span text:style-name="T13"> ... ignores him, and resumes looking for a _really_ good rock.</text:span></text:p>
      <text:p text:style-name="Text_20_body"><text:span text:style-name="T2">Watcher</text:span><text:span text:style-name="T1"> is passed out on the bed</text:span></text:p>
      <text:p text:style-name="Text_20_body"><text:span text:style-name="T6">Storm</text:span><text:span text:style-name="T5"> knocks again</text:span></text:p>
      <text:p text:style-name="Text_20_body"><text:span text:style-name="T14">Tenda</text:span>: THE DOOR'S OPEN!</text:p>
      <text:p text:style-name="Text_20_body"><text:span text:style-name="T2">Watcher</text:span>: (I know it's working now :hurrr: just crashed)</text:p>
      <text:p text:style-name="Text_20_body"><text:span text:style-name="T14">Tenda</text:span><text:span text:style-name="T13"> exasperatedly shakes her head, then goes back to inspecting rocks</text:span></text:p>
      <text:p text:style-name="Text_20_body"><text:span text:style-name="T6">Storm</text:span><text:span text:style-name="T5"> pokes the door open, poking his head in quizzically</text:span></text:p>
      <text:p text:style-name="Text_20_body"><text:span text:style-name="T6">Storm</text:span>: Rabid...?</text:p>
      <text:p text:style-name="Text_20_body"><text:span text:style-name="T14">Tenda</text:span><text:span text:style-name="T13"> finds a fine basalt, with some mica extrusions :sweetieyes:</text:span></text:p>
      <text:p text:style-name="Text_20_body"><text:span text:style-name="T4">Rabid</text:span>: Storm?</text:p>
      <text:p text:style-name="Text_20_body"><text:span text:style-name="T14">Tenda</text:span><text:span text:style-name="T13"> starts slowly walking back to the house, lugging the rock in tow</text:span></text:p>
      <text:p text:style-name="Text_20_body"><text:span text:style-name="T6">Storm</text:span>: Can....Can we talk? :flutterdear:</text:p>
      <text:p text:style-name="Text_20_body"><text:span text:style-name="T4">Rabid</text:span>: I'm a little busy. What do you need?</text:p>
      <text:p text:style-name="Text_20_body"><text:span text:style-name="T6">Storm</text:span>: Just...talk... :flutterdear:</text:p>
      <text:p text:style-name="Text_20_body"><text:span text:style-name="T6">Storm</text:span><text:span text:style-name="T5"> appears a little uncomfortable</text:span></text:p>
      <text:p text:style-name="Text_20_body"><text:span text:style-name="T6">Storm</text:span>: It can wait, really.</text:p>
      <text:p text:style-name="Text_20_body"><text:span text:style-name="T14">Tenda</text:span><text:span text:style-name="T13"> pops up at the bottom of the staircase, "VAGINA BUSTER, COMING THROUGH!"</text:span></text:p>
      <text:p text:style-name="Text_20_body"><text:span text:style-name="T6">Storm</text:span>: ( :haha: )</text:p>
      <text:p text:style-name="Text_20_body"><text:span text:style-name="T14">Tenda</text:span>: C'mon, c'mon, clear a path.</text:p>
      <text:p text:style-name="Text_20_body"><text:span text:style-name="T4">Rabid</text:span>: Oh good. Tenda's back. I guess it will have to wait, Storm.</text:p>
      <text:p text:style-name="Text_20_body"><text:span text:style-name="T14">Tenda</text:span><text:span text:style-name="T13"> waits patiently at the bottom of the stairwell for Storm to move</text:span></text:p>
      <text:p text:style-name="Text_20_body"><text:span text:style-name="T6">Storm</text:span><text:span text:style-name="T5"> frowns a bit</text:span></text:p>
      <text:p text:style-name="Text_20_body"><text:span text:style-name="T6">Storm</text:span>: Alright, then</text:p>
      <text:p text:style-name="Text_20_body"><text:soft-page-break/><text:span text:style-name="T6">Storm</text:span><text:span text:style-name="T5"> sidesteps and backs out</text:span></text:p>
      <text:p text:style-name="Text_20_body"><text:span text:style-name="T4">Rabid</text:span>: You can just wait here. It shouldn't take /too/ long</text:p>
      <text:p text:style-name="Text_20_body"><text:span text:style-name="T14">Tenda</text:span><text:span text:style-name="T13"> lugs the rock upstairs</text:span></text:p>
      <text:p text:style-name="Text_20_body"><text:span text:style-name="T6">Storm</text:span>: Oh...</text:p>
      <text:p text:style-name="Text_20_body"><text:span text:style-name="T6">Storm</text:span>: Okay</text:p>
      <text:p text:style-name="Text_20_body"><text:span text:style-name="T14">Tenda</text:span>: Hey, Rabid, shouldn't you tie that one up too?</text:p>
      <text:p text:style-name="Text_20_body"><text:span text:style-name="T6">Storm</text:span><text:span text:style-name="T5"> waits</text:span></text:p>
      <text:p text:style-name="Text_20_body"><text:span text:style-name="T4">Rabid</text:span>: Which one?</text:p>
      <text:p text:style-name="Text_20_body"><text:span text:style-name="T14">Tenda</text:span><text:span text:style-name="T13"> drops the rock at the foot of the bed</text:span></text:p>
      <text:p text:style-name="Text_20_body"><text:span text:style-name="T14">Tenda</text:span>: The magicky one.</text:p>
      <text:p text:style-name="Text_20_body"><text:span text:style-name="T14">Tenda</text:span><text:span text:style-name="T13"> points a hoof at Storm</text:span></text:p>
      <text:p text:style-name="Text_20_body"><text:span text:style-name="T4">Rabid</text:span>: Naw. No reason to tie him up.</text:p>
      <text:p text:style-name="Text_20_body"><text:span text:style-name="T14">Tenda</text:span>: Really?</text:p>
      <text:p text:style-name="Text_20_body"><text:span text:style-name="T4">Rabid</text:span><text:span text:style-name="T3"> looks at Storm "is there?"</text:span></text:p>
      <text:p text:style-name="Text_20_body"><text:span text:style-name="T14">Tenda</text:span>: Christ, who am I working for?</text:p>
      <text:p text:style-name="Text_20_body"><text:span text:style-name="T14">Tenda</text:span>: ALRIGHT YOKO, open wide, okay!</text:p>
      <text:p text:style-name="Text_20_body"><text:span text:style-name="T6">Storm</text:span><text:span text:style-name="T5"> stares up at the stairwell, not hearing their conversation but seeing them motioning at him</text:span></text:p>
      <text:p text:style-name="Text_20_body"><text:span text:style-name="T10">Yoko</text:span><text:span text:style-name="T9"> is sleeping</text:span></text:p>
      <text:p text:style-name="Text_20_body"><text:span text:style-name="T4">Rabid</text:span><text:span text:style-name="T3"> pulls Yoko's leg to the side, exposing her marehood</text:span></text:p>
      <text:p text:style-name="Text_20_body"><text:span text:style-name="T14">Tenda</text:span><text:span text:style-name="T13"> starts pulling the blankets off the bed, throwing them to the floor</text:span></text:p>
      <text:p text:style-name="Text_20_body"><text:span text:style-name="T14">Tenda</text:span>: ... eh, good enough.</text:p>
      <text:p text:style-name="Text_20_body"><text:span text:style-name="T14">Tenda</text:span>: Mares always dream of waking up rocked beyond their expectations, right?</text:p>
      <text:p text:style-name="Text_20_body"><text:span text:style-name="T14">Tenda</text:span><text:span text:style-name="T13"> waves a hoof at Yoko, and intones, "Sweet dreams!"</text:span></text:p>
      <text:p text:style-name="Text_20_body"><text:span text:style-name="T4">Rabid</text:span><text:span text:style-name="T3"> chuckles and holds Yoko's leg tight</text:span></text:p>
      <text:p text:style-name="Text_20_body"><text:span text:style-name="T14">Tenda</text:span>: ..alright, let's do this thing.</text:p>
      <text:p text:style-name="Text_20_body"><text:span text:style-name="T14">Tenda</text:span><text:span text:style-name="T13"> grabs the rock, and slowly drags it between Yoko's legs</text:span></text:p>
      <text:p text:style-name="Text_20_body"><text:span text:style-name="T4">Rabid</text:span>: Oh wait.</text:p>
      <text:p text:style-name="Text_20_body"><text:span text:style-name="T10">Yoko</text:span><text:span text:style-name="T9"> some how uses the wormhole generator</text:span></text:p>
      <text:p text:style-name="Text_20_body"><text:span text:style-name="T14">Tenda</text:span><text:span text:style-name="T13"> lets it go, pausing to reposition herself</text:span></text:p>
      <text:p text:style-name="Text_20_body"><text:span text:style-name="T4">Rabid</text:span><text:span text:style-name="T3"> takes of Yoko's chastity belt</text:span></text:p>
      <text:p text:style-name="Text_20_body"><text:span text:style-name="T14">Tenda</text:span>: ... yeah, that</text:p>
      <text:p text:style-name="Text_20_body"><text:span text:style-name="T4">Rabid</text:span>: (no. no fucking worm holes)</text:p>
      <text:p text:style-name="Text_20_body"><text:span text:style-name="T14">Tenda</text:span>: that is a good call.</text:p>
      <text:p text:style-name="Text_20_body"><text:span text:style-name="T14">Tenda</text:span>: So, sharp sides in or sharp sides out?</text:p>
      <text:p text:style-name="Text_20_body"><text:span text:style-name="T10">Yoko</text:span>: (damn it, wheres my get of jail free card?)</text:p>
      <text:p text:style-name="Text_20_body"><text:span text:style-name="T14">Tenda</text:span>: We can get immediate pain or a great reaction shot!</text:p>
      <text:p text:style-name="Text_20_body"><text:span text:style-name="T10">Yoko</text:span>: (thanks for nothing newblood)</text:p>
      <text:p text:style-name="Text_20_body"><text:soft-page-break/><text:span text:style-name="T14">Tenda</text:span>: What do you think?</text:p>
      <text:p text:style-name="Text_20_body"><text:span text:style-name="T4">Rabid</text:span>: Go for the reaction.</text:p>
      <text:p text:style-name="Text_20_body"><text:span text:style-name="T14">Tenda</text:span><text:span text:style-name="T13"> grips the rock, then glares at Storm</text:span></text:p>
      <text:p text:style-name="Text_20_body"><text:span text:style-name="T14">Tenda</text:span>: Should he really be watching?</text:p>
      <text:p text:style-name="Text_20_body"><text:span text:style-name="T8">Newblood</text:span> joined the chat </text:p>
      <text:p text:style-name="Text_20_body"><text:span text:style-name="T4">Rabid</text:span>: It doesn't matter to me.</text:p>
      <text:p text:style-name="Text_20_body"><text:span text:style-name="T14">Tenda</text:span>: Alright! You're the boss, after all.</text:p>
      <text:p text:style-name="Text_20_body"><text:span text:style-name="T14">Tenda</text:span>: Lemme just fix my mane up before I go all-in here...</text:p>
      <text:p text:style-name="Text_20_body"><text:span text:style-name="T8">Newblood</text:span>: (Rabid is a killjoy, when I try)</text:p>
      <text:p text:style-name="Text_20_body"><text:span text:style-name="T14">Tenda</text:span><text:span text:style-name="T13"> lets go of the rock, pausing to preen for a few seconds</text:span></text:p>
      <text:p text:style-name="Text_20_body"><text:span text:style-name="T6">Storm</text:span><text:span text:style-name="T5"> wasn't aware that he was watching them, thought he was waiting at the bottom of the stairwell :hurrr:</text:span></text:p>
      <text:p text:style-name="Text_20_body"><text:span text:style-name="T14">Tenda</text:span>: (Sorry, thought you were upstairs when I barged in :hurrrr: )</text:p>
      <text:p text:style-name="Text_20_body"><text:span text:style-name="T14">Tenda</text:span>: Alright. Houston, we have a go!</text:p>
      <text:p text:style-name="Text_20_body"><text:span text:style-name="T14">Tenda</text:span><text:span text:style-name="T13"> starts dragging the rock further up between Yoko's thighs, finally and ultimately planting the bald side of it square against the opening of her vagina so that it is painfully stretched, but no further</text:span></text:p>
      <text:p text:style-name="Text_20_body"><text:span text:style-name="T2">Watcher</text:span><text:span text:style-name="T1"> yawns a bit and stretches</text:span></text:p>
      <text:p text:style-name="Text_20_body"><text:span text:style-name="T14">Tenda</text:span><text:span text:style-name="T13"> looks at Rabid expectantly</text:span></text:p>
      <text:p text:style-name="Text_20_body"><text:span text:style-name="T14">Tenda</text:span>: We good, boss?</text:p>
      <text:p text:style-name="Text_20_body"><text:span text:style-name="T10">Yoko</text:span><text:span text:style-name="T9"> doesn't move</text:span></text:p>
      <text:p text:style-name="Text_20_body"><text:span text:style-name="T4">Rabid</text:span>: We're good.</text:p>
      <text:p text:style-name="Text_20_body"><text:span text:style-name="T8">Newblood</text:span><text:span text:style-name="T7"> pulls something from his portal, as a last resort, drops a morningstar on Tenda's head</text:span></text:p>
      <text:p text:style-name="Text_20_body"><text:span text:style-name="T10">Yoko</text:span>: (which was mine)</text:p>
      <text:p text:style-name="Text_20_body"><text:span text:style-name="T14">Tenda</text:span><text:span text:style-name="T13"> proudly dusts off her hooves, before getting konked on the head by a random something-or-other</text:span></text:p>
      <text:p text:style-name="Text_20_body"><text:span text:style-name="T14">Tenda</text:span>: Bloody hell!</text:p>
      <text:p text:style-name="Text_20_body"><text:span text:style-name="T14">Tenda</text:span>: I'm.. gonna go sit downstairs.</text:p>
      <text:p text:style-name="Text_20_body"><text:span text:style-name="T14">Tenda</text:span>: Feeling a bit dizzy.</text:p>
      <text:p text:style-name="Text_20_body"><text:span text:style-name="T4">Rabid</text:span>: (i'm tired of this dimension breaking portals and wormholes shit. i'm serious)</text:p>
      <text:p text:style-name="Text_20_body"><text:span text:style-name="T6">Storm</text:span><text:span text:style-name="T5"> is sitting downstairs, waiting for Rabid</text:span></text:p>
      <text:p text:style-name="Text_20_body"><text:span text:style-name="T8">Newblood</text:span> was silenced</text:p>
      <text:p text:style-name="Text_20_body"><text:span text:style-name="T14">Tenda</text:span><text:span text:style-name="T13"> clumsily navigates the stairwell, sitting on a stool and ignoring Storm</text:span></text:p>
      <text:p text:style-name="Text_20_body"><text:span text:style-name="T2">Watcher</text:span>: (What Rabid said...)</text:p>
      <text:p text:style-name="Text_20_body"><text:span text:style-name="T4">Rabid</text:span><text:span text:style-name="T3"> sits at the top of the stairs wating for Tenda to recover</text:span></text:p>
      <text:p text:style-name="Text_20_body"><text:span text:style-name="T4">Rabid</text:span>: So what's up, Storm?</text:p>
      <text:p text:style-name="Text_20_body"><text:span text:style-name="T14">Tenda</text:span><text:span text:style-name="T13"> rests her head on the counter, lightly dozing</text:span></text:p>
      <text:p text:style-name="Text_20_body"><text:span text:style-name="T6">Storm</text:span>: Oh...um...I was hoping we could talk...about...earlier..​.?</text:p>
      <text:p text:style-name="Text_20_body"><text:soft-page-break/><text:span text:style-name="T8">Newblood</text:span> left the chat </text:p>
      <text:p text:style-name="Text_20_body"><text:span text:style-name="T4">Rabid</text:span>: What of it?</text:p>
      <text:p text:style-name="Text_20_body"><text:span text:style-name="T6">Storm</text:span>: Well...</text:p>
      <text:p text:style-name="Text_20_body"><text:span text:style-name="T6">Storm</text:span>: for one, sorry for trying to kill you...</text:p>
      <text:p text:style-name="Text_20_body"><text:span text:style-name="T4">Rabid</text:span>: Think nothing of it. I provoked you.</text:p>
      <text:p text:style-name="Text_20_body"><text:span text:style-name="T14">Tenda</text:span><text:span text:style-name="T13"> snorts while dozing, but then resumes quietly napping on the perfectly-laid shelf</text:span></text:p>
      <text:p text:style-name="Text_20_body"><text:span text:style-name="T6">Storm</text:span>: Well, I was sorta hoping we could put all this nastiness behind us...</text:p>
      <text:p text:style-name="Text_20_body"><text:span text:style-name="T4">Rabid</text:span>: Of course, buddy.</text:p>
      <text:p text:style-name="Text_20_body"><text:span text:style-name="T2">Watcher</text:span><text:span text:style-name="T1"> gets up from bed and and starts to sniff around for Stormy</text:span></text:p>
      <text:p text:style-name="Text_20_body"><text:span text:style-name="T10">Yoko</text:span><text:span text:style-name="T9"> snores and catches her bed on fire, her demon wings are extended</text:span></text:p>
      <text:p text:style-name="Text_20_body"><text:span text:style-name="T10">Yoko</text:span>: (Still a demon! ahahah)</text:p>
      <text:p text:style-name="Text_20_body"><text:span text:style-name="T4">Rabid</text:span><text:span text:style-name="T3"> has a fireproof bed</text:span></text:p>
      <text:p text:style-name="Text_20_body"><text:span text:style-name="T6">Storm</text:span><text:span text:style-name="T5"> sighs in relief</text:span></text:p>
      <text:p text:style-name="Text_20_body"><text:span text:style-name="T6">Storm</text:span>: Oh, that's good!</text:p>
      <text:p text:style-name="Standard">Storm sighs in relief</text:p>
      <text:p text:style-name="Standard"> </text:p>
      <text:p text:style-name="Standard">Storm: Oh, that's good!</text:p>
      <text:p text:style-name="Standard"> </text:p>
      <text:p text:style-name="Standard">Yoko didn't bring fireproof rope and the rope catches on fire</text:p>
      <text:p text:style-name="Standard"> </text:p>
      <text:p text:style-name="Standard">Storm: Umm...I got you a gift, too...y'know...soyoudbep​lacated...</text:p>
      <text:p text:style-name="Standard"> </text:p>
      <text:p text:style-name="Standard">Tenda snaps awake in response to a thunder stroke nearby, and starts reaching around under the counter for something to help her sleep</text:p>
      <text:p text:style-name="Standard"> </text:p>
      <text:p text:style-name="Standard">Rabid 's chain leash melts enough from the rope fire to melt back together, cooling and holding Yoko tighter to the bed than the rope</text:p>
      <text:p text:style-name="Standard"> </text:p>
      <text:p text:style-name="Standard">Rabid: And what's that, Storm?</text:p>
      <text:p text:style-name="Standard"> </text:p>
      <text:p text:style-name="Standard">Yoko it doesn't change a thing however</text:p>
      <text:p text:style-name="Standard"> </text:p>
      <text:p text:style-name="Standard">Storm pulls out a small ornate box</text:p>
      <text:p text:style-name="Standard"> </text:p>
      <text:p text:style-name="Standard">Tenda comes up with a bottle of non-alcoholic cider. "Really? REALLY?"</text:p>
      <text:p text:style-name="Standard"> </text:p>
      <text:p text:style-name="Standard">Storm: Well...I saw how much you liked wearing those collars as bracelets and thought "Why settle for collars?"</text:p>
      <text:p text:style-name="Standard"> </text:p>
      <text:p text:style-name="Standard">Tenda slams the bottle onto the counter and resumes trying to nap in spite of the storm outside</text:p>
      <text:p text:style-name="Standard"> </text:p>
      <text:p text:style-name="Standard">Storm pushes the box to Rabid</text:p>
      <text:p text:style-name="Standard"> </text:p>
      <text:p text:style-name="Standard">Rabid: Come on, Tenda. I'm sure wrecking some ppussy will help you sleep.</text:p>
      <text:p text:style-name="Standard"> </text:p>
      <text:p text:style-name="Standard">Rabid opens the box</text:p>
      <text:p text:style-name="Standard"><text:soft-page-break/> </text:p>
      <text:p text:style-name="Standard">Tenda snaps to attention</text:p>
      <text:p text:style-name="Standard"> </text:p>
      <text:p text:style-name="Standard">Tenda: Sure thing, boss!</text:p>
      <text:p text:style-name="Standard"> </text:p>
      <text:p text:style-name="Standard">Storm: *inside the box is a mediume-sized, ornate silver bracelet</text:p>
      <text:p text:style-name="Standard"> </text:p>
      <text:p text:style-name="Standard">Storm: *</text:p>
      <text:p text:style-name="Standard"> </text:p>
      <text:p text:style-name="Standard">Tenda lazily gets off the stool, and makes her way over to the stairwelll</text:p>
      <text:p text:style-name="Standard"> </text:p>
      <text:p text:style-name="Standard">Rabid puts on the bracelet</text:p>
      <text:p text:style-name="Standard"> </text:p>
      <text:p text:style-name="Standard">Rabid: Thank you Storm.</text:p>
      <text:p text:style-name="Standard"> </text:p>
      <text:p text:style-name="Standard">Yoko: (I wouldn't mess with Yoko right now unless you got an exorcist..)</text:p>
      <text:p text:style-name="Standard"> </text:p>
      <text:p text:style-name="Standard">Yoko: (Just sayin...)</text:p>
      <text:p text:style-name="Standard"> </text:p>
      <text:p text:style-name="Standard">Storm smiles a bit</text:p>
      <text:p text:style-name="Standard"> </text:p>
      <text:p text:style-name="Standard">Tenda works her way up the stairs, taking a deep breath with each step</text:p>
      <text:p text:style-name="Standard"> </text:p>
      <text:p text:style-name="Standard">Storm: No, thank you!</text:p>
      <text:p text:style-name="Standard"> </text:p>
      <text:p text:style-name="Standard">Watcher is led to wherever the hell everyone is right now and knocks on the door</text:p>
      <text:p text:style-name="Standard"> </text:p>
      <text:p text:style-name="Standard">Tenda hears the door downstairs and shouts, "IT'S OPEN!"</text:p>
      <text:p text:style-name="Standard"> </text:p>
      <text:p text:style-name="Standard">Storm: O.o</text:p>
      <text:p text:style-name="Standard"> </text:p>
      <text:p text:style-name="Standard">Yoko begins to float in the air, her chains barely keeping her in her bed</text:p>
      <text:p text:style-name="Standard"> </text:p>
      <text:p text:style-name="Standard">Rabid: I'm sure your magic would be useful if anything goes wrong. Mind joining us?</text:p>
      <text:p text:style-name="Standard"> </text:p>
      <text:p text:style-name="Standard">Watcher tries to enter the house but is burned, quickly jumping back out</text:p>
      <text:p text:style-name="Standard"> </text:p>
      <text:p text:style-name="Standard">Storm: Hmm</text:p>
      <text:p text:style-name="Standard"> </text:p>
      <text:p text:style-name="Standard">Storm: Hold on to that thought for a second</text:p>
      <text:p text:style-name="Standard"> </text:p>
      <text:p text:style-name="Standard">Storm trots to the door, poking his head outside</text:p>
      <text:p text:style-name="Standard"> </text:p>
      <text:p text:style-name="Standard">Yoko begins to spin in the air and the bed begins to spin too,knocking over stuff</text:p>
      <text:p text:style-name="Standard"> </text:p>
      <text:p text:style-name="Standard">Tenda takes a break halfway up the stairs, exhausted after pumping out a few hundred eggs last night</text:p>
      <text:p text:style-name="Standard"> </text:p>
      <text:p text:style-name="Standard">Storm: Oh, hello Watcher...</text:p>
      <text:p text:style-name="Standard"> </text:p>
      <text:p text:style-name="Standard">Storm: :D</text:p>
      <text:p text:style-name="Standard"> </text:p>
      <text:p text:style-name="Standard"><text:soft-page-break/>Tenda :rariwat: at Storm and Watcher behind her</text:p>
      <text:p text:style-name="Standard"> </text:p>
      <text:p text:style-name="Standard">Watcher: Hey Stormy... What are you doing here?</text:p>
      <text:p text:style-name="Standard"> </text:p>
      <text:p text:style-name="Standard">Storm: Just...talking.</text:p>
      <text:p text:style-name="Standard"> </text:p>
      <text:p text:style-name="Standard">Watcher: Is everything alright? I smell Rabid... Tenda... And Yoko.</text:p>
      <text:p text:style-name="Standard"> </text:p>
      <text:p text:style-name="Standard">Tenda sits down on an intermediate step and watches Storm and Watcher</text:p>
      <text:p text:style-name="Standard"> </text:p>
      <text:p text:style-name="Standard">Storm: Well, everything seems fine...</text:p>
      <text:p text:style-name="Standard"> </text:p>
      <text:p text:style-name="Standard">Storm: Lotsa commotion upstairs earlier, but I don't think that's something to worry about..</text:p>
      <text:p text:style-name="Standard"> </text:p>
      <text:p text:style-name="Standard">Yoko: *Yoko's bed begins to bang on the wall as if it's trying to break the wall down*</text:p>
      <text:p text:style-name="Standard"> </text:p>
      <text:p text:style-name="Standard">Storm returns back in, looking to Rabid</text:p>
      <text:p text:style-name="Standard"> </text:p>
      <text:p text:style-name="Standard">Storm: Can she come in?</text:p>
      <text:p text:style-name="Standard"> </text:p>
      <text:p text:style-name="Standard">Rabid: Come in Watcher</text:p>
      <text:p text:style-name="Standard"> </text:p>
      <text:p text:style-name="Standard">Storm slides the door open, stepping back and letting Watcher in</text:p>
      <text:p text:style-name="Standard"> </text:p>
      <text:p text:style-name="Standard">Tenda continues glaring at Watcher and Storm while she rests on the steps</text:p>
      <text:p text:style-name="Standard"> </text:p>
      <text:p text:style-name="Standard">Rabid hears the noise upstairs and runs up to see the bed floating, jumping on it and bringing it to the ground</text:p>
      <text:p text:style-name="Standard"> </text:p>
      <text:p text:style-name="Standard">Yoko: (Thank goodness no pony notices the demonic occurrence happening upstairs)</text:p>
      <text:p text:style-name="Standard"> </text:p>
      <text:p text:style-name="Standard">Watcher: (I'm so glad you two know that Vamipires can't enter any household without owners permission &lt;3 )</text:p>
      <text:p text:style-name="Standard"> </text:p>
      <text:p text:style-name="Standard">Yoko: (Oh darn it)</text:p>
      <text:p text:style-name="Standard"> </text:p>
      <text:p text:style-name="Standard">Yoko: *the bed begins to spin rapidly, as if it's trying to burrow it's way down to hell)</text:p>
      <text:p text:style-name="Standard"> </text:p>
      <text:p text:style-name="Standard">Rabid yells down "I could use some help up here!"</text:p>
      <text:p text:style-name="Standard"> </text:p>
      <text:p text:style-name="Standard">Tenda: Oh, hey, okay!</text:p>
      <text:p text:style-name="Standard"> </text:p>
      <text:p text:style-name="Standard">Tenda: Be up there in a jiffy!</text:p>
      <text:p text:style-name="Standard"> </text:p>
      <text:p text:style-name="Standard">Yoko: *The bed burrows through the floor and falls downstairs,as it hits the ground the demonic connection is lost*</text:p>
      <text:p text:style-name="Standard"> </text:p>
      <text:p text:style-name="Standard">Storm: Err...sure!</text:p>
      <text:p text:style-name="Standard"> </text:p>
      <text:p text:style-name="Standard">Watcher slowly enters the house cautiously</text:p>
      <text:p text:style-name="Standard"> </text:p>
      <text:p text:style-name="Standard">Tenda hoists her enlarged belly up, and starts slowly climbing the stairwell</text:p>
      <text:p text:style-name="Standard"><text:soft-page-break/> </text:p>
      <text:p text:style-name="Standard">Storm was about to go up the stairs but the bed crashing through the floor distracts him</text:p>
      <text:p text:style-name="Standard"> </text:p>
      <text:p text:style-name="Standard">Storm: Err...s'your bed supposed to be there!?</text:p>
      <text:p text:style-name="Standard"> </text:p>
      <text:p text:style-name="Standard">Rabid: ugh. nevermind. i guess we're down here now</text:p>
      <text:p text:style-name="Standard"> </text:p>
      <text:p text:style-name="Standard">Storm slaps himself</text:p>
      <text:p text:style-name="Standard"> </text:p>
      <text:p text:style-name="Standard">Storm: Of course not</text:p>
      <text:p text:style-name="Standard"> </text:p>
      <text:p text:style-name="Standard">Yoko: (I didn't know I had a basement in my house)</text:p>
      <text:p text:style-name="Standard"> </text:p>
      <text:p text:style-name="Standard">Tenda: ... gofdamnit.</text:p>
      <text:p text:style-name="Standard"> </text:p>
      <text:p text:style-name="Standard">Tenda slowly starts making her way downstairs, in pursuit of Rabid and the errant bed</text:p>
      <text:p text:style-name="Standard"> </text:p>
      <text:p text:style-name="Standard">Yoko: (if only newbloods powers didn't suck and he could just lift the bed up and down</text:p>
      <text:p text:style-name="Standard"> </text:p>
      <text:p text:style-name="Standard">Yoko: eheheh</text:p>
      <text:p text:style-name="Standard"> </text:p>
      <text:p text:style-name="Standard">Rabid helps Tenda over to the bed</text:p>
      <text:p text:style-name="Standard"> </text:p>
      <text:p text:style-name="Standard">Yoko laughs in her sleep</text:p>
      <text:p text:style-name="Standard"> </text:p>
      <text:p text:style-name="Standard">Storm sticks near Watcher, staring at the bed</text:p>
      <text:p text:style-name="Standard"> </text:p>
      <text:p text:style-name="Standard">Storm: Err...I don't have magic for demonic beds.</text:p>
      <text:p text:style-name="Standard"> </text:p>
      <text:p text:style-name="Standard">Tenda smacks onto the ground floor with a heave and a tired groan</text:p>
      <text:p text:style-name="Standard"> </text:p>
      <text:p text:style-name="Standard">Tenda: So many stairs. o-o;</text:p>
      <text:p text:style-name="Standard"> </text:p>
      <text:p text:style-name="Standard">Rabid carries tenda to the bed</text:p>
      <text:p text:style-name="Standard"> </text:p>
      <text:p text:style-name="Standard">Yoko: *the room around her begins to freeze,as if she has gained her Ice Pony powers back*</text:p>
      <text:p text:style-name="Standard"> </text:p>
      <text:p text:style-name="Standard">Tenda: Huh, what?</text:p>
      <text:p text:style-name="Standard"> </text:p>
      <text:p text:style-name="Standard">Rabid: Time to rock her world, Tenda.</text:p>
      <text:p text:style-name="Standard"> </text:p>
      <text:p text:style-name="Standard">Tenda: ...oh come on! This is all like, Poltergeist and stuff now!</text:p>
      <text:p text:style-name="Standard"> </text:p>
      <text:p text:style-name="Standard">Yoko: (Looks like I'm getting my old powers back...ehehehehe)</text:p>
      <text:p text:style-name="Standard"> </text:p>
      <text:p text:style-name="Standard">Tenda groans, and tries to steady herself on the bed facing Yoko</text:p>
      <text:p text:style-name="Standard"> </text:p>
      <text:p text:style-name="Standard">Tenda: Okay, so uhhh... this should be easy enough...</text:p>
      <text:p text:style-name="Standard"> </text:p>
      <text:p text:style-name="Standard">Tenda slowly starts crawling towards Yoko</text:p>
      <text:p text:style-name="Standard"> </text:p>
      <text:p text:style-name="Standard">Yoko slowly turns pale green like a zombie</text:p>
      <text:p text:style-name="Standard"><text:soft-page-break/> </text:p>
      <text:p text:style-name="Standard">Rabid: (dammit yoko)</text:p>
      <text:p text:style-name="Standard"> </text:p>
      <text:p text:style-name="Standard">Tenda stops dead in her tracks, and groans again</text:p>
      <text:p text:style-name="Standard"> </text:p>
      <text:p text:style-name="Standard">Tenda: Does this work on green... things?!</text:p>
      <text:p text:style-name="Standard"> </text:p>
      <text:p text:style-name="Standard">Tenda: Mica is green! I don't know if I picked the right rock anymore!</text:p>
      <text:p text:style-name="Standard"> </text:p>
      <text:p text:style-name="Standard">Yoko laughs demonically</text:p>
      <text:p text:style-name="Standard"> </text:p>
      <text:p text:style-name="Standard">Rabid: It'll work.</text:p>
      <text:p text:style-name="Standard"> </text:p>
      <text:p text:style-name="Standard">Yoko: (Where is your exorcist now?)</text:p>
      <text:p text:style-name="Standard"> </text:p>
      <text:p text:style-name="Standard">Yoko: (ehehehhe)</text:p>
      <text:p text:style-name="Standard"> </text:p>
      <text:p text:style-name="Standard">Tenda tries to weasel her way between Yoko's legs on the hovering, spinning bed</text:p>
      <text:p text:style-name="Standard"> </text:p>
      <text:p text:style-name="Standard">Tenda: YEAH IT'LL WORK. EVERYONE BE COOL.</text:p>
      <text:p text:style-name="Standard"> </text:p>
      <text:p text:style-name="Standard">Tenda: TENDA IS ON THE JOB.</text:p>
      <text:p text:style-name="Standard"> </text:p>
      <text:p text:style-name="Standard">Watcher picks her fangs "What's going on?"</text:p>
      <text:p text:style-name="Standard"> </text:p>
      <text:p text:style-name="Standard">Rabid holds Yoko's leg open</text:p>
      <text:p text:style-name="Standard"> </text:p>
      <text:p text:style-name="Standard">Storm looks at Watcher and shrugs "I dunno"</text:p>
      <text:p text:style-name="Standard"> </text:p>
      <text:p text:style-name="Standard">Yoko closes them shut and the chains wrap around them</text:p>
      <text:p text:style-name="Standard"> </text:p>
      <text:p text:style-name="Standard">Tenda: This is going to hurt you a lot more than it's going to hurt me, Yoko, so uhh... sorry...</text:p>
      <text:p text:style-name="Standard"> </text:p>
      <text:p text:style-name="Standard">Tenda ducks under flailing chains, but gets smacked around the back anyway</text:p>
      <text:p text:style-name="Standard"> </text:p>
      <text:p text:style-name="Standard">Yoko laughs again</text:p>
      <text:p text:style-name="Standard"> </text:p>
      <text:p text:style-name="Standard">Storm pokes Watcher</text:p>
      <text:p text:style-name="Standard"> </text:p>
      <text:p text:style-name="Standard">Rabid: (the only chain is around your neck and its firmly melted to the bed</text:p>
      <text:p text:style-name="Standard"> </text:p>
      <text:p text:style-name="Standard">Storm: Err...we should go...</text:p>
      <text:p text:style-name="Standard"> </text:p>
      <text:p text:style-name="Standard">Yoko: (Oh darn it!)</text:p>
      <text:p text:style-name="Standard"> </text:p>
      <text:p text:style-name="Standard">Yoko: (Wait, only 1 chain? That's not good)</text:p>
      <text:p text:style-name="Standard"> </text:p>
      <text:p text:style-name="Standard">Tenda slowly works her way closer, and then headbutts the rock she placed against Yoko's opening further in</text:p>
      <text:p text:style-name="Standard"> </text:p>
      <text:p text:style-name="Standard">Rabid: (its wrapped. a lot)</text:p>
      <text:p text:style-name="Standard"> </text:p>
      <text:p text:style-name="Standard"><text:soft-page-break/>Watcher joined the chat</text:p>
      <text:p text:style-name="Standard"> </text:p>
      <text:p text:style-name="Standard">Tenda continues doing her best to drive the rock all the way through the cervix, and into Yoko's uterus</text:p>
      <text:p text:style-name="Standard"> </text:p>
      <text:p text:style-name="Standard">Yoko kicks Tenda away</text:p>
      <text:p text:style-name="Standard"> </text:p>
      <text:p text:style-name="Standard">Watcher</text:p>
      <text:p text:style-name="Standard">( Animaniacs - Woodstock SlappyYouTube · 11:03 · 2 years ago [Click to hide video thumbnail. To stop showing these thumbnails automatically, click on the video icon in the top-right corner] )</text:p>
      <text:p text:style-name="Standard"> </text:p>
      <text:p text:style-name="Standard">Tenda gets punted off the bed before she can get very far</text:p>
      <text:p text:style-name="Standard"> </text:p>
      <text:p text:style-name="Standard">Tenda: WHY DOES SHE HAVE FREE LEGS?</text:p>
      <text:p text:style-name="Standard"> </text:p>
      <text:p text:style-name="Standard">Yoko laughs again</text:p>
      <text:p text:style-name="Standard"> </text:p>
      <text:p text:style-name="Standard">Watcher: (Damn it, didn't mean to post that here! XD</text:p>
      <text:p text:style-name="Standard"> </text:p>
      <text:p text:style-name="Standard">Rabid ties yoko's legs to the end of the bedframe</text:p>
      <text:p text:style-name="Standard"> </text:p>
      <text:p text:style-name="Standard">Watcher nods her head and holds onto Stormy</text:p>
      <text:p text:style-name="Standard"> </text:p>
      <text:p text:style-name="Standard">Tenda groans, and climbs onto the bed with Yoko again</text:p>
      <text:p text:style-name="Standard"> </text:p>
      <text:p text:style-name="Standard">Storm: *shouts out, just for notification* Uhh...it was fun!</text:p>
      <text:p text:style-name="Standard"> </text:p>
      <text:p text:style-name="Standard">Storm backs out the door with Watcher</text:p>
      <text:p text:style-name="Standard"> </text:p>
      <text:p text:style-name="Standard">Yoko: *The ropes wrap around Rabid's arms as he does this*</text:p>
      <text:p text:style-name="Standard"> </text:p>
      <text:p text:style-name="Standard">Tenda continues trying to slowly work her way towards Yoko against the momentum of the spinning and unruly bed</text:p>
      <text:p text:style-name="Standard"> </text:p>
      <text:p text:style-name="Standard">Watcher: Are they trying to hold a demon or something Stormy? Can't they just use salt?</text:p>
      <text:p text:style-name="Standard"> </text:p>
      <text:p text:style-name="Standard">Yoko: (Salt doesn't work when you are the demon)</text:p>
      <text:p text:style-name="Standard"> </text:p>
      <text:p text:style-name="Standard">Rabid runs to the kitchen and grabs salt</text:p>
      <text:p text:style-name="Standard"> </text:p>
      <text:p text:style-name="Standard">Storm: I think so...</text:p>
      <text:p text:style-name="Standard"> </text:p>
      <text:p text:style-name="Standard">Storm holds onto Watcher as they walk back home</text:p>
      <text:p text:style-name="Standard"> </text:p>
      <text:p text:style-name="Standard">Yoko: (Salt only works against spirits and possessed things,I'm neither)</text:p>
      <text:p text:style-name="Standard"> </text:p>
      <text:p text:style-name="Standard">Rabid dumps salt on Yoko and helps Tenda closer to yoko</text:p>
      <text:p text:style-name="Standard"> </text:p>
      <text:p text:style-name="Standard">Tenda reluctantly grabs hold of Yoko's legs for support as she eases herself closer</text:p>
      <text:p text:style-name="Standard"> </text:p>
      <text:p text:style-name="Standard">Yoko: (but in this case we'll pretend it works)</text:p>
      <text:p text:style-name="Standard"> </text:p>
      <text:p text:style-name="Standard"><text:soft-page-break/>Watcher: (You don't pour salt on them, it goes around them. They can't leave.)</text:p>
      <text:p text:style-name="Standard"> </text:p>
      <text:p text:style-name="Standard">Tenda: Rabid, are you sure this is really the best method?</text:p>
      <text:p text:style-name="Standard"> </text:p>
      <text:p text:style-name="Standard">Yoko: (then it doesn't work)</text:p>
      <text:p text:style-name="Standard"> </text:p>
      <text:p text:style-name="Standard">Tenda: Shouldn't I just STAB HER HEART or something?</text:p>
      <text:p text:style-name="Standard"> </text:p>
      <text:p text:style-name="Standard">Yoko: *bed begins to shake*</text:p>
      <text:p text:style-name="Standard"> </text:p>
      <text:p text:style-name="Standard">Rabid: (well if i pour it on her it'll form a perimiter around her and she won't be able to move)</text:p>
      <text:p text:style-name="Standard"> </text:p>
      <text:p text:style-name="Standard">Yoko: (That doesn't mean I can't use my powers on the bed and the objects around you)</text:p>
      <text:p text:style-name="Standard"> </text:p>
      <text:p text:style-name="Standard">Rabid: Do i tthen!</text:p>
      <text:p text:style-name="Standard"> </text:p>
      <text:p text:style-name="Standard">Tenda does her best to get on top of Yoko atop the shaking bed, looking around for something she can use as an improvised stabby-thing</text:p>
      <text:p text:style-name="Standard"> </text:p>
      <text:p text:style-name="Standard">Rabid hands Tenda a stake</text:p>
      <text:p text:style-name="Standard"> </text:p>
      <text:p text:style-name="Standard">Storm: (stake :hurrr: )</text:p>
      <text:p text:style-name="Standard"> </text:p>
      <text:p text:style-name="Standard">Yoko: *a large knife flies towards Tendas head*</text:p>
      <text:p text:style-name="Standard"> </text:p>
      <text:p text:style-name="Standard">Tenda drops the stake as she ducks and covers her head to avoid the knife</text:p>
      <text:p text:style-name="Standard"> </text:p>
      <text:p text:style-name="Standard">Rabid grabs the knife from the air</text:p>
      <text:p text:style-name="Standard"> </text:p>
      <text:p text:style-name="Standard">Tenda: OH GOD WHERE IS THE STEAK.</text:p>
      <text:p text:style-name="Standard"> </text:p>
      <text:p text:style-name="Standard">Rabid: Even better.</text:p>
      <text:p text:style-name="Standard"> </text:p>
      <text:p text:style-name="Standard">Tenda looks around for a slab of meat</text:p>
      <text:p text:style-name="Standard"> </text:p>
      <text:p text:style-name="Standard">Rabid: (steak is correct :P)</text:p>
      <text:p text:style-name="Standard"> </text:p>
      <text:p text:style-name="Standard">Rabid: (stake :P)</text:p>
      <text:p text:style-name="Standard"> </text:p>
      <text:p text:style-name="Standard">Tenda: (You would be confused too if you were on a demonic spinning bed :P )</text:p>
      <text:p text:style-name="Standard"> </text:p>
      <text:p text:style-name="Standard">Storm: (I think trying to stab someone with a steak would be futile and hilarious)</text:p>
      <text:p text:style-name="Standard"> </text:p>
      <text:p text:style-name="Standard">Yoko: *the stake burns and turns into ashes*</text:p>
      <text:p text:style-name="Standard"> </text:p>
      <text:p text:style-name="Standard">Tenda: UH. NEW PLAN.</text:p>
      <text:p text:style-name="Standard"> </text:p>
      <text:p text:style-name="Standard">Rabid hands Tenda the knife</text:p>
      <text:p text:style-name="Standard"> </text:p>
      <text:p text:style-name="Standard">Yoko: (ehehhe wooden stakes.. please)</text:p>
      <text:p text:style-name="Standard"> </text:p>
      <text:p text:style-name="Standard">Tenda: FIND A REALLY POORLY-DESIGNED CLOCK RADIO OR SOMETHING.</text:p>
      <text:p text:style-name="Standard"><text:soft-page-break/> </text:p>
      <text:p text:style-name="Standard">Tenda: Okay this works.</text:p>
      <text:p text:style-name="Standard"> </text:p>
      <text:p text:style-name="Standard">Tenda holds the knife up over Yoko's heart ... and holds it ...</text:p>
      <text:p text:style-name="Standard"> </text:p>
      <text:p text:style-name="Standard">Tenda: ... RABID.</text:p>
      <text:p text:style-name="Standard"> </text:p>
      <text:p text:style-name="Standard">Storm opens the door to their home, walking in</text:p>
      <text:p text:style-name="Standard"> </text:p>
      <text:p text:style-name="Standard">Tenda: I DON'T KNOW IF I CAN KILL THE FIRST PERSON WHO TOUCHED ME.</text:p>
      <text:p text:style-name="Standard"> </text:p>
      <text:p text:style-name="Standard">Yoko: (I wouldn't do that If I were you..)</text:p>
      <text:p text:style-name="Standard"> </text:p>
      <text:p text:style-name="Standard">Rabid: TENDA</text:p>
      <text:p text:style-name="Standard"> </text:p>
      <text:p text:style-name="Standard">Rabid: (oh god brb)</text:p>
      <text:p text:style-name="Standard"> </text:p>
      <text:p text:style-name="Standard">Tenda drips beads of sweat onto Yoko's face while she holds the knife aloft</text:p>
      <text:p text:style-name="Standard"> </text:p>
      <text:p text:style-name="Standard">Yoko wakes up</text:p>
      <text:p text:style-name="Standard"> </text:p>
      <text:p text:style-name="Standard">Yoko: Tenda,why you do dis to me?</text:p>
      <text:p text:style-name="Standard"> </text:p>
      <text:p text:style-name="Standard">Tenda: Shut up!</text:p>
      <text:p text:style-name="Standard"> </text:p>
      <text:p text:style-name="Standard">Tenda: I'm employed!</text:p>
      <text:p text:style-name="Standard"> </text:p>
      <text:p text:style-name="Standard">Tenda: I've GOT A JOB!</text:p>
      <text:p text:style-name="Standard"> </text:p>
      <text:p text:style-name="Standard">Yoko: I still hate you...</text:p>
      <text:p text:style-name="Standard"> </text:p>
      <text:p text:style-name="Standard">Yoko: Go ahead, do it!</text:p>
      <text:p text:style-name="Standard"> </text:p>
      <text:p text:style-name="Standard">Tenda: WELL that makes this easier!</text:p>
      <text:p text:style-name="Standard"> </text:p>
      <text:p text:style-name="Standard">Yoko: Make your mother proud!</text:p>
      <text:p text:style-name="Standard"> </text:p>
      <text:p text:style-name="Standard">Tenda only shakes the knife more vehemently in her hand, without moving it</text:p>
      <text:p text:style-name="Standard"> </text:p>
      <text:p text:style-name="Standard">Tenda: ... why is murder so much harder than I thought?!</text:p>
      <text:p text:style-name="Standard"> </text:p>
      <text:p text:style-name="Standard">Tenda: Is it because I'm on top of you?!</text:p>
      <text:p text:style-name="Standard"> </text:p>
      <text:p text:style-name="Standard">Watcher: (be right back, i had to reinstall steam)</text:p>
      <text:p text:style-name="Standard"> </text:p>
      <text:p text:style-name="Standard">Yoko: No, it's because I sound like your mother</text:p>
      <text:p text:style-name="Standard"> </text:p>
      <text:p text:style-name="Standard">Tenda: SOMETHING LIKE THAT.</text:p>
      <text:p text:style-name="Standard"> </text:p>
      <text:p text:style-name="Standard">Yoko: (points to exorcist movie)</text:p>
      <text:p text:style-name="Standard"> </text:p>
      <text:p text:style-name="Standard">Tenda continues holding the knife above Yoko's chest, poised to stab</text:p>
      <text:p text:style-name="Standard"><text:soft-page-break/> </text:p>
      <text:p text:style-name="Standard">Yoko: Go ahead, kill your mother!</text:p>
      <text:p text:style-name="Standard"> </text:p>
      <text:p text:style-name="Standard">Tenda: Stop talking about my mother!</text:p>
      <text:p text:style-name="Standard"> </text:p>
      <text:p text:style-name="Standard">Yoko sounds like Tenda's mother</text:p>
      <text:p text:style-name="Standard"> </text:p>
      <text:p text:style-name="Standard">Yoko: Go ahead, do it child!</text:p>
      <text:p text:style-name="Standard"> </text:p>
      <text:p text:style-name="Standard">Watcher trots along side Storm happily</text:p>
      <text:p text:style-name="Standard"> </text:p>
      <text:p text:style-name="Standard">Tenda: My mother was a remarkable moth, and you have no right to besmirch her!</text:p>
      <text:p text:style-name="Standard"> </text:p>
      <text:p text:style-name="Standard">Tenda: ...I'm not going to get in trouble for this, am I?</text:p>
      <text:p text:style-name="Standard"> </text:p>
      <text:p text:style-name="Standard">Yoko: Your mother sleeps with 20 moths in hell!</text:p>
      <text:p text:style-name="Standard"> </text:p>
      <text:p text:style-name="Standard">Yoko spits at Tenda</text:p>
      <text:p text:style-name="Standard"> </text:p>
      <text:p text:style-name="Standard">Tenda is shaking almost to the point of losing grip of the knife entirely</text:p>
      <text:p text:style-name="Standard"> </text:p>
      <text:p text:style-name="Standard">Tenda: Shut up shut up shut up!</text:p>
      <text:p text:style-name="Standard"> </text:p>
      <text:p text:style-name="Standard">Tenda: I'm bad at killing!</text:p>
      <text:p text:style-name="Standard"> </text:p>
      <text:p text:style-name="Standard">Tenda: This wasn't in my job description!!</text:p>
      <text:p text:style-name="Standard"> </text:p>
      <text:p text:style-name="Standard">Yoko: You'll never kill me!</text:p>
      <text:p text:style-name="Standard"> </text:p>
      <text:p text:style-name="Standard">Yoko: NEVER!</text:p>
      <text:p text:style-name="Standard"> </text:p>
      <text:p text:style-name="Standard">Yoko: *the walls start to crack*</text:p>
      <text:p text:style-name="Standard"> </text:p>
      <text:p text:style-name="Standard">Tenda stares deep into Yoko's eyes o-o</text:p>
      <text:p text:style-name="Standard"> </text:p>
      <text:p text:style-name="Standard">Storm motions for Watcher to enter the house, unsure if the rules of vamponyism require constant invitation</text:p>
      <text:p text:style-name="Standard"> </text:p>
      <text:p text:style-name="Standard">Tenda: If I don't kill you you have to protect me from Rabid, though!</text:p>
      <text:p text:style-name="Standard"> </text:p>
      <text:p text:style-name="Standard">Tenda: And if I do kill you, you need to not ... do a demon thing and kill me from Hell!</text:p>
      <text:p text:style-name="Standard"> </text:p>
      <text:p text:style-name="Standard">Yoko: Oh,yes</text:p>
      <text:p text:style-name="Standard"> </text:p>
      <text:p text:style-name="Standard">Tenda makes a stabby motion with the knife</text:p>
      <text:p text:style-name="Standard"> </text:p>
      <text:p text:style-name="Standard">Yoko: WE can make a deal!</text:p>
      <text:p text:style-name="Standard"> </text:p>
      <text:p text:style-name="Standard">Tenda: Okay, right?!</text:p>
      <text:p text:style-name="Standard"> </text:p>
      <text:p text:style-name="Standard">Tenda: I love deals!!</text:p>
      <text:p text:style-name="Standard"> </text:p>
      <text:p text:style-name="Standard"><text:soft-page-break/>Yoko: If you let me live I'll take care of Rabid and I'll make sure you don't get killed too early</text:p>
      <text:p text:style-name="Standard"> </text:p>
      <text:p text:style-name="Standard">Tenda: ...that doesn't sound like a really great deal for me!</text:p>
      <text:p text:style-name="Standard"> </text:p>
      <text:p text:style-name="Standard">Tenda makes more stabby motions</text:p>
      <text:p text:style-name="Standard"> </text:p>
      <text:p text:style-name="Standard">Yoko: Okay Okay!</text:p>
      <text:p text:style-name="Standard"> </text:p>
      <text:p text:style-name="Standard">Tenda: Stab, stab!</text:p>
      <text:p text:style-name="Standard"> </text:p>
      <text:p text:style-name="Standard">Tenda: Give me something better!</text:p>
      <text:p text:style-name="Standard"> </text:p>
      <text:p text:style-name="Standard">Yoko: How about.. the ability to be invincible?</text:p>
      <text:p text:style-name="Standard"> </text:p>
      <text:p text:style-name="Standard">Rabid: (back)</text:p>
      <text:p text:style-name="Standard"> </text:p>
      <text:p text:style-name="Standard">Tenda: THAT SOUNDS LIKE DEMONIC TRICKS!</text:p>
      <text:p text:style-name="Standard"> </text:p>
      <text:p text:style-name="Standard">Rabid: Just end it Tenda!</text:p>
      <text:p text:style-name="Standard"> </text:p>
      <text:p text:style-name="Standard">Yoko: and I'll take care of Rabid</text:p>
      <text:p text:style-name="Standard"> </text:p>
      <text:p text:style-name="Standard">Storm: (Bitches ain't shit but hoes and tricks)</text:p>
      <text:p text:style-name="Standard"> </text:p>
      <text:p text:style-name="Standard">Yoko: It's not a trick!</text:p>
      <text:p text:style-name="Standard"> </text:p>
      <text:p text:style-name="Standard">Storm: ( :hurrr: )</text:p>
      <text:p text:style-name="Standard"> </text:p>
      <text:p text:style-name="Standard">Yoko: I swear on the Devil!</text:p>
      <text:p text:style-name="Standard"> </text:p>
      <text:p text:style-name="Standard">Tenda turns to look at Rabid, still shaking-ly holding the knife aloft</text:p>
      <text:p text:style-name="Standard"> </text:p>
      <text:p text:style-name="Standard">Tenda: You didn't tell me I had to kill anyone!</text:p>
      <text:p text:style-name="Standard"> </text:p>
      <text:p text:style-name="Standard">Tenda: I don't like killing!</text:p>
      <text:p text:style-name="Standard"> </text:p>
      <text:p text:style-name="Standard">Tenda: I like eggs!</text:p>
      <text:p text:style-name="Standard"> </text:p>
      <text:p text:style-name="Standard">Yoko: Here, I'll go call him right now</text:p>
      <text:p text:style-name="Standard"> </text:p>
      <text:p text:style-name="Standard">Tenda: NO DON'T CALL THE DEVIL!</text:p>
      <text:p text:style-name="Standard"> </text:p>
      <text:p text:style-name="Standard">Yoko calls the devil</text:p>
      <text:p text:style-name="Standard"> </text:p>
      <text:p text:style-name="Standard">Tenda places the knife square against Yoko's chest</text:p>
      <text:p text:style-name="Standard"> </text:p>
      <text:p text:style-name="Standard">Tenda: YOKO SHUT UP.</text:p>
      <text:p text:style-name="Standard"> </text:p>
      <text:p text:style-name="Standard">Yoko: YOU...</text:p>
      <text:p text:style-name="Standard"> </text:p>
      <text:p text:style-name="Standard">Tenda: YOKO SHUT UP!</text:p>
      <text:p text:style-name="Standard"> </text:p>
      <text:p text:style-name="Standard"><text:soft-page-break/>Yoko: YOU INTERRUPTED MY TOLL FREE CALL!</text:p>
      <text:p text:style-name="Standard"> </text:p>
      <text:p text:style-name="Standard">Yoko: THAT IS THE GREATEST SIN EVER!</text:p>
      <text:p text:style-name="Standard"> </text:p>
      <text:p text:style-name="Standard">Tenda lets go of the knife, but remains frozen in the stabbing position nonetheless</text:p>
      <text:p text:style-name="Standard"> </text:p>
      <text:p text:style-name="Standard">Tenda also continues shaking in mortal trepidation</text:p>
      <text:p text:style-name="Standard"> </text:p>
      <text:p text:style-name="Standard">Yoko: Wait a minute</text:p>
      <text:p text:style-name="Standard"> </text:p>
      <text:p text:style-name="Standard">Yoko: (Did you stab me)</text:p>
      <text:p text:style-name="Standard"> </text:p>
      <text:p text:style-name="Standard">Tenda: ...YOKO SHUT UP!</text:p>
      <text:p text:style-name="Standard"> </text:p>
      <text:p text:style-name="Standard">Tenda: (no)</text:p>
      <text:p text:style-name="Standard"> </text:p>
      <text:p text:style-name="Standard">Tenda: I'LL.. hold on a minute.</text:p>
      <text:p text:style-name="Standard"> </text:p>
      <text:p text:style-name="Standard">Tenda: OH CRAPPY CHRIST!</text:p>
      <text:p text:style-name="Standard"> </text:p>
      <text:p text:style-name="Standard">Yoko: Oh wait</text:p>
      <text:p text:style-name="Standard"> </text:p>
      <text:p text:style-name="Standard">Watcher: (I'm pretty sure since it's her house too, the rules don't apply.)</text:p>
      <text:p text:style-name="Standard"> </text:p>
      <text:p text:style-name="Standard">Tenda starts looking for the knife in the mess of blankets and pillows around Yoko's head</text:p>
      <text:p text:style-name="Standard"> </text:p>
      <text:p text:style-name="Standard">Yoko: Hello?</text:p>
      <text:p text:style-name="Standard"> </text:p>
      <text:p text:style-name="Standard">Yoko: Devil speaking..</text:p>
      <text:p text:style-name="Standard"> </text:p>
      <text:p text:style-name="Standard">Watcher jumps on Stormy's back and chews his ear</text:p>
      <text:p text:style-name="Standard"> </text:p>
      <text:p text:style-name="Standard">Yoko: Who is this?</text:p>
      <text:p text:style-name="Standard"> </text:p>
      <text:p text:style-name="Standard">Storm laughs, kicking the door closed behind them</text:p>
      <text:p text:style-name="Standard"> </text:p>
      <text:p text:style-name="Standard">Rabid hands Tenda the knife</text:p>
      <text:p text:style-name="Standard"> </text:p>
      <text:p text:style-name="Standard">Yoko: Is that you Jesus?</text:p>
      <text:p text:style-name="Standard"> </text:p>
      <text:p text:style-name="Standard">Tenda returns with the knife, and places it squarely against Yoko's chest again</text:p>
      <text:p text:style-name="Standard"> </text:p>
      <text:p text:style-name="Standard">Tenda: SHUT UP YOKO.</text:p>
      <text:p text:style-name="Standard"> </text:p>
      <text:p text:style-name="Standard">Storm: That tickles!</text:p>
      <text:p text:style-name="Standard"> </text:p>
      <text:p text:style-name="Standard">Yoko: I told you to stop prank calling me!</text:p>
      <text:p text:style-name="Standard"> </text:p>
      <text:p text:style-name="Standard">Watcher: I know :nom:</text:p>
      <text:p text:style-name="Standard"> </text:p>
      <text:p text:style-name="Standard">Yoko: Who the hell is Yoko?</text:p>
      <text:p text:style-name="Standard"> </text:p>
      <text:p text:style-name="Standard"><text:soft-page-break/>Tenda: STOP SAYING DEVIL WORDS YOKO OR I'LL CKILL YOU.</text:p>
      <text:p text:style-name="Standard"> </text:p>
      <text:p text:style-name="Standard">Yoko: Kill me?</text:p>
      <text:p text:style-name="Standard"> </text:p>
      <text:p text:style-name="Standard">Tenda coughs, after her grievous mispronuncaiation</text:p>
      <text:p text:style-name="Standard"> </text:p>
      <text:p text:style-name="Standard">Yoko: I'm the devil,you can't kill me!</text:p>
      <text:p text:style-name="Standard"> </text:p>
      <text:p text:style-name="Standard">Tenda: Yeah, that!</text:p>
      <text:p text:style-name="Standard"> </text:p>
      <text:p text:style-name="Standard">Tenda: ...you're not THE devil!</text:p>
      <text:p text:style-name="Standard"> </text:p>
      <text:p text:style-name="Standard">Tenda: You're A devil!</text:p>
      <text:p text:style-name="Standard"> </text:p>
      <text:p text:style-name="Standard">Tenda glances back at Rabid, mouthing "DO SOMETHING"</text:p>
      <text:p text:style-name="Standard"> </text:p>
      <text:p text:style-name="Standard">Yoko: Well,THE devil is on the phone right now</text:p>
      <text:p text:style-name="Standard"> </text:p>
      <text:p text:style-name="Standard">Yoko: You are being very rude to the king of hell!</text:p>
      <text:p text:style-name="Standard"> </text:p>
      <text:p text:style-name="Standard">Tenda: Hey shut up okay!</text:p>
      <text:p text:style-name="Standard"> </text:p>
      <text:p text:style-name="Standard">Yoko: I should punish you right now for being so rude!</text:p>
      <text:p text:style-name="Standard"> </text:p>
      <text:p text:style-name="Standard">Tenda: I've got a knife-er-majig!</text:p>
      <text:p text:style-name="Standard"> </text:p>
      <text:p text:style-name="Standard">Tenda: I know how to use it!</text:p>
      <text:p text:style-name="Standard"> </text:p>
      <text:p text:style-name="Standard">Yoko: *whispers are heard*</text:p>
      <text:p text:style-name="Standard"> </text:p>
      <text:p text:style-name="Standard">Storm twitches a bit with every nibble, laughing even louder</text:p>
      <text:p text:style-name="Standard"> </text:p>
      <text:p text:style-name="Standard">Yoko: What's that?</text:p>
      <text:p text:style-name="Standard"> </text:p>
      <text:p text:style-name="Standard">Rabid slams his hoof down on the knife</text:p>
      <text:p text:style-name="Standard"> </text:p>
      <text:p text:style-name="Standard">Yoko: *the knife is held in place*</text:p>
      <text:p text:style-name="Standard"> </text:p>
      <text:p text:style-name="Standard">Tenda yelps and lets go of the knife even as it's driven by Rabid's hoof into Yoko</text:p>
      <text:p text:style-name="Standard"> </text:p>
      <text:p text:style-name="Standard">Yoko: Hey,don't kill the host while the king of hell is on the phone please</text:p>
      <text:p text:style-name="Standard"> </text:p>
      <text:p text:style-name="Standard">Tenda: Uh...</text:p>
      <text:p text:style-name="Standard"> </text:p>
      <text:p text:style-name="Standard">Tenda inquisitively pokes Yoko to check for signs of dead-ness</text:p>
      <text:p text:style-name="Standard"> </text:p>
      <text:p text:style-name="Standard">Yoko: Okay,so you want me to give this mortal called Tenda invincibility in exchange to keep Yoko alive?</text:p>
      <text:p text:style-name="Standard"> </text:p>
      <text:p text:style-name="Standard">Tenda scrambles off the bed and grabs a lampshade to use as a shield</text:p>
      <text:p text:style-name="Standard"> </text:p>
      <text:p text:style-name="Standard">Yoko: (Oh by the way the devil is keeping Yoko alive so the knife isn't exactly working right now)</text:p>
      <text:p text:style-name="Standard"><text:soft-page-break/> </text:p>
      <text:p text:style-name="Standard">Tenda: CHRIST WHY DID I TRY TO STAB A DEMON.</text:p>
      <text:p text:style-name="Standard"> </text:p>
      <text:p text:style-name="Standard">Tenda glares at Rabid from behind her lampshade</text:p>
      <text:p text:style-name="Standard"> </text:p>
      <text:p text:style-name="Standard">Yoko: Sounds reasonable..</text:p>
      <text:p text:style-name="Standard"> </text:p>
      <text:p text:style-name="Standard">Yoko: After all, she is my favorite succubus..</text:p>
      <text:p text:style-name="Standard"> </text:p>
      <text:p text:style-name="Standard">Tenda: Shut up, stop making deals with the devil, Yoko!~</text:p>
      <text:p text:style-name="Standard"> </text:p>
      <text:p text:style-name="Standard">Tenda: Rabid is going to do something totally bad to you!</text:p>
      <text:p text:style-name="Standard"> </text:p>
      <text:p text:style-name="Standard">Yoko speaks through her own mouth</text:p>
      <text:p text:style-name="Standard"> </text:p>
      <text:p text:style-name="Standard">Tenda: RABID, DO YOUR OWN DIRTY WORK!</text:p>
      <text:p text:style-name="Standard"> </text:p>
      <text:p text:style-name="Standard">Yoko: The devil says you can have invincibility</text:p>
      <text:p text:style-name="Standard"> </text:p>
      <text:p text:style-name="Standard">Tenda: I don't want any devil perks!!</text:p>
      <text:p text:style-name="Standard"> </text:p>
      <text:p text:style-name="Standard">Tenda: Stop talking to the devil!!</text:p>
      <text:p text:style-name="Standard"> </text:p>
      <text:p text:style-name="Standard">Rabid fills Yoko's mouth with salt</text:p>
      <text:p text:style-name="Standard"> </text:p>
      <text:p text:style-name="Standard">Yoko: If you don't let Yoko live you'll be dragged to hell!</text:p>
      <text:p text:style-name="Standard"> </text:p>
      <text:p text:style-name="Standard">Yoko gagged</text:p>
      <text:p text:style-name="Standard"> </text:p>
      <text:p text:style-name="Standard">Yoko: (psst,unsilence newblood)</text:p>
      <text:p text:style-name="Standard"> </text:p>
      <text:p text:style-name="Standard">Rabid left the chat</text:p>
      <text:p text:style-name="Standard"> </text:p>
      <text:p text:style-name="Standard">Yoko: ehehhe</text:p>
      <text:p text:style-name="Standard"> </text:p>
      <text:p text:style-name="Standard">Yoko spits the salt out</text:p>
      <text:p text:style-name="Standard"> </text:p>
      <text:p text:style-name="Standard">Tenda: I'm not trying to kill Yoko anymore, I'm hiding behind a frakkin' lampshade!</text:p>
      <text:p text:style-name="Standard"> </text:p>
      <text:p text:style-name="Standard">Rabid: I'm not trying to kill yoko!</text:p>
      <text:p text:style-name="Standard"> </text:p>
      <text:p text:style-name="Standard">Yoko in her voice</text:p>
      <text:p text:style-name="Standard"> </text:p>
      <text:p text:style-name="Standard">Rabid: (fuuuuuuuck. i accidnetly left chat and now i can't see half of what i was going to copy.)</text:p>
      <text:p text:style-name="Standard"> </text:p>
      <text:p text:style-name="Standard">Tenda: RABID WAS TRYING TO KILL YOKO, NOT ME!</text:p>
      <text:p text:style-name="Standard"> </text:p>
      <text:p text:style-name="Standard">Yoko: Oh really, then why is there a knife in my heart,huh?</text:p>
      <text:p text:style-name="Standard"> </text:p>
      <text:p text:style-name="Standard">Tenda: Stop making deals with the devil!</text:p>
      <text:p text:style-name="Standard"> </text:p>
      <text:p text:style-name="Standard">Newblood joined the chat</text:p>
      <text:p text:style-name="Standard"><text:soft-page-break/> </text:p>
      <text:p text:style-name="Standard">Tenda: Stop making deals with the devil right now!!</text:p>
      <text:p text:style-name="Standard"> </text:p>
      <text:p text:style-name="Standard">Yoko: I suppose that maaaaaagically got in there...</text:p>
      <text:p text:style-name="Standard"> </text:p>
      <text:p text:style-name="Standard">Watcher: (back)</text:p>
      <text:p text:style-name="Standard"> </text:p>
      <text:p text:style-name="Standard">Watcher stops biting and lays on Stormy giggling</text:p>
      <text:p text:style-name="Standard"> </text:p>
      <text:p text:style-name="Standard">Yoko: Oh the deal is already in motion</text:p>
      <text:p text:style-name="Standard"> </text:p>
      <text:p text:style-name="Standard">Tenda tries her best to brandish the lampshade threateningly</text:p>
      <text:p text:style-name="Standard"> </text:p>
      <text:p text:style-name="Standard">Tenda: Stop making deals with the devil, I'll untie you!</text:p>
      <text:p text:style-name="Standard"> </text:p>
      <text:p text:style-name="Standard">Yoko: just confess your sins and you'll all be free</text:p>
      <text:p text:style-name="Standard"> </text:p>
      <text:p text:style-name="Standard">Rabid: (can someone who's been here a while copy/paste everything from "rabid has a fireproof bed" to the current line in a pastebin for me please?)</text:p>
      <text:p text:style-name="Standard"> </text:p>
      <text:p text:style-name="Standard">Storm turns his head around and nuzzles Watcher</text:p>
      <text:p text:style-name="Standard"> </text:p>
      <text:p text:style-name="Standard">Tenda notices the open door, and bewilderingly stares at Storm and Watcher from behind her lampshade</text:p>
      <text:p text:style-name="Standard"> </text:p>
      <text:p text:style-name="Standard">Tenda: COME AND HELP, SHE'S ON THE PHONE WITH THE DEVIL!</text:p>
      <text:p text:style-name="Standard"> </text:p>
      <text:p text:style-name="Standard">Watcher: (I just switched computers, sorry Rabid ;-; )</text:p>
      <text:p text:style-name="Standard"> </text:p>
      <text:p text:style-name="Standard">Newblood was better off silenced since he isn't allowed to use his powers to pull things from other worlds.. -3-</text:p>
      <text:p text:style-name="Standard"> </text:p>
      <text:p text:style-name="Standard">Yoko: (damn it newblood just be megaman</text:p>
      <text:p text:style-name="Standard"> </text:p>
      <text:p text:style-name="Standard">Tenda: (it will only let me copy paste the most recent page)</text:p>
      <text:p text:style-name="Standard"> </text:p>
      <text:p text:style-name="Standard">Tenda: (wait that's sufficient)</text:p>
      <text:p text:style-name="Standard"> </text:p>
      <text:p text:style-name="Standard">Storm: (me and Watcher are at our home, quite a distance away from where you are)</text:p>
      <text:p text:style-name="Standard"> </text:p>
      <text:p text:style-name="Standard">Yoko: oh</text:p>
      <text:p text:style-name="Standard"> </text:p>
      <text:p text:style-name="Standard">Tenda: (oh my bad)</text:p>
      <text:p text:style-name="Standard"> </text:p>
      <text:p text:style-name="Standard">Newblood: (I'm a lost soul, a MegaMan suit isn't possible in this state)</text:p>
      <text:p text:style-name="Standard"> </text:p>
      <text:p text:style-name="Standard">Rabid: (if you've been here long enough you should just because to scroll up chat and copy a lot more than the "last page" it shows on the save/print window)</text:p>
      <text:p text:style-name="Standard"> </text:p>
      <text:p text:style-name="Standard">Yoko: (Newblood, didn't you see full metal alchemist,you can bind a soul to armor)</text:p>
      <text:p text:style-name="Standard"> </text:p>
      <text:p text:style-name="Standard">Yoko: (srsly dude come on)</text:p>
      <text:p text:style-name="Text_20_body"><text:soft-page-break/><text:span text:style-name="T8">Newblood</text:span>: (That is a bad idea and you know it, besides I like getting my strength from the fear of others)</text:p>
      <text:p text:style-name="Text_20_body"><text:span text:style-name="T14">Tenda</text:span>: ( <text:a xlink:type="simple" xlink:href="http://pastebin.com/q9YSbeJA" office:target-frame-name="_BLANK" xlink:show="replace">http://pastebin.com/q9YSbeJA</text:a> )</text:p>
      <text:p text:style-name="Text_20_body"><text:span text:style-name="T8">Newblood</text:span>: (If I am attached I won't be able to freely break off if something goes wrong, which something always does..)</text:p>
      <text:p text:style-name="Text_20_body"><text:span text:style-name="T4">Rabid</text:span>: (thank you tenda)</text:p>
      <text:p text:style-name="Text_20_body"><text:span text:style-name="T10">Yoko</text:span>: (turn into a dementor?)</text:p>
      <text:p text:style-name="Text_20_body"><text:span text:style-name="T8">Newblood</text:span>: (Nty )</text:p>
      <text:p text:style-name="Text_20_body"><text:span text:style-name="T10">Yoko</text:span>: (finejeezeiguessyoudon't​wannaRP)</text:p>
      <text:p text:style-name="Text_20_body"><text:span text:style-name="T14">Tenda</text:span><text:span text:style-name="T13"> continues thrusting the lampshade in Yoko's direction</text:span></text:p>
      <text:p text:style-name="Text_20_body"><text:span text:style-name="T8">Newblood</text:span>: (It wouldn't be a problem if I was able to stay happy, but it's inevitable when it comes to me)</text:p>
      <text:p text:style-name="Text_20_body"><text:span text:style-name="T10">Yoko</text:span>: Hey,all you gotta do is admit that you tried to murder me and shove a rock up into my uterus!</text:p>
      <text:p text:style-name="Text_20_body"><text:span text:style-name="T4">Rabid</text:span>: Fine. I did it.</text:p>
      <text:p text:style-name="Text_20_body"><text:span text:style-name="T10">Yoko</text:span>: Tenda..... you know were thinking it!</text:p>
      <text:p text:style-name="Text_20_body"><text:span text:style-name="T14">Tenda</text:span>: He did it! I'm innocent here!</text:p>
      <text:p text:style-name="Text_20_body"><text:span text:style-name="T14">Tenda</text:span>: Shut up!</text:p>
      <text:p text:style-name="Text_20_body"><text:span text:style-name="T14">Tenda</text:span>: I have a shade!!</text:p>
      <text:p text:style-name="Text_20_body"><text:span text:style-name="T4">Rabid</text:span>: But Tenda got the rock!</text:p>
      <text:p text:style-name="Text_20_body"><text:span text:style-name="T10">Yoko</text:span>: I heard you when I was sleeping!</text:p>
      <text:p text:style-name="Text_20_body"><text:span text:style-name="T14">Tenda</text:span><text:span text:style-name="T13"> can't decide whether to point the lampshade at Rabid or Yoko</text:span></text:p>
      <text:p text:style-name="Text_20_body"><text:span text:style-name="T14">Tenda</text:span>: OKAY, I admit I did that!</text:p>
      <text:p text:style-name="Text_20_body"><text:span text:style-name="T14">Tenda</text:span>: Just stop talking to the devil! It's unsettling!</text:p>
      <text:p text:style-name="Text_20_body"><text:span text:style-name="T6">Storm</text:span>: ( :popcorn: )</text:p>
      <text:p text:style-name="Text_20_body"><text:span text:style-name="T8">Newblood</text:span><text:span text:style-name="T7"> remains in the clouds since there's nothing better to do</text:span></text:p>
      <text:p text:style-name="Text_20_body"><text:span text:style-name="T10">Yoko</text:span>: Tenda: Frankly, I wanted to kill her.</text:p>
      <text:p text:style-name="Text_20_body"><text:span text:style-name="T14">Tenda</text:span>: Stop putting my words in my mouth!</text:p>
      <text:p text:style-name="Text_20_body"><text:span text:style-name="T10">Yoko</text:span>: Oh, but you said you wanted to kill "her"</text:p>
      <text:p text:style-name="Text_20_body"><text:span text:style-name="T10">Yoko</text:span>: Whose to say that isn't me?!</text:p>
      <text:p text:style-name="Text_20_body"><text:span text:style-name="T4">Rabid</text:span><text:span text:style-name="T3"> splashes holy water on Yoko</text:span></text:p>
      <text:p text:style-name="Text_20_body"><text:span text:style-name="T4">Rabid</text:span>: DEVIL BE GONE!</text:p>
      <text:p text:style-name="Text_20_body"><text:span text:style-name="T14">Tenda</text:span><text:span text:style-name="T13"> throws the lampshade on Yoko</text:span></text:p>
      <text:p text:style-name="Text_20_body"><text:span text:style-name="T14">Tenda</text:span>: DEVIL BE GONE?</text:p>
      <text:p text:style-name="Text_20_body"><text:span text:style-name="T14">Tenda</text:span><text:span text:style-name="T13"> ... cowers.</text:span></text:p>
      <text:p text:style-name="Text_20_body"><text:span text:style-name="T10">Yoko</text:span>: *it evaporates due to the sins and lies*</text:p>
      <text:p text:style-name="Text_20_body"><text:span text:style-name="T10">Yoko</text:span>: I'm not getting the full truth here!</text:p>
      <text:p text:style-name="Text_20_body"><text:span text:style-name="T10">Yoko</text:span>: You both wanted to kill me!</text:p>
      <text:p text:style-name="Text_20_body"><text:span text:style-name="T4">Rabid</text:span>: I didn't. I just wanted cheap and sick thrills.</text:p>
      <text:p text:style-name="Text_20_body"><text:soft-page-break/><text:span text:style-name="T14">Tenda</text:span>: What does it matter what you tell the Prince of Lies?!</text:p>
      <text:p text:style-name="Text_20_body"><text:span text:style-name="T10">Yoko</text:span>: That may be true, but the Prince of Lies knows a liar when he sees one!</text:p>
      <text:p text:style-name="Text_20_body"><text:span text:style-name="T10">Yoko</text:span>: And he's looking at two of them right now!</text:p>
      <text:p text:style-name="Text_20_body"><text:span text:style-name="T14">Tenda</text:span>: So just tell the 'truth' and finish up already!</text:p>
      <text:p text:style-name="Text_20_body"><text:span text:style-name="T14">Tenda</text:span>: I'm out of lamps!</text:p>
      <text:p text:style-name="Text_20_body"><text:span text:style-name="T10">Yoko</text:span>: Rabid,you still havn't confessed more of your sins</text:p>
      <text:p text:style-name="Text_20_body"><text:span text:style-name="T14">Tenda</text:span><text:span text:style-name="T13"> remembers they're downstairs, and makes a sprint for the front door</text:span></text:p>
      <text:p text:style-name="Text_20_body"><text:span text:style-name="T4">Rabid</text:span>: I've confessed my sins!</text:p>
      <text:p text:style-name="Text_20_body"><text:span text:style-name="T10">Yoko</text:span>: What about those times you raped other ponies?</text:p>
      <text:p text:style-name="Text_20_body"><text:span text:style-name="T10">Yoko</text:span>: What about the adultery?</text:p>
      <text:p text:style-name="Text_20_body"><text:span text:style-name="T4">Rabid</text:span>: I'm innocent!</text:p>
      <text:p text:style-name="Text_20_body"><text:span text:style-name="T10">Yoko</text:span>: What about that time you beat up Stormy?</text:p>
      <text:p text:style-name="Text_20_body"><text:span text:style-name="T10">Yoko</text:span>: Are you sureeeee?</text:p>
      <text:p text:style-name="Text_20_body"><text:span text:style-name="T4">Rabid</text:span>: entirely</text:p>
      <text:p text:style-name="Text_20_body"><text:span text:style-name="T10">Yoko</text:span>: Or are you trying to prove something?</text:p>
      <text:p text:style-name="Text_20_body"><text:span text:style-name="T10">Yoko</text:span>: Hah! That's pride talking there, you know you are guilty!</text:p>
      <text:p text:style-name="Text_20_body"><text:span text:style-name="T10">Yoko</text:span>: ehehehehehe</text:p>
      <text:p text:style-name="Text_20_body"><text:span text:style-name="T10">Yoko</text:span>: "Your call has been disconnected."</text:p>
      <text:p text:style-name="Text_20_body"><text:span text:style-name="T10">Yoko</text:span>: Oh...crap</text:p>
      <text:p text:style-name="Text_20_body"><text:span text:style-name="T10">Yoko</text:span>: *everything turns back to normal*</text:p>
      <text:p text:style-name="Text_20_body"><text:span text:style-name="T14">Tenda</text:span><text:span text:style-name="T13"> peeks back in through the front door</text:span></text:p>
      <text:p text:style-name="Text_20_body"><text:span text:style-name="T10">Yoko</text:span><text:span text:style-name="T9"> dies from the knife in her heart,finally</text:span></text:p>
      <text:p text:style-name="Text_20_body"><text:span text:style-name="T10">Yoko</text:span><text:span text:style-name="T9"> blood leaks onto the bed and floor</text:span></text:p>
      <text:p text:style-name="Text_20_body"><text:span text:style-name="T4">Rabid</text:span><text:span text:style-name="T3"> pulls the knife out</text:span></text:p>
      <text:p text:style-name="Text_20_body"><text:span text:style-name="T10">Yoko</text:span>: (And now I'm dead)</text:p>
      <text:p text:style-name="Text_20_body"><text:span text:style-name="T14">Tenda</text:span><text:span text:style-name="T13"> watches the blood flow across the floor uneasily</text:span></text:p>
      <text:p text:style-name="Text_20_body"><text:span text:style-name="T4">Rabid</text:span>: Storm! I need a resurection spell! Stat!</text:p>
      <text:p text:style-name="Text_20_body"><text:span text:style-name="T10">Yoko</text:span>: *All of Yoko's demonic powers disappear as if they were taken away*</text:p>
      <text:p text:style-name="Text_20_body"><text:span text:style-name="T8">Newblood</text:span><text:span text:style-name="T7"> light appears from the sky for a split second and he mutters something inaudible and tosses a small box that looks small enough to fit some sort of jewelry as it falls into the buried crater never to be seen or found</text:span></text:p>
      <text:p text:style-name="Text_20_body"><text:span text:style-name="T2">Watcher</text:span>: (We are at our house :hurrr: )</text:p>
      <text:p text:style-name="Text_20_body"><text:span text:style-name="T6">Storm</text:span><text:span text:style-name="T5"> is not capable of hearing Rabid as they are not in the same area :hurrr:</text:span></text:p>
      <text:p text:style-name="Text_20_body"><text:span text:style-name="T4">Rabid</text:span><text:span text:style-name="T3"> runs to Storm's house and brings him back to his own</text:span></text:p>
      <text:p text:style-name="Text_20_body"><text:span text:style-name="T10">Yoko</text:span><text:span text:style-name="T9"> wakes up,but not in the real world</text:span></text:p>
      <text:p text:style-name="Text_20_body"><text:span text:style-name="T10">Yoko</text:span>: Why is everything so hot?</text:p>
      <text:p text:style-name="Text_20_body"><text:span text:style-name="T6">Storm</text:span><text:span text:style-name="T5"> is brought to Rabid's house :flail:</text:span></text:p>
      <text:p text:style-name="Text_20_body"><text:soft-page-break/><text:span text:style-name="T4">Rabid</text:span>: Storm. Resurrection spell! please!</text:p>
      <text:p text:style-name="Text_20_body"><text:span text:style-name="T10">Yoko</text:span><text:span text:style-name="T9"> catches on fire</text:span></text:p>
      <text:p text:style-name="Text_20_body"><text:span text:style-name="T6">Storm</text:span>: Err...I can try...</text:p>
      <text:p text:style-name="Text_20_body"><text:span text:style-name="T10">Yoko</text:span>: *her real body also catches on fire*</text:p>
      <text:p text:style-name="Text_20_body"><text:span text:style-name="T6">Storm</text:span><text:span text:style-name="T5"> lowers his horn, glowing red, to the body...</text:span></text:p>
      <text:p text:style-name="Text_20_body"><text:span text:style-name="T2">Watcher</text:span><text:span text:style-name="T1"> follows them and tries to run inside the house but is burned</text:span></text:p>
      <text:p text:style-name="Text_20_body"><text:span text:style-name="T6">Storm</text:span><text:span text:style-name="T5"> backing away as it catches on fire O-O</text:span></text:p>
      <text:p text:style-name="Text_20_body"><text:span text:style-name="T10">Yoko</text:span><text:span text:style-name="T9"> is engulfed in flames and the body turns into ashes</text:span></text:p>
      <text:p text:style-name="Text_20_body"><text:span text:style-name="T4">Rabid</text:span>: Well... thanks for trying Storm.</text:p>
      <text:p text:style-name="Text_20_body"><text:span text:style-name="T6">Storm</text:span>: O-o</text:p>
      <text:p text:style-name="Text_20_body"><text:span text:style-name="T6">Storm</text:span>: Well that was...odd.</text:p>
      <text:p text:style-name="Text_20_body"><text:span text:style-name="T14">Tenda</text:span>: ... o-o</text:p>
      <text:p text:style-name="Text_20_body"><text:span text:style-name="T14">Tenda</text:span>: Did I ... kill Yoko? o-o</text:p>
      <text:p text:style-name="Text_20_body"><text:span text:style-name="T6">Storm</text:span><text:span text:style-name="T5"> to himself "I gotta lay off the potions" :hurrr:</text:span></text:p>
      <text:p text:style-name="Text_20_body"><text:span text:style-name="T10">Yoko</text:span>: *only Yoko's collar is left*</text:p>
      <text:p text:style-name="Text_20_body"><text:span text:style-name="T4">Rabid</text:span>: No. I did.</text:p>
      <text:p text:style-name="Text_20_body"><text:span text:style-name="T4">Rabid</text:span><text:span text:style-name="T3"> cries as he wraps Yoko's collar around his wrist</text:span></text:p>
      <text:p text:style-name="Text_20_body"><text:span text:style-name="T14">Tenda</text:span>: Uhhh, good enough, I guess.</text:p>
      <text:p text:style-name="Text_20_body"><text:span text:style-name="T2">Watcher</text:span><text:span text:style-name="T1"> bangs on the door</text:span></text:p>
      <text:p text:style-name="Text_20_body"><text:span text:style-name="T14">Tenda</text:span>: This has been a bit hard. Can I take the night off, boss? o-o</text:p>
      <text:p text:style-name="Text_20_body"><text:span text:style-name="T6">Storm</text:span>: I take it that's my vampony...care to invite her?</text:p>
      <text:p text:style-name="Text_20_body"><text:span text:style-name="T4">Rabid</text:span>: Uh.. yea. Storm can you fix the house with your magic?</text:p>
      <text:p text:style-name="Text_20_body"><text:span text:style-name="T8">Newblood</text:span><text:span text:style-name="T7"> reaches in making another flash of light, this time its some worthless figurine of a unknown Build, unknown by many even though its similar to another grand hero..</text:span></text:p>
      <text:p text:style-name="Text_20_body"><text:span text:style-name="T10">Yoko</text:span>: *Yoko's ashes blow away towards Newblood*</text:p>
      <text:p text:style-name="Text_20_body"><text:span text:style-name="T4">Rabid</text:span>: Come in Watcher</text:p>
      <text:p text:style-name="Text_20_body"><text:span text:style-name="T6">Storm</text:span><text:span text:style-name="T5"> swirls his horn around, sending light beams through the room and slowly repairing the house</text:span></text:p>
      <text:p text:style-name="Text_20_body"><text:span text:style-name="T10">Yoko</text:span>: (I better not fuse with Newblood's soul)</text:p>
      <text:p text:style-name="Text_20_body"><text:span text:style-name="T8">Newblood</text:span><text:span text:style-name="T7"> mutters, "I think his name was MightyNo.9.." as he tosses the figurine away and down to earth</text:span></text:p>
      <text:p text:style-name="Text_20_body"><text:span text:style-name="T2">Watcher</text:span><text:span text:style-name="T1"> rushes in and sees the bloody mess</text:span></text:p>
      <text:p text:style-name="Text_20_body"><text:span text:style-name="T2">Watcher</text:span>: Bl-blood? :good:</text:p>
      <text:p text:style-name="Text_20_body"><text:span text:style-name="T14">Tenda</text:span>: Rabid! Can I go home for the night!</text:p>
      <text:p text:style-name="Text_20_body"><text:span text:style-name="T4">Rabid</text:span>: What do you mean go home? You're already home.</text:p>
      <text:p text:style-name="Text_20_body"><text:span text:style-name="T14">Tenda</text:span>: ... oh. o-o</text:p>
      <text:p text:style-name="Text_20_body"><text:span text:style-name="T14">Tenda</text:span>: I didn't realize that was part of the contract.</text:p>
      <text:p text:style-name="Text_20_body"><text:span text:style-name="T8">Newblood</text:span><text:span text:style-name="T7"> pulls out a urn from the portal, when ashes fly into it..</text:span></text:p>
      <text:p text:style-name="Text_20_body"><text:soft-page-break/><text:span text:style-name="T10">Yoko</text:span>: (In this case, there's only one literary device to bring me back,deus ex machina)</text:p>
      <text:p text:style-name="Text_20_body"><text:span text:style-name="T14">Tenda</text:span><text:span text:style-name="T13"> continues standing around, vaguely trying to look purposeful</text:span></text:p>
      <text:p text:style-name="Text_20_body"><text:span text:style-name="T8">Newblood</text:span>: Huh.. that's bizzare..</text:p>
      <text:p text:style-name="Text_20_body"><text:span text:style-name="T6">Storm</text:span>: Hmm</text:p>
      <text:p text:style-name="Text_20_body"><text:span text:style-name="T6">Storm</text:span>: Weird...</text:p>
      <text:p text:style-name="Text_20_body"><text:span text:style-name="T2">Watcher</text:span><text:span text:style-name="T1"> licks up the blood on the floor</text:span></text:p>
      <text:p text:style-name="Text_20_body"><text:span text:style-name="T10">Yoko</text:span>: (aka when an author makes something random happen that doesn't make any logical sense just to advance the plot out of the hell hole it's in)</text:p>
      <text:p text:style-name="Text_20_body"><text:span text:style-name="T4">Rabid</text:span>: But yes, you can go to bed as soon as Storm gets it back upstairs.</text:p>
      <text:p text:style-name="Text_20_body"><text:span text:style-name="T14">Tenda</text:span><text:span text:style-name="T13"> watches Watcher intently, missing whatever it is that Rabid said :good:</text:span></text:p>
      <text:p text:style-name="Text_20_body"><text:span text:style-name="T2">Watcher</text:span>: Ew Ew Ew! It's not fresh anymore, it's nasty! :whiney:</text:p>
      <text:p text:style-name="Text_20_body"><text:span text:style-name="T14">Tenda</text:span>: UH.</text:p>
      <text:p text:style-name="Text_20_body"><text:span text:style-name="T14">Tenda</text:span>: We only killed her like a half hour ago...</text:p>
      <text:p text:style-name="Text_20_body"><text:span text:style-name="T10">Yoko</text:span>: (Will this end in a seemingly unrealistic happy ending or will it end in a realistic bad ending)</text:p>
      <text:p text:style-name="Text_20_body"><text:span text:style-name="T10">Yoko</text:span>: (I wonder..)</text:p>
      <text:p text:style-name="Text_20_body"><text:span text:style-name="T8">Newblood</text:span><text:span text:style-name="T7"> tries to place the urn in a safe spot to not lose the ashes, but he forgets that he is sitting in clouds as it falls to earth o3o</text:span></text:p>
      <text:p text:style-name="Text_20_body"><text:span text:style-name="T10">Yoko</text:span>: (Realism or surrealism,your choice)</text:p>
      <text:p text:style-name="Text_20_body"><text:span text:style-name="T4">Rabid</text:span>: (its kinda hard to have a happy ending when you turn into a raging demon that basically forces us to kill you)</text:p>
      <text:p text:style-name="Text_20_body"><text:span text:style-name="T6">Storm</text:span>: Hmm</text:p>
      <text:p text:style-name="Text_20_body"><text:span text:style-name="T10">Yoko</text:span>: (yay for demons)</text:p>
      <text:p text:style-name="Text_20_body"><text:span text:style-name="T14">Tenda</text:span><text:span text:style-name="T13"> stares at Watcher</text:span></text:p>
      <text:p text:style-name="Text_20_body"><text:span text:style-name="T6">Storm</text:span>: I just hope everything can go back to normal...</text:p>
      <text:p text:style-name="Text_20_body"><text:span text:style-name="T10">Yoko</text:span>: (my soul is trapped in hell, so um good luck)</text:p>
      <text:p text:style-name="Text_20_body"><text:span text:style-name="T8">Newblood</text:span><text:span text:style-name="T7"> luckily where the urn lands the earth is still soft, the urn remains unharmed</text:span></text:p>
      <text:p text:style-name="Text_20_body"><text:span text:style-name="T4">Rabid</text:span>: (you make everything so hard)</text:p>
      <text:p text:style-name="Text_20_body"><text:span text:style-name="T10">Yoko</text:span>: (welcome to my daily life)</text:p>
      <text:p text:style-name="Text_20_body"><text:span text:style-name="T10">Yoko</text:span>: (This is only the beginning)</text:p>
      <text:p text:style-name="Text_20_body"><text:span text:style-name="T14">Tenda</text:span>: Hey, uh, Watcher...</text:p>
      <text:p text:style-name="Text_20_body"><text:span text:style-name="T10">Yoko</text:span>: (Oh and, that's what I said)</text:p>
      <text:p text:style-name="Text_20_body"><text:span text:style-name="T10">Yoko</text:span>: (I make everything so hard...ehehhe)</text:p>
      <text:p text:style-name="Text_20_body"><text:span text:style-name="T8">Newblood</text:span>: (Atleast the ashes are unharmed.. not that I will go down to get em</text:p>
      <text:p text:style-name="Text_20_body"><text:span text:style-name="T10">Yoko</text:span>: (fortunately for Yoko she repents her sins and returns to the earth as a ghost)</text:p>
      <text:p text:style-name="Text_20_body"><text:span text:style-name="T14">Tenda</text:span>: ...Watcher?</text:p>
      <text:p text:style-name="Text_20_body"><text:span text:style-name="T10">Yoko</text:span><text:span text:style-name="T9"> wakes up and rubs her head</text:span></text:p>
      <text:p text:style-name="Text_20_body"><text:span text:style-name="T10">Yoko</text:span>: What happened to hell?!</text:p>
      <text:p text:style-name="Text_20_body"><text:span text:style-name="T4">Rabid</text:span><text:span text:style-name="T3"> finds a spell book and binds Yoko's ghost to the collar</text:span></text:p>
      <text:p text:style-name="Text_20_body"><text:soft-page-break/><text:span text:style-name="T10">Yoko</text:span>: How am I still alive?</text:p>
      <text:p text:style-name="Text_20_body"><text:span text:style-name="T10">Yoko</text:span>: aaaaah!</text:p>
      <text:p text:style-name="Text_20_body"><text:span text:style-name="T10">Yoko</text:span>: *the collar shakes*</text:p>
      <text:p text:style-name="Text_20_body"><text:span text:style-name="T4">Rabid</text:span>: Now we just need a host body.</text:p>
      <text:p text:style-name="Text_20_body"><text:span text:style-name="T14">Tenda</text:span>: ... ah, fine.</text:p>
      <text:p text:style-name="Text_20_body"><text:span text:style-name="T14">Tenda</text:span>: I understand when I'm being blown off!</text:p>
      <text:p text:style-name="Text_20_body"><text:span text:style-name="T14">Tenda</text:span>: Rabid! Where are the guest beds!</text:p>
      <text:p text:style-name="Text_20_body"><text:span text:style-name="T14">Tenda</text:span>: I'm tired and cranky!</text:p>
      <text:p text:style-name="Text_20_body"><text:span text:style-name="T10">Yoko</text:span><text:span text:style-name="T9"> speaks to Rabid using telepathy</text:span></text:p>
      <text:p text:style-name="Text_20_body"><text:span text:style-name="T10">Yoko</text:span>: Hey...</text:p>
      <text:p text:style-name="Text_20_body"><text:span text:style-name="T10">Yoko</text:span>: Who are you?</text:p>
      <text:p text:style-name="Text_20_body"><text:span text:style-name="T10">Yoko</text:span>: Why did you trap me in this collar?</text:p>
      <text:p text:style-name="Text_20_body"><text:span text:style-name="T4">Rabid</text:span>: Uh... Room next to mine, unless you want to share my bed.</text:p>
      <text:p text:style-name="Text_20_body"><text:span text:style-name="T14">Tenda</text:span>: Not tonight, buck. No point giving you fodder when I'm not carrying.</text:p>
      <text:p text:style-name="Text_20_body"><text:span text:style-name="T10">Yoko</text:span>: *the collar shakes*</text:p>
      <text:p text:style-name="Text_20_body"><text:span text:style-name="T14">Tenda</text:span>: Takes a few days to get back on the ovum train, right?</text:p>
      <text:p text:style-name="Text_20_body"><text:span text:style-name="T4">Rabid</text:span><text:span text:style-name="T3"> communicates with Yoko "oh great you don't remember. Well long story short, I'm your master"</text:span></text:p>
      <text:p text:style-name="Text_20_body"><text:span text:style-name="T14">Tenda</text:span><text:span text:style-name="T13"> motions towards her tummy with her head, then starts walking where Rabid indicated</text:span></text:p>
      <text:p text:style-name="Text_20_body"><text:span text:style-name="T10">Yoko</text:span>: Master! Ahahahah! Surely you jest, I was a great demon before I died!</text:p>
      <text:p text:style-name="Text_20_body"><text:span text:style-name="T10">Yoko</text:span>: I have no master!</text:p>
      <text:p text:style-name="Text_20_body"><text:span text:style-name="T10">Yoko</text:span>: What a joke...</text:p>
      <text:p text:style-name="Text_20_body"><text:span text:style-name="T6">Storm</text:span><text:span text:style-name="T5"> pokes Watcher</text:span></text:p>
      <text:p text:style-name="Text_20_body"><text:span text:style-name="T4">Rabid</text:span>: You did.</text:p>
      <text:p text:style-name="Text_20_body"><text:span text:style-name="T14">Tenda</text:span><text:span text:style-name="T13"> flops on the bed, and tries her best to drift off to sleep without someone sucking on her...</text:span></text:p>
      <text:p text:style-name="Text_20_body"><text:span text:style-name="T10">Yoko</text:span>: How dare you suggest that mortal?!</text:p>
      <text:p text:style-name="Text_20_body"><text:span text:style-name="T10">Yoko</text:span>: If I was still a demon right now,I would have killed you!</text:p>
      <text:p text:style-name="Text_20_body"><text:span text:style-name="T4">Rabid</text:span>: "but you're not, and you can't"</text:p>
      <text:p text:style-name="Text_20_body"><text:span text:style-name="T10">Yoko</text:span>: *the collar angerly shakes*</text:p>
      <text:p text:style-name="Text_20_body"><text:span text:style-name="T2">Watcher</text:span><text:span text:style-name="T1"> smiles at Stormy</text:span></text:p>
      <text:p text:style-name="Text_20_body"><text:span text:style-name="T10">Yoko</text:span>: Whoever you are,you must have a lot of nerve enslaving a demon to do your bidding!</text:p>
      <text:p text:style-name="Text_20_body"><text:span text:style-name="T4">Rabid</text:span>: Anybody know where I can find a host for this soul?</text:p>
      <text:p text:style-name="Text_20_body"><text:span text:style-name="T6">Storm</text:span>: Heya Rabid, we're gonna go now...I guess...</text:p>
      <text:p text:style-name="Text_20_body"><text:span text:style-name="T6">Storm</text:span>: House should be fine.</text:p>
      <text:p text:style-name="Text_20_body"><text:span text:style-name="T4">Rabid</text:span>: Thanks Storm</text:p>
      <text:p text:style-name="Text_20_body"><text:span text:style-name="T10">Yoko</text:span>: (Oh great, Rabid's stuck here hearing voices in his head and speaking to a collar,this is the best ending ever!)</text:p>
      <text:p text:style-name="Text_20_body"><text:soft-page-break/><text:span text:style-name="T10">Yoko</text:span>: It's a unrealistic neutral ending!</text:p>
      <text:p text:style-name="Text_20_body"><text:span text:style-name="T6">Storm</text:span>: or...90% status quo</text:p>
      <text:p text:style-name="Text_20_body"><text:span text:style-name="T6">Storm</text:span>: )</text:p>
      <text:p text:style-name="Text_20_body"><text:span text:style-name="T6">Storm</text:span><text:span text:style-name="T5"> wraps a hoof around Watcher, taking her with him back home</text:span></text:p>
      <text:p text:style-name="Text_20_body"><text:span text:style-name="T10">Yoko</text:span>: (I must say,well done)</text:p>
      <text:p text:style-name="Text_20_body"><text:span text:style-name="T10">Yoko</text:span><text:span text:style-name="T9"> talks to Rabid again</text:span></text:p>
      <text:p text:style-name="Text_20_body"><text:span text:style-name="T10">Yoko</text:span>: At least I'm not alone anymore..</text:p>
      <text:p text:style-name="Text_20_body"><text:span text:style-name="T10">Yoko</text:span>: You better wash me off and clean me!</text:p>
      <text:p text:style-name="Text_20_body"><text:span text:style-name="T4">Rabid</text:span>: "i guess i'll find you a host tomorrow"</text:p>
      <text:p text:style-name="Text_20_body"><text:span text:style-name="T10">Yoko</text:span>: I don't like getting dirty..</text:p>
      <text:p text:style-name="Text_20_body"><text:span text:style-name="T2">Watcher</text:span>: (Stormy, what's the side effect? :hurrr: )</text:p>
      <text:p text:style-name="Text_20_body"><text:span text:style-name="T10">Yoko</text:span>: (Yay for somewhat bad endings!)</text:p>
      <text:p text:style-name="Text_20_body"><text:span text:style-name="T10">Yoko</text:span>: (well,technically a cliffhanger but a good one)</text:p>
      <text:p text:style-name="Text_20_body"><text:span text:style-name="T10">Yoko</text:span>: A host?</text:p>
      <text:p text:style-name="Text_20_body"><text:span text:style-name="T10">Yoko</text:span>: What If I don't want to live anymore?!</text:p>
      <text:p text:style-name="Text_20_body"><text:span text:style-name="T10">Yoko</text:span>: *the collar shakes*</text:p>
      <text:p text:style-name="Text_20_body"><text:span text:style-name="T6">Storm</text:span>: ( Well...considering it is primarily a lust potion...)</text:p>
      <text:p text:style-name="Text_20_body"><text:span text:style-name="T6">Storm</text:span>: (Cravings for random pones/food, concentration troubles and shakiness, I guess)</text:p>
      <text:p text:style-name="Text_20_body"><text:span text:style-name="T4">Rabid</text:span>: "you don't have a choice"</text:p>
      <text:p text:style-name="Text_20_body"><text:span text:style-name="T10">Yoko</text:span>: Ugh..</text:p>
      <text:p text:style-name="Text_20_body"><text:span text:style-name="T10">Yoko</text:span>: Fine.</text:p>
      <text:p text:style-name="Text_20_body"><text:span text:style-name="T2">Watcher</text:span>: (Random pones better mean Watcher :hurrr: )</text:p>
      <text:p text:style-name="Text_20_body"><text:span text:style-name="T6">Storm</text:span>: ( :hurrr: If she ends up in his line of sight)</text:p>
      <text:p text:style-name="Text_20_body"><text:span text:style-name="T10">Yoko</text:span>: *Yoko's ashes are left alone in a Urn somewhere,as If everyone already forgot about her)</text:p>
      <text:p text:style-name="Text_20_body"><text:span text:style-name="T10">Yoko</text:span>: Why do I get this wierd feeling that I'm missing something?</text:p>
      <text:p text:style-name="Text_20_body"><text:span text:style-name="T10">Yoko</text:span>: Maybe you should check outside?</text:p>
      <text:p text:style-name="Text_20_body"><text:span text:style-name="T4">Rabid</text:span><text:span text:style-name="T3"> looks outside and finds the urn, setting it on the mantle over the fireplace</text:span></text:p>
      <text:p text:style-name="Text_20_body"><text:span text:style-name="T10">Yoko</text:span>: (Great now bind my soul to the urn so I remember who the heck I am)</text:p>
      <text:p text:style-name="Text_20_body"><text:span text:style-name="T10">Yoko</text:span>: Why doe that urn look familiar?</text:p>
      <text:p text:style-name="Text_20_body"><text:span text:style-name="T10">Yoko</text:span>: (besides how would you bind my soul and expect me to remember who I was if you didn't have my ashes?)</text:p>
      <text:p text:style-name="Text_20_body"><text:span text:style-name="T4">Rabid</text:span>: "it has your body in it"</text:p>
      <text:p text:style-name="Text_20_body"><text:span text:style-name="T8">Newblood</text:span><text:span text:style-name="T7"> is glad that thing was picked up, doesn't have to worry about it anymore</text:span></text:p>
      <text:p text:style-name="Text_20_body"><text:span text:style-name="T10">Yoko</text:span>: My body? Bind me to that urn!</text:p>
      <text:p text:style-name="Text_20_body"><text:span text:style-name="T4">Rabid</text:span>: (i wouldn't. i would just break you in again.)</text:p>
      <text:p text:style-name="Text_20_body"><text:span text:style-name="T4">Rabid</text:span><text:span text:style-name="T3"> wraps the collar around the urn</text:span></text:p>
      <text:p text:style-name="Text_20_body"><text:span text:style-name="T10">Yoko</text:span>: (hmm</text:p>
      <text:p text:style-name="Text_20_body"><text:soft-page-break/><text:span text:style-name="T10">Yoko</text:span>: (Oh by the way,Rabid,how are you going to tell our foal that her mother died?)</text:p>
      <text:p text:style-name="Text_20_body"><text:span text:style-name="T10">Yoko</text:span>: *dramatic music and fade to black*</text:p>
      <text:p text:style-name="Text_20_body"><text:span text:style-name="T10">Yoko</text:span>: (To be continued?)</text:p>
      <text:p text:style-name="Text_20_body"><text:span text:style-name="T8">Newblood</text:span>: (o3o)</text:p>
      <text:p text:style-name="Text_20_body"><text:span text:style-name="T10">Yoko</text:span>: (newblood bring in the music)</text:p>
      <text:p text:style-name="Text_20_body"><text:span text:style-name="T8">Newblood</text:span>: (Nah.. )</text:p>
      <text:p text:style-name="Text_20_body"><text:span text:style-name="T10">Yoko</text:span>: (damn)</text:p>
      <text:p text:style-name="P5">Yoko</text:p>
      <text:p text:style-name="Text_20_body"><text:bookmark text:name="X647_YizGwDsrQ1eQ:1"/><text:a xlink:type="simple" xlink:href="http://youtube.com/watch?v=izGwDsrQ1eQ" office:target-frame-name="_BLANK" xlink:show="replace">http://youtube.com/watch?v=izGwDsrQ1eQ</text:a></text:p>
      <text:p text:style-name="Text_20_body"><text:span text:style-name="T4">Rabid</text:span><text:span text:style-name="T3"> goes out and finds a random mare, and brings her back home, performs a spell from the book and combines her body with yoko's ashes to turn her into a copy of yoko, then binds yoko's soul into the mare</text:span></text:p>
      <text:p text:style-name="Text_20_body"><text:span text:style-name="T10">Yoko</text:span>: (damn it,that was a rough transition)</text:p>
      <text:p text:style-name="Text_20_body"><text:span text:style-name="T10">Yoko</text:span>: (oddly has the appearance of Joy Stick? creepy)</text:p>
      <text:p text:style-name="Text_20_body"><text:span text:style-name="T8">Newblood</text:span>: (o3o)</text:p>
      <text:p text:style-name="Text_20_body"><text:span text:style-name="T4">Rabid</text:span>: (yes it was. and we'll right that off as being part of the mare's traits combining with yours)</text:p>
      <text:p text:style-name="Text_20_body"><text:span text:style-name="T10">Yoko</text:span>: And now I'm Joy Stick/Yoko</text:p>
      <text:p text:style-name="Text_20_body"><text:span text:style-name="T10">Yoko</text:span>: Okay</text:p>
      <text:p text:style-name="Text_20_body"><text:span text:style-name="T10">Yoko</text:span>: I'm surprisingly okay with this</text:p>
      <text:p text:style-name="Text_20_body"><text:span text:style-name="T10">Yoko</text:span>: *Joy Stick tries to speak*</text:p>
      <text:p text:style-name="Text_20_body"><text:span text:style-name="T10">Yoko</text:span>: What did you do to me?!</text:p>
      <text:p text:style-name="Text_20_body"><text:span text:style-name="T4">Rabid</text:span><text:span text:style-name="T3"> wraps the collar around your throat</text:span></text:p>
      <text:p text:style-name="Text_20_body"><text:span text:style-name="T10">Yoko</text:span>: (Oh boy this is going to be complicated..now I have to change my name)</text:p>
      <text:p text:style-name="Text_20_body"><text:span text:style-name="T10">Yoko</text:span><text:span text:style-name="T9"> forces Joy Stick's body to accept the collar</text:span></text:p>
      <text:p text:style-name="Text_20_body"><text:span text:style-name="T8">Newblood</text:span><text:span text:style-name="T7"> puts a gnome at the front door that looks like the one from L4D</text:span></text:p>
      <text:p text:style-name="Text_20_body"><text:span text:style-name="T10">Yoko</text:span>: (And the question still remains..how is our little mare going to know that Joy Stick is her new mother now?)</text:p>
      <text:p text:style-name="Text_20_body"><text:span text:style-name="T10">Yoko</text:span>: (Find out next time in another dramatic part of whatever this RP is called)</text:p>
      <text:p text:style-name="Text_20_body"><text:span text:style-name="T4">Rabid</text:span><text:span text:style-name="T3"> pulls Yoko/Joy Stick to him and kisses her deeply</text:span></text:p>
      <text:p text:style-name="Text_20_body"><text:span text:style-name="T4">Rabid</text:span>: (to be continued)</text:p>
      <text:p text:style-name="Text_20_body"><text:span text:style-name="T8">Newblood</text:span>: (I'm bored, Deal with it.. plus who knows.. someone will eventually see it :P)</text:p>
      <text:p text:style-name="Text_20_body"><text:span text:style-name="T8">Newblood</text:span>: (If it comes to life and attacks, it's not my fault)</text:p>
      <text:p text:style-name="Text_20_body"><text:span text:style-name="T10">Yoko</text:span>: (I doubt it'll be able to be posted on PF2 ehehhe)</text:p>
      <text:p text:style-name="Text_20_body"><text:span text:style-name="T10">Yoko</text:span>: (fade to blac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2M20S</meta:editing-duration>
    <meta:editing-cycles>11</meta:editing-cycles>
    <meta:generator>OpenOffice.org/3.4.1$Win32 OpenOffice.org_project/341m1$Build-9593</meta:generator>
    <dc:date>2013-09-05T01:52:59.54</dc:date>
    <meta:document-statistic meta:table-count="0" meta:image-count="0" meta:object-count="0" meta:page-count="80" meta:paragraph-count="2972" meta:word-count="23863" meta:character-count="133174"/>
    <meta:user-defined meta:name="Info 1"/>
    <meta:user-defined meta:name="Info 2"/>
    <meta:user-defined meta:name="Info 3"/>
    <meta:user-defined meta:name="Info 4"/>
  </office:meta>
</office:document-meta>
</file>